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8.38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8.941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4.676cm"/>
    </style:style>
    <style:style style:name="co9" style:family="table-column">
      <style:table-column-properties fo:break-before="auto" style:column-width="1.118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2.48cm"/>
    </style:style>
    <style:style style:name="co12" style:family="table-column">
      <style:table-column-properties fo:break-before="auto" style:column-width="2.873cm"/>
    </style:style>
    <style:style style:name="co13" style:family="table-column">
      <style:table-column-properties fo:break-before="auto" style:column-width="2.10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1.058cm"/>
    </style:style>
    <style:style style:name="co16" style:family="table-column">
      <style:table-column-properties fo:break-before="auto" style:column-width="0.847cm"/>
    </style:style>
    <style:style style:name="co17" style:family="table-column">
      <style:table-column-properties fo:break-before="auto" style:column-width="1.875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2.027cm"/>
    </style:style>
    <style:style style:name="co20" style:family="table-column">
      <style:table-column-properties fo:break-before="auto" style:column-width="1.651cm"/>
    </style:style>
    <style:style style:name="co21" style:family="table-column">
      <style:table-column-properties fo:break-before="auto" style:column-width="2.753cm"/>
    </style:style>
    <style:style style:name="co22" style:family="table-column">
      <style:table-column-properties fo:break-before="auto" style:column-width="1.122cm"/>
    </style:style>
    <style:style style:name="co23" style:family="table-column">
      <style:table-column-properties fo:break-before="auto" style:column-width="9.319cm"/>
    </style:style>
    <style:style style:name="co24" style:family="table-column">
      <style:table-column-properties fo:break-before="auto" style:column-width="2.058cm"/>
    </style:style>
    <style:style style:name="co25" style:family="table-column">
      <style:table-column-properties fo:break-before="auto" style:column-width="1.034cm"/>
    </style:style>
    <style:style style:name="co26" style:family="table-column">
      <style:table-column-properties fo:break-before="auto" style:column-width="3cm"/>
    </style:style>
    <style:style style:name="co27" style:family="table-column">
      <style:table-column-properties fo:break-before="auto" style:column-width="1.152cm"/>
    </style:style>
    <style:style style:name="co28" style:family="table-column">
      <style:table-column-properties fo:break-before="auto" style:column-width="0.961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258cm"/>
    </style:style>
    <style:style style:name="co31" style:family="table-column">
      <style:table-column-properties fo:break-before="auto" style:column-width="1.339cm"/>
    </style:style>
    <style:style style:name="co32" style:family="table-column">
      <style:table-column-properties fo:break-before="auto" style:column-width="0.993cm"/>
    </style:style>
    <style:style style:name="co33" style:family="table-column">
      <style:table-column-properties fo:break-before="auto" style:column-width="1.178cm"/>
    </style:style>
    <style:style style:name="co34" style:family="table-column">
      <style:table-column-properties fo:break-before="auto" style:column-width="2.014cm"/>
    </style:style>
    <style:style style:name="co35" style:family="table-column">
      <style:table-column-properties fo:break-before="auto" style:column-width="2.018cm"/>
    </style:style>
    <style:style style:name="co36" style:family="table-column">
      <style:table-column-properties fo:break-before="auto" style:column-width="2.076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1.254cm"/>
    </style:style>
    <style:style style:name="co39" style:family="table-column">
      <style:table-column-properties fo:break-before="auto" style:column-width="1.988cm"/>
    </style:style>
    <style:style style:name="co40" style:family="table-column">
      <style:table-column-properties fo:break-before="auto" style:column-width="1.824cm"/>
    </style:style>
    <style:style style:name="co41" style:family="table-column">
      <style:table-column-properties fo:break-before="auto" style:column-width="3.115cm"/>
    </style:style>
    <style:style style:name="co42" style:family="table-column">
      <style:table-column-properties fo:break-before="auto" style:column-width="0.9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855cm" fo:break-before="auto" style:use-optimal-row-height="true"/>
    </style:style>
    <style:style style:name="ro9" style:family="table-row">
      <style:table-row-properties style:row-height="1.644cm" fo:break-before="auto" style:use-optimal-row-height="true"/>
    </style:style>
    <style:style style:name="ro10" style:family="table-row">
      <style:table-row-properties style:row-height="1.249cm" fo:break-before="auto" style:use-optimal-row-height="true"/>
    </style:style>
    <style:style style:name="ro11" style:family="table-row">
      <style:table-row-properties style:row-height="2.039cm" fo:break-before="auto" style:use-optimal-row-height="true"/>
    </style:style>
    <style:style style:name="ro12" style:family="table-row">
      <style:table-row-properties style:row-height="1.157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631cm" fo:break-before="auto" style:use-optimal-row-height="true"/>
    </style:style>
    <style:style style:name="ro15" style:family="table-row">
      <style:table-row-properties style:row-height="1.104cm" fo:break-before="auto" style:use-optimal-row-height="true"/>
    </style:style>
    <style:style style:name="ro16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 table:tab-color="#283593"/>
    </style:style>
    <style:style style:name="ta2" style:family="table" style:master-page-name="Default">
      <style:table-properties table:display="true" style:writing-mode="lr-tb" table:tab-color="#ffd740"/>
    </style:style>
    <style:style style:name="ta3" style:family="table" style:master-page-name="Default">
      <style:table-properties table:display="true" style:writing-mode="lr-tb" table:tab-color="#c62828"/>
    </style:style>
    <number:percentage-style style:name="N11">
      <number:number number:decimal-places="2" number:min-decimal-places="2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8" style:family="table-cell" style:parent-style-name="Default">
      <style:table-cell-properties fo:background-color="#bdbdbd" fo:border="0.06pt solid #000000"/>
      <style:text-properties fo:font-size="10pt" fo:font-weight="bold" style:font-weight-asian="bold" style:font-weight-complex="bold"/>
    </style:style>
    <style:style style:name="ce135" style:family="table-cell" style:parent-style-name="Default">
      <style:table-cell-properties fo:background-color="#bdbdbd"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43" style:family="table-cell" style:parent-style-name="Default">
      <style:table-cell-properties fo:background-color="#bdbdbd" fo:wrap-option="wrap" fo:border="0.06pt solid #000000"/>
      <style:text-properties fo:font-size="10pt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cm"/>
    </style:style>
    <style:style style:name="ce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48" style:family="table-cell" style:parent-style-name="Default">
      <style:table-cell-properties fo:wrap-option="wrap"/>
    </style:style>
    <style:style style:name="ce149" style:family="table-cell" style:parent-style-name="Default">
      <style:table-cell-properties style:text-align-source="fix" style:repeat-content="false" fo:wrap-option="wrap" fo:border="0.99pt solid #000000"/>
      <style:paragraph-properties fo:text-align="start" fo:margin-left="0cm"/>
    </style:style>
    <style:style style:name="ce151" style:family="table-cell" style:parent-style-name="Default">
      <style:table-cell-properties fo:background-color="transparent" fo:wrap-option="wrap" fo:border="none"/>
    </style:style>
    <style:style style:name="ce153" style:family="table-cell" style:parent-style-name="Default">
      <style:table-cell-properties fo:background-color="#bdbdbd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bdbdbd" style:text-align-source="fix" style:repeat-content="false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12" style:family="table-cell" style:parent-style-name="Default">
      <style:table-cell-properties fo:background-color="#bdbdbd" style:text-align-source="fix" style:repeat-content="false" fo:border="1.05pt solid #000000" style:rotation-angle="9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dbdbd" style:text-align-source="fix" style:repeat-content="false" fo:border="1.05pt solid #000000" style:rotation-angle="0" style:vertical-align="middle"/>
      <style:paragraph-properties fo:text-align="center" fo:margin-left="0cm"/>
    </style:style>
    <style:style style:name="ce164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68" style:family="table-cell" style:parent-style-name="Default">
      <style:table-cell-properties fo:border="0.99pt solid #000000"/>
    </style:style>
    <style:style style:name="ce16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72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73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184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Entraînement annuel'.B4"/>
    </style:style>
    <style:style style:name="ce186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###" style:apply-style-name="sans_20_chiffre" style:base-cell-address="'Entraînement annuel'.B1"/>
    </style:style>
    <style:style style:name="ce187" style:family="table-cell" style:parent-style-name="Default">
      <style:table-cell-properties fo:background-color="#bdbdbd" fo:wrap-option="wrap"/>
      <style:text-properties fo:font-size="10pt" fo:font-weight="bold" style:font-weight-asian="bold" style:font-weight-complex="bold"/>
    </style:style>
    <style:style style:name="ce193" style:family="table-cell" style:parent-style-name="Default">
      <style:table-cell-properties fo:wrap-option="wrap" fo:border="0.99pt solid #000000"/>
    </style:style>
    <style:style style:name="ce194" style:family="table-cell" style:parent-style-name="Default" style:data-style-name="N107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196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199" style:family="table-cell" style:parent-style-name="Default" style:data-style-name="N107">
      <style:table-cell-properties fo:background-color="#a1887f" style:text-align-source="fix" style:repeat-content="false" fo:wrap-option="no-wrap" fo:border="0.99pt dotted #000000" style:vertical-align="middle"/>
      <style:paragraph-properties fo:text-align="center" fo:margin-left="0cm"/>
      <style:text-properties style:font-name="Ubuntu"/>
    </style:style>
    <style:style style:name="ce200" style:family="table-cell" style:parent-style-name="Default">
      <style:table-cell-properties fo:wrap-option="no-wrap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 style:data-style-name="N107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Ubuntu"/>
    </style:style>
    <style:style style:name="ce243" style:family="table-cell" style:parent-style-name="Default">
      <style:table-cell-properties fo:background-color="transparent"/>
    </style:style>
    <style:style style:name="ce31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10pt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font-size="10pt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cm"/>
      <style:map style:condition="cell-content()&gt;1000" style:apply-style-name="total_3e_1000" style:base-cell-address="'Entraînement annuel'.B4"/>
    </style:style>
    <style:style style:name="ce227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Entraînement annuel'.B4"/>
    </style:style>
    <style:style style:name="ce228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###" style:apply-style-name="sans_20_chiffre" style:base-cell-address="'Entraînement annuel'.B1"/>
    </style:style>
    <style:style style:name="ce22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transparent" fo:wrap-option="wrap"/>
    </style:style>
    <style:style style:name="ce54" style:family="table-cell" style:parent-style-name="Default">
      <style:table-cell-properties fo:background-color="transparent" fo:wrap-option="wrap" fo:border="none"/>
      <style:map style:condition="cell-content()&gt;1000" style:apply-style-name="total_3e_1000" style:base-cell-address="'Entraînement annuel'.B4"/>
    </style:style>
    <style:style style:name="ce234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Entraînement annuel'.B4"/>
    </style:style>
    <style:style style:name="ce56" style:family="table-cell" style:parent-style-name="Default" style:data-style-name="N2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normal" style:font-weight-asian="normal" style:font-weight-complex="normal"/>
    </style:style>
    <style:style style:name="ce23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3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42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0" style:apply-style-name="sans_20_chiffre" style:base-cell-address="'Entraînement annuel'.M1"/>
    </style:style>
    <style:style style:name="ce244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Entraînement annuel'.M1"/>
    </style:style>
    <style:style style:name="ce39" style:family="table-cell" style:parent-style-name="Default" style:data-style-name="N107">
      <style:table-cell-properties fo:background-color="#bdbdbd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0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1" style:family="table-cell" style:parent-style-name="Default" style:data-style-name="N107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4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45" style:family="table-cell" style:parent-style-name="Default">
      <style:text-properties style:font-name="Ubuntu"/>
      <style:map style:condition="cell-content()=0" style:apply-style-name="sans_20_chiffre" style:base-cell-address="'2020'.A1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  <style:map style:condition="cell-content()=0" style:apply-style-name="sans_20_chiffre" style:base-cell-address="'2020'.A1"/>
    </style:style>
    <style:style style:name="ce50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1" style:family="table-cell" style:parent-style-name="Default" style:data-style-name="N107">
      <style:table-cell-properties fo:background-color="#757575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52" style:family="table-cell" style:parent-style-name="Default" style:data-style-name="N107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style:font-name="Ubuntu"/>
    </style:style>
    <style:style style:name="ce57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81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58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60" style:family="table-cell" style:parent-style-name="Default" style:data-style-name="N36">
      <style:table-cell-properties fo:border-bottom="0.74pt dotted #000000" fo:background-color="#bdbdbd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61" style:family="table-cell" style:parent-style-name="Default" style:data-style-name="N36">
      <style:table-cell-properties fo:border-bottom="2.01pt solid #000000" fo:background-color="#fff9c4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71" style:family="table-cell" style:parent-style-name="Default" style:data-style-name="N36">
      <style:table-cell-properties fo:border-bottom="2.01pt solid #000000" fo:background-color="#bdbdbd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72" style:family="table-cell" style:parent-style-name="Default" style:data-style-name="N3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</style:style>
    <style:style style:name="ce90" style:family="table-cell" style:parent-style-name="Default" style:data-style-name="N107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Ubuntu"/>
    </style:style>
    <style:style style:name="ce7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81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79" style:family="table-cell" style:parent-style-name="Default">
      <style:text-properties style:font-name="Ubuntu"/>
    </style:style>
    <style:style style:name="ce84" style:family="table-cell" style:parent-style-name="Default">
      <style:table-cell-properties fo:border-bottom="2.01pt solid #000000" fo:background-color="#fff9c4" fo:border-left="none" fo:border-right="none" fo:border-top="none"/>
      <style:text-properties style:font-name="Ubuntu"/>
      <style:map style:condition="cell-content()=0" style:apply-style-name="sans_20_chiffre" style:base-cell-address="'2020'.A1"/>
    </style:style>
    <style:style style:name="ce86" style:family="table-cell" style:parent-style-name="Default">
      <style:table-cell-properties fo:background-color="#bdbdbd" fo:border="0.99pt dotted #000000"/>
      <style:text-properties style:font-name="Ubuntu"/>
      <style:map style:condition="cell-content()=0" style:apply-style-name="sans_20_chiffre" style:base-cell-address="'2020'.A1"/>
    </style:style>
    <style:style style:name="ce87" style:family="table-cell" style:parent-style-name="Default" style:data-style-name="N36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89" style:family="table-cell" style:parent-style-name="Default" style:data-style-name="N36">
      <style:table-cell-properties fo:border-bottom="2.01pt solid #000000" fo:background-color="#bf360c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99" style:family="table-cell" style:parent-style-name="Default" style:data-style-name="N36">
      <style:table-cell-properties fo:background-color="#b2b2b2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92" style:family="table-cell" style:parent-style-name="Default" style:data-style-name="N36">
      <style:table-cell-properties fo:background-color="#bdbdbd" style:text-align-source="fix" style:repeat-content="false" fo:wrap-option="wrap" fo:border="0.06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01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03" style:family="table-cell" style:parent-style-name="Default">
      <style:table-cell-properties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04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09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12" style:family="table-cell" style:parent-style-name="Default">
      <style:table-cell-properties fo:border="0.99pt dotted #000000"/>
      <style:text-properties style:font-name="Ubuntu"/>
      <style:map style:condition="cell-content()=0" style:apply-style-name="sans_20_chiffre" style:base-cell-address="'2020'.A1"/>
    </style:style>
    <style:style style:name="ce113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14" style:family="table-cell" style:parent-style-name="Default" style:data-style-name="N107">
      <style:table-cell-properties fo:border-bottom="0.74pt dotted #000000" fo:background-color="#ffab91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15" style:family="table-cell" style:parent-style-name="Default" style:data-style-name="N107">
      <style:table-cell-properties fo:border-bottom="0.74pt dotted #000000" style:text-align-source="fix" style:repeat-content="false" fo:background-color="transparent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 fo:font-style="normal" fo:font-weight="normal" style:font-style-asian="normal" style:font-weight-asian="normal" style:font-style-complex="normal" style:font-weight-complex="normal"/>
      <style:map style:condition="cell-content()=0" style:apply-style-name="sans_20_chiffre" style:base-cell-address="'2020'.A1"/>
    </style:style>
    <style:style style:name="ce119" style:family="table-cell" style:parent-style-name="Default" style:data-style-name="N107">
      <style:table-cell-properties fo:background-color="transparent" fo:border="none"/>
      <style:text-properties style:font-name="Ubuntu"/>
    </style:style>
    <style:style style:name="ce132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style:font-style-asian="italic" style:font-style-complex="italic"/>
      <style:map style:condition="cell-content()=0" style:apply-style-name="sans_20_chiffre" style:base-cell-address="'2020'.A1"/>
    </style:style>
    <style:style style:name="ce120" style:family="table-cell" style:parent-style-name="Default" style:data-style-name="N107">
      <style:table-cell-properties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31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40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normal" style:font-style-asian="italic" style:font-weight-asian="normal" style:font-style-complex="italic" style:font-weight-complex="normal"/>
      <style:map style:condition="cell-content()=0" style:apply-style-name="sans_20_chiffre" style:base-cell-address="'2020'.A1"/>
    </style:style>
    <style:style style:name="ce145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46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50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52" style:family="table-cell" style:parent-style-name="Default">
      <style:table-cell-properties fo:background-color="transparent" fo:border="0.99pt dotted #000000"/>
      <style:text-properties style:font-name="Ubuntu"/>
      <style:map style:condition="cell-content()=0" style:apply-style-name="sans_20_chiffre" style:base-cell-address="'2020'.A1"/>
    </style:style>
    <style:style style:name="ce154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39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</style:style>
    <style:style style:name="ce155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57" style:family="table-cell" style:parent-style-name="Default" style:data-style-name="N107">
      <style:table-cell-properties fo:background-color="#fafaf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58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59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60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61" style:family="table-cell" style:parent-style-name="Default" style:data-style-name="N107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65" style:family="table-cell" style:parent-style-name="Default">
      <style:text-properties style:font-name="Ubuntu"/>
      <style:map style:condition="cell-content()=0" style:apply-style-name="sans_20_chiffre" style:base-cell-address="'2020'.A1"/>
    </style:style>
    <style:style style:name="ce166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normal" fo:font-weight="bold" style:font-style-asian="normal" style:font-weight-asian="bold" style:font-style-complex="normal" style:font-weight-complex="bold"/>
      <style:map style:condition="cell-content()=0" style:apply-style-name="sans_20_chiffre" style:base-cell-address="'2020'.A1"/>
    </style:style>
    <style:style style:name="ce167" style:family="table-cell" style:parent-style-name="Default">
      <style:table-cell-properties fo:background-color="transparent"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69" style:family="table-cell" style:parent-style-name="Default" style:data-style-name="N107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70" style:family="table-cell" style:parent-style-name="Default" style:data-style-name="N107">
      <style:table-cell-properties fo:background-color="#ce93d8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71" style:family="table-cell" style:parent-style-name="Default" style:data-style-name="N107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74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78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style:font-style-asian="italic" style:font-style-complex="italic"/>
      <style:map style:condition="cell-content()=0" style:apply-style-name="sans_20_chiffre" style:base-cell-address="'2020'.A1"/>
    </style:style>
    <style:style style:name="ce179" style:family="table-cell" style:parent-style-name="Default">
      <style:table-cell-properties fo:background-color="#a1887f"/>
      <style:text-properties style:font-name="Ubuntu"/>
      <style:map style:condition="cell-content()=0" style:apply-style-name="sans_20_chiffre" style:base-cell-address="'2020'.A1"/>
    </style:style>
    <style:style style:name="ce176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0'.A1"/>
    </style:style>
    <style:style style:name="ce175" style:family="table-cell" style:parent-style-name="Default" style:data-style-name="N107">
      <style:table-cell-properties fo:background-color="#9fa8d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77" style:family="table-cell" style:parent-style-name="Default" style:data-style-name="N107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size="6.94999980926514pt" fo:font-weight="bold" style:font-size-asian="6.94999980926514pt" style:font-weight-asian="bold" style:font-size-complex="6.94999980926514pt" style:font-weight-complex="bold"/>
      <style:map style:condition="cell-content()=0" style:apply-style-name="sans_20_chiffre" style:base-cell-address="'2020'.A1"/>
    </style:style>
    <style:style style:name="ce180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313" style:family="table-cell" style:parent-style-name="Default" style:data-style-name="N107">
      <style:table-cell-properties fo:background-color="#aecf00" style:text-align-source="fix" style:repeat-content="false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0'.A1"/>
    </style:style>
    <style:style style:name="ce182" style:family="table-cell" style:parent-style-name="Default" style:data-style-name="N2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98" style:family="table-cell" style:parent-style-name="Default" style:data-style-name="N2">
      <style:table-cell-properties fo:background-color="#5e35b1" style:text-align-source="fix" style:repeat-content="false" fo:border="0.99pt dotted #000000" style:vertical-align="middle"/>
      <style:paragraph-properties fo:text-align="center" fo:margin-left="0cm"/>
      <style:text-properties fo:color="#fafafa" style:font-name="Ubuntu" fo:font-weight="normal" style:font-weight-asian="normal" style:font-weight-complex="normal"/>
      <style:map style:condition="cell-content()=0" style:apply-style-name="sans_20_chiffre" style:base-cell-address="'2020'.A1"/>
    </style:style>
    <style:style style:name="ce183" style:family="table-cell" style:parent-style-name="Default" style:data-style-name="N2">
      <style:table-cell-properties fo:background-color="#5e35b1" style:text-align-source="fix" style:repeat-content="false" fo:border="0.99pt dotted #000000" style:vertical-align="middle"/>
      <style:paragraph-properties fo:text-align="center" fo:margin-left="0cm"/>
      <style:text-properties fo:color="#fafafa"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85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fafafa"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05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&gt;700" style:apply-style-name="Error" style:base-cell-address="'2020'.AC3"/>
    </style:style>
    <style:style style:name="ce188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189" style:family="table-cell" style:parent-style-name="Default" style:data-style-name="N2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190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0'.A1"/>
    </style:style>
    <style:style style:name="ce191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92" style:family="table-cell" style:parent-style-name="Default" style:data-style-name="N111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18" style:family="table-cell" style:parent-style-name="Default" style:data-style-name="N111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197" style:family="table-cell" style:parent-style-name="Default" style:data-style-name="N111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220" style:family="table-cell" style:parent-style-name="Default" style:data-style-name="N107">
      <style:table-cell-properties fo:background-color="#bdbdbd" style:text-align-source="fix" style:repeat-content="false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221" style:family="table-cell" style:parent-style-name="Default" style:data-style-name="N107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0'.A1"/>
    </style:style>
    <style:style style:name="ce204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06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08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cm"/>
      <style:text-properties fo:color="#fafafa" style:font-name="Ubuntu"/>
      <style:map style:condition="cell-content()=0" style:apply-style-name="sans_20_chiffre" style:base-cell-address="'2020'.A1"/>
    </style:style>
    <style:style style:name="ce29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999999" style:font-name="Ubuntu" fo:font-size="14pt" fo:font-weight="bold" style:font-size-asian="14pt" style:font-weight-asian="bold" style:font-size-complex="14pt" style:font-weight-complex="bold"/>
    </style:style>
    <style:style style:name="ce211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2020'.AJ1"/>
    </style:style>
    <style:style style:name="ce214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0'.A1"/>
    </style:style>
    <style:style style:name="ce24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  <style:map style:condition="cell-content()&gt;1000" style:apply-style-name="total_3e_1000" style:base-cell-address="'2020'.AJ1"/>
    </style:style>
    <style:style style:name="ce269" style:family="table-cell" style:parent-style-name="Default" style:data-style-name="N107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70" style:family="table-cell" style:parent-style-name="Default" style:data-style-name="N107">
      <style:table-cell-properties fo:background-color="#ffbf00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2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272" style:family="table-cell" style:parent-style-name="Default" style:data-style-name="N107">
      <style:table-cell-properties fo:background-color="#ffbf00" style:text-align-source="fix" style:repeat-content="false" fo:wrap-option="wrap" style:vertical-align="middle"/>
      <style:paragraph-properties fo:text-align="start" fo:margin-left="0cm"/>
      <style:text-properties style:font-name="Ubuntu"/>
    </style:style>
    <style:style style:name="ce314" style:family="table-cell" style:parent-style-name="Default" style:data-style-name="N107">
      <style:table-cell-properties fo:background-color="#bdbdbd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</style:style>
    <style:style style:name="ce274" style:family="table-cell" style:parent-style-name="Default" style:data-style-name="N107">
      <style:table-cell-properties style:glyph-orientation-vertical="0" fo:border-bottom="2.01pt solid #000000" fo:background-color="#757575" style:text-align-source="fix" style:repeat-content="false" fo:wrap-option="wrap" fo:border-left="0.99pt solid #000000" style:direction="ltr" fo:border-right="0.99pt solid #000000" style:rotation-angle="90" fo:border-top="0.99pt solid #000000" style:vertical-align="middle"/>
      <style:paragraph-properties fo:text-align="center" fo:margin-left="0cm"/>
      <style:text-properties style:font-name="Ubuntu"/>
    </style:style>
    <style:style style:name="ce275" style:family="table-cell" style:parent-style-name="Default" style:data-style-name="N107">
      <style:table-cell-properties style:glyph-orientation-vertical="0" fo:background-color="#757575" style:text-align-source="fix" style:repeat-content="false" fo:wrap-option="wrap" fo:border="0.99pt solid #000000" style:direction="ltr" style:rotation-angle="90" style:vertical-align="middle"/>
      <style:paragraph-properties fo:text-align="center" fo:margin-left="0cm"/>
      <style:text-properties style:font-name="Ubuntu"/>
    </style:style>
    <style:style style:name="ce318" style:family="table-cell" style:parent-style-name="Default" style:data-style-name="N107">
      <style:table-cell-properties fo:background-color="#757575" style:text-align-source="fix" style:repeat-content="false" fo:wrap-option="wrap" fo:border="0.99pt solid #000000" style:rotation-angle="90" style:vertical-align="middle"/>
      <style:paragraph-properties fo:text-align="center" fo:margin-left="0cm"/>
      <style:text-properties style:font-name="Ubuntu"/>
    </style:style>
    <style:style style:name="ce320" style:family="table-cell" style:parent-style-name="Default" style:data-style-name="N107">
      <style:table-cell-properties fo:border-bottom="2.01pt solid #000000" fo:background-color="#757575" style:text-align-source="fix" style:repeat-content="false" fo:wrap-option="wrap" fo:border-left="0.99pt solid #000000" fo:border-right="0.99pt solid #000000" style:rotation-angle="90" fo:border-top="0.99pt solid #000000" style:vertical-align="middle"/>
      <style:paragraph-properties fo:text-align="center" fo:margin-left="0cm"/>
      <style:text-properties style:font-name="Ubuntu"/>
    </style:style>
    <style:style style:name="ce278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23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</style:style>
    <style:style style:name="ce324" style:family="table-cell" style:parent-style-name="Default" style:data-style-name="N36">
      <style:table-cell-properties fo:border-bottom="2.01pt solid #000000" fo:background-color="#bdbdbd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</style:style>
    <style:style style:name="ce326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282" style:family="table-cell" style:parent-style-name="Default" style:data-style-name="N36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283" style:family="table-cell" style:parent-style-name="Default" style:data-style-name="N36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29" style:family="table-cell" style:parent-style-name="Default" style:data-style-name="N36">
      <style:table-cell-properties fo:border-bottom="2.01pt solid #000000" fo:background-color="#c9211e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0" style:family="table-cell" style:parent-style-name="Default" style:data-style-name="N36">
      <style:table-cell-properties fo:background-color="#c9211e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3" style:family="table-cell" style:parent-style-name="Default" style:data-style-name="N36">
      <style:table-cell-properties fo:border-bottom="2.01pt solid #000000" fo:background-color="#c9211e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287" style:family="table-cell" style:parent-style-name="Default">
      <style:table-cell-properties fo:background-color="#bdbdbd" fo:border="0.99pt dotted #000000"/>
      <style:text-properties style:font-name="Ubuntu"/>
      <style:map style:condition="cell-content()=0" style:apply-style-name="sans_20_chiffre" style:base-cell-address="'2021'.D2"/>
    </style:style>
    <style:style style:name="ce288" style:family="table-cell" style:parent-style-name="Default" style:data-style-name="N36">
      <style:table-cell-properties fo:border-bottom="2.01pt solid #000000" fo:background-color="#bf360c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289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42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0" style:apply-style-name="sans_20_chiffre" style:base-cell-address="'2021'.D2"/>
    </style:style>
    <style:style style:name="ce291" style:family="table-cell" style:parent-style-name="Default">
      <style:table-cell-properties fo:background-color="transparent" fo:border="0.99pt dotted #000000"/>
      <style:text-properties style:font-name="Ubuntu"/>
      <style:map style:condition="cell-content()=0" style:apply-style-name="sans_20_chiffre" style:base-cell-address="'2021'.D2"/>
    </style:style>
    <style:style style:name="ce292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48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52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normal" style:font-weight-asian="normal" style:font-weight-complex="normal"/>
      <style:map style:condition="cell-content()=0" style:apply-style-name="sans_20_chiffre" style:base-cell-address="'2021'.D2"/>
    </style:style>
    <style:style style:name="ce295" style:family="table-cell" style:parent-style-name="Default" style:data-style-name="N107">
      <style:table-cell-properties fo:background-color="#ffab91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297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normal" style:font-style-asian="italic" style:font-weight-asian="normal" style:font-style-complex="italic" style:font-weight-complex="normal"/>
      <style:map style:condition="cell-content()=0" style:apply-style-name="sans_20_chiffre" style:base-cell-address="'2021'.D2"/>
    </style:style>
    <style:style style:name="ce298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style:font-style-asian="italic" style:font-style-complex="italic"/>
      <style:map style:condition="cell-content()=0" style:apply-style-name="sans_20_chiffre" style:base-cell-address="'2021'.D2"/>
    </style:style>
    <style:style style:name="ce299" style:family="table-cell" style:parent-style-name="Default" style:data-style-name="N107">
      <style:table-cell-properties fo:background-color="#ffd320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0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1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2" style:family="table-cell" style:parent-style-name="Default" style:data-style-name="N107">
      <style:table-cell-properties fo:background-color="#71cc24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3" style:family="table-cell" style:parent-style-name="Default" style:data-style-name="N107">
      <style:table-cell-properties style:text-align-source="fix" style:repeat-content="false" fo:background-color="transparent" fo:wrap-option="wrap" fo:border="0.99pt dotte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4" style:family="table-cell" style:parent-style-name="Default" style:data-style-name="N107">
      <style:table-cell-properties fo:background-color="#ff7e5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5" style:family="table-cell" style:parent-style-name="Default" style:data-style-name="N107">
      <style:table-cell-properties fo:background-color="#bf360c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6" style:family="table-cell" style:parent-style-name="Default">
      <style:table-cell-properties fo:background-color="transparent" fo:border="0.99pt dotted #000000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75" style:family="table-cell" style:parent-style-name="Default" style:data-style-name="N107">
      <style:table-cell-properties fo:border-bottom="0.99pt dotted #000000" style:text-align-source="fix" style:repeat-content="false" fo:background-color="transparent" fo:wrap-option="wrap" fo:border-left="0.99pt dotted #000000" fo:border-right="0.99pt dotted #000000" fo:border-top="2.01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08" style:family="table-cell" style:parent-style-name="Default" style:data-style-name="N107">
      <style:table-cell-properties fo:background-color="#a1887f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  <style:map style:condition="cell-content()=0" style:apply-style-name="sans_20_chiffre" style:base-cell-address="'2021'.D2"/>
    </style:style>
    <style:style style:name="ce309" style:family="table-cell" style:parent-style-name="Default" style:data-style-name="N107">
      <style:table-cell-properties fo:background-color="#9fa8da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79" style:family="table-cell" style:parent-style-name="Default" style:data-style-name="N107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size="6.94999980926514pt" fo:font-weight="bold" style:font-size-asian="6.94999980926514pt" style:font-weight-asian="bold" style:font-size-complex="6.94999980926514pt" style:font-weight-complex="bold"/>
      <style:map style:condition="cell-content()=0" style:apply-style-name="sans_20_chiffre" style:base-cell-address="'2021'.D2"/>
    </style:style>
    <style:style style:name="ce311" style:family="table-cell" style:parent-style-name="Default" style:data-style-name="N107">
      <style:table-cell-properties fo:background-color="#aecf00" style:text-align-source="fix" style:repeat-content="false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1'.D2"/>
    </style:style>
    <style:style style:name="ce316" style:family="table-cell" style:parent-style-name="Default" style:data-style-name="N107">
      <style:table-cell-properties fo:border-bottom="0.99pt solid #000000" fo:background-color="#aecf00" style:text-align-source="fix" style:repeat-content="false" fo:wrap-option="wrap" fo:border-left="0.99pt dotted #000000" fo:border-right="0.99pt dotted #000000" fo:border-top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82" style:family="table-cell" style:parent-style-name="Default" style:data-style-name="N2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83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fafafa"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88" style:family="table-cell" style:parent-style-name="Default" style:data-style-name="N2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21" style:family="table-cell" style:parent-style-name="Default" style:data-style-name="N2">
      <style:table-cell-properties style:text-align-source="fix" style:repeat-content="false" fo:background-color="transparent" fo:border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1'.D2"/>
    </style:style>
    <style:style style:name="ce34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dotted #000000" fo:border-right="0.99pt dotted #000000" fo:border-top="0.99pt dotted #000000" style:vertical-align="middle"/>
      <style:paragraph-properties fo:text-align="center" fo:margin-left="0cm"/>
      <style:text-properties fo:color="#000000" style:font-name="Ubuntu"/>
      <style:map style:condition="cell-content()=0" style:apply-style-name="sans_20_chiffre" style:base-cell-address="'2021'.D2"/>
    </style:style>
    <style:style style:name="ce350" style:family="table-cell" style:parent-style-name="Default" style:data-style-name="N111">
      <style:table-cell-properties fo:background-color="#bdbdbd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93" style:family="table-cell" style:parent-style-name="Default" style:data-style-name="N111">
      <style:table-cell-properties fo:border-bottom="2.01pt solid #000000" fo:background-color="#bdbdbd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328" style:family="table-cell" style:parent-style-name="Default" style:data-style-name="N111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1" style:family="table-cell" style:parent-style-name="Default" style:data-style-name="N107">
      <style:table-cell-properties fo:background-color="#bdbdbd" style:text-align-source="fix" style:repeat-content="false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32" style:family="table-cell" style:parent-style-name="Default" style:data-style-name="N107">
      <style:table-cell-properties fo:background-color="#bdbdbd" style:text-align-source="fix" style:repeat-content="false" fo:wrap-option="wrap" fo:border="0.99pt dotted #000000" style:vertical-align="middle"/>
      <style:paragraph-properties fo:text-align="center" fo:margin-left="0cm"/>
      <style:text-properties style:font-name="Ubuntu"/>
      <style:map style:condition="cell-content()=0" style:apply-style-name="sans_20_chiffre" style:base-cell-address="'2021'.D2"/>
    </style:style>
    <style:style style:name="ce356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398" style:family="table-cell" style:parent-style-name="Default" style:data-style-name="N107">
      <style:table-cell-properties fo:border-bottom="2.01pt solid #000000" fo:background-color="#757575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  <style:map style:condition="cell-content()=0" style:apply-style-name="sans_20_chiffre" style:base-cell-address="'2021'.D2"/>
    </style:style>
    <style:style style:name="ce400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cm"/>
      <style:text-properties fo:color="#fafafa" style:font-name="Ubuntu"/>
      <style:map style:condition="cell-content()=0" style:apply-style-name="sans_20_chiffre" style:base-cell-address="'2021'.D2"/>
    </style:style>
    <style:style style:name="ce33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color="#999999" style:font-name="Ubuntu" fo:font-size="14pt" fo:font-weight="bold" style:font-size-asian="14pt" style:font-weight-asian="bold" style:font-size-complex="14pt" style:font-weight-complex="bold"/>
    </style:style>
    <style:style style:name="ce402" style:family="table-cell" style:parent-style-name="Default" style:data-style-name="N107">
      <style:table-cell-properties fo:background-color="#757575" style:text-align-source="fix" style:repeat-content="false" fo:wrap-option="wrap" fo:border="0.99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404" style:family="table-cell" style:parent-style-name="Default" style:data-style-name="N107">
      <style:table-cell-properties fo:background-color="#757575" style:text-align-source="fix" style:repeat-content="false" fo:wrap-option="wrap" fo:border="0.99pt dotted #000000" style:vertical-align="middle"/>
      <style:paragraph-properties fo:text-align="center" fo:margin-left="0cm"/>
      <style:text-properties fo:color="#fafafa" style:font-name="Ubuntu"/>
      <style:map style:condition="cell-content()=0" style:apply-style-name="sans_20_chiffre" style:base-cell-address="'2021'.D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tri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8"/>
        <table:table-column table:style-name="co3" table:default-cell-style-name="ce148"/>
        <table:table-row table:style-name="ro1">
          <table:table-cell table:style-name="ce128" office:value-type="string" calcext:value-type="string">
            <text:p>Phases</text:p>
          </table:table-cell>
          <table:table-cell table:style-name="ce143" office:value-type="string" calcext:value-type="string">
            <text:p>Pourquoi ?</text:p>
          </table:table-cell>
          <table:table-cell table:style-name="ce143" office:value-type="string" calcext:value-type="string">
            <text:p>Comment ?</text:p>
          </table:table-cell>
        </table:table-row>
        <table:table-row table:style-name="ro2">
          <table:table-cell table:style-name="ce135" office:value-type="string" calcext:value-type="string">
            <text:p>J-7 à J-5</text:p>
          </table:table-cell>
          <table:table-cell table:style-name="ce144" office:value-type="string" calcext:value-type="string">
            <text:p>Pour épuiser progressivement les réserves de glycogène</text:p>
          </table:table-cell>
          <table:table-cell table:style-name="ce149" office:value-type="string" calcext:value-type="string">
            <text:p>Réduire la taille des portions de féculents d’1/3 et augmenter les portions de légumes et protéines. Idéalement terminer la phase par un entraînement VMA.</text:p>
            <text:p>Boire beaucoup (2L).</text:p>
          </table:table-cell>
        </table:table-row>
        <table:table-row table:style-name="ro3">
          <table:table-cell table:style-name="ce135" office:value-type="string" calcext:value-type="string">
            <text:p>J-5</text:p>
          </table:table-cell>
          <table:table-cell table:style-name="ce144" office:value-type="string" calcext:value-type="string">
            <text:p>Reconstruire les réserves. Le fait d’avoir perdu avant permet de surcompenser ici.</text:p>
          </table:table-cell>
          <table:table-cell table:style-name="ce149" office:value-type="string" calcext:value-type="string">
            <text:p>250 mL de boisson de récup après l’effort et avant de dormir (sucre et sels désacidifiants). </text:p>
            <text:p>Grignoter des fuits, fruits secs… juste après l’effort.</text:p>
            <text:p>Boire beaucoup (2L).</text:p>
          </table:table-cell>
        </table:table-row>
        <table:table-row table:style-name="ro2">
          <table:table-cell table:style-name="ce135" office:value-type="string" calcext:value-type="string">
            <text:p>J-4 à J-2</text:p>
          </table:table-cell>
          <table:table-cell table:style-name="ce144" office:value-type="string" calcext:value-type="string">
            <text:p>Terminer la mise en réserve.</text:p>
          </table:table-cell>
          <table:table-cell table:style-name="ce149" office:value-type="string" calcext:value-type="string">
            <text:p>Continuer comme au jour 5 mais limiter les aliments complets, les épices, les légumineuses jusqu’au jour J.</text:p>
            <text:p>Augmenter les apports de féculents de 1/3.</text:p>
            <text:p>Maintenir les huiles de qualité, les protéines.</text:p>
          </table:table-cell>
        </table:table-row>
        <table:table-row table:style-name="ro4">
          <table:table-cell table:style-name="ce135" office:value-type="string" calcext:value-type="string">
            <text:p>J-1</text:p>
          </table:table-cell>
          <table:table-cell table:style-name="ce144" office:value-type="string" calcext:value-type="string">
            <text:p>Confort digestif.</text:p>
          </table:table-cell>
          <table:table-cell table:style-name="ce149" office:value-type="string" calcext:value-type="string">
            <text:p>Céréales sans gluten : riz, pomme de terre, quinoa, millet.</text:p>
            <text:p>Légumes cuits.</text:p>
            <text:p>Protéines.</text:p>
            <text:p>Pain et/ou galettes de riz.</text:p>
            <text:p>Dessert glucidique : gâteau de riz au lait végétal.</text:p>
          </table:table-cell>
        </table:table-row>
        <table:table-row table:style-name="ro5">
          <table:table-cell table:style-name="ce135" office:value-type="string" calcext:value-type="string">
            <text:p>Jour J</text:p>
          </table:table-cell>
          <table:table-cell table:style-name="ce144" office:value-type="string" calcext:value-type="string">
            <text:p>Confort digestif.</text:p>
          </table:table-cell>
          <table:table-cell table:style-name="ce149" office:value-type="string" calcext:value-type="string">
            <text:p><text:span text:style-name="T1">Départ en soirée :</text:span></text:p>
            <text:p>Petit dej : glucides et protéines.</text:p>
            <text:p>Déjeuner : décaler le déj pour terminer au min 3h avant le départ (idéal 15h) avec céréales sans gluten, légumes cuits, protéines.</text:p>
            <text:p>Entre le repas et le départ, boire régulièrement et sans excès.</text:p>
            <text:p><text:span text:style-name="T1">Départ le matin :</text:span></text:p>
            <text:p>Petit déj glucidique : gâteau de riz au lait végétal.</text:p>
          </table:table-cell>
        </table:table-row>
        <table:table-row table:style-name="ro6">
          <table:table-cell table:style-name="ce135" office:value-type="string" calcext:value-type="string">
            <text:p>Pendant l’épreuve</text:p>
          </table:table-cell>
          <table:table-cell table:style-name="ce144" office:value-type="string" calcext:value-type="string">
            <text:p>Confort digestif.</text:p>
          </table:table-cell>
          <table:table-cell table:style-name="ce149" office:value-type="string" calcext:value-type="string">
            <text:p>Apport liquides à privilégier mais prendre du solide et/ou salé si l’envie se fait sentir.</text:p>
            <text:p>Boisson : minéraux (citrates, bicarbonates), BCAA, vitamines.</text:p>
            <text:p>Bouillon de légumes aux ravitos.</text:p>
            <text:p>Aliments solides toutes les 1h30.</text:p>
            <text:p>Favoriser l’éveil (Vitalinov ou caféine)</text:p>
          </table:table-cell>
        </table:table-row>
        <table:table-row table:style-name="ro1">
          <table:table-cell table:style-name="ce135" office:value-type="string" calcext:value-type="string">
            <text:p>Récupération</text:p>
          </table:table-cell>
          <table:table-cell table:style-name="ce144" office:value-type="string" calcext:value-type="string">
            <text:p>Reconstruction des réserves</text:p>
          </table:table-cell>
          <table:table-cell table:style-name="ce149" office:value-type="string" calcext:value-type="string">
            <text:p>Aliments glucidiques, acides gras essentiels</text:p>
          </table:table-cell>
        </table:table-row>
        <table:table-row table:style-name="ro1">
          <table:table-cell table:style-name="ce142"/>
          <table:table-cell table:style-name="ce147"/>
          <table:table-cell table:style-name="ce151"/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traînement annuel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ce148"/>
        <table:table-column table:style-name="co7" table:default-cell-style-name="ce148"/>
        <table:table-column table:style-name="co4" table:default-cell-style-name="ce148"/>
        <table:table-column table:style-name="co4" table:number-columns-repeated="3" table:default-cell-style-name="Default"/>
        <table:table-column table:style-name="co8" table:default-cell-style-name="ce217"/>
        <table:table-column table:style-name="co4" table:default-cell-style-name="ce229"/>
        <table:table-column table:style-name="co4" table:default-cell-style-name="Default"/>
        <table:table-column table:style-name="co4" table:default-cell-style-name="ce229"/>
        <table:table-column table:style-name="co4" table:number-columns-repeated="6" table:default-cell-style-name="Default"/>
        <table:table-row table:style-name="ro7">
          <table:table-cell table:style-name="ce153" office:value-type="string" calcext:value-type="string">
            <text:p>Organisation annuelle</text:p>
          </table:table-cell>
          <table:table-cell table:style-name="ce153" office:value-type="string" calcext:value-type="string">
            <text:p>Combien ?</text:p>
          </table:table-cell>
          <table:table-cell table:style-name="ce187" office:value-type="string" calcext:value-type="string">
            <text:p>Comment ?</text:p>
          </table:table-cell>
          <table:table-cell table:style-name="ce187" office:value-type="string" calcext:value-type="string">
            <text:p>Quand ?</text:p>
          </table:table-cell>
          <table:table-cell table:number-columns-repeated="3"/>
          <table:table-cell table:style-name="ce243"/>
          <table:table-cell table:style-name="ce31" table:number-columns-spanned="4" table:number-rows-spanned="1"/>
          <table:covered-table-cell table:style-name="ce38"/>
          <table:covered-table-cell table:style-name="ce53"/>
          <table:covered-table-cell table:style-name="ce56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7">
          <table:table-cell table:style-name="ce156" office:value-type="string" calcext:value-type="string">
            <text:p>Phase de reprise</text:p>
          </table:table-cell>
          <table:table-cell table:style-name="ce168" office:value-type="string" calcext:value-type="string">
            <text:p>1 mois</text:p>
          </table:table-cell>
          <table:table-cell table:style-name="ce193" office:value-type="string" calcext:value-type="string">
            <text:p>50 % du volume et moins intense</text:p>
          </table:table-cell>
          <table:table-cell table:style-name="ce193" office:value-type="string" calcext:value-type="string">
            <text:p>Après une coupure annuelle</text:p>
          </table:table-cell>
          <table:table-cell table:number-columns-repeated="3"/>
          <table:table-cell table:style-name="ce243"/>
          <table:table-cell table:style-name="ce31" table:number-columns-repeated="4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8">
          <table:table-cell table:style-name="ce156" office:value-type="string" calcext:value-type="string">
            <text:p>Préparation générale</text:p>
          </table:table-cell>
          <table:table-cell table:style-name="ce168" office:value-type="string" calcext:value-type="string">
            <text:p>1 mois</text:p>
          </table:table-cell>
          <table:table-cell table:style-name="ce193" office:value-type="string" calcext:value-type="string">
            <text:p>Endurance avec fractionnés 30/30 ou 8x200m</text:p>
          </table:table-cell>
          <table:table-cell table:style-name="ce193" office:value-type="string" calcext:value-type="string">
            <text:p>Quand on sent que l’endurance revient</text:p>
          </table:table-cell>
          <table:table-cell/>
          <table:table-cell table:style-name="ce201" office:value-type="string" calcext:value-type="string" table:number-columns-spanned="2" table:number-rows-spanned="1">
            <text:p><text:a xlink:href="http://marathon-geek.over-blog.fr/article-mesure-de-la-charge-d-entrainement-les-trimps-74201982.html" xlink:type="simple">http://marathon-geek.over-blog.fr/article-mesure-de-la-charge-d-entrainement-les-trimps-74201982.html</text:a></text:p>
          </table:table-cell>
          <table:covered-table-cell/>
          <table:table-cell table:style-name="ce243"/>
          <table:table-cell table:style-name="ce32"/>
          <table:table-cell table:style-name="ce42"/>
          <table:table-cell table:style-name="ce151"/>
          <table:table-cell table:style-name="ce56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9">
          <table:table-cell table:style-name="ce156" office:value-type="string" calcext:value-type="string">
            <text:p>Phase de développement</text:p>
          </table:table-cell>
          <table:table-cell table:style-name="ce168" office:value-type="string" calcext:value-type="string">
            <text:p>3 à 6 semaines</text:p>
          </table:table-cell>
          <table:table-cell table:style-name="ce193" office:value-type="string" calcext:value-type="string">
            <text:p>Volume important</text:p>
            <text:p>Fractionné pour la VMA</text:p>
            <text:p>Renforcement musculaire</text:p>
            <text:p>Exemple type : séance de côte</text:p>
          </table:table-cell>
          <table:table-cell table:style-name="ce193"/>
          <table:table-cell/>
          <table:table-cell table:style-name="ce202" office:value-type="string" calcext:value-type="string" table:number-columns-spanned="2" table:number-rows-spanned="1">
            <text:p>(FC moyenne – FC repos)/(FC max-FC repos)</text:p>
          </table:table-cell>
          <table:covered-table-cell/>
          <table:table-cell table:style-name="ce243"/>
          <table:table-cell table:style-name="ce32"/>
          <table:table-cell table:style-name="ce43"/>
          <table:table-cell table:style-name="ce54"/>
          <table:table-cell table:style-name="ce56"/>
          <table:table-cell table:style-name="ce242" table:number-columns-repeated="3"/>
          <table:table-cell table:style-name="ce243"/>
          <table:table-cell table:style-name="ce244"/>
          <table:table-cell table:style-name="ce243"/>
        </table:table-row>
        <table:table-row table:style-name="ro8">
          <table:table-cell table:style-name="ce156" office:value-type="string" calcext:value-type="string">
            <text:p>Phase spécifique</text:p>
          </table:table-cell>
          <table:table-cell table:style-name="ce168" office:value-type="string" calcext:value-type="string">
            <text:p>3 à 6 semaines</text:p>
          </table:table-cell>
          <table:table-cell table:style-name="ce193" office:value-type="string" calcext:value-type="string">
            <text:p>Travail sur l’allure spécifique de la compétition</text:p>
            <text:p>Exemple type : sortie longue</text:p>
          </table:table-cell>
          <table:table-cell table:style-name="ce193"/>
          <table:table-cell/>
          <table:table-cell table:style-name="ce203" office:value-type="string" calcext:value-type="string" table:number-columns-spanned="2" table:number-rows-spanned="1">
            <text:p>durée*intensité*0,64*exp(1,92*intensité)</text:p>
          </table:table-cell>
          <table:covered-table-cell/>
          <table:table-cell table:style-name="ce243"/>
          <table:table-cell table:style-name="ce33"/>
          <table:table-cell table:style-name="ce227"/>
          <table:table-cell table:style-name="ce234"/>
          <table:table-cell table:style-name="ce56"/>
          <table:table-cell table:style-name="ce53"/>
          <table:table-cell table:style-name="ce242"/>
          <table:table-cell table:style-name="ce243" table:number-columns-repeated="2"/>
          <table:table-cell table:style-name="ce244"/>
          <table:table-cell table:style-name="ce243"/>
        </table:table-row>
        <table:table-row table:style-name="ro10">
          <table:table-cell table:style-name="ce156" office:value-type="string" calcext:value-type="string">
            <text:p>Phase d’affûtage</text:p>
          </table:table-cell>
          <table:table-cell table:style-name="ce168" office:value-type="string" calcext:value-type="string">
            <text:p>10 jours</text:p>
          </table:table-cell>
          <table:table-cell table:style-name="ce193" office:value-type="string" calcext:value-type="string">
            <text:p>Diminuer le volume de 50 %</text:p>
            <text:p>Fractionné mais moins intense</text:p>
            <text:p>Même nombre de sorties</text:p>
          </table:table-cell>
          <table:table-cell table:style-name="ce193"/>
          <table:table-cell/>
          <table:table-cell table:style-name="ce201" office:value-type="string" calcext:value-type="string" table:number-columns-spanned="2" table:number-rows-spanned="1">
            <text:p><text:a xlink:href="https://courir-comme-un-pro.fr/calcul-de-la-charge-dentrainement/" xlink:type="simple">https://courir-comme-un-pro.fr/calcul-de-la-charge-dentrainement/</text:a></text:p>
          </table:table-cell>
          <table:covered-table-cell/>
          <table:table-cell table:style-name="ce243"/>
          <table:table-cell table:style-name="ce33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8">
          <table:table-cell table:style-name="ce156" office:value-type="string" calcext:value-type="string">
            <text:p>Phase de repos</text:p>
          </table:table-cell>
          <table:table-cell table:style-name="ce168" office:value-type="string" calcext:value-type="string">
            <text:p>De qqes jours </text:p>
            <text:p>À 2 semaines</text:p>
          </table:table-cell>
          <table:table-cell table:style-name="ce193" office:value-type="string" calcext:value-type="string">
            <text:p>Ne rien faire !!</text:p>
          </table:table-cell>
          <table:table-cell table:style-name="ce193"/>
          <table:table-cell table:number-columns-repeated="3"/>
          <table:table-cell table:style-name="ce243"/>
          <table:table-cell table:style-name="ce210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">
          <table:table-cell table:style-name="ce156"/>
          <table:table-cell table:style-name="ce168"/>
          <table:table-cell table:style-name="ce193" table:number-columns-repeated="2"/>
          <table:table-cell table:number-columns-repeated="4"/>
          <table:table-cell table:style-name="ce210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1">
          <table:table-cell table:style-name="ce156" office:value-type="string" calcext:value-type="string">
            <text:p>Coupure annuelle</text:p>
          </table:table-cell>
          <table:table-cell table:style-name="ce168" office:value-type="string" calcext:value-type="string">
            <text:p>3 à 6 semaines</text:p>
          </table:table-cell>
          <table:table-cell table:style-name="ce193" office:value-type="string" calcext:value-type="string">
            <text:p>1 à 2 semaines de repos total</text:p>
            <text:p>1 à 2 semaines de reprise douce avec vélo ou natation</text:p>
            <text:p>1 à 3 semaines de reprise course avec footings légers</text:p>
          </table:table-cell>
          <table:table-cell table:style-name="ce193" office:value-type="string" calcext:value-type="string">
            <text:p>Quand on sent qu’on est à bout et qu’on progresse plus</text:p>
          </table:table-cell>
          <table:table-cell table:number-columns-repeated="4"/>
          <table:table-cell table:style-name="ce212"/>
          <table:table-cell table:style-name="ce227"/>
          <table:table-cell table:style-name="ce234"/>
          <table:table-cell table:style-name="ce56"/>
          <table:table-cell table:style-name="ce53"/>
          <table:table-cell table:style-name="ce242"/>
          <table:table-cell table:style-name="ce243" table:number-columns-repeated="2"/>
          <table:table-cell table:style-name="ce244"/>
          <table:table-cell table:style-name="ce243"/>
        </table:table-row>
        <table:table-row table:style-name="ro1">
          <table:table-cell table:number-columns-repeated="8"/>
          <table:table-cell table:style-name="ce210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7">
          <table:table-cell/>
          <table:table-cell table:style-name="ce16" office:value-type="string" calcext:value-type="string" table:number-columns-spanned="6" table:number-rows-spanned="1">
            <text:p>Différentes séances à faire</text:p>
          </table:table-cell>
          <table:covered-table-cell table:style-name="ce164"/>
          <table:covered-table-cell table:number-columns-repeated="4"/>
          <table:table-cell/>
          <table:table-cell table:style-name="ce210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7">
          <table:table-cell/>
          <table:table-cell table:style-name="ce172" office:value-type="string" calcext:value-type="string">
            <text:p>CAP</text:p>
          </table:table-cell>
          <table:table-cell table:style-name="ce172" office:value-type="string" calcext:value-type="string">
            <text:p>Vélo</text:p>
          </table:table-cell>
          <table:table-cell table:style-name="ce16" office:value-type="string" calcext:value-type="string" table:number-columns-spanned="4" table:number-rows-spanned="1">
            <text:p>PPG</text:p>
          </table:table-cell>
          <table:covered-table-cell table:number-columns-repeated="3"/>
          <table:table-cell/>
          <table:table-cell table:style-name="ce210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0">
          <table:table-cell table:style-name="ce12" office:value-type="string" calcext:value-type="string" table:number-columns-spanned="1" table:number-rows-spanned="4">
            <text:p>Prépa générale</text:p>
          </table:table-cell>
          <table:table-cell table:style-name="ce173" office:value-type="string" calcext:value-type="string">
            <text:p>2*8*30/30 r=3’</text:p>
          </table:table-cell>
          <table:table-cell table:style-name="ce194" office:value-type="string" calcext:value-type="string">
            <text:p>Récup active</text:p>
            <text:p>1 à 2h avec fréquence pédalage assez haute</text:p>
          </table:table-cell>
          <table:table-cell table:style-name="ce172" office:value-type="string" calcext:value-type="string">
            <text:p>PPG1 (jambes)</text:p>
          </table:table-cell>
          <table:table-cell table:style-name="ce172" office:value-type="string" calcext:value-type="string">
            <text:p>PPG2 (épaules/dos)</text:p>
          </table:table-cell>
          <table:table-cell table:style-name="ce172" office:value-type="string" calcext:value-type="string">
            <text:p>PPG3 (pecs/épaules)</text:p>
          </table:table-cell>
          <table:table-cell table:style-name="ce172" office:value-type="string" calcext:value-type="string">
            <text:p>PPG4 (abdos)</text:p>
          </table:table-cell>
          <table:table-cell/>
          <table:table-cell table:style-name="ce212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0">
          <table:covered-table-cell table:style-name="ce12"/>
          <table:table-cell table:style-name="ce173" office:value-type="string" calcext:value-type="string">
            <text:p>2*10*30/30 r=3’</text:p>
          </table:table-cell>
          <table:table-cell table:style-name="ce194" office:value-type="string" calcext:value-type="string">
            <text:p>Renforcement</text:p>
            <text:p>30’/45’ échauffement puis 30’ côte sur grand plateau</text:p>
          </table:table-cell>
          <table:table-cell table:style-name="ce196" office:value-type="string" calcext:value-type="string">
            <text:p>Squat sautés</text:p>
          </table:table-cell>
          <table:table-cell table:style-name="ce196" office:value-type="string" calcext:value-type="string">
            <text:p>Pompes en piques</text:p>
          </table:table-cell>
          <table:table-cell table:style-name="ce196" office:value-type="string" calcext:value-type="string">
            <text:p>Pompes pieds surélevés</text:p>
          </table:table-cell>
          <table:table-cell table:style-name="ce196" office:value-type="string" calcext:value-type="string">
            <text:p>Crucifix</text:p>
          </table:table-cell>
          <table:table-cell/>
          <table:table-cell table:style-name="ce210"/>
          <table:table-cell table:style-name="ce228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9">
          <table:covered-table-cell table:style-name="ce12"/>
          <table:table-cell table:style-name="ce173" office:value-type="string" calcext:value-type="string">
            <text:p>1’2’3’4’5’4’3’2’1’ r=1/2 tps</text:p>
          </table:table-cell>
          <table:table-cell table:style-name="ce194" office:value-type="string" calcext:value-type="string">
            <text:p>Pré-fatigue</text:p>
            <text:p>1h30 avec grand braquet puis 1h CAP en endurance</text:p>
          </table:table-cell>
          <table:table-cell table:style-name="ce196" office:value-type="string" calcext:value-type="string">
            <text:p>Squat archer</text:p>
          </table:table-cell>
          <table:table-cell table:style-name="ce196" office:value-type="string" calcext:value-type="string">
            <text:p>Pont sur les coudes</text:p>
          </table:table-cell>
          <table:table-cell table:style-name="ce196" office:value-type="string" calcext:value-type="string">
            <text:p>Pompes serrées</text:p>
          </table:table-cell>
          <table:table-cell table:style-name="ce196" office:value-type="string" calcext:value-type="string">
            <text:p>Mountain climbers latéraux bloqués</text:p>
          </table:table-cell>
          <table:table-cell/>
          <table:table-cell table:style-name="ce210"/>
          <table:table-cell table:style-name="ce227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9">
          <table:covered-table-cell table:style-name="ce12"/>
          <table:table-cell table:style-name="ce173" office:value-type="string" calcext:value-type="string">
            <text:p>2*8*45/45 r=2’</text:p>
          </table:table-cell>
          <table:table-cell table:style-name="ce194" office:value-type="string" calcext:value-type="string">
            <text:p>Régénération</text:p>
            <text:p>Après compétition, sortie récup 4 jours après</text:p>
          </table:table-cell>
          <table:table-cell table:style-name="ce196" office:value-type="string" calcext:value-type="string">
            <text:p>Squat archer autre jambe</text:p>
          </table:table-cell>
          <table:table-cell table:style-name="ce196" office:value-type="string" calcext:value-type="string">
            <text:p>Pompes</text:p>
          </table:table-cell>
          <table:table-cell table:style-name="ce196" office:value-type="string" calcext:value-type="string">
            <text:p>Pompes en cercle</text:p>
          </table:table-cell>
          <table:table-cell table:style-name="ce196" office:value-type="string" calcext:value-type="string">
            <text:p>Relevé de genoux et fesses bloqués</text:p>
          </table:table-cell>
          <table:table-cell/>
          <table:table-cell table:style-name="ce210"/>
          <table:table-cell table:style-name="ce228"/>
          <table:table-cell table:style-name="ce234"/>
          <table:table-cell table:style-name="ce56"/>
          <table:table-cell table:style-name="ce242" table:number-columns-repeated="2"/>
          <table:table-cell table:style-name="ce243" table:number-columns-repeated="2"/>
          <table:table-cell table:style-name="ce244"/>
          <table:table-cell table:style-name="ce243"/>
        </table:table-row>
        <table:table-row table:style-name="ro10">
          <table:table-cell table:style-name="ce13" office:value-type="string" calcext:value-type="string" table:number-columns-spanned="1" table:number-rows-spanned="2">
            <text:p>Développement</text:p>
          </table:table-cell>
          <table:table-cell table:style-name="ce173" office:value-type="string" calcext:value-type="string">
            <text:p>CÔTES 2*6*45’’ r=descente r=2’</text:p>
          </table:table-cell>
          <table:table-cell table:style-name="ce164"/>
          <table:table-cell table:style-name="ce196" office:value-type="string" calcext:value-type="string">
            <text:p>Fente à une jambe (l’autre n’aide pas)</text:p>
          </table:table-cell>
          <table:table-cell table:style-name="ce196" office:value-type="string" calcext:value-type="string">
            <text:p>Traction en superman</text:p>
          </table:table-cell>
          <table:table-cell table:style-name="ce196" office:value-type="string" calcext:value-type="string">
            <text:p>Dips</text:p>
          </table:table-cell>
          <table:table-cell table:style-name="ce196" office:value-type="string" calcext:value-type="string">
            <text:p>Gainage latéral avec twist</text:p>
          </table:table-cell>
          <table:table-cell/>
          <table:table-cell table:style-name="ce212"/>
          <table:table-cell table:style-name="ce227"/>
          <table:table-cell table:style-name="ce234"/>
          <table:table-cell table:style-name="ce56"/>
          <table:table-cell table:style-name="ce242"/>
          <table:table-cell table:style-name="ce243" table:number-columns-repeated="3"/>
          <table:table-cell table:style-name="ce244"/>
          <table:table-cell table:style-name="ce243"/>
        </table:table-row>
        <table:table-row table:style-name="ro10">
          <table:covered-table-cell table:style-name="ce13"/>
          <table:table-cell table:style-name="ce173" office:value-type="string" calcext:value-type="string">
            <text:p>CÔTES 10*1’ r=descente</text:p>
          </table:table-cell>
          <table:table-cell table:style-name="ce164"/>
          <table:table-cell table:style-name="ce196" office:value-type="string" calcext:value-type="string">
            <text:p>Fente à une jambe autre jambe</text:p>
          </table:table-cell>
          <table:table-cell table:style-name="ce196" office:value-type="string" calcext:value-type="string">
            <text:p>Pompes en mouvement</text:p>
          </table:table-cell>
          <table:table-cell table:style-name="ce196" office:value-type="string" calcext:value-type="string">
            <text:p>Pompes archer</text:p>
          </table:table-cell>
          <table:table-cell table:style-name="ce196" office:value-type="string" calcext:value-type="string">
            <text:p>Gainage latéral avec twist</text:p>
          </table:table-cell>
          <table:table-cell/>
          <table:table-cell table:style-name="ce210"/>
          <table:table-cell table:style-name="ce227"/>
          <table:table-cell table:style-name="ce234"/>
          <table:table-cell table:style-name="ce56"/>
          <table:table-cell table:style-name="ce242"/>
          <table:table-cell table:style-name="ce243" table:number-columns-repeated="3"/>
          <table:table-cell table:style-name="ce244"/>
          <table:table-cell table:style-name="ce243"/>
        </table:table-row>
        <table:table-row table:style-name="ro10">
          <table:table-cell table:style-name="ce13" office:value-type="string" calcext:value-type="string" table:number-columns-spanned="1" table:number-rows-spanned="2">
            <text:p>Spécifique</text:p>
          </table:table-cell>
          <table:table-cell table:style-name="ce184" office:value-type="string" calcext:value-type="string">
            <text:p>10 avec 2*15’ all2</text:p>
          </table:table-cell>
          <table:table-cell table:style-name="ce164"/>
          <table:table-cell table:style-name="ce196" office:value-type="string" calcext:value-type="string">
            <text:p>Pont à un pied et pied surélevé</text:p>
          </table:table-cell>
          <table:table-cell table:style-name="ce196" office:value-type="string" calcext:value-type="string">
            <text:p>Relevé de buste IronMan</text:p>
          </table:table-cell>
          <table:table-cell table:style-name="ce196" office:value-type="string" calcext:value-type="string">
            <text:p>Pompes larges</text:p>
          </table:table-cell>
          <table:table-cell table:style-name="ce196" office:value-type="string" calcext:value-type="string">
            <text:p>Ciseaux relevés à 45</text:p>
          </table:table-cell>
          <table:table-cell/>
          <table:table-cell table:style-name="ce213"/>
          <table:table-cell table:style-name="ce38"/>
          <table:table-cell table:style-name="ce53"/>
          <table:table-cell table:style-name="ce238"/>
          <table:table-cell table:style-name="ce53"/>
          <table:table-cell table:style-name="ce243" table:number-columns-repeated="3"/>
          <table:table-cell table:style-name="ce244"/>
          <table:table-cell table:style-name="ce243"/>
        </table:table-row>
        <table:table-row table:style-name="ro8">
          <table:covered-table-cell/>
          <table:table-cell table:style-name="ce186" office:value-type="string" calcext:value-type="string">
            <text:p>30’ + 3*14’ à 80 % r=2’</text:p>
          </table:table-cell>
          <table:table-cell/>
          <table:table-cell table:style-name="ce196" office:value-type="string" calcext:value-type="string">
            <text:p>Pont à un pied et pied surélevé</text:p>
          </table:table-cell>
          <table:table-cell table:style-name="ce196" office:value-type="string" calcext:value-type="string">
            <text:p>Tirage horizontal</text:p>
          </table:table-cell>
          <table:table-cell table:style-name="ce196" office:value-type="string" calcext:value-type="string">
            <text:p>Pompes stoppées</text:p>
          </table:table-cell>
          <table:table-cell table:style-name="ce196" office:value-type="string" calcext:value-type="string">
            <text:p>Saut en gainage </text:p>
          </table:table-cell>
          <table:table-cell table:number-columns-repeated="3"/>
          <table:table-cell table:style-name="ce148"/>
          <table:table-cell table:style-name="ce239"/>
          <table:table-cell table:style-name="ce148"/>
          <table:table-cell/>
          <table:table-cell table:style-name="ce243" table:number-columns-repeated="2"/>
          <table:table-cell table:style-name="ce244"/>
          <table:table-cell/>
        </table:table-row>
        <table:table-row table:style-name="ro10">
          <table:table-cell table:style-name="ce13" office:value-type="string" calcext:value-type="string">
            <text:p>Affûtage</text:p>
          </table:table-cell>
          <table:table-cell table:style-name="ce184" office:value-type="string" calcext:value-type="string">
            <text:p>2*8*30/30 r=3’</text:p>
          </table:table-cell>
          <table:table-cell/>
          <table:table-cell table:style-name="ce196" office:value-type="string" calcext:value-type="string">
            <text:p>Squat bloqué jusqu’à pointe des pieds</text:p>
          </table:table-cell>
          <table:table-cell table:style-name="ce196" office:value-type="string" calcext:value-type="string">
            <text:p>Pompes relevées latérales</text:p>
          </table:table-cell>
          <table:table-cell table:style-name="ce196" office:value-type="string" calcext:value-type="string">
            <text:p>Pompe lente</text:p>
          </table:table-cell>
          <table:table-cell table:style-name="ce196" office:value-type="string" calcext:value-type="string">
            <text:p>Twists russes</text:p>
          </table:table-cell>
          <table:table-cell table:number-columns-repeated="7"/>
          <table:table-cell table:style-name="ce243" table:number-columns-repeated="3"/>
          <table:table-cell/>
        </table:table-row>
        <table:table-row table:style-name="ro8">
          <table:table-cell table:number-columns-repeated="3"/>
          <table:table-cell table:style-name="ce196" office:value-type="string" calcext:value-type="string">
            <text:p>Split squat</text:p>
          </table:table-cell>
          <table:table-cell table:style-name="ce196" office:value-type="string" calcext:value-type="string">
            <text:p>Planche aller retour</text:p>
          </table:table-cell>
          <table:table-cell office:value-type="string" calcext:value-type="string">
            <text:p>https://www.youtube.com/watch?v=2m6FlDwaIhc&amp;list=PL6tMd8cTjKPrf1RBur_0oicf6xI5Eh1L4&amp;index=2</text:p>
          </table:table-cell>
          <table:table-cell office:value-type="string" calcext:value-type="string">
            <text:p>https://www.youtube.com/watch?v=3eQa7C6D4XU&amp;list=PL6tMd8cTjKPrf1RBur_0oicf6xI5Eh1L4&amp;index=3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243" table:number-columns-repeated="3"/>
          <table:table-cell/>
        </table:table-row>
        <table:table-row table:style-name="ro10">
          <table:table-cell table:number-columns-repeated="3"/>
          <table:table-cell table:style-name="ce196" office:value-type="string" calcext:value-type="string">
            <text:p>Split squat</text:p>
          </table:table-cell>
          <table:table-cell table:style-name="ce196" office:value-type="string" calcext:value-type="string">
            <text:p>Pont sur les coudes (maintenir)</text:p>
          </table:table-cell>
          <table:table-cell table:number-columns-repeated="9"/>
          <table:table-cell table:style-name="ce243" table:number-columns-repeated="3"/>
          <table:table-cell/>
        </table:table-row>
        <table:table-row table:style-name="ro1">
          <table:table-cell table:number-columns-repeated="3"/>
          <table:table-cell table:style-name="ce199" office:value-type="string" calcext:value-type="string">
            <text:p>Curl des ischios lent avec serviette</text:p>
          </table:table-cell>
          <table:table-cell table:style-name="ce200" office:value-type="string" calcext:value-type="string">
            <text:p>https://www.youtube.com/watch?v=n4fsXXfU5jY&amp;list=PL6tMd8cTjKPrf1RBur_0oicf6xI5Eh1L4&amp;index=4</text:p>
          </table:table-cell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199" office:value-type="string" calcext:value-type="string">
            <text:p>Chaise</text:p>
          </table:table-cell>
          <table:table-cell table:style-name="ce200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style-name="ce200" office:value-type="string" calcext:value-type="string">
            <text:p>https://www.youtube.com/watch?v=G2NWfxVM8jg</text:p>
          </table:table-cell>
          <table:table-cell table:style-name="ce200" office:value-type="string" calcext:value-type="string">
            <text:p><text:s/></text:p>
          </table:table-cell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 table:number-rows-repeated="4">
          <table:table-cell table:number-columns-repeated="2"/>
          <table:table-cell table:style-name="ce164"/>
          <table:table-cell table:number-columns-repeated="15"/>
        </table:table-row>
        <table:table-row table:style-name="ro1">
          <table:table-cell table:style-name="ce164" table:number-columns-repeated="3"/>
          <table:table-cell table:number-columns-repeated="15"/>
        </table:table-row>
        <table:table-row table:style-name="ro1" table:number-rows-repeated="15">
          <table:table-cell table:number-columns-repeated="2"/>
          <table:table-cell table:style-name="Default" table:number-columns-repeated="3"/>
          <table:table-cell table:number-columns-repeated="13"/>
        </table:table-row>
        <table:table-row table:style-name="ro1" table:number-rows-repeated="1048524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Entraînement annuel'.K4:'Entraînement annuel'.K18 'Entraînement annuel'.J17:'Entraînement annuel'.J18 'Entraînement annuel'.J15:'Entraînement annuel'.J15 'Entraînement annuel'.B19:'Entraînement annuel'.B19 'Entraînement annuel'.B21:'Entraînement annuel'.B21 'Entraînement annuel'.J5:'Entraînement annuel'.K5 'Entraînement annuel'.J4:'Entraînement annuel'.J13">
            <calcext:condition calcext:apply-style-name="total&gt;1000" calcext:value="&gt;1000" calcext:base-cell-address="'Entraînement annuel'.B4"/>
          </calcext:conditional-format>
          <calcext:conditional-format calcext:target-range-address="'Entraînement annuel'.M2:'Entraînement annuel'.O4 'Entraînement annuel'.Q1:'Entraînement annuel'.Q20 'Entraînement annuel'.M1:'Entraînement annuel'.N4 'Entraînement annuel'.O1:'Entraînement annuel'.O1 'Entraînement annuel'.M6:'Entraînement annuel'.M8 'Entraînement annuel'.N5:'Entraînement annuel'.N16 'Entraînement annuel'.M10:'Entraînement annuel'.M18">
            <calcext:condition calcext:apply-style-name="sans chiffre" calcext:value="=0" calcext:base-cell-address="'Entraînement annuel'.M1"/>
          </calcext:conditional-format>
          <calcext:conditional-format calcext:target-range-address="'Entraînement annuel'.M2:'Entraînement annuel'.O4 'Entraînement annuel'.Q1:'Entraînement annuel'.Q20 'Entraînement annuel'.M1:'Entraînement annuel'.N4 'Entraînement annuel'.O1:'Entraînement annuel'.O1 'Entraînement annuel'.M6:'Entraînement annuel'.M8 'Entraînement annuel'.N5:'Entraînement annuel'.N16 'Entraînement annuel'.M10:'Entraînement annuel'.M18 'Entraînement annuel'.J14:'Entraînement annuel'.J14 'Entraînement annuel'.J16:'Entraînement annuel'.J16 'Entraînement annuel'.B20:'Entraînement annuel'.B20">
            <calcext:condition calcext:apply-style-name="sans chiffre" calcext:value="=###" calcext:base-cell-address="'Entraînement annuel'.B1"/>
          </calcext:conditional-format>
        </calcext:conditional-formats>
      </table:table>
      <table:table table:name="2020" table:style-name="ta3">
        <office:forms form:automatic-focus="false" form:apply-design-mode="false"/>
        <table:shapes>
          <draw:frame draw:z-index="0" draw:style-name="gr1" draw:text-style-name="P2" svg:width="47.774cm" svg:height="16.752cm" svg:x="0.324cm" svg:y="37.617cm">
            <draw:object draw:notify-on-update-of-ranges="'2020'.B3:'2020'.B54 '2020'.E1:'2020'.E1 '2020'.H3:'2020'.H54 '2020'.I1:'2020'.I1 '2020'.L3:'2020'.L54 '2020'.M1:'2020'.M1 '2020'.P3:'2020'.P54 '2020'.Q1:'2020'.Q1 '2020'.T3:'2020'.T54 '2020'.U1:'2020'.U1 '2020'.X3:'2020'.X54 '2020'.Y1:'2020'.Y1 '2020'.AA3:'2020'.AA54 '2020'.AB1:'2020'.AB1 '2020'.AB3:'2020'.AB54 '2020'.AD1:'2020'.AD1 '2020'.AD3:'2020'.AD54 '2020'.AE1:'2020'.AE1 '2020'.AE3:'2020'.AE54 '2020'.AF1:'2020'.AF1 '2020'.AF3:'2020'.AF54" xlink:href="./Object 2" xlink:type="simple" xlink:show="embed" xlink:actuate="onLoad">
              <loext:p text:style-name="P1">=</loext:p>
            </draw:object>
            <draw:image xlink:href="./ObjectReplacements/Object 2" xlink:type="simple" xlink:show="embed" xlink:actuate="onLoad"/>
          </draw:frame>
          <draw:frame draw:z-index="1" draw:style-name="gr2" draw:text-style-name="P3" svg:width="45.466cm" svg:height="9.236cm" svg:x="0.212cm" svg:y="55.146cm">
            <draw:object draw:notify-on-update-of-ranges="'2020'.B29:'2020'.B54 '2020'.AJ2:'2020'.AJ2 '2020'.AJ29:'2020'.AJ54 '2020'.AK2:'2020'.AK2 '2020'.AK29:'2020'.A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52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164"/>
        <table:table-column table:style-name="co14" table:default-cell-style-name="ce164"/>
        <table:table-column table:style-name="co15" table:default-cell-style-name="ce164"/>
        <table:table-column table:style-name="co16" table:default-cell-style-name="ce164"/>
        <table:table-column table:style-name="co13" table:default-cell-style-name="ce164"/>
        <table:table-column table:style-name="co16" table:default-cell-style-name="ce164"/>
        <table:table-column table:style-name="co15" table:number-columns-repeated="2" table:default-cell-style-name="ce164"/>
        <table:table-column table:style-name="co13" table:default-cell-style-name="ce164"/>
        <table:table-column table:style-name="co16" table:default-cell-style-name="ce164"/>
        <table:table-column table:style-name="co15" table:number-columns-repeated="2" table:default-cell-style-name="ce164"/>
        <table:table-column table:style-name="co13" table:default-cell-style-name="ce164"/>
        <table:table-column table:style-name="co16" table:default-cell-style-name="ce164"/>
        <table:table-column table:style-name="co15" table:default-cell-style-name="ce164"/>
        <table:table-column table:style-name="co16" table:number-columns-repeated="3" table:default-cell-style-name="ce164"/>
        <table:table-column table:style-name="co15" table:number-columns-repeated="3" table:default-cell-style-name="ce164"/>
        <table:table-column table:style-name="co15" table:default-cell-style-name="ce79"/>
        <table:table-column table:style-name="co16" table:default-cell-style-name="ce79"/>
        <table:table-column table:style-name="co17" table:number-columns-repeated="2" table:default-cell-style-name="ce164"/>
        <table:table-column table:style-name="co18" table:default-cell-style-name="ce164"/>
        <table:table-column table:style-name="co19" table:default-cell-style-name="ce164"/>
        <table:table-column table:style-name="co19" table:default-cell-style-name="ce188"/>
        <table:table-column table:style-name="co18" table:default-cell-style-name="ce191"/>
        <table:table-column table:style-name="co15" table:default-cell-style-name="ce197"/>
        <table:table-column table:style-name="co16" table:default-cell-style-name="ce164"/>
        <table:table-column table:style-name="co19" table:default-cell-style-name="ce211"/>
        <table:table-column table:style-name="co20" table:default-cell-style-name="ce211"/>
        <table:table-column table:style-name="co2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number-columns-repeated="30" table:default-cell-style-name="ce164"/>
        <table:table-column table:style-name="co4" table:number-columns-repeated="954" table:default-cell-style-name="ce79"/>
        <table:table-row table:style-name="ro12">
          <table:table-cell table:style-name="ce39"/>
          <table:table-cell table:style-name="ce57" office:value-type="string" calcext:value-type="string" table:number-columns-spanned="2" table:number-rows-spanned="1">
            <text:p>CALENDRIER</text:p>
          </table:table-cell>
          <table:covered-table-cell table:style-name="ce181"/>
          <table:table-cell table:style-name="ce81" office:value-type="string" calcext:value-type="string">
            <text:p>COMMENTAIRE</text:p>
          </table:table-cell>
          <table:table-cell table:style-name="ce101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FARTLEK/RECUP’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ENDURANCE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CONDITION COURSE</text:p>
          </table:table-cell>
          <table:covered-table-cell table:number-columns-repeated="3" table:style-name="ce181"/>
          <table:table-cell table:style-name="ce101" office:value-type="string" calcext:value-type="string" table:number-columns-spanned="4" table:number-rows-spanned="1">
            <text:p>VELO</text:p>
          </table:table-cell>
          <table:covered-table-cell table:number-columns-repeated="3" table:style-name="ce181"/>
          <table:table-cell table:style-name="ce174" office:value-type="string" calcext:value-type="string" table:number-columns-spanned="3" table:number-rows-spanned="1">
            <text:p>PPG</text:p>
          </table:table-cell>
          <table:covered-table-cell table:style-name="ce181" office:value-type="string" calcext:value-type="string">
            <text:p>PPG</text:p>
          </table:covered-table-cell>
          <table:covered-table-cell table:style-name="ce181" office:value-type="string" calcext:value-type="string">
            <text:p>VOLUME</text:p>
          </table:covered-table-cell>
          <table:table-cell table:style-name="ce81" office:value-type="string" calcext:value-type="string">
            <text:p>VOLUME</text:p>
          </table:table-cell>
          <table:table-cell table:style-name="ce81" office:value-type="string" calcext:value-type="string">
            <text:p>Charge aiguë</text:p>
          </table:table-cell>
          <table:table-cell table:style-name="ce81" office:value-type="string" calcext:value-type="string">
            <text:p>Charge chronique 4 sem.</text:p>
          </table:table-cell>
          <table:table-cell table:style-name="ce81" office:value-type="string" calcext:value-type="string">
            <text:p>Charge chronique 8 sem.</text:p>
          </table:table-cell>
          <table:table-cell table:style-name="ce182" office:value-type="string" calcext:value-type="string">
            <text:p>Variation de charge</text:p>
          </table:table-cell>
          <table:table-cell table:style-name="ce189" office:value-type="string" calcext:value-type="string">
            <text:p>Indice de forme</text:p>
          </table:table-cell>
          <table:table-cell table:style-name="ce192" office:value-type="string" calcext:value-type="string">
            <text:p>FC max</text:p>
          </table:table-cell>
          <table:table-cell table:style-name="ce81" office:value-type="string" calcext:value-type="string">
            <text:p>FC repos</text:p>
          </table:table-cell>
          <table:table-cell table:style-name="ce204" office:value-type="string" calcext:value-type="string" table:number-columns-spanned="2" table:number-rows-spanned="1">
            <text:p>Total</text:p>
          </table:table-cell>
          <table:covered-table-cell table:style-name="ce214"/>
          <table:table-cell table:style-name="ce90" table:number-columns-spanned="1" table:number-rows-spanned="2"/>
          <table:table-cell table:style-name="ce90" table:number-columns-repeated="5"/>
          <table:table-cell table:number-columns-repeated="981"/>
        </table:table-row>
        <table:table-row table:style-name="ro12">
          <table:table-cell table:style-name="ce39"/>
          <table:table-cell table:style-name="ce57" table:number-columns-spanned="2" table:number-rows-spanned="1"/>
          <table:covered-table-cell table:style-name="ce181"/>
          <table:table-cell table:style-name="ce81"/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Dist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 office:value-type="string" calcext:value-type="string">
            <text:p>Séance</text:p>
          </table:table-cell>
          <table:table-cell table:style-name="ce81" office:value-type="string" calcext:value-type="string">
            <text:p>FC moy</text:p>
          </table:table-cell>
          <table:table-cell table:style-name="ce81" office:value-type="string" calcext:value-type="string">
            <text:p>Tps min</text:p>
          </table:table-cell>
          <table:table-cell table:style-name="ce81"/>
          <table:table-cell table:style-name="ce177" office:value-type="string" calcext:value-type="string">
            <text:p>Charge de la semaine</text:p>
          </table:table-cell>
          <table:table-cell table:style-name="ce177" office:value-type="string" calcext:value-type="string">
            <text:p>moyenne sur 4 semaines</text:p>
          </table:table-cell>
          <table:table-cell table:style-name="ce177" office:value-type="string" calcext:value-type="string">
            <text:p>moyenne sur 8 semaines</text:p>
          </table:table-cell>
          <table:table-cell table:style-name="ce177" office:value-type="string" calcext:value-type="string">
            <text:p>% de variation par rapport à la moyenne sur 4 semaines</text:p>
          </table:table-cell>
          <table:table-cell table:style-name="ce189"/>
          <table:table-cell table:style-name="ce192"/>
          <table:table-cell table:style-name="ce81"/>
          <table:table-cell table:style-name="ce206" office:value-type="string" calcext:value-type="string">
            <text:p>Distance</text:p>
          </table:table-cell>
          <table:table-cell table:style-name="ce206" office:value-type="string" calcext:value-type="string">
            <text:p>Temps</text:p>
          </table:table-cell>
          <table:covered-table-cell table:style-name="ce90"/>
          <table:table-cell table:style-name="ce90" table:number-columns-repeated="5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3]+[.L3]+[.P3]+[.T3]+[.X3]+[.AA3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3])/[.AD3]*10" office:value-type="string" office:string-value="" calcext:value-type="error">
            <text:p>#DIV/0 !</text:p>
          </table:table-cell>
          <table:table-cell table:style-name="ce190" table:formula="of:=([.AD3]-([.AC3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4]+[.L4]+[.P4]+[.T4]+[.X4]+[.AA4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4])/[.AD4]*10" office:value-type="string" office:string-value="" calcext:value-type="error">
            <text:p>#DIV/0 !</text:p>
          </table:table-cell>
          <table:table-cell table:style-name="ce190" table:formula="of:=([.AD4]-([.AC4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5]+[.L5]+[.P5]+[.T5]+[.X5]+[.AA5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5])/[.AD5]*10" office:value-type="string" office:string-value="" calcext:value-type="error">
            <text:p>#DIV/0 !</text:p>
          </table:table-cell>
          <table:table-cell table:style-name="ce190" table:formula="of:=([.AD5]-([.AC5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6]+[.L6]+[.P6]+[.T6]+[.X6]+[.AA6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number-columns-repeated="2"/>
          <table:table-cell table:style-name="ce198" table:formula="of:=([.AC6])/[.AD6]*10" office:value-type="string" office:string-value="" calcext:value-type="error">
            <text:p>#DIV/0 !</text:p>
          </table:table-cell>
          <table:table-cell table:style-name="ce190" table:formula="of:=([.AD6]-([.AC6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7]+[.L7]+[.P7]+[.T7]+[.X7]+[.AA7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4:.AC7])/4" office:value-type="float" office:value="0" calcext:value-type="float">
            <text:p>0,0</text:p>
          </table:table-cell>
          <table:table-cell table:style-name="ce313" table:formula="of:=SUM([.AD4:.AD7])/4" office:value-type="float" office:value="0" calcext:value-type="float">
            <text:p>0,0</text:p>
          </table:table-cell>
          <table:table-cell table:style-name="ce198" table:formula="of:=([.AC7])/[.AD7]*10" office:value-type="string" office:string-value="" calcext:value-type="error">
            <text:p>#DIV/0 !</text:p>
          </table:table-cell>
          <table:table-cell table:style-name="ce190" table:formula="of:=([.AD7]-([.AC7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8]+[.L8]+[.P8]+[.T8]+[.X8]+[.AA8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5:.AC8])/4" office:value-type="float" office:value="0" calcext:value-type="float">
            <text:p>0,0</text:p>
          </table:table-cell>
          <table:table-cell table:style-name="ce313" table:formula="of:=SUM([.AD5:.AD8])/4" office:value-type="float" office:value="0" calcext:value-type="float">
            <text:p>0,0</text:p>
          </table:table-cell>
          <table:table-cell table:style-name="ce198" table:formula="of:=([.AC8])/[.AD8]*10" office:value-type="string" office:string-value="" calcext:value-type="error">
            <text:p>#DIV/0 !</text:p>
          </table:table-cell>
          <table:table-cell table:style-name="ce190" table:formula="of:=([.AD8]-([.AC8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9]+[.L9]+[.P9]+[.T9]+[.X9]+[.AA9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6:.AC9])/4" office:value-type="float" office:value="0" calcext:value-type="float">
            <text:p>0,0</text:p>
          </table:table-cell>
          <table:table-cell table:style-name="ce313" table:formula="of:=SUM([.AD6:.AD9])/4" office:value-type="float" office:value="0" calcext:value-type="float">
            <text:p>0,0</text:p>
          </table:table-cell>
          <table:table-cell table:style-name="ce198" table:formula="of:=([.AC9])/[.AD9]*10" office:value-type="string" office:string-value="" calcext:value-type="error">
            <text:p>#DIV/0 !</text:p>
          </table:table-cell>
          <table:table-cell table:style-name="ce190" table:formula="of:=([.AD9]-([.AC9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0]+[.L10]+[.P10]+[.T10]+[.X10]+[.AA10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7:.AC10])/4" office:value-type="float" office:value="0" calcext:value-type="float">
            <text:p>0,0</text:p>
          </table:table-cell>
          <table:table-cell table:style-name="ce313" table:formula="of:=SUM([.AC3:.AC10])/4" office:value-type="float" office:value="0" calcext:value-type="float">
            <text:p>0,0</text:p>
          </table:table-cell>
          <table:table-cell table:style-name="ce198" table:formula="of:=([.AC10])/[.AD10]*10" office:value-type="string" office:string-value="" calcext:value-type="error">
            <text:p>#DIV/0 !</text:p>
          </table:table-cell>
          <table:table-cell table:style-name="ce190" table:formula="of:=([.AD10]-([.AC10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1]+[.L11]+[.P11]+[.T11]+[.X11]+[.AA11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8:.AC11])/4" office:value-type="float" office:value="0" calcext:value-type="float">
            <text:p>0,0</text:p>
          </table:table-cell>
          <table:table-cell table:style-name="ce313" table:formula="of:=SUM([.AC4:.AC11])/4" office:value-type="float" office:value="0" calcext:value-type="float">
            <text:p>0,0</text:p>
          </table:table-cell>
          <table:table-cell table:style-name="ce198" table:formula="of:=([.AC11])/[.AD11]*10" office:value-type="string" office:string-value="" calcext:value-type="error">
            <text:p>#DIV/0 !</text:p>
          </table:table-cell>
          <table:table-cell table:style-name="ce190" table:formula="of:=([.AD11]-([.AC11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2]+[.L12]+[.P12]+[.T12]+[.X12]+[.AA12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9:.AC12])/4" office:value-type="float" office:value="0" calcext:value-type="float">
            <text:p>0,0</text:p>
          </table:table-cell>
          <table:table-cell table:style-name="ce313" table:formula="of:=SUM([.AC5:.AC12])/4" office:value-type="float" office:value="0" calcext:value-type="float">
            <text:p>0,0</text:p>
          </table:table-cell>
          <table:table-cell table:style-name="ce198" table:formula="of:=([.AC12])/[.AD12]*10" office:value-type="string" office:string-value="" calcext:value-type="error">
            <text:p>#DIV/0 !</text:p>
          </table:table-cell>
          <table:table-cell table:style-name="ce190" table:formula="of:=([.AD12]-([.AC12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3]+[.L13]+[.P13]+[.T13]+[.X13]+[.AA13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0:.AC13])/4" office:value-type="float" office:value="0" calcext:value-type="float">
            <text:p>0,0</text:p>
          </table:table-cell>
          <table:table-cell table:style-name="ce313" table:formula="of:=SUM([.AC6:.AC13])/4" office:value-type="float" office:value="0" calcext:value-type="float">
            <text:p>0,0</text:p>
          </table:table-cell>
          <table:table-cell table:style-name="ce198" table:formula="of:=([.AC13])/[.AD13]*10" office:value-type="string" office:string-value="" calcext:value-type="error">
            <text:p>#DIV/0 !</text:p>
          </table:table-cell>
          <table:table-cell table:style-name="ce190" table:formula="of:=([.AD13]-([.AC13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4]+[.L14]+[.P14]+[.T14]+[.X14]+[.AA14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1:.AC14])/4" office:value-type="float" office:value="0" calcext:value-type="float">
            <text:p>0,0</text:p>
          </table:table-cell>
          <table:table-cell table:style-name="ce313" table:formula="of:=SUM([.AC7:.AC14])/4" office:value-type="float" office:value="0" calcext:value-type="float">
            <text:p>0,0</text:p>
          </table:table-cell>
          <table:table-cell table:style-name="ce198" table:formula="of:=([.AC14])/[.AD14]*10" office:value-type="string" office:string-value="" calcext:value-type="error">
            <text:p>#DIV/0 !</text:p>
          </table:table-cell>
          <table:table-cell table:style-name="ce190" table:formula="of:=([.AD14]-([.AC14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5]+[.L15]+[.P15]+[.T15]+[.X15]+[.AA15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2:.AC15])/4" office:value-type="float" office:value="0" calcext:value-type="float">
            <text:p>0,0</text:p>
          </table:table-cell>
          <table:table-cell table:style-name="ce313" table:formula="of:=SUM([.AC8:.AC15])/4" office:value-type="float" office:value="0" calcext:value-type="float">
            <text:p>0,0</text:p>
          </table:table-cell>
          <table:table-cell table:style-name="ce198" table:formula="of:=([.AC15])/[.AD15]*10" office:value-type="string" office:string-value="" calcext:value-type="error">
            <text:p>#DIV/0 !</text:p>
          </table:table-cell>
          <table:table-cell table:style-name="ce190" table:formula="of:=([.AD15]-([.AC15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6]+[.L16]+[.P16]+[.T16]+[.X16]+[.AA16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3:.AC16])/4" office:value-type="float" office:value="0" calcext:value-type="float">
            <text:p>0,0</text:p>
          </table:table-cell>
          <table:table-cell table:style-name="ce313" table:formula="of:=SUM([.AC9:.AC16])/4" office:value-type="float" office:value="0" calcext:value-type="float">
            <text:p>0,0</text:p>
          </table:table-cell>
          <table:table-cell table:style-name="ce198" table:formula="of:=([.AC16])/[.AD16]*10" office:value-type="string" office:string-value="" calcext:value-type="error">
            <text:p>#DIV/0 !</text:p>
          </table:table-cell>
          <table:table-cell table:style-name="ce190" table:formula="of:=([.AD16]-([.AC16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7]+[.L17]+[.P17]+[.T17]+[.X17]+[.AA17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4:.AC17])/4" office:value-type="float" office:value="0" calcext:value-type="float">
            <text:p>0,0</text:p>
          </table:table-cell>
          <table:table-cell table:style-name="ce313" table:formula="of:=SUM([.AC10:.AC17])/4" office:value-type="float" office:value="0" calcext:value-type="float">
            <text:p>0,0</text:p>
          </table:table-cell>
          <table:table-cell table:style-name="ce198" table:formula="of:=([.AC17])/[.AD17]*10" office:value-type="string" office:string-value="" calcext:value-type="error">
            <text:p>#DIV/0 !</text:p>
          </table:table-cell>
          <table:table-cell table:style-name="ce190" table:formula="of:=([.AD17]-([.AC17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8]+[.L18]+[.P18]+[.T18]+[.X18]+[.AA18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5:.AC18])/4" office:value-type="float" office:value="0" calcext:value-type="float">
            <text:p>0,0</text:p>
          </table:table-cell>
          <table:table-cell table:style-name="ce313" table:formula="of:=SUM([.AC11:.AC18])/4" office:value-type="float" office:value="0" calcext:value-type="float">
            <text:p>0,0</text:p>
          </table:table-cell>
          <table:table-cell table:style-name="ce198" table:formula="of:=([.AC18])/[.AD18]*10" office:value-type="string" office:string-value="" calcext:value-type="error">
            <text:p>#DIV/0 !</text:p>
          </table:table-cell>
          <table:table-cell table:style-name="ce190" table:formula="of:=([.AD18]-([.AC18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19]+[.L19]+[.P19]+[.T19]+[.X19]+[.AA19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6:.AC19])/4" office:value-type="float" office:value="0" calcext:value-type="float">
            <text:p>0,0</text:p>
          </table:table-cell>
          <table:table-cell table:style-name="ce313" table:formula="of:=SUM([.AC12:.AC19])/4" office:value-type="float" office:value="0" calcext:value-type="float">
            <text:p>0,0</text:p>
          </table:table-cell>
          <table:table-cell table:style-name="ce198" table:formula="of:=([.AC19])/[.AD19]*10" office:value-type="string" office:string-value="" calcext:value-type="error">
            <text:p>#DIV/0 !</text:p>
          </table:table-cell>
          <table:table-cell table:style-name="ce190" table:formula="of:=([.AD19]-([.AC19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0]+[.L20]+[.P20]+[.T20]+[.X20]+[.AA20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7:.AC20])/4" office:value-type="float" office:value="0" calcext:value-type="float">
            <text:p>0,0</text:p>
          </table:table-cell>
          <table:table-cell table:style-name="ce313" table:formula="of:=SUM([.AC13:.AC20])/4" office:value-type="float" office:value="0" calcext:value-type="float">
            <text:p>0,0</text:p>
          </table:table-cell>
          <table:table-cell table:style-name="ce198" table:formula="of:=([.AC20])/[.AD20]*10" office:value-type="string" office:string-value="" calcext:value-type="error">
            <text:p>#DIV/0 !</text:p>
          </table:table-cell>
          <table:table-cell table:style-name="ce190" table:formula="of:=([.AD20]-([.AC20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1]+[.L21]+[.P21]+[.T21]+[.X21]+[.AA21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8:.AC21])/4" office:value-type="float" office:value="0" calcext:value-type="float">
            <text:p>0,0</text:p>
          </table:table-cell>
          <table:table-cell table:style-name="ce313" table:formula="of:=SUM([.AC14:.AC21])/4" office:value-type="float" office:value="0" calcext:value-type="float">
            <text:p>0,0</text:p>
          </table:table-cell>
          <table:table-cell table:style-name="ce198" table:formula="of:=([.AC21])/[.AD21]*10" office:value-type="string" office:string-value="" calcext:value-type="error">
            <text:p>#DIV/0 !</text:p>
          </table:table-cell>
          <table:table-cell table:style-name="ce190" table:formula="of:=([.AD21]-([.AC21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2]+[.L22]+[.P22]+[.T22]+[.X22]+[.AA22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19:.AC22])/4" office:value-type="float" office:value="0" calcext:value-type="float">
            <text:p>0,0</text:p>
          </table:table-cell>
          <table:table-cell table:style-name="ce313" table:formula="of:=SUM([.AC15:.AC22])/4" office:value-type="float" office:value="0" calcext:value-type="float">
            <text:p>0,0</text:p>
          </table:table-cell>
          <table:table-cell table:style-name="ce198" table:formula="of:=([.AC22])/[.AD22]*10" office:value-type="string" office:string-value="" calcext:value-type="error">
            <text:p>#DIV/0 !</text:p>
          </table:table-cell>
          <table:table-cell table:style-name="ce190" table:formula="of:=([.AD22]-([.AC22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3]+[.L23]+[.P23]+[.T23]+[.X23]+[.AA23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0:.AC23])/4" office:value-type="float" office:value="0" calcext:value-type="float">
            <text:p>0,0</text:p>
          </table:table-cell>
          <table:table-cell table:style-name="ce313" table:formula="of:=SUM([.AC16:.AC23])/4" office:value-type="float" office:value="0" calcext:value-type="float">
            <text:p>0,0</text:p>
          </table:table-cell>
          <table:table-cell table:style-name="ce198" table:formula="of:=([.AC23])/[.AD23]*10" office:value-type="string" office:string-value="" calcext:value-type="error">
            <text:p>#DIV/0 !</text:p>
          </table:table-cell>
          <table:table-cell table:style-name="ce190" table:formula="of:=([.AD23]-([.AC23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4]+[.L24]+[.P24]+[.T24]+[.X24]+[.AA24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1:.AC24])/4" office:value-type="float" office:value="0" calcext:value-type="float">
            <text:p>0,0</text:p>
          </table:table-cell>
          <table:table-cell table:style-name="ce313" table:formula="of:=SUM([.AC17:.AC24])/4" office:value-type="float" office:value="0" calcext:value-type="float">
            <text:p>0,0</text:p>
          </table:table-cell>
          <table:table-cell table:style-name="ce198" table:formula="of:=([.AC24])/[.AD24]*10" office:value-type="string" office:string-value="" calcext:value-type="error">
            <text:p>#DIV/0 !</text:p>
          </table:table-cell>
          <table:table-cell table:style-name="ce190" table:formula="of:=([.AD24]-([.AC24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5]+[.L25]+[.P25]+[.T25]+[.X25]+[.AA25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2:.AC25])/4" office:value-type="float" office:value="0" calcext:value-type="float">
            <text:p>0,0</text:p>
          </table:table-cell>
          <table:table-cell table:style-name="ce313" table:formula="of:=SUM([.AC18:.AC25])/4" office:value-type="float" office:value="0" calcext:value-type="float">
            <text:p>0,0</text:p>
          </table:table-cell>
          <table:table-cell table:style-name="ce198" table:formula="of:=([.AC25])/[.AD25]*10" office:value-type="string" office:string-value="" calcext:value-type="error">
            <text:p>#DIV/0 !</text:p>
          </table:table-cell>
          <table:table-cell table:style-name="ce190" table:formula="of:=([.AD25]-([.AC25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6]+[.L26]+[.P26]+[.T26]+[.X26]+[.AA26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3:.AC26])/4" office:value-type="float" office:value="0" calcext:value-type="float">
            <text:p>0,0</text:p>
          </table:table-cell>
          <table:table-cell table:style-name="ce313" table:formula="of:=SUM([.AC19:.AC26])/4" office:value-type="float" office:value="0" calcext:value-type="float">
            <text:p>0,0</text:p>
          </table:table-cell>
          <table:table-cell table:style-name="ce198" table:formula="of:=([.AC26])/[.AD26]*10" office:value-type="string" office:string-value="" calcext:value-type="error">
            <text:p>#DIV/0 !</text:p>
          </table:table-cell>
          <table:table-cell table:style-name="ce190" table:formula="of:=([.AD26]-([.AC26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7]+[.L27]+[.P27]+[.T27]+[.X27]+[.AA27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4:.AC27])/4" office:value-type="float" office:value="0" calcext:value-type="float">
            <text:p>0,0</text:p>
          </table:table-cell>
          <table:table-cell table:style-name="ce313" table:formula="of:=SUM([.AC20:.AC27])/4" office:value-type="float" office:value="0" calcext:value-type="float">
            <text:p>0,0</text:p>
          </table:table-cell>
          <table:table-cell table:style-name="ce198" table:formula="of:=([.AC27])/[.AD27]*10" office:value-type="string" office:string-value="" calcext:value-type="error">
            <text:p>#DIV/0 !</text:p>
          </table:table-cell>
          <table:table-cell table:style-name="ce190" table:formula="of:=([.AD27]-([.AC27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39"/>
          <table:table-cell table:style-name="ce81" table:number-columns-repeated="3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 table:number-columns-repeated="2"/>
          <table:table-cell table:style-name="ce103"/>
          <table:table-cell table:style-name="ce132"/>
          <table:table-cell table:style-name="ce175" table:formula="of:=[.H28]+[.L28]+[.P28]+[.T28]+[.X28]+[.AA28]" office:value-type="float" office:value="0" calcext:value-type="float">
            <text:p>0,0</text:p>
          </table:table-cell>
          <table:table-cell table:style-name="ce113" office:value-type="float" office:value="0" calcext:value-type="float">
            <text:p>0,0</text:p>
          </table:table-cell>
          <table:table-cell table:style-name="ce313" table:formula="of:=SUM([.AC25:.AC28])/4" office:value-type="float" office:value="0" calcext:value-type="float">
            <text:p>0,0</text:p>
          </table:table-cell>
          <table:table-cell table:style-name="ce313" table:formula="of:=SUM([.AC21:.AC28])/4" office:value-type="float" office:value="0" calcext:value-type="float">
            <text:p>0,0</text:p>
          </table:table-cell>
          <table:table-cell table:style-name="ce198" table:formula="of:=([.AC28])/[.AD28]*10" office:value-type="string" office:string-value="" calcext:value-type="error">
            <text:p>#DIV/0 !</text:p>
          </table:table-cell>
          <table:table-cell table:style-name="ce190" table:formula="of:=([.AD28]-([.AC28]))/7" office:value-type="float" office:value="0" calcext:value-type="float">
            <text:p>0,0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6" table:number-columns-repeated="2"/>
          <table:table-cell table:style-name="ce90" table:number-columns-repeated="6"/>
          <table:table-cell table:number-columns-repeated="981"/>
        </table:table-row>
        <table:table-row table:style-name="ro1">
          <table:table-cell table:style-name="ce40" office:value-type="string" calcext:value-type="string" table:number-columns-spanned="1" table:number-rows-spanned="4">
            <text:p>Reprise</text:p>
          </table:table-cell>
          <table:table-cell table:style-name="ce58" office:value-type="date" office:date-value="2020-07-06" calcext:value-type="date">
            <text:p>06/07/2020</text:p>
          </table:table-cell>
          <table:table-cell table:style-name="ce58" office:value-type="date" office:date-value="2020-07-12" calcext:value-type="date">
            <text:p>12/07/2020</text:p>
          </table:table-cell>
          <table:table-cell table:style-name="ce58"/>
          <table:table-cell table:style-name="ce103" table:number-columns-repeated="4"/>
          <table:table-cell table:style-name="ce145"/>
          <table:table-cell table:style-name="ce145" office:value-type="float" office:value="8.43" calcext:value-type="float">
            <text:p>8,4</text:p>
          </table:table-cell>
          <table:table-cell table:style-name="ce145" office:value-type="float" office:value="166" calcext:value-type="float">
            <text:p>166,0</text:p>
          </table:table-cell>
          <table:table-cell table:style-name="ce145" office:value-type="float" office:value="44.15" calcext:value-type="float">
            <text:p>44,2</text:p>
          </table:table-cell>
          <table:table-cell table:style-name="ce146"/>
          <table:table-cell table:style-name="ce103" table:number-columns-repeated="3"/>
          <table:table-cell table:style-name="ce167"/>
          <table:table-cell table:style-name="ce103" table:number-columns-repeated="8"/>
          <table:table-cell table:style-name="ce132" table:number-columns-repeated="2"/>
          <table:table-cell table:style-name="ce175" table:formula="of:=[.H29]+[.L29]+[.P29]+[.T29]+[.X29]+[.AA29]" office:value-type="float" office:value="44.15" calcext:value-type="float">
            <text:p>44,2</text:p>
          </table:table-cell>
          <table:table-cell table:style-name="ce113" table:formula="of:=1.3*[.H29]*([.G29]-[.AI29])/([.AH29]-[.AI29])*0.64*EXP(1.92*([.G29]-[.AI29])/([.AH29]-[.AI29]))+[.L29]*([.K29]-[.AI29])/([.AH29]-[.AI29])*0.64*EXP(1.92*([.K29]-[.AI29])/([.AH29]-[.AI29]))+[.P29]*([.O29]-[.AI29])/([.AH29]-[.AI29])*0.64*EXP(1.92*([.O29]-[.AI29])/([.AH29]-[.AI29]))+[.T29]*([.S29]-[.AI29])/([.AH29]-[.AI29])*0.64*EXP(1.92*([.S29]-[.AI29])/([.AH29]-[.AI29]))+[.X29]*([.W29]-[.AI29])/([.AH29]-[.AI29])*0.64*EXP(1.92*([.W29]-[.AI29])/([.AH29]-[.AI29]))+[.AA29]*([.Z29]-[.AI29])/([.AH29]-[.AI29])*0.64*EXP(1.92*([.Z29]-[.AI29])/([.AH29]-[.AI29]))" office:value-type="float" office:value="105.708275548892" calcext:value-type="float">
            <text:p>105,7</text:p>
          </table:table-cell>
          <table:table-cell table:style-name="ce313" table:formula="of:=SUM([.AC26:.AC29])/4" office:value-type="float" office:value="26.427068887223" calcext:value-type="float">
            <text:p>26,4</text:p>
          </table:table-cell>
          <table:table-cell table:style-name="ce313" table:formula="of:=SUM([.AC22:.AC29])/4" office:value-type="float" office:value="26.427068887223" calcext:value-type="float">
            <text:p>26,4</text:p>
          </table:table-cell>
          <table:table-cell table:style-name="ce198" table:formula="of:=([.AC29])/[.AD29]*10" office:value-type="float" office:value="40" calcext:value-type="float">
            <text:p>40,00</text:p>
          </table:table-cell>
          <table:table-cell table:style-name="ce190" table:formula="of:=([.AD29]-([.AC29]))/7" office:value-type="float" office:value="-11.3258866659527" calcext:value-type="float">
            <text:p>-11,33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0" office:value-type="float" office:value="60" calcext:value-type="float">
            <text:p>60,0</text:p>
          </table:table-cell>
          <table:table-cell table:style-name="ce208" table:formula="of:=[.F29]+[.J29]+[.N29]+[.R29]+[.V29]+216" office:value-type="float" office:value="224.43" calcext:value-type="float">
            <text:p>224,4</text:p>
          </table:table-cell>
          <table:table-cell table:style-name="ce208" table:formula="of:=([.H29]+[.L29]+[.P29]+[.T29]+[.X29]+[.AA29])/60+24.5" office:value-type="float" office:value="25.2358333333333" calcext:value-type="float">
            <text:p>25,2</text:p>
          </table:table-cell>
          <table:table-cell table:style-name="ce79" table:number-columns-repeated="2"/>
          <table:table-cell table:number-columns-repeated="985"/>
        </table:table-row>
        <table:table-row table:style-name="ro1">
          <table:covered-table-cell table:style-name="ce41"/>
          <table:table-cell table:style-name="ce58" office:value-type="date" office:date-value="2020-07-13" calcext:value-type="date">
            <text:p>13/07/2020</text:p>
          </table:table-cell>
          <table:table-cell table:style-name="ce58" office:value-type="date" office:date-value="2020-07-19" calcext:value-type="date">
            <text:p>19/07/2020</text:p>
          </table:table-cell>
          <table:table-cell table:style-name="ce58"/>
          <table:table-cell table:style-name="ce103" table:number-columns-repeated="4"/>
          <table:table-cell table:style-name="ce145"/>
          <table:table-cell table:style-name="ce145" office:value-type="float" office:value="7.51" calcext:value-type="float">
            <text:p>7,5</text:p>
          </table:table-cell>
          <table:table-cell table:style-name="ce145" office:value-type="float" office:value="155" calcext:value-type="float">
            <text:p>155,0</text:p>
          </table:table-cell>
          <table:table-cell table:style-name="ce145" office:value-type="float" office:value="49.1" calcext:value-type="float">
            <text:p>49,1</text:p>
          </table:table-cell>
          <table:table-cell table:style-name="ce146"/>
          <table:table-cell table:style-name="ce103" table:number-columns-repeated="3"/>
          <table:table-cell table:style-name="ce167"/>
          <table:table-cell table:style-name="ce103" table:number-columns-repeated="8"/>
          <table:table-cell table:style-name="ce132" table:number-columns-repeated="2"/>
          <table:table-cell table:style-name="ce175" table:formula="of:=[.H30]+[.L30]+[.P30]+[.T30]+[.X30]+[.AA30]" office:value-type="float" office:value="49.1" calcext:value-type="float">
            <text:p>49,1</text:p>
          </table:table-cell>
          <table:table-cell table:style-name="ce113" table:formula="of:=1.3*[.H30]*([.G30]-[.AI30])/([.AH30]-[.AI30])*0.64*EXP(1.92*([.G30]-[.AI30])/([.AH30]-[.AI30]))+[.L30]*([.K30]-[.AI30])/([.AH30]-[.AI30])*0.64*EXP(1.92*([.K30]-[.AI30])/([.AH30]-[.AI30]))+[.P30]*([.O30]-[.AI30])/([.AH30]-[.AI30])*0.64*EXP(1.92*([.O30]-[.AI30])/([.AH30]-[.AI30]))+[.T30]*([.S30]-[.AI30])/([.AH30]-[.AI30])*0.64*EXP(1.92*([.S30]-[.AI30])/([.AH30]-[.AI30]))+[.X30]*([.W30]-[.AI30])/([.AH30]-[.AI30])*0.64*EXP(1.92*([.W30]-[.AI30])/([.AH30]-[.AI30]))+[.AA30]*([.Z30]-[.AI30])/([.AH30]-[.AI30])*0.64*EXP(1.92*([.Z30]-[.AI30])/([.AH30]-[.AI30]))" office:value-type="float" office:value="89.7996243801495" calcext:value-type="float">
            <text:p>89,8</text:p>
          </table:table-cell>
          <table:table-cell table:style-name="ce313" table:formula="of:=SUM([.AC27:.AC30])/4" office:value-type="float" office:value="48.8769749822604" calcext:value-type="float">
            <text:p>48,9</text:p>
          </table:table-cell>
          <table:table-cell table:style-name="ce313" table:formula="of:=SUM([.AC23:.AC30])/4" office:value-type="float" office:value="48.8769749822604" calcext:value-type="float">
            <text:p>48,9</text:p>
          </table:table-cell>
          <table:table-cell table:style-name="ce198" table:formula="of:=([.AC30])/[.AD30]*10" office:value-type="float" office:value="18.3725822665461" calcext:value-type="float">
            <text:p>18,37</text:p>
          </table:table-cell>
          <table:table-cell table:style-name="ce190" table:formula="of:=([.AD30]-([.AC30]))/7" office:value-type="float" office:value="-5.84609277112702" calcext:value-type="float">
            <text:p>-5,8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29]+[.F30]+[.J30]+[.N30]+[.R30]+[.V30]" office:value-type="float" office:value="231.94" calcext:value-type="float">
            <text:p>231,9</text:p>
          </table:table-cell>
          <table:table-cell table:style-name="ce208" table:formula="of:=[.AK29]+([.H30]+[.L30]+[.P30]+[.T30]+[.X30]+[.AA30])/60" office:value-type="float" office:value="26.0541666666666" calcext:value-type="float">
            <text:p>26,1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covered-table-cell table:style-name="ce41"/>
          <table:table-cell table:style-name="ce58" office:value-type="date" office:date-value="2020-07-20" calcext:value-type="date">
            <text:p>20/07/2020</text:p>
          </table:table-cell>
          <table:table-cell table:style-name="ce58" office:value-type="date" office:date-value="2020-07-26" calcext:value-type="date">
            <text:p>26/07/2020</text:p>
          </table:table-cell>
          <table:table-cell table:style-name="ce58"/>
          <table:table-cell table:style-name="ce103" table:number-columns-repeated="4"/>
          <table:table-cell table:style-name="ce145"/>
          <table:table-cell table:style-name="ce145" office:value-type="float" office:value="7.48" calcext:value-type="float">
            <text:p>7,5</text:p>
          </table:table-cell>
          <table:table-cell table:style-name="ce145" office:value-type="float" office:value="166" calcext:value-type="float">
            <text:p>166,0</text:p>
          </table:table-cell>
          <table:table-cell table:style-name="ce145" office:value-type="float" office:value="43.48" calcext:value-type="float">
            <text:p>43,5</text:p>
          </table:table-cell>
          <table:table-cell table:style-name="ce159"/>
          <table:table-cell table:style-name="ce159" office:value-type="float" office:value="15.05" calcext:value-type="float">
            <text:p>15,1</text:p>
          </table:table-cell>
          <table:table-cell table:style-name="ce159" office:value-type="float" office:value="147" calcext:value-type="float">
            <text:p>147,0</text:p>
          </table:table-cell>
          <table:table-cell table:style-name="ce159" office:value-type="float" office:value="84" calcext:value-type="float">
            <text:p>84,0</text:p>
          </table:table-cell>
          <table:table-cell table:style-name="ce146"/>
          <table:table-cell table:style-name="ce103" table:number-columns-repeated="8"/>
          <table:table-cell table:style-name="ce132" table:number-columns-repeated="2"/>
          <table:table-cell table:style-name="ce175" table:formula="of:=[.H31]+[.L31]+[.P31]+[.T31]+[.X31]+[.AA31]" office:value-type="float" office:value="127.48" calcext:value-type="float">
            <text:p>127,5</text:p>
          </table:table-cell>
          <table:table-cell table:style-name="ce180" table:formula="of:=1.3*[.H31]*([.G31]-[.AI31])/([.AH31]-[.AI31])*0.64*EXP(1.92*([.G31]-[.AI31])/([.AH31]-[.AI31]))+[.L31]*([.K31]-[.AI31])/([.AH31]-[.AI31])*0.64*EXP(1.92*([.K31]-[.AI31])/([.AH31]-[.AI31]))+[.P31]*([.O31]-[.AI31])/([.AH31]-[.AI31])*0.64*EXP(1.92*([.O31]-[.AI31])/([.AH31]-[.AI31]))+[.T31]*([.S31]-[.AI31])/([.AH31]-[.AI31])*0.64*EXP(1.92*([.S31]-[.AI31])/([.AH31]-[.AI31]))+[.X31]*([.W31]-[.AI31])/([.AH31]-[.AI31])*0.64*EXP(1.92*([.W31]-[.AI31])/([.AH31]-[.AI31]))+[.AA31]*([.Z31]-[.AI31])/([.AH31]-[.AI31])*0.64*EXP(1.92*([.Z31]-[.AI31])/([.AH31]-[.AI31]))" office:value-type="float" office:value="229.358514913092" calcext:value-type="float">
            <text:p>229,4</text:p>
          </table:table-cell>
          <table:table-cell table:style-name="ce313" table:formula="of:=SUM([.AC28:.AC31])/4" office:value-type="float" office:value="106.216603710533" calcext:value-type="float">
            <text:p>106,2</text:p>
          </table:table-cell>
          <table:table-cell table:style-name="ce313" table:formula="of:=SUM([.AC24:.AC31])/4" office:value-type="float" office:value="106.216603710533" calcext:value-type="float">
            <text:p>106,2</text:p>
          </table:table-cell>
          <table:table-cell table:style-name="ce198" table:formula="of:=([.AC31])/[.AD31]*10" office:value-type="float" office:value="21.5934709735354" calcext:value-type="float">
            <text:p>21,59</text:p>
          </table:table-cell>
          <table:table-cell table:style-name="ce190" table:formula="of:=([.AD31]-([.AC31]))/7" office:value-type="float" office:value="-17.5917016003655" calcext:value-type="float">
            <text:p>-17,59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30]+[.F31]+[.J31]+[.N31]+[.R31]+[.V31]" office:value-type="float" office:value="254.47" calcext:value-type="float">
            <text:p>254,5</text:p>
          </table:table-cell>
          <table:table-cell table:style-name="ce208" table:formula="of:=[.AK30]+([.H31]+[.L31]+[.P31]+[.T31]+[.X31]+[.AA31])/60" office:value-type="float" office:value="28.1788333333333" calcext:value-type="float">
            <text:p>28,2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covered-table-cell table:style-name="ce41"/>
          <table:table-cell table:style-name="ce58" office:value-type="date" office:date-value="2020-07-27" calcext:value-type="date">
            <text:p>27/07/2020</text:p>
          </table:table-cell>
          <table:table-cell table:style-name="ce58" office:value-type="date" office:date-value="2020-08-02" calcext:value-type="date">
            <text:p>02/08/2020</text:p>
          </table:table-cell>
          <table:table-cell table:style-name="ce58"/>
          <table:table-cell table:style-name="ce103"/>
          <table:table-cell table:style-name="ce120" table:number-columns-repeated="3"/>
          <table:table-cell table:style-name="ce145"/>
          <table:table-cell table:style-name="ce145" office:value-type="float" office:value="6.24" calcext:value-type="float">
            <text:p>6,2</text:p>
          </table:table-cell>
          <table:table-cell table:style-name="ce145" office:value-type="float" office:value="101" calcext:value-type="float">
            <text:p>101,0</text:p>
          </table:table-cell>
          <table:table-cell table:style-name="ce145" office:value-type="float" office:value="176" calcext:value-type="float">
            <text:p>176,0</text:p>
          </table:table-cell>
          <table:table-cell table:style-name="ce146" table:number-columns-repeated="4"/>
          <table:table-cell table:style-name="ce169"/>
          <table:table-cell table:style-name="ce169" office:value-type="float" office:value="8.4" calcext:value-type="float">
            <text:p>8,4</text:p>
          </table:table-cell>
          <table:table-cell table:style-name="ce169" office:value-type="float" office:value="152" calcext:value-type="float">
            <text:p>152,0</text:p>
          </table:table-cell>
          <table:table-cell table:style-name="ce169" office:value-type="float" office:value="55.75" calcext:value-type="float">
            <text:p>55,8</text:p>
          </table:table-cell>
          <table:table-cell table:style-name="ce146" table:number-columns-repeated="5"/>
          <table:table-cell table:style-name="ce132" table:number-columns-repeated="2"/>
          <table:table-cell table:style-name="ce175" table:formula="of:=[.H32]+[.L32]+[.P32]+[.T32]+[.X32]+[.AA32]" office:value-type="float" office:value="231.75" calcext:value-type="float">
            <text:p>231,8</text:p>
          </table:table-cell>
          <table:table-cell table:style-name="ce180" table:formula="of:=1.3*[.H32]*([.G32]-[.AI32])/([.AH32]-[.AI32])*0.64*EXP(1.92*([.G32]-[.AI32])/([.AH32]-[.AI32]))+[.L32]*([.K32]-[.AI32])/([.AH32]-[.AI32])*0.64*EXP(1.92*([.K32]-[.AI32])/([.AH32]-[.AI32]))+[.P32]*([.O32]-[.AI32])/([.AH32]-[.AI32])*0.64*EXP(1.92*([.O32]-[.AI32])/([.AH32]-[.AI32]))+[.T32]*([.S32]-[.AI32])/([.AH32]-[.AI32])*0.64*EXP(1.92*([.S32]-[.AI32])/([.AH32]-[.AI32]))+[.X32]*([.W32]-[.AI32])/([.AH32]-[.AI32])*0.64*EXP(1.92*([.W32]-[.AI32])/([.AH32]-[.AI32]))+[.AA32]*([.Z32]-[.AI32])/([.AH32]-[.AI32])*0.64*EXP(1.92*([.Z32]-[.AI32])/([.AH32]-[.AI32]))" office:value-type="float" office:value="157.926732170449" calcext:value-type="float">
            <text:p>157,9</text:p>
          </table:table-cell>
          <table:table-cell table:style-name="ce313" table:formula="of:=SUM([.AC29:.AC32])/4" office:value-type="float" office:value="145.698286753145" calcext:value-type="float">
            <text:p>145,7</text:p>
          </table:table-cell>
          <table:table-cell table:style-name="ce313" table:formula="of:=SUM([.AC25:.AC32])/4" office:value-type="float" office:value="145.698286753145" calcext:value-type="float">
            <text:p>145,7</text:p>
          </table:table-cell>
          <table:table-cell table:style-name="ce198" table:formula="of:=([.AC32])/[.AD32]*10" office:value-type="float" office:value="10.8392991908012" calcext:value-type="float">
            <text:p>10,84</text:p>
          </table:table-cell>
          <table:table-cell table:style-name="ce190" table:formula="of:=([.AD32]-([.AC32]))/7" office:value-type="float" office:value="-1.74692077390046" calcext:value-type="float">
            <text:p>-1,7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31]+[.F32]+[.J32]+[.N32]+[.R32]+[.V32]" office:value-type="float" office:value="269.11" calcext:value-type="float">
            <text:p>269,1</text:p>
          </table:table-cell>
          <table:table-cell table:style-name="ce208" table:formula="of:=[.AK31]+([.H32]+[.L32]+[.P32]+[.T32]+[.X32]+[.AA32])/60" office:value-type="float" office:value="32.0413333333333" calcext:value-type="float">
            <text:p>32,0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table-cell table:style-name="ce44" office:value-type="string" calcext:value-type="string" table:number-columns-spanned="1" table:number-rows-spanned="5">
            <text:p>Prépa. Générale</text:p>
          </table:table-cell>
          <table:table-cell table:style-name="ce58" office:value-type="date" office:date-value="2020-08-03" calcext:value-type="date">
            <text:p>03/08/2020</text:p>
          </table:table-cell>
          <table:table-cell table:style-name="ce58" office:value-type="date" office:date-value="2020-08-09" calcext:value-type="date">
            <text:p>09/08/2020</text:p>
          </table:table-cell>
          <table:table-cell table:style-name="ce58"/>
          <table:table-cell table:style-name="ce104" office:value-type="string" calcext:value-type="string">
            <text:p>2*8*30/30 r=3’</text:p>
          </table:table-cell>
          <table:table-cell table:style-name="ce104" office:value-type="float" office:value="7.16" calcext:value-type="float">
            <text:p>7,2</text:p>
          </table:table-cell>
          <table:table-cell table:style-name="ce104" office:value-type="float" office:value="160" calcext:value-type="float">
            <text:p>160,0</text:p>
          </table:table-cell>
          <table:table-cell table:style-name="ce104" office:value-type="float" office:value="40" calcext:value-type="float">
            <text:p>40,0</text:p>
          </table:table-cell>
          <table:table-cell table:style-name="ce146"/>
          <table:table-cell table:style-name="ce157" table:number-columns-repeated="4"/>
          <table:table-cell table:style-name="ce146" table:number-columns-repeated="3"/>
          <table:table-cell table:style-name="ce170"/>
          <table:table-cell table:style-name="ce170" office:value-type="float" office:value="11.61" calcext:value-type="float">
            <text:p>11,6</text:p>
          </table:table-cell>
          <table:table-cell table:style-name="ce170" office:value-type="float" office:value="159" calcext:value-type="float">
            <text:p>159,0</text:p>
          </table:table-cell>
          <table:table-cell table:style-name="ce170" office:value-type="float" office:value="27.5" calcext:value-type="float">
            <text:p>27,5</text:p>
          </table:table-cell>
          <table:table-cell table:style-name="ce170"/>
          <table:table-cell table:style-name="ce170" office:value-type="float" office:value="68.89" calcext:value-type="float">
            <text:p>68,9</text:p>
          </table:table-cell>
          <table:table-cell table:style-name="ce170" office:value-type="float" office:value="122" calcext:value-type="float">
            <text:p>122,0</text:p>
          </table:table-cell>
          <table:table-cell table:style-name="ce170" office:value-type="float" office:value="201" calcext:value-type="float">
            <text:p>201,0</text:p>
          </table:table-cell>
          <table:table-cell table:style-name="ce146"/>
          <table:table-cell table:style-name="ce132" table:number-columns-repeated="2"/>
          <table:table-cell table:style-name="ce175" table:formula="of:=[.H33]+[.L33]+[.P33]+[.T33]+[.X33]+[.AA33]" office:value-type="float" office:value="268.5" calcext:value-type="float">
            <text:p>268,5</text:p>
          </table:table-cell>
          <table:table-cell table:style-name="ce180" table:formula="of:=1.3*[.H33]*([.G33]-[.AI33])/([.AH33]-[.AI33])*0.64*EXP(1.92*([.G33]-[.AI33])/([.AH33]-[.AI33]))+[.L33]*([.K33]-[.AI33])/([.AH33]-[.AI33])*0.64*EXP(1.92*([.K33]-[.AI33])/([.AH33]-[.AI33]))+[.P33]*([.O33]-[.AI33])/([.AH33]-[.AI33])*0.64*EXP(1.92*([.O33]-[.AI33])/([.AH33]-[.AI33]))+[.T33]*([.S33]-[.AI33])/([.AH33]-[.AI33])*0.64*EXP(1.92*([.S33]-[.AI33])/([.AH33]-[.AI33]))+[.X33]*([.W33]-[.AI33])/([.AH33]-[.AI33])*0.64*EXP(1.92*([.W33]-[.AI33])/([.AH33]-[.AI33]))+[.AA33]*([.Z33]-[.AI33])/([.AH33]-[.AI33])*0.64*EXP(1.92*([.Z33]-[.AI33])/([.AH33]-[.AI33]))" office:value-type="float" office:value="311.74181788792" calcext:value-type="float">
            <text:p>311,7</text:p>
          </table:table-cell>
          <table:table-cell table:style-name="ce313" table:formula="of:=SUM([.AC30:.AC33])/4" office:value-type="float" office:value="197.206672337903" calcext:value-type="float">
            <text:p>197,2</text:p>
          </table:table-cell>
          <table:table-cell table:style-name="ce313" table:formula="of:=SUM([.AC26:.AC33])/4" office:value-type="float" office:value="223.633741225125" calcext:value-type="float">
            <text:p>223,6</text:p>
          </table:table-cell>
          <table:table-cell table:style-name="ce198" table:formula="of:=([.AC33])/[.AD33]*10" office:value-type="float" office:value="15.8078737495133" calcext:value-type="float">
            <text:p>15,81</text:p>
          </table:table-cell>
          <table:table-cell table:style-name="ce190" table:formula="of:=([.AD33]-([.AC33]))/7" office:value-type="float" office:value="-16.3621636500025" calcext:value-type="float">
            <text:p>-16,36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32]+[.F33]+[.J33]+[.N33]+[.R33]+[.V33]" office:value-type="float" office:value="356.77" calcext:value-type="float">
            <text:p>356,8</text:p>
          </table:table-cell>
          <table:table-cell table:style-name="ce208" table:formula="of:=[.AK32]+([.H33]+[.L33]+[.P33]+[.T33]+[.X33]+[.AA33])/60" office:value-type="float" office:value="36.5163333333333" calcext:value-type="float">
            <text:p>36,5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58" office:value-type="date" office:date-value="2020-08-10" calcext:value-type="date">
            <text:p>10/08/2020</text:p>
          </table:table-cell>
          <table:table-cell table:style-name="ce58" office:value-type="date" office:date-value="2020-08-16" calcext:value-type="date">
            <text:p>16/08/2020</text:p>
          </table:table-cell>
          <table:table-cell table:style-name="ce58"/>
          <table:table-cell table:style-name="ce104" office:value-type="string" calcext:value-type="string">
            <text:p>2*5*30/30 r=3’</text:p>
          </table:table-cell>
          <table:table-cell table:style-name="ce104" office:value-type="float" office:value="6.9" calcext:value-type="float">
            <text:p>6,9</text:p>
          </table:table-cell>
          <table:table-cell table:style-name="ce104" office:value-type="float" office:value="155" calcext:value-type="float">
            <text:p>155,0</text:p>
          </table:table-cell>
          <table:table-cell table:style-name="ce104" office:value-type="float" office:value="39" calcext:value-type="float">
            <text:p>39,0</text:p>
          </table:table-cell>
          <table:table-cell table:style-name="ce146"/>
          <table:table-cell table:style-name="ce113" table:number-columns-repeated="4"/>
          <table:table-cell table:style-name="ce165" table:number-columns-repeated="3"/>
          <table:table-cell table:style-name="ce169"/>
          <table:table-cell table:style-name="ce169" office:value-type="float" office:value="14.26" calcext:value-type="float">
            <text:p>14,3</text:p>
          </table:table-cell>
          <table:table-cell table:style-name="ce169" office:value-type="float" office:value="148" calcext:value-type="float">
            <text:p>148,0</text:p>
          </table:table-cell>
          <table:table-cell table:style-name="ce169" office:value-type="float" office:value="81" calcext:value-type="float">
            <text:p>81,0</text:p>
          </table:table-cell>
          <table:table-cell table:style-name="ce170"/>
          <table:table-cell table:style-name="ce170" office:value-type="float" office:value="39" calcext:value-type="float">
            <text:p>39,0</text:p>
          </table:table-cell>
          <table:table-cell table:style-name="ce170" office:value-type="float" office:value="135" calcext:value-type="float">
            <text:p>135,0</text:p>
          </table:table-cell>
          <table:table-cell table:style-name="ce170" office:value-type="float" office:value="110" calcext:value-type="float">
            <text:p>110,0</text:p>
          </table:table-cell>
          <table:table-cell table:style-name="ce146"/>
          <table:table-cell table:style-name="ce132" table:number-columns-repeated="2"/>
          <table:table-cell table:style-name="ce175" table:formula="of:=[.H34]+[.L34]+[.P34]+[.T34]+[.X34]+[.AA34]" office:value-type="float" office:value="230" calcext:value-type="float">
            <text:p>230,0</text:p>
          </table:table-cell>
          <table:table-cell table:style-name="ce180" table:formula="of:=1.3*[.H34]*([.G34]-[.AI34])/([.AH34]-[.AI34])*0.64*EXP(1.92*([.G34]-[.AI34])/([.AH34]-[.AI34]))+[.L34]*([.K34]-[.AI34])/([.AH34]-[.AI34])*0.64*EXP(1.92*([.K34]-[.AI34])/([.AH34]-[.AI34]))+[.P34]*([.O34]-[.AI34])/([.AH34]-[.AI34])*0.64*EXP(1.92*([.O34]-[.AI34])/([.AH34]-[.AI34]))+[.T34]*([.S34]-[.AI34])/([.AH34]-[.AI34])*0.64*EXP(1.92*([.S34]-[.AI34])/([.AH34]-[.AI34]))+[.X34]*([.W34]-[.AI34])/([.AH34]-[.AI34])*0.64*EXP(1.92*([.W34]-[.AI34])/([.AH34]-[.AI34]))+[.AA34]*([.Z34]-[.AI34])/([.AH34]-[.AI34])*0.64*EXP(1.92*([.Z34]-[.AI34])/([.AH34]-[.AI34]))" office:value-type="float" office:value="344.828068222357" calcext:value-type="float">
            <text:p>344,8</text:p>
          </table:table-cell>
          <table:table-cell table:style-name="ce313" table:formula="of:=SUM([.AC31:.AC34])/4" office:value-type="float" office:value="260.963783298454" calcext:value-type="float">
            <text:p>261,0</text:p>
          </table:table-cell>
          <table:table-cell table:style-name="ce313" table:formula="of:=SUM([.AC27:.AC34])/4" office:value-type="float" office:value="309.840758280715" calcext:value-type="float">
            <text:p>309,8</text:p>
          </table:table-cell>
          <table:table-cell table:style-name="ce198" table:formula="of:=([.AC34])/[.AD34]*10" office:value-type="float" office:value="13.2136369217176" calcext:value-type="float">
            <text:p>13,21</text:p>
          </table:table-cell>
          <table:table-cell table:style-name="ce190" table:formula="of:=([.AD34]-([.AC34]))/7" office:value-type="float" office:value="-11.9806121319861" calcext:value-type="float">
            <text:p>-11,9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3]+[.F34]+[.J34]+[.N34]+[.R34]+[.V34]" office:value-type="float" office:value="416.93" calcext:value-type="float">
            <text:p>416,9</text:p>
          </table:table-cell>
          <table:table-cell table:style-name="ce208" table:formula="of:=[.AK33]+([.H34]+[.L34]+[.P34]+[.T34]+[.X34]+[.AA34])/60" office:value-type="float" office:value="40.3496666666666" calcext:value-type="float">
            <text:p>40,3</text:p>
          </table:table-cell>
          <table:table-cell table:style-name="ce79" table:number-columns-repeated="3"/>
          <table:table-cell table:number-columns-repeated="984"/>
        </table:table-row>
        <table:table-row table:style-name="ro12">
          <table:covered-table-cell table:style-name="ce41"/>
          <table:table-cell table:style-name="ce58" office:value-type="date" office:date-value="2020-08-17" calcext:value-type="date">
            <text:p>17/08/2020</text:p>
          </table:table-cell>
          <table:table-cell table:style-name="ce58" office:value-type="date" office:date-value="2020-08-23" calcext:value-type="date">
            <text:p>23/08/2020</text:p>
          </table:table-cell>
          <table:table-cell table:style-name="ce58"/>
          <table:table-cell table:style-name="ce104" office:value-type="string" calcext:value-type="string">
            <text:p>1’2’3’4’5’4’3’2’1’ r=1/2 tps</text:p>
          </table:table-cell>
          <table:table-cell table:style-name="ce104" office:value-type="float" office:value="12.9" calcext:value-type="float">
            <text:p>12,9</text:p>
          </table:table-cell>
          <table:table-cell table:style-name="ce104" office:value-type="float" office:value="146" calcext:value-type="float">
            <text:p>146,0</text:p>
          </table:table-cell>
          <table:table-cell table:style-name="ce104" office:value-type="float" office:value="68" calcext:value-type="float">
            <text:p>68,0</text:p>
          </table:table-cell>
          <table:table-cell table:style-name="ce146"/>
          <table:table-cell table:style-name="ce113" table:number-columns-repeated="3"/>
          <table:table-cell table:style-name="ce159"/>
          <table:table-cell table:style-name="ce159" office:value-type="float" office:value="18.62" calcext:value-type="float">
            <text:p>18,6</text:p>
          </table:table-cell>
          <table:table-cell table:style-name="ce159" office:value-type="float" office:value="156" calcext:value-type="float">
            <text:p>156,0</text:p>
          </table:table-cell>
          <table:table-cell table:style-name="ce159" office:value-type="float" office:value="102.75" calcext:value-type="float">
            <text:p>102,8</text:p>
          </table:table-cell>
          <table:table-cell table:style-name="ce169"/>
          <table:table-cell table:style-name="ce169" office:value-type="float" office:value="14" calcext:value-type="float">
            <text:p>14,0</text:p>
          </table:table-cell>
          <table:table-cell table:style-name="ce169" office:value-type="float" office:value="174" calcext:value-type="float">
            <text:p>174,0</text:p>
          </table:table-cell>
          <table:table-cell table:style-name="ce169" office:value-type="float" office:value="82" calcext:value-type="float">
            <text:p>82,0</text:p>
          </table:table-cell>
          <table:table-cell table:style-name="ce170"/>
          <table:table-cell table:style-name="ce170" office:value-type="float" office:value="36.4" calcext:value-type="float">
            <text:p>36,4</text:p>
          </table:table-cell>
          <table:table-cell table:style-name="ce170" office:value-type="float" office:value="141" calcext:value-type="float">
            <text:p>141,0</text:p>
          </table:table-cell>
          <table:table-cell table:style-name="ce170" office:value-type="float" office:value="87" calcext:value-type="float">
            <text:p>87,0</text:p>
          </table:table-cell>
          <table:table-cell table:style-name="ce146"/>
          <table:table-cell table:style-name="ce132" table:number-columns-repeated="2"/>
          <table:table-cell table:style-name="ce175" table:formula="of:=[.H35]+[.L35]+[.P35]+[.T35]+[.X35]+[.AA35]" office:value-type="float" office:value="339.75" calcext:value-type="float">
            <text:p>339,8</text:p>
          </table:table-cell>
          <table:table-cell table:style-name="ce180" table:formula="of:=1.3*[.H35]*([.G35]-[.AI35])/([.AH35]-[.AI35])*0.64*EXP(1.92*([.G35]-[.AI35])/([.AH35]-[.AI35]))+[.L35]*([.K35]-[.AI35])/([.AH35]-[.AI35])*0.64*EXP(1.92*([.K35]-[.AI35])/([.AH35]-[.AI35]))+[.P35]*([.O35]-[.AI35])/([.AH35]-[.AI35])*0.64*EXP(1.92*([.O35]-[.AI35])/([.AH35]-[.AI35]))+[.T35]*([.S35]-[.AI35])/([.AH35]-[.AI35])*0.64*EXP(1.92*([.S35]-[.AI35])/([.AH35]-[.AI35]))+[.X35]*([.W35]-[.AI35])/([.AH35]-[.AI35])*0.64*EXP(1.92*([.W35]-[.AI35])/([.AH35]-[.AI35]))+[.AA35]*([.Z35]-[.AI35])/([.AH35]-[.AI35])*0.64*EXP(1.92*([.Z35]-[.AI35])/([.AH35]-[.AI35]))" office:value-type="float" office:value="677.691781944073" calcext:value-type="float">
            <text:p>677,7</text:p>
          </table:table-cell>
          <table:table-cell table:style-name="ce313" table:formula="of:=SUM([.AC32:.AC35])/4" office:value-type="float" office:value="373.0471000562" calcext:value-type="float">
            <text:p>373,0</text:p>
          </table:table-cell>
          <table:table-cell table:style-name="ce313" table:formula="of:=SUM([.AC28:.AC35])/4" office:value-type="float" office:value="479.263703766733" calcext:value-type="float">
            <text:p>479,3</text:p>
          </table:table-cell>
          <table:table-cell table:style-name="ce198" table:formula="of:=([.AC35])/[.AD35]*10" office:value-type="float" office:value="18.1663865458806" calcext:value-type="float">
            <text:p>18,17</text:p>
          </table:table-cell>
          <table:table-cell table:style-name="ce190" table:formula="of:=([.AD35]-([.AC35]))/7" office:value-type="float" office:value="-43.5206688411247" calcext:value-type="float">
            <text:p>-43,52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8" calcext:value-type="float">
            <text:p>58,0</text:p>
          </table:table-cell>
          <table:table-cell table:style-name="ce208" table:formula="of:=[.AJ34]+[.F35]+[.J35]+[.N35]+[.R35]+[.V35]" office:value-type="float" office:value="498.85" calcext:value-type="float">
            <text:p>498,9</text:p>
          </table:table-cell>
          <table:table-cell table:style-name="ce208" table:formula="of:=[.AK34]+([.H35]+[.L35]+[.P35]+[.T35]+[.X35]+[.AA35])/60" office:value-type="float" office:value="46.0121666666666" calcext:value-type="float">
            <text:p>46,0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60" office:value-type="date" office:date-value="2020-08-24" calcext:value-type="date">
            <text:p>24/08/2020</text:p>
          </table:table-cell>
          <table:table-cell table:style-name="ce60" office:value-type="date" office:date-value="2020-08-30" calcext:value-type="date">
            <text:p>30/08/2020</text:p>
          </table:table-cell>
          <table:table-cell table:style-name="ce60"/>
          <table:table-cell table:style-name="ce109" office:value-type="string" calcext:value-type="string">
            <text:p>2*8*45/45 r=2’</text:p>
          </table:table-cell>
          <table:table-cell table:style-name="ce109" office:value-type="float" office:value="11.1" calcext:value-type="float">
            <text:p>11,1</text:p>
          </table:table-cell>
          <table:table-cell table:style-name="ce109" office:value-type="float" office:value="168" calcext:value-type="float">
            <text:p>168,0</text:p>
          </table:table-cell>
          <table:table-cell table:style-name="ce109" office:value-type="float" office:value="60" calcext:value-type="float">
            <text:p>60,0</text:p>
          </table:table-cell>
          <table:table-cell table:style-name="ce150"/>
          <table:table-cell table:style-name="ce132" table:number-columns-repeated="3"/>
          <table:table-cell table:style-name="ce159"/>
          <table:table-cell table:style-name="ce166" office:value-type="float" office:value="23.1" calcext:value-type="float">
            <text:p>23,1</text:p>
          </table:table-cell>
          <table:table-cell table:style-name="ce166" office:value-type="float" office:value="155" calcext:value-type="float">
            <text:p>155,0</text:p>
          </table:table-cell>
          <table:table-cell table:style-name="ce166" office:value-type="float" office:value="126" calcext:value-type="float">
            <text:p>126,0</text:p>
          </table:table-cell>
          <table:table-cell table:style-name="ce150"/>
          <table:table-cell table:style-name="ce132" table:number-columns-repeated="10"/>
          <table:table-cell table:style-name="ce175" table:formula="of:=[.H36]+[.L36]+[.P36]+[.T36]+[.X36]+[.AA36]" office:value-type="float" office:value="186" calcext:value-type="float">
            <text:p>186,0</text:p>
          </table:table-cell>
          <table:table-cell table:style-name="ce180" table:formula="of:=1.3*[.H36]*([.G36]-[.AI36])/([.AH36]-[.AI36])*0.64*EXP(1.92*([.G36]-[.AI36])/([.AH36]-[.AI36]))+[.L36]*([.K36]-[.AI36])/([.AH36]-[.AI36])*0.64*EXP(1.92*([.K36]-[.AI36])/([.AH36]-[.AI36]))+[.P36]*([.O36]-[.AI36])/([.AH36]-[.AI36])*0.64*EXP(1.92*([.O36]-[.AI36])/([.AH36]-[.AI36]))+[.T36]*([.S36]-[.AI36])/([.AH36]-[.AI36])*0.64*EXP(1.92*([.S36]-[.AI36])/([.AH36]-[.AI36]))+[.X36]*([.W36]-[.AI36])/([.AH36]-[.AI36])*0.64*EXP(1.92*([.W36]-[.AI36])/([.AH36]-[.AI36]))+[.AA36]*([.Z36]-[.AI36])/([.AH36]-[.AI36])*0.64*EXP(1.92*([.Z36]-[.AI36])/([.AH36]-[.AI36]))" office:value-type="float" office:value="433.646846018608" calcext:value-type="float">
            <text:p>433,6</text:p>
          </table:table-cell>
          <table:table-cell table:style-name="ce313" table:formula="of:=SUM([.AC33:.AC36])/4" office:value-type="float" office:value="441.97712851824" calcext:value-type="float">
            <text:p>442,0</text:p>
          </table:table-cell>
          <table:table-cell table:style-name="ce313" table:formula="of:=SUM([.AC29:.AC36])/4" office:value-type="float" office:value="587.675415271385" calcext:value-type="float">
            <text:p>587,7</text:p>
          </table:table-cell>
          <table:table-cell table:style-name="ce198" table:formula="of:=([.AC36])/[.AD36]*10" office:value-type="float" office:value="9.81152231728463" calcext:value-type="float">
            <text:p>9,81</text:p>
          </table:table-cell>
          <table:table-cell table:style-name="ce190" table:formula="of:=([.AD36]-([.AC36]))/7" office:value-type="float" office:value="1.19004035709019" calcext:value-type="float">
            <text:p>1,19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5]+[.F36]+[.J36]+[.N36]+[.R36]+[.V36]" office:value-type="float" office:value="533.05" calcext:value-type="float">
            <text:p>533,1</text:p>
          </table:table-cell>
          <table:table-cell table:style-name="ce208" table:formula="of:=[.AK35]+([.H36]+[.L36]+[.P36]+[.T36]+[.X36]+[.AA36])/60" office:value-type="float" office:value="49.1121666666666" calcext:value-type="float">
            <text:p>49,1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covered-table-cell table:style-name="ce45"/>
          <table:table-cell table:style-name="ce61" office:value-type="date" office:date-value="2020-08-31" calcext:value-type="date">
            <text:p>31/08/2020</text:p>
          </table:table-cell>
          <table:table-cell table:style-name="ce61" office:value-type="date" office:date-value="2020-09-06" calcext:value-type="date">
            <text:p>06/09/2020</text:p>
          </table:table-cell>
          <table:table-cell table:style-name="ce84" office:value-type="string" calcext:value-type="string">
            <text:p>semine de repos</text:p>
          </table:table-cell>
          <table:table-cell table:style-name="ce112" table:number-columns-repeated="4"/>
          <table:table-cell table:style-name="ce152"/>
          <table:table-cell table:style-name="ce112" table:number-columns-repeated="3"/>
          <table:table-cell table:style-name="ce159"/>
          <table:table-cell table:style-name="ce159" office:value-type="float" office:value="22.1" calcext:value-type="float">
            <text:p>22,1</text:p>
          </table:table-cell>
          <table:table-cell table:style-name="ce159" office:value-type="float" office:value="158" calcext:value-type="float">
            <text:p>158,0</text:p>
          </table:table-cell>
          <table:table-cell table:style-name="ce159" office:value-type="float" office:value="115" calcext:value-type="float">
            <text:p>115,0</text:p>
          </table:table-cell>
          <table:table-cell table:style-name="ce146"/>
          <table:table-cell table:style-name="ce112" table:number-columns-repeated="8"/>
          <table:table-cell table:style-name="ce132" table:number-columns-repeated="2"/>
          <table:table-cell table:style-name="ce175" table:formula="of:=[.H37]+[.L37]+[.P37]+[.T37]+[.X37]+[.AA37]" office:value-type="float" office:value="115" calcext:value-type="float">
            <text:p>115,0</text:p>
          </table:table-cell>
          <table:table-cell table:style-name="ce180" table:formula="of:=1.3*[.H37]*([.G37]-[.AI37])/([.AH37]-[.AI37])*0.64*EXP(1.92*([.G37]-[.AI37])/([.AH37]-[.AI37]))+[.L37]*([.K37]-[.AI37])/([.AH37]-[.AI37])*0.64*EXP(1.92*([.K37]-[.AI37])/([.AH37]-[.AI37]))+[.P37]*([.O37]-[.AI37])/([.AH37]-[.AI37])*0.64*EXP(1.92*([.O37]-[.AI37])/([.AH37]-[.AI37]))+[.T37]*([.S37]-[.AI37])/([.AH37]-[.AI37])*0.64*EXP(1.92*([.S37]-[.AI37])/([.AH37]-[.AI37]))+[.X37]*([.W37]-[.AI37])/([.AH37]-[.AI37])*0.64*EXP(1.92*([.W37]-[.AI37])/([.AH37]-[.AI37]))+[.AA37]*([.Z37]-[.AI37])/([.AH37]-[.AI37])*0.64*EXP(1.92*([.Z37]-[.AI37])/([.AH37]-[.AI37]))" office:value-type="float" office:value="230.915140949343" calcext:value-type="float">
            <text:p>230,9</text:p>
          </table:table-cell>
          <table:table-cell table:style-name="ce313" table:formula="of:=SUM([.AC34:.AC37])/4" office:value-type="float" office:value="421.770459283595" calcext:value-type="float">
            <text:p>421,8</text:p>
          </table:table-cell>
          <table:table-cell table:style-name="ce313" table:formula="of:=SUM([.AC30:.AC37])/4" office:value-type="float" office:value="618.977131621498" calcext:value-type="float">
            <text:p>619,0</text:p>
          </table:table-cell>
          <table:table-cell table:style-name="ce183" table:formula="of:=([.AC37])/[.AD37]*10" office:value-type="float" office:value="5.47490076335757" calcext:value-type="float">
            <text:p>5,47</text:p>
          </table:table-cell>
          <table:table-cell table:style-name="ce190" table:formula="of:=([.AD37]-([.AC37]))/7" office:value-type="float" office:value="27.2650454763217" calcext:value-type="float">
            <text:p>27,27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6]+[.F37]+[.J37]+[.N37]+[.R37]+[.V37]" office:value-type="float" office:value="555.15" calcext:value-type="float">
            <text:p>555,2</text:p>
          </table:table-cell>
          <table:table-cell table:style-name="ce208" table:formula="of:=[.AK36]+([.H37]+[.L37]+[.P37]+[.T37]+[.X37]+[.AA37])/60" office:value-type="float" office:value="51.0288333333333" calcext:value-type="float">
            <text:p>51,0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table-cell table:style-name="ce47" table:number-columns-spanned="1" table:number-rows-spanned="4"/>
          <table:table-cell table:style-name="ce58" office:value-type="date" office:date-value="2020-09-07" calcext:value-type="date">
            <text:p>07/09/2020</text:p>
          </table:table-cell>
          <table:table-cell table:style-name="ce58" office:value-type="date" office:date-value="2020-09-13" calcext:value-type="date">
            <text:p>13/09/2020</text:p>
          </table:table-cell>
          <table:table-cell table:style-name="ce86"/>
          <table:table-cell table:style-name="ce112" table:number-columns-repeated="4"/>
          <table:table-cell table:style-name="ce152"/>
          <table:table-cell table:style-name="ce112" table:number-columns-repeated="7"/>
          <table:table-cell table:style-name="ce152"/>
          <table:table-cell table:style-name="ce112" table:number-columns-repeated="8"/>
          <table:table-cell table:style-name="ce132" table:number-columns-repeated="2"/>
          <table:table-cell table:style-name="ce175" table:formula="of:=[.H38]+[.L38]+[.P38]+[.T38]+[.X38]+[.AA38]" office:value-type="float" office:value="0" calcext:value-type="float">
            <text:p>0,0</text:p>
          </table:table-cell>
          <table:table-cell table:style-name="ce180" table:formula="of:=1.3*[.H38]*([.G38]-[.AI38])/([.AH38]-[.AI38])*0.64*EXP(1.92*([.G38]-[.AI38])/([.AH38]-[.AI38]))+[.L38]*([.K38]-[.AI38])/([.AH38]-[.AI38])*0.64*EXP(1.92*([.K38]-[.AI38])/([.AH38]-[.AI38]))+[.P38]*([.O38]-[.AI38])/([.AH38]-[.AI38])*0.64*EXP(1.92*([.O38]-[.AI38])/([.AH38]-[.AI38]))+[.T38]*([.S38]-[.AI38])/([.AH38]-[.AI38])*0.64*EXP(1.92*([.S38]-[.AI38])/([.AH38]-[.AI38]))+[.X38]*([.W38]-[.AI38])/([.AH38]-[.AI38])*0.64*EXP(1.92*([.W38]-[.AI38])/([.AH38]-[.AI38]))+[.AA38]*([.Z38]-[.AI38])/([.AH38]-[.AI38])*0.64*EXP(1.92*([.Z38]-[.AI38])/([.AH38]-[.AI38]))" office:value-type="float" office:value="-0" calcext:value-type="float">
            <text:p>0,0</text:p>
          </table:table-cell>
          <table:table-cell table:style-name="ce313" table:formula="of:=SUM([.AC35:.AC38])/4" office:value-type="float" office:value="335.563442228006" calcext:value-type="float">
            <text:p>335,6</text:p>
          </table:table-cell>
          <table:table-cell table:style-name="ce313" table:formula="of:=SUM([.AC31:.AC38])/4" office:value-type="float" office:value="596.52722552646" calcext:value-type="float">
            <text:p>596,5</text:p>
          </table:table-cell>
          <table:table-cell table:style-name="ce185" table:formula="of:=([.AC38])/[.AD38]*10" office:value-type="float" office:value="-0" calcext:value-type="float">
            <text:p>0,00</text:p>
          </table:table-cell>
          <table:table-cell table:style-name="ce190" table:formula="of:=([.AD38]-([.AC38]))/7" office:value-type="float" office:value="47.9376346040008" calcext:value-type="float">
            <text:p>47,94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7]+[.F38]+[.J38]+[.N38]+[.R38]+[.V38]" office:value-type="float" office:value="555.15" calcext:value-type="float">
            <text:p>555,2</text:p>
          </table:table-cell>
          <table:table-cell table:style-name="ce208" table:formula="of:=[.AK37]+([.H38]+[.L38]+[.P38]+[.T38]+[.X38]+[.AA38])/60" office:value-type="float" office:value="51.0288333333333" calcext:value-type="float">
            <text:p>51,0</text:p>
          </table:table-cell>
          <table:table-cell table:style-name="ce79" table:number-columns-repeated="3"/>
          <table:table-cell table:number-columns-repeated="984"/>
        </table:table-row>
        <table:table-row table:style-name="ro13">
          <table:covered-table-cell table:style-name="ce41"/>
          <table:table-cell table:style-name="ce58" office:value-type="date" office:date-value="2020-09-14" calcext:value-type="date">
            <text:p>14/09/2020</text:p>
          </table:table-cell>
          <table:table-cell table:style-name="ce58" office:value-type="date" office:date-value="2020-09-20" calcext:value-type="date">
            <text:p>20/09/2020</text:p>
          </table:table-cell>
          <table:table-cell table:style-name="ce86"/>
          <table:table-cell table:style-name="ce109" office:value-type="string" calcext:value-type="string">
            <text:p>2*8*45/45 r=2’</text:p>
          </table:table-cell>
          <table:table-cell table:style-name="ce131" office:value-type="float" office:value="10.4" calcext:value-type="float">
            <text:p>10,4</text:p>
          </table:table-cell>
          <table:table-cell table:style-name="ce131" office:value-type="float" office:value="167" calcext:value-type="float">
            <text:p>167,0</text:p>
          </table:table-cell>
          <table:table-cell table:style-name="ce131" office:value-type="float" office:value="56" calcext:value-type="float">
            <text:p>56,0</text:p>
          </table:table-cell>
          <table:table-cell table:style-name="ce154"/>
          <table:table-cell table:style-name="ce132" table:number-columns-repeated="18"/>
          <table:table-cell table:style-name="ce175" table:formula="of:=[.H39]+[.L39]+[.P39]+[.T39]+[.X39]+[.AA39]" office:value-type="float" office:value="56" calcext:value-type="float">
            <text:p>56,0</text:p>
          </table:table-cell>
          <table:table-cell table:style-name="ce180" table:formula="of:=1.3*[.H39]*([.G39]-[.AI39])/([.AH39]-[.AI39])*0.64*EXP(1.92*([.G39]-[.AI39])/([.AH39]-[.AI39]))+[.L39]*([.K39]-[.AI39])/([.AH39]-[.AI39])*0.64*EXP(1.92*([.K39]-[.AI39])/([.AH39]-[.AI39]))+[.P39]*([.O39]-[.AI39])/([.AH39]-[.AI39])*0.64*EXP(1.92*([.O39]-[.AI39])/([.AH39]-[.AI39]))+[.T39]*([.S39]-[.AI39])/([.AH39]-[.AI39])*0.64*EXP(1.92*([.S39]-[.AI39])/([.AH39]-[.AI39]))+[.X39]*([.W39]-[.AI39])/([.AH39]-[.AI39])*0.64*EXP(1.92*([.W39]-[.AI39])/([.AH39]-[.AI39]))+[.AA39]*([.Z39]-[.AI39])/([.AH39]-[.AI39])*0.64*EXP(1.92*([.Z39]-[.AI39])/([.AH39]-[.AI39]))" office:value-type="float" office:value="180.917737590375" calcext:value-type="float">
            <text:p>180,9</text:p>
          </table:table-cell>
          <table:table-cell table:style-name="ce313" table:formula="of:=SUM([.AC36:.AC39])/4" office:value-type="float" office:value="211.369931139582" calcext:value-type="float">
            <text:p>211,4</text:p>
          </table:table-cell>
          <table:table-cell table:style-name="ce313" table:formula="of:=SUM([.AC32:.AC39])/4" office:value-type="float" office:value="584.417031195781" calcext:value-type="float">
            <text:p>584,4</text:p>
          </table:table-cell>
          <table:table-cell table:style-name="ce183" table:formula="of:=([.AC39])/[.AD39]*10" office:value-type="float" office:value="8.5592939646133" calcext:value-type="float">
            <text:p>8,56</text:p>
          </table:table-cell>
          <table:table-cell table:style-name="ce190" table:formula="of:=([.AD39]-([.AC39]))/7" office:value-type="float" office:value="4.35031336417237" calcext:value-type="float">
            <text:p>4,3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8]+[.F39]+[.J39]+[.N39]+[.R39]+[.V39]" office:value-type="float" office:value="565.55" calcext:value-type="float">
            <text:p>565,6</text:p>
          </table:table-cell>
          <table:table-cell table:style-name="ce208" table:formula="of:=[.AK38]+([.H39]+[.L39]+[.P39]+[.T39]+[.X39]+[.AA39])/60" office:value-type="float" office:value="51.9621666666666" calcext:value-type="float">
            <text:p>52,0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covered-table-cell table:style-name="ce41"/>
          <table:table-cell table:style-name="ce58" office:value-type="date" office:date-value="2020-09-21" calcext:value-type="date">
            <text:p>21/09/2020</text:p>
          </table:table-cell>
          <table:table-cell table:style-name="ce58" office:value-type="date" office:date-value="2020-09-27" calcext:value-type="date">
            <text:p>27/09/2020</text:p>
          </table:table-cell>
          <table:table-cell table:style-name="ce86"/>
          <table:table-cell table:style-name="ce112" table:number-columns-repeated="12"/>
          <table:table-cell table:style-name="ce152"/>
          <table:table-cell table:style-name="ce112" table:number-columns-repeated="8"/>
          <table:table-cell table:style-name="ce132" table:number-columns-repeated="2"/>
          <table:table-cell table:style-name="ce175" table:formula="of:=[.H40]+[.L40]+[.P40]+[.T40]+[.X40]+[.AA40]" office:value-type="float" office:value="0" calcext:value-type="float">
            <text:p>0,0</text:p>
          </table:table-cell>
          <table:table-cell table:style-name="ce180" table:formula="of:=1.3*[.H40]*([.G40]-[.AI40])/([.AH40]-[.AI40])*0.64*EXP(1.92*([.G40]-[.AI40])/([.AH40]-[.AI40]))+[.L40]*([.K40]-[.AI40])/([.AH40]-[.AI40])*0.64*EXP(1.92*([.K40]-[.AI40])/([.AH40]-[.AI40]))+[.P40]*([.O40]-[.AI40])/([.AH40]-[.AI40])*0.64*EXP(1.92*([.O40]-[.AI40])/([.AH40]-[.AI40]))+[.T40]*([.S40]-[.AI40])/([.AH40]-[.AI40])*0.64*EXP(1.92*([.S40]-[.AI40])/([.AH40]-[.AI40]))+[.X40]*([.W40]-[.AI40])/([.AH40]-[.AI40])*0.64*EXP(1.92*([.W40]-[.AI40])/([.AH40]-[.AI40]))+[.AA40]*([.Z40]-[.AI40])/([.AH40]-[.AI40])*0.64*EXP(1.92*([.Z40]-[.AI40])/([.AH40]-[.AI40]))" office:value-type="float" office:value="-0" calcext:value-type="float">
            <text:p>0,0</text:p>
          </table:table-cell>
          <table:table-cell table:style-name="ce313" table:formula="of:=SUM([.AC37:.AC40])/4" office:value-type="float" office:value="102.958219634929" calcext:value-type="float">
            <text:p>103,0</text:p>
          </table:table-cell>
          <table:table-cell table:style-name="ce313" table:formula="of:=SUM([.AC33:.AC40])/4" office:value-type="float" office:value="544.935348153169" calcext:value-type="float">
            <text:p>544,9</text:p>
          </table:table-cell>
          <table:table-cell table:style-name="ce185" table:formula="of:=([.AC40])/[.AD40]*10" office:value-type="float" office:value="-0" calcext:value-type="float">
            <text:p>0,00</text:p>
          </table:table-cell>
          <table:table-cell table:style-name="ce190" table:formula="of:=([.AD40]-([.AC40]))/7" office:value-type="float" office:value="14.7083170907042" calcext:value-type="float">
            <text:p>14,71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39]+[.F40]+[.J40]+[.N40]+[.R40]+[.V40]" office:value-type="float" office:value="565.55" calcext:value-type="float">
            <text:p>565,6</text:p>
          </table:table-cell>
          <table:table-cell table:style-name="ce208" table:formula="of:=[.AK39]+([.H40]+[.L40]+[.P40]+[.T40]+[.X40]+[.AA40])/60" office:value-type="float" office:value="51.9621666666666" calcext:value-type="float">
            <text:p>52,0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covered-table-cell table:style-name="ce45"/>
          <table:table-cell table:style-name="ce58" office:value-type="date" office:date-value="2020-09-28" calcext:value-type="date">
            <text:p>28/09/2020</text:p>
          </table:table-cell>
          <table:table-cell table:style-name="ce58" office:value-type="date" office:date-value="2020-10-04" calcext:value-type="date">
            <text:p>04/10/2020</text:p>
          </table:table-cell>
          <table:table-cell table:style-name="ce86"/>
          <table:table-cell table:style-name="ce112" table:number-columns-repeated="12"/>
          <table:table-cell table:style-name="ce152"/>
          <table:table-cell table:style-name="ce112" table:number-columns-repeated="8"/>
          <table:table-cell table:style-name="ce132" table:number-columns-repeated="2"/>
          <table:table-cell table:style-name="ce175" table:formula="of:=[.H41]+[.L41]+[.P41]+[.T41]+[.X41]+[.AA41]" office:value-type="float" office:value="0" calcext:value-type="float">
            <text:p>0,0</text:p>
          </table:table-cell>
          <table:table-cell table:style-name="ce180" table:formula="of:=1.3*[.H41]*([.G41]-[.AI41])/([.AH41]-[.AI41])*0.64*EXP(1.92*([.G41]-[.AI41])/([.AH41]-[.AI41]))+[.L41]*([.K41]-[.AI41])/([.AH41]-[.AI41])*0.64*EXP(1.92*([.K41]-[.AI41])/([.AH41]-[.AI41]))+[.P41]*([.O41]-[.AI41])/([.AH41]-[.AI41])*0.64*EXP(1.92*([.O41]-[.AI41])/([.AH41]-[.AI41]))+[.T41]*([.S41]-[.AI41])/([.AH41]-[.AI41])*0.64*EXP(1.92*([.S41]-[.AI41])/([.AH41]-[.AI41]))+[.X41]*([.W41]-[.AI41])/([.AH41]-[.AI41])*0.64*EXP(1.92*([.W41]-[.AI41])/([.AH41]-[.AI41]))+[.AA41]*([.Z41]-[.AI41])/([.AH41]-[.AI41])*0.64*EXP(1.92*([.Z41]-[.AI41])/([.AH41]-[.AI41]))" office:value-type="float" office:value="-0" calcext:value-type="float">
            <text:p>0,0</text:p>
          </table:table-cell>
          <table:table-cell table:style-name="ce313" table:formula="of:=SUM([.AC38:.AC41])/4" office:value-type="float" office:value="45.2294343975937" calcext:value-type="float">
            <text:p>45,2</text:p>
          </table:table-cell>
          <table:table-cell table:style-name="ce313" table:formula="of:=SUM([.AC34:.AC41])/4" office:value-type="float" office:value="466.999893681189" calcext:value-type="float">
            <text:p>467,0</text:p>
          </table:table-cell>
          <table:table-cell table:style-name="ce185" table:formula="of:=([.AC41])/[.AD41]*10" office:value-type="float" office:value="-0" calcext:value-type="float">
            <text:p>0,00</text:p>
          </table:table-cell>
          <table:table-cell table:style-name="ce190" table:formula="of:=([.AD41]-([.AC41]))/7" office:value-type="float" office:value="6.46134777108482" calcext:value-type="float">
            <text:p>6,46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0]+[.F41]+[.J41]+[.N41]+[.R41]+[.V41]" office:value-type="float" office:value="565.55" calcext:value-type="float">
            <text:p>565,6</text:p>
          </table:table-cell>
          <table:table-cell table:style-name="ce208" table:formula="of:=[.AK40]+([.H41]+[.L41]+[.P41]+[.T41]+[.X41]+[.AA41])/60" office:value-type="float" office:value="51.9621666666666" calcext:value-type="float">
            <text:p>52,0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table-cell table:style-name="ce40" office:value-type="string" calcext:value-type="string" table:number-columns-spanned="1" table:number-rows-spanned="4">
            <text:p>Développement</text:p>
          </table:table-cell>
          <table:table-cell table:style-name="ce58" office:value-type="date" office:date-value="2020-10-05" calcext:value-type="date">
            <text:p>05/10/2020</text:p>
          </table:table-cell>
          <table:table-cell table:style-name="ce58" office:value-type="date" office:date-value="2020-10-11" calcext:value-type="date">
            <text:p>11/10/2020</text:p>
          </table:table-cell>
          <table:table-cell table:style-name="ce58"/>
          <table:table-cell table:style-name="ce79"/>
          <table:table-cell table:style-name="ce132" table:number-columns-repeated="3"/>
          <table:table-cell table:style-name="ce145"/>
          <table:table-cell table:style-name="ce158" office:value-type="float" office:value="14.91" calcext:value-type="float">
            <text:p>14,9</text:p>
          </table:table-cell>
          <table:table-cell table:style-name="ce158" office:value-type="float" office:value="167" calcext:value-type="float">
            <text:p>167,0</text:p>
          </table:table-cell>
          <table:table-cell table:style-name="ce158" office:value-type="float" office:value="83" calcext:value-type="float">
            <text:p>83,0</text:p>
          </table:table-cell>
          <table:table-cell table:style-name="ce154"/>
          <table:table-cell table:style-name="ce132" table:number-columns-repeated="11"/>
          <table:table-cell table:style-name="ce178"/>
          <table:table-cell table:style-name="ce176" office:value-type="float" office:value="110" calcext:value-type="float">
            <text:p>110,0</text:p>
          </table:table-cell>
          <table:table-cell table:style-name="ce176" table:formula="of:=16.5" office:value-type="float" office:value="16.5" calcext:value-type="float">
            <text:p>16,5</text:p>
          </table:table-cell>
          <table:table-cell table:style-name="ce175" table:formula="of:=[.H42]+[.L42]+[.P42]+[.T42]+[.X42]+[.AA42]" office:value-type="float" office:value="99.5" calcext:value-type="float">
            <text:p>99,5</text:p>
          </table:table-cell>
          <table:table-cell table:style-name="ce180" table:formula="of:=1.3*[.H42]*([.G42]-[.AI42])/([.AH42]-[.AI42])*0.64*EXP(1.92*([.G42]-[.AI42])/([.AH42]-[.AI42]))+[.L42]*([.K42]-[.AI42])/([.AH42]-[.AI42])*0.64*EXP(1.92*([.K42]-[.AI42])/([.AH42]-[.AI42]))+[.P42]*([.O42]-[.AI42])/([.AH42]-[.AI42])*0.64*EXP(1.92*([.O42]-[.AI42])/([.AH42]-[.AI42]))+[.T42]*([.S42]-[.AI42])/([.AH42]-[.AI42])*0.64*EXP(1.92*([.S42]-[.AI42])/([.AH42]-[.AI42]))+[.X42]*([.W42]-[.AI42])/([.AH42]-[.AI42])*0.64*EXP(1.92*([.W42]-[.AI42])/([.AH42]-[.AI42]))+[.AA42]*([.Z42]-[.AI42])/([.AH42]-[.AI42])*0.64*EXP(1.92*([.Z42]-[.AI42])/([.AH42]-[.AI42]))" office:value-type="float" office:value="215.057655142206" calcext:value-type="float">
            <text:p>215,1</text:p>
          </table:table-cell>
          <table:table-cell table:style-name="ce313" table:formula="of:=SUM([.AC39:.AC42])/4" office:value-type="float" office:value="98.9938481831453" calcext:value-type="float">
            <text:p>99,0</text:p>
          </table:table-cell>
          <table:table-cell table:style-name="ce313" table:formula="of:=SUM([.AC35:.AC42])/4" office:value-type="float" office:value="434.557290411151" calcext:value-type="float">
            <text:p>434,6</text:p>
          </table:table-cell>
          <table:table-cell table:style-name="ce183" table:formula="of:=([.AC42])/[.AD42]*10" office:value-type="float" office:value="21.7243454102658" calcext:value-type="float">
            <text:p>21,72</text:p>
          </table:table-cell>
          <table:table-cell table:style-name="ce190" table:formula="of:=([.AD42]-([.AC42]))/7" office:value-type="float" office:value="-16.5805438512944" calcext:value-type="float">
            <text:p>-16,5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1]+[.F42]+[.J42]+[.N42]+[.R42]+[.V42]" office:value-type="float" office:value="580.46" calcext:value-type="float">
            <text:p>580,5</text:p>
          </table:table-cell>
          <table:table-cell table:style-name="ce208" table:formula="of:=[.AK41]+([.H42]+[.L42]+[.P42]+[.T42]+[.X42]+[.AA42])/60" office:value-type="float" office:value="53.6205" calcext:value-type="float">
            <text:p>53,6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covered-table-cell table:style-name="ce41"/>
          <table:table-cell table:style-name="ce58" office:value-type="date" office:date-value="2020-10-12" calcext:value-type="date">
            <text:p>12/10/2020</text:p>
          </table:table-cell>
          <table:table-cell table:style-name="ce58" office:value-type="date" office:date-value="2020-10-18" calcext:value-type="date">
            <text:p>18/10/2020</text:p>
          </table:table-cell>
          <table:table-cell table:style-name="ce58"/>
          <table:table-cell table:style-name="ce79"/>
          <table:table-cell table:style-name="ce132" table:number-columns-repeated="3"/>
          <table:table-cell table:style-name="ce145"/>
          <table:table-cell table:style-name="ce158" office:value-type="float" office:value="8.2" calcext:value-type="float">
            <text:p>8,2</text:p>
          </table:table-cell>
          <table:table-cell table:style-name="ce158" office:value-type="float" office:value="155" calcext:value-type="float">
            <text:p>155,0</text:p>
          </table:table-cell>
          <table:table-cell table:style-name="ce158" office:value-type="float" office:value="40.75" calcext:value-type="float">
            <text:p>40,8</text:p>
          </table:table-cell>
          <table:table-cell table:style-name="ce160"/>
          <table:table-cell table:style-name="ce160" office:value-type="float" office:value="23.1" calcext:value-type="float">
            <text:p>23,1</text:p>
          </table:table-cell>
          <table:table-cell table:style-name="ce160" office:value-type="float" office:value="161" calcext:value-type="float">
            <text:p>161,0</text:p>
          </table:table-cell>
          <table:table-cell table:style-name="ce160" office:value-type="float" office:value="118" calcext:value-type="float">
            <text:p>118,0</text:p>
          </table:table-cell>
          <table:table-cell table:style-name="ce154"/>
          <table:table-cell table:style-name="ce132" table:number-columns-repeated="4"/>
          <table:table-cell table:style-name="ce165" table:number-columns-repeated="3"/>
          <table:table-cell table:style-name="ce179"/>
          <table:table-cell table:style-name="ce176" office:value-type="float" office:value="120" calcext:value-type="float">
            <text:p>120,0</text:p>
          </table:table-cell>
          <table:table-cell table:style-name="ce176" office:value-type="float" office:value="50" calcext:value-type="float">
            <text:p>50,0</text:p>
          </table:table-cell>
          <table:table-cell table:style-name="ce175" table:formula="of:=[.H43]+[.L43]+[.P43]+[.T43]+[.X43]+[.AA43]" office:value-type="float" office:value="208.75" calcext:value-type="float">
            <text:p>208,8</text:p>
          </table:table-cell>
          <table:table-cell table:style-name="ce180" table:formula="of:=1.3*[.H43]*([.G43]-[.AI43])/([.AH43]-[.AI43])*0.64*EXP(1.92*([.G43]-[.AI43])/([.AH43]-[.AI43]))+[.L43]*([.K43]-[.AI43])/([.AH43]-[.AI43])*0.64*EXP(1.92*([.K43]-[.AI43])/([.AH43]-[.AI43]))+[.P43]*([.O43]-[.AI43])/([.AH43]-[.AI43])*0.64*EXP(1.92*([.O43]-[.AI43])/([.AH43]-[.AI43]))+[.T43]*([.S43]-[.AI43])/([.AH43]-[.AI43])*0.64*EXP(1.92*([.S43]-[.AI43])/([.AH43]-[.AI43]))+[.X43]*([.W43]-[.AI43])/([.AH43]-[.AI43])*0.64*EXP(1.92*([.W43]-[.AI43])/([.AH43]-[.AI43]))+[.AA43]*([.Z43]-[.AI43])/([.AH43]-[.AI43])*0.64*EXP(1.92*([.Z43]-[.AI43])/([.AH43]-[.AI43]))" office:value-type="float" office:value="367.181767394609" calcext:value-type="float">
            <text:p>367,2</text:p>
          </table:table-cell>
          <table:table-cell table:style-name="ce313" table:formula="of:=SUM([.AC40:.AC43])/4" office:value-type="float" office:value="145.559855634204" calcext:value-type="float">
            <text:p>145,6</text:p>
          </table:table-cell>
          <table:table-cell table:style-name="ce313" table:formula="of:=SUM([.AC36:.AC43])/4" office:value-type="float" office:value="356.929786773785" calcext:value-type="float">
            <text:p>356,9</text:p>
          </table:table-cell>
          <table:table-cell table:style-name="ce183" table:formula="of:=([.AC43])/[.AD43]*10" office:value-type="float" office:value="25.2254830698203" calcext:value-type="float">
            <text:p>25,23</text:p>
          </table:table-cell>
          <table:table-cell table:style-name="ce190" table:formula="of:=([.AD43]-([.AC43]))/7" office:value-type="float" office:value="-31.6602731086293" calcext:value-type="float">
            <text:p>-31,66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2]+[.F43]+[.J43]+[.N43]+[.R43]+[.V43]" office:value-type="float" office:value="611.76" calcext:value-type="float">
            <text:p>611,8</text:p>
          </table:table-cell>
          <table:table-cell table:style-name="ce208" table:formula="of:=[.AK42]+([.H43]+[.L43]+[.P43]+[.T43]+[.X43]+[.AA43])/60" office:value-type="float" office:value="57.0996666666666" calcext:value-type="float">
            <text:p>57,1</text:p>
          </table:table-cell>
          <table:table-cell table:style-name="ce79" table:number-columns-repeated="3"/>
          <table:table-cell table:number-columns-repeated="984"/>
        </table:table-row>
        <table:table-row table:style-name="ro1">
          <table:covered-table-cell table:style-name="ce41"/>
          <table:table-cell table:style-name="ce58" office:value-type="date" office:date-value="2020-10-19" calcext:value-type="date">
            <text:p>19/10/2020</text:p>
          </table:table-cell>
          <table:table-cell table:style-name="ce58" office:value-type="date" office:date-value="2020-10-25" calcext:value-type="date">
            <text:p>25/10/2020</text:p>
          </table:table-cell>
          <table:table-cell table:style-name="ce58"/>
          <table:table-cell table:style-name="ce79"/>
          <table:table-cell table:style-name="ce132" table:number-columns-repeated="3"/>
          <table:table-cell table:style-name="ce145"/>
          <table:table-cell table:style-name="ce158" office:value-type="float" office:value="13" calcext:value-type="float">
            <text:p>13,0</text:p>
          </table:table-cell>
          <table:table-cell table:style-name="ce158" office:value-type="float" office:value="152" calcext:value-type="float">
            <text:p>152,0</text:p>
          </table:table-cell>
          <table:table-cell table:style-name="ce158" office:value-type="float" office:value="64" calcext:value-type="float">
            <text:p>64,0</text:p>
          </table:table-cell>
          <table:table-cell table:style-name="ce160"/>
          <table:table-cell table:style-name="ce160" office:value-type="float" office:value="22.1" calcext:value-type="float">
            <text:p>22,1</text:p>
          </table:table-cell>
          <table:table-cell table:style-name="ce160" office:value-type="float" office:value="157" calcext:value-type="float">
            <text:p>157,0</text:p>
          </table:table-cell>
          <table:table-cell table:style-name="ce160" office:value-type="float" office:value="123" calcext:value-type="float">
            <text:p>123,0</text:p>
          </table:table-cell>
          <table:table-cell table:style-name="ce154"/>
          <table:table-cell table:style-name="ce132" table:number-columns-repeated="10"/>
          <table:table-cell table:style-name="ce175" table:formula="of:=[.H44]+[.L44]+[.P44]+[.T44]+[.X44]+[.AA44]" office:value-type="float" office:value="187" calcext:value-type="float">
            <text:p>187,0</text:p>
          </table:table-cell>
          <table:table-cell table:style-name="ce180" table:formula="of:=1.3*[.H44]*([.G44]-[.AI44])/([.AH44]-[.AI44])*0.64*EXP(1.92*([.G44]-[.AI44])/([.AH44]-[.AI44]))+[.L44]*([.K44]-[.AI44])/([.AH44]-[.AI44])*0.64*EXP(1.92*([.K44]-[.AI44])/([.AH44]-[.AI44]))+[.P44]*([.O44]-[.AI44])/([.AH44]-[.AI44])*0.64*EXP(1.92*([.O44]-[.AI44])/([.AH44]-[.AI44]))+[.T44]*([.S44]-[.AI44])/([.AH44]-[.AI44])*0.64*EXP(1.92*([.S44]-[.AI44])/([.AH44]-[.AI44]))+[.X44]*([.W44]-[.AI44])/([.AH44]-[.AI44])*0.64*EXP(1.92*([.W44]-[.AI44])/([.AH44]-[.AI44]))+[.AA44]*([.Z44]-[.AI44])/([.AH44]-[.AI44])*0.64*EXP(1.92*([.Z44]-[.AI44])/([.AH44]-[.AI44]))" office:value-type="float" office:value="352.083788038022" calcext:value-type="float">
            <text:p>352,1</text:p>
          </table:table-cell>
          <table:table-cell table:style-name="ce313" table:formula="of:=SUM([.AC41:.AC44])/4" office:value-type="float" office:value="233.580802643709" calcext:value-type="float">
            <text:p>233,6</text:p>
          </table:table-cell>
          <table:table-cell table:style-name="ce313" table:formula="of:=SUM([.AC37:.AC44])/4" office:value-type="float" office:value="336.539022278639" calcext:value-type="float">
            <text:p>336,5</text:p>
          </table:table-cell>
          <table:table-cell table:style-name="ce183" table:formula="of:=([.AC44])/[.AD44]*10" office:value-type="float" office:value="15.0733186996994" calcext:value-type="float">
            <text:p>15,07</text:p>
          </table:table-cell>
          <table:table-cell table:style-name="ce190" table:formula="of:=([.AD44]-([.AC44]))/7" office:value-type="float" office:value="-16.9289979134733" calcext:value-type="float">
            <text:p>-16,93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3]+[.F44]+[.J44]+[.N44]+[.R44]+[.V44]" office:value-type="float" office:value="646.86" calcext:value-type="float">
            <text:p>646,9</text:p>
          </table:table-cell>
          <table:table-cell table:style-name="ce208" table:formula="of:=[.AK43]+([.H44]+[.L44]+[.P44]+[.T44]+[.X44]+[.AA44])/60" office:value-type="float" office:value="60.2163333333333" calcext:value-type="float">
            <text:p>60,2</text:p>
          </table:table-cell>
          <table:table-cell/>
          <table:table-cell table:style-name="ce215"/>
          <table:table-cell table:number-columns-repeated="985"/>
        </table:table-row>
        <table:table-row table:style-name="ro1">
          <table:covered-table-cell table:style-name="ce45"/>
          <table:table-cell table:style-name="ce58" office:value-type="date" office:date-value="2020-10-26" calcext:value-type="date">
            <text:p>26/10/2020</text:p>
          </table:table-cell>
          <table:table-cell table:style-name="ce58" office:value-type="date" office:date-value="2020-11-01" calcext:value-type="date">
            <text:p>01/11/2020</text:p>
          </table:table-cell>
          <table:table-cell table:style-name="ce58"/>
          <table:table-cell table:style-name="ce113"/>
          <table:table-cell table:style-name="ce132" table:number-columns-repeated="3"/>
          <table:table-cell table:style-name="ce146"/>
          <table:table-cell table:style-name="ce132" table:number-columns-repeated="18"/>
          <table:table-cell table:style-name="ce175" table:formula="of:=[.H45]+[.L45]+[.P45]+[.T45]+[.X45]+[.AA45]" office:value-type="float" office:value="0" calcext:value-type="float">
            <text:p>0,0</text:p>
          </table:table-cell>
          <table:table-cell table:style-name="ce180" table:formula="of:=1.3*[.H45]*([.G45]-[.AI45])/([.AH45]-[.AI45])*0.64*EXP(1.92*([.G45]-[.AI45])/([.AH45]-[.AI45]))+[.L45]*([.K45]-[.AI45])/([.AH45]-[.AI45])*0.64*EXP(1.92*([.K45]-[.AI45])/([.AH45]-[.AI45]))+[.P45]*([.O45]-[.AI45])/([.AH45]-[.AI45])*0.64*EXP(1.92*([.O45]-[.AI45])/([.AH45]-[.AI45]))+[.T45]*([.S45]-[.AI45])/([.AH45]-[.AI45])*0.64*EXP(1.92*([.S45]-[.AI45])/([.AH45]-[.AI45]))+[.X45]*([.W45]-[.AI45])/([.AH45]-[.AI45])*0.64*EXP(1.92*([.W45]-[.AI45])/([.AH45]-[.AI45]))+[.AA45]*([.Z45]-[.AI45])/([.AH45]-[.AI45])*0.64*EXP(1.92*([.Z45]-[.AI45])/([.AH45]-[.AI45]))" office:value-type="float" office:value="-0" calcext:value-type="float">
            <text:p>0,0</text:p>
          </table:table-cell>
          <table:table-cell table:style-name="ce313" table:formula="of:=SUM([.AC42:.AC45])/4" office:value-type="float" office:value="233.580802643709" calcext:value-type="float">
            <text:p>233,6</text:p>
          </table:table-cell>
          <table:table-cell table:style-name="ce313" table:formula="of:=SUM([.AC38:.AC45])/4" office:value-type="float" office:value="278.810237041303" calcext:value-type="float">
            <text:p>278,8</text:p>
          </table:table-cell>
          <table:table-cell table:style-name="ce185" table:formula="of:=([.AC45])/[.AD45]*10" office:value-type="float" office:value="-0" calcext:value-type="float">
            <text:p>0,00</text:p>
          </table:table-cell>
          <table:table-cell table:style-name="ce190" table:formula="of:=([.AD45]-([.AC45]))/7" office:value-type="float" office:value="33.3686860919585" calcext:value-type="float">
            <text:p>33,37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4]+[.F45]+[.J45]+[.N45]+[.R45]+[.V45]" office:value-type="float" office:value="646.86" calcext:value-type="float">
            <text:p>646,9</text:p>
          </table:table-cell>
          <table:table-cell table:style-name="ce208" table:formula="of:=[.AK44]+([.H45]+[.L45]+[.P45]+[.T45]+[.X45]+[.AA45])/60" office:value-type="float" office:value="60.2163333333333" calcext:value-type="float">
            <text:p>60,2</text:p>
          </table:table-cell>
          <table:table-cell table:number-columns-repeated="987"/>
        </table:table-row>
        <table:table-row table:style-name="ro1">
          <table:table-cell table:style-name="ce44" office:value-type="string" calcext:value-type="string" table:number-columns-spanned="1" table:number-rows-spanned="5">
            <text:p>Prépa. Générale</text:p>
          </table:table-cell>
          <table:table-cell table:style-name="ce58" office:value-type="date" office:date-value="2020-11-02" calcext:value-type="date">
            <text:p>02/11/2020</text:p>
          </table:table-cell>
          <table:table-cell table:style-name="ce58" office:value-type="date" office:date-value="2020-11-08" calcext:value-type="date">
            <text:p>08/11/2020</text:p>
          </table:table-cell>
          <table:table-cell table:style-name="ce58"/>
          <table:table-cell table:style-name="ce104" office:value-type="string" calcext:value-type="string">
            <text:p>COTES</text:p>
          </table:table-cell>
          <table:table-cell table:style-name="ce131" office:value-type="float" office:value="10.58" calcext:value-type="float">
            <text:p>10,6</text:p>
          </table:table-cell>
          <table:table-cell table:style-name="ce131" office:value-type="float" office:value="170" calcext:value-type="float">
            <text:p>170,0</text:p>
          </table:table-cell>
          <table:table-cell table:style-name="ce131" office:value-type="float" office:value="58" calcext:value-type="float">
            <text:p>58,0</text:p>
          </table:table-cell>
          <table:table-cell table:style-name="ce145"/>
          <table:table-cell table:style-name="ce158" office:value-type="float" office:value="14.1" calcext:value-type="float">
            <text:p>14,1</text:p>
          </table:table-cell>
          <table:table-cell table:style-name="ce158" office:value-type="float" office:value="154" calcext:value-type="float">
            <text:p>154,0</text:p>
          </table:table-cell>
          <table:table-cell table:style-name="ce158" office:value-type="float" office:value="72" calcext:value-type="float">
            <text:p>72,0</text:p>
          </table:table-cell>
          <table:table-cell table:style-name="ce154"/>
          <table:table-cell table:style-name="ce132" table:formula="of:=[.N42]+5/100*[.N42]" office:value-type="float" office:value="0" calcext:value-type="float">
            <text:p>0,0</text:p>
          </table:table-cell>
          <table:table-cell table:style-name="ce132" table:number-columns-repeated="2"/>
          <table:table-cell table:style-name="ce131"/>
          <table:table-cell table:style-name="ce131" office:value-type="float" office:value="10.51" calcext:value-type="float">
            <text:p>10,5</text:p>
          </table:table-cell>
          <table:table-cell table:style-name="ce131" office:value-type="float" office:value="171" calcext:value-type="float">
            <text:p>171,0</text:p>
          </table:table-cell>
          <table:table-cell table:style-name="ce131" office:value-type="float" office:value="56.5" calcext:value-type="float">
            <text:p>56,5</text:p>
          </table:table-cell>
          <table:table-cell table:style-name="ce154"/>
          <table:table-cell table:style-name="ce132" table:number-columns-repeated="6"/>
          <table:table-cell table:style-name="ce175" table:formula="of:=[.H46]+[.L46]+[.P46]+[.T46]+[.X46]+[.AA46]" office:value-type="float" office:value="186.5" calcext:value-type="float">
            <text:p>186,5</text:p>
          </table:table-cell>
          <table:table-cell table:style-name="ce180" table:formula="of:=1.3*[.H46]*([.G46]-[.AI46])/([.AH46]-[.AI46])*0.64*EXP(1.92*([.G46]-[.AI46])/([.AH46]-[.AI46]))+[.L46]*([.K46]-[.AI46])/([.AH46]-[.AI46])*0.64*EXP(1.92*([.K46]-[.AI46])/([.AH46]-[.AI46]))+[.P46]*([.O46]-[.AI46])/([.AH46]-[.AI46])*0.64*EXP(1.92*([.O46]-[.AI46])/([.AH46]-[.AI46]))+[.T46]*([.S46]-[.AI46])/([.AH46]-[.AI46])*0.64*EXP(1.92*([.S46]-[.AI46])/([.AH46]-[.AI46]))+[.X46]*([.W46]-[.AI46])/([.AH46]-[.AI46])*0.64*EXP(1.92*([.W46]-[.AI46])/([.AH46]-[.AI46]))+[.AA46]*([.Z46]-[.AI46])/([.AH46]-[.AI46])*0.64*EXP(1.92*([.Z46]-[.AI46])/([.AH46]-[.AI46]))" office:value-type="float" office:value="486.071367411042" calcext:value-type="float">
            <text:p>486,1</text:p>
          </table:table-cell>
          <table:table-cell table:style-name="ce313" table:formula="of:=SUM([.AC43:.AC46])/4" office:value-type="float" office:value="301.334230710918" calcext:value-type="float">
            <text:p>301,3</text:p>
          </table:table-cell>
          <table:table-cell table:style-name="ce313" table:formula="of:=SUM([.AC39:.AC46])/4" office:value-type="float" office:value="400.328078894064" calcext:value-type="float">
            <text:p>400,3</text:p>
          </table:table-cell>
          <table:table-cell table:style-name="ce183" table:formula="of:=([.AC46])/[.AD46]*10" office:value-type="float" office:value="16.1306389341923" calcext:value-type="float">
            <text:p>16,13</text:p>
          </table:table-cell>
          <table:table-cell table:style-name="ce190" table:formula="of:=([.AD46]-([.AC46]))/7" office:value-type="float" office:value="-26.3910195285891" calcext:value-type="float">
            <text:p>-26,39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5]+[.F46]+[.J46]+[.N46]+[.R46]+[.V46]" office:value-type="float" office:value="682.05" calcext:value-type="float">
            <text:p>682,1</text:p>
          </table:table-cell>
          <table:table-cell table:style-name="ce208" table:formula="of:=[.AK45]+([.H46]+[.L46]+[.P46]+[.T46]+[.X46]+[.AA46])/60" office:value-type="float" office:value="63.3246666666666" calcext:value-type="float">
            <text:p>63,3</text:p>
          </table:table-cell>
          <table:table-cell table:number-columns-repeated="987"/>
        </table:table-row>
        <table:table-row table:style-name="ro1">
          <table:covered-table-cell table:style-name="ce45"/>
          <table:table-cell table:style-name="ce58" office:value-type="date" office:date-value="2020-11-09" calcext:value-type="date">
            <text:p>09/11/2020</text:p>
          </table:table-cell>
          <table:table-cell table:style-name="ce58" office:value-type="date" office:date-value="2020-11-15" calcext:value-type="date">
            <text:p>15/11/2020</text:p>
          </table:table-cell>
          <table:table-cell table:style-name="ce58"/>
          <table:table-cell table:style-name="ce104" office:value-type="string" calcext:value-type="string">
            <text:p>5 COTES </text:p>
          </table:table-cell>
          <table:table-cell table:style-name="ce131" office:value-type="float" office:value="10.6" calcext:value-type="float">
            <text:p>10,6</text:p>
          </table:table-cell>
          <table:table-cell table:style-name="ce131" office:value-type="float" office:value="170" calcext:value-type="float">
            <text:p>170,0</text:p>
          </table:table-cell>
          <table:table-cell table:style-name="ce131" office:value-type="float" office:value="62" calcext:value-type="float">
            <text:p>62,0</text:p>
          </table:table-cell>
          <table:table-cell table:style-name="ce145"/>
          <table:table-cell table:style-name="ce158" office:value-type="float" office:value="8.71" calcext:value-type="float">
            <text:p>8,7</text:p>
          </table:table-cell>
          <table:table-cell table:style-name="ce158" office:value-type="float" office:value="129" calcext:value-type="float">
            <text:p>129,0</text:p>
          </table:table-cell>
          <table:table-cell table:style-name="ce158" office:value-type="float" office:value="51" calcext:value-type="float">
            <text:p>51,0</text:p>
          </table:table-cell>
          <table:table-cell table:style-name="ce154"/>
          <table:table-cell table:style-name="ce132" table:formula="of:=[.N39]+5/100*[.N39]" office:value-type="float" office:value="0" calcext:value-type="float">
            <text:p>0,0</text:p>
          </table:table-cell>
          <table:table-cell table:style-name="ce132" table:number-columns-repeated="3"/>
          <table:table-cell table:style-name="ce132" table:formula="of:=[.R39]+5/100*[.R39]" office:value-type="float" office:value="0" calcext:value-type="float">
            <text:p>0,0</text:p>
          </table:table-cell>
          <table:table-cell table:style-name="ce132" table:number-columns-repeated="9"/>
          <table:table-cell table:style-name="ce175" table:formula="of:=[.H47]+[.L47]+[.P47]+[.T47]+[.X47]+[.AA47]" office:value-type="float" office:value="113" calcext:value-type="float">
            <text:p>113,0</text:p>
          </table:table-cell>
          <table:table-cell table:style-name="ce113" table:formula="of:=1.3*[.H47]*([.G47]-[.AI47])/([.AH47]-[.AI47])*0.64*EXP(1.92*([.G47]-[.AI47])/([.AH47]-[.AI47]))+[.L47]*([.K47]-[.AI47])/([.AH47]-[.AI47])*0.64*EXP(1.92*([.K47]-[.AI47])/([.AH47]-[.AI47]))+[.P47]*([.O47]-[.AI47])/([.AH47]-[.AI47])*0.64*EXP(1.92*([.O47]-[.AI47])/([.AH47]-[.AI47]))+[.T47]*([.S47]-[.AI47])/([.AH47]-[.AI47])*0.64*EXP(1.92*([.S47]-[.AI47])/([.AH47]-[.AI47]))+[.X47]*([.W47]-[.AI47])/([.AH47]-[.AI47])*0.64*EXP(1.92*([.W47]-[.AI47])/([.AH47]-[.AI47]))+[.AA47]*([.Z47]-[.AI47])/([.AH47]-[.AI47])*0.64*EXP(1.92*([.Z47]-[.AI47])/([.AH47]-[.AI47]))" office:value-type="float" office:value="263.076221044602" calcext:value-type="float">
            <text:p>263,1</text:p>
          </table:table-cell>
          <table:table-cell table:style-name="ce313" table:formula="of:=SUM([.AC44:.AC47])/4" office:value-type="float" office:value="275.307844123417" calcext:value-type="float">
            <text:p>275,3</text:p>
          </table:table-cell>
          <table:table-cell table:style-name="ce313" table:formula="of:=SUM([.AC40:.AC47])/4" office:value-type="float" office:value="420.86769975762" calcext:value-type="float">
            <text:p>420,9</text:p>
          </table:table-cell>
          <table:table-cell table:style-name="ce183" table:formula="of:=([.AC47])/[.AD47]*10" office:value-type="float" office:value="9.55571105800635" calcext:value-type="float">
            <text:p>9,56</text:p>
          </table:table-cell>
          <table:table-cell table:style-name="ce190" table:formula="of:=([.AD47]-([.AC47]))/7" office:value-type="float" office:value="1.74737472554494" calcext:value-type="float">
            <text:p>1,7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6]+[.F47]+[.J47]+[.N47]+[.R47]+[.V47]" office:value-type="float" office:value="701.36" calcext:value-type="float">
            <text:p>701,4</text:p>
          </table:table-cell>
          <table:table-cell table:style-name="ce208" table:formula="of:=[.AK46]+([.H47]+[.L47]+[.P47]+[.T47]+[.X47]+[.AA47])/60" office:value-type="float" office:value="65.208" calcext:value-type="float">
            <text:p>65,2</text:p>
          </table:table-cell>
          <table:table-cell table:number-columns-repeated="987"/>
        </table:table-row>
        <table:table-row table:style-name="ro13">
          <table:covered-table-cell table:style-name="ce45"/>
          <table:table-cell table:style-name="ce58" office:value-type="date" office:date-value="2020-11-16" calcext:value-type="date">
            <text:p>16/11/2020</text:p>
          </table:table-cell>
          <table:table-cell table:style-name="ce58" office:value-type="date" office:date-value="2020-11-22" calcext:value-type="date">
            <text:p>22/11/2020</text:p>
          </table:table-cell>
          <table:table-cell table:style-name="ce58"/>
          <table:table-cell table:style-name="ce104" office:value-type="string" calcext:value-type="string">
            <text:p>11x30 ‘’/30’’ + 4x30’’/15’’</text:p>
          </table:table-cell>
          <table:table-cell table:style-name="ce131" office:value-type="float" office:value="10" calcext:value-type="float">
            <text:p>10,0</text:p>
          </table:table-cell>
          <table:table-cell table:style-name="ce131" office:value-type="float" office:value="159" calcext:value-type="float">
            <text:p>159,0</text:p>
          </table:table-cell>
          <table:table-cell table:style-name="ce131" office:value-type="float" office:value="54" calcext:value-type="float">
            <text:p>54,0</text:p>
          </table:table-cell>
          <table:table-cell table:style-name="ce131"/>
          <table:table-cell table:style-name="ce131" office:value-type="float" office:value="6" calcext:value-type="float">
            <text:p>6,0</text:p>
          </table:table-cell>
          <table:table-cell table:style-name="ce131" office:value-type="float" office:value="155" calcext:value-type="float">
            <text:p>155,0</text:p>
          </table:table-cell>
          <table:table-cell table:style-name="ce131" office:value-type="float" office:value="33" calcext:value-type="float">
            <text:p>33,0</text:p>
          </table:table-cell>
          <table:table-cell table:style-name="ce160"/>
          <table:table-cell table:style-name="ce160" office:value-type="float" office:value="24.9" calcext:value-type="float">
            <text:p>24,9</text:p>
          </table:table-cell>
          <table:table-cell table:style-name="ce160" office:value-type="float" office:value="162" calcext:value-type="float">
            <text:p>162,0</text:p>
          </table:table-cell>
          <table:table-cell table:style-name="ce160" office:value-type="float" office:value="138" calcext:value-type="float">
            <text:p>138,0</text:p>
          </table:table-cell>
          <table:table-cell table:style-name="ce171"/>
          <table:table-cell table:style-name="ce171" office:value-type="float" office:value="15.28" calcext:value-type="float">
            <text:p>15,3</text:p>
          </table:table-cell>
          <table:table-cell table:style-name="ce171" office:value-type="float" office:value="169" calcext:value-type="float">
            <text:p>169,0</text:p>
          </table:table-cell>
          <table:table-cell table:style-name="ce171" office:value-type="float" office:value="81" calcext:value-type="float">
            <text:p>81,0</text:p>
          </table:table-cell>
          <table:table-cell table:style-name="ce154"/>
          <table:table-cell table:style-name="ce132" table:number-columns-repeated="6"/>
          <table:table-cell table:style-name="ce175" table:formula="of:=[.H48]+[.L48]+[.P48]+[.T48]+[.X48]+[.AA48]" office:value-type="float" office:value="306" calcext:value-type="float">
            <text:p>306,0</text:p>
          </table:table-cell>
          <table:table-cell table:style-name="ce113" table:formula="of:=1.3*[.H48]*([.G48]-[.AI48])/([.AH48]-[.AI48])*0.64*EXP(1.92*([.G48]-[.AI48])/([.AH48]-[.AI48]))+[.L48]*([.K48]-[.AI48])/([.AH48]-[.AI48])*0.64*EXP(1.92*([.K48]-[.AI48])/([.AH48]-[.AI48]))+[.P48]*([.O48]-[.AI48])/([.AH48]-[.AI48])*0.64*EXP(1.92*([.O48]-[.AI48])/([.AH48]-[.AI48]))+[.T48]*([.S48]-[.AI48])/([.AH48]-[.AI48])*0.64*EXP(1.92*([.S48]-[.AI48])/([.AH48]-[.AI48]))+[.X48]*([.W48]-[.AI48])/([.AH48]-[.AI48])*0.64*EXP(1.92*([.W48]-[.AI48])/([.AH48]-[.AI48]))+[.AA48]*([.Z48]-[.AI48])/([.AH48]-[.AI48])*0.64*EXP(1.92*([.Z48]-[.AI48])/([.AH48]-[.AI48]))" office:value-type="float" office:value="710.461143340796" calcext:value-type="float">
            <text:p>710,5</text:p>
          </table:table-cell>
          <table:table-cell table:style-name="ce313" table:formula="of:=SUM([.AC45:.AC48])/4" office:value-type="float" office:value="364.90218294911" calcext:value-type="float">
            <text:p>364,9</text:p>
          </table:table-cell>
          <table:table-cell table:style-name="ce313" table:formula="of:=SUM([.AC41:.AC48])/4" office:value-type="float" office:value="598.482985592819" calcext:value-type="float">
            <text:p>598,5</text:p>
          </table:table-cell>
          <table:table-cell table:style-name="ce183" table:formula="of:=([.AC48])/[.AD48]*10" office:value-type="float" office:value="19.4699066363184" calcext:value-type="float">
            <text:p>19,47</text:p>
          </table:table-cell>
          <table:table-cell table:style-name="ce190" table:formula="of:=([.AD48]-([.AC48]))/7" office:value-type="float" office:value="-49.3655657702408" calcext:value-type="float">
            <text:p>-49,37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47]+[.F48]+[.J48]+[.N48]+[.R48]+[.V48]" office:value-type="float" office:value="757.54" calcext:value-type="float">
            <text:p>757,5</text:p>
          </table:table-cell>
          <table:table-cell table:style-name="ce208" table:formula="of:=[.AK47]+([.H48]+[.L48]+[.P48]+[.T48]+[.X48]+[.AA48])/60" office:value-type="float" office:value="70.308" calcext:value-type="float">
            <text:p>70,3</text:p>
          </table:table-cell>
          <table:table-cell table:number-columns-repeated="987"/>
        </table:table-row>
        <table:table-row table:style-name="ro12">
          <table:covered-table-cell table:style-name="ce45"/>
          <table:table-cell table:style-name="ce58" office:value-type="date" office:date-value="2020-11-23" calcext:value-type="date">
            <text:p>23/11/2020</text:p>
          </table:table-cell>
          <table:table-cell table:style-name="ce58" office:value-type="date" office:date-value="2020-11-29" calcext:value-type="date">
            <text:p>29/11/2020</text:p>
          </table:table-cell>
          <table:table-cell table:style-name="ce87" office:value-type="string" calcext:value-type="string">
            <text:p>Week end choc</text:p>
          </table:table-cell>
          <table:table-cell table:style-name="ce104" office:value-type="string" calcext:value-type="string">
            <text:p>1’2’3’4’5’4’3’2’1’ r=1/2 tps</text:p>
          </table:table-cell>
          <table:table-cell table:style-name="ce131" office:value-type="float" office:value="11.1" calcext:value-type="float">
            <text:p>11,1</text:p>
          </table:table-cell>
          <table:table-cell table:style-name="ce131" office:value-type="float" office:value="154" calcext:value-type="float">
            <text:p>154,0</text:p>
          </table:table-cell>
          <table:table-cell table:style-name="ce131" office:value-type="float" office:value="59" calcext:value-type="float">
            <text:p>59,0</text:p>
          </table:table-cell>
          <table:table-cell table:style-name="ce145"/>
          <table:table-cell table:style-name="ce158" office:value-type="float" office:value="10.3" calcext:value-type="float">
            <text:p>10,3</text:p>
          </table:table-cell>
          <table:table-cell table:style-name="ce158" office:value-type="float" office:value="165" calcext:value-type="float">
            <text:p>165,0</text:p>
          </table:table-cell>
          <table:table-cell table:style-name="ce158" office:value-type="float" office:value="56" calcext:value-type="float">
            <text:p>56,0</text:p>
          </table:table-cell>
          <table:table-cell table:style-name="ce160"/>
          <table:table-cell table:style-name="ce160" office:value-type="float" office:value="16.3" calcext:value-type="float">
            <text:p>16,3</text:p>
          </table:table-cell>
          <table:table-cell table:style-name="ce160" office:value-type="float" office:value="151" calcext:value-type="float">
            <text:p>151,0</text:p>
          </table:table-cell>
          <table:table-cell table:style-name="ce160" office:value-type="float" office:value="90" calcext:value-type="float">
            <text:p>90,0</text:p>
          </table:table-cell>
          <table:table-cell table:style-name="ce171"/>
          <table:table-cell table:style-name="ce171" office:value-type="float" office:value="15.1" calcext:value-type="float">
            <text:p>15,1</text:p>
          </table:table-cell>
          <table:table-cell table:style-name="ce171" office:value-type="float" office:value="160" calcext:value-type="float">
            <text:p>160,0</text:p>
          </table:table-cell>
          <table:table-cell table:style-name="ce171" office:value-type="float" office:value="82" calcext:value-type="float">
            <text:p>82,0</text:p>
          </table:table-cell>
          <table:table-cell table:style-name="ce154"/>
          <table:table-cell table:style-name="ce132" table:number-columns-repeated="6"/>
          <table:table-cell table:style-name="ce175" table:formula="of:=[.H49]+[.L49]+[.P49]+[.T49]+[.X49]+[.AA49]" office:value-type="float" office:value="287" calcext:value-type="float">
            <text:p>287,0</text:p>
          </table:table-cell>
          <table:table-cell table:style-name="ce113" table:formula="of:=1.3*[.H49]*([.G49]-[.AI49])/([.AH49]-[.AI49])*0.64*EXP(1.92*([.G49]-[.AI49])/([.AH49]-[.AI49]))+[.L49]*([.K49]-[.AI49])/([.AH49]-[.AI49])*0.64*EXP(1.92*([.K49]-[.AI49])/([.AH49]-[.AI49]))+[.P49]*([.O49]-[.AI49])/([.AH49]-[.AI49])*0.64*EXP(1.92*([.O49]-[.AI49])/([.AH49]-[.AI49]))+[.T49]*([.S49]-[.AI49])/([.AH49]-[.AI49])*0.64*EXP(1.92*([.S49]-[.AI49])/([.AH49]-[.AI49]))+[.X49]*([.W49]-[.AI49])/([.AH49]-[.AI49])*0.64*EXP(1.92*([.W49]-[.AI49])/([.AH49]-[.AI49]))+[.AA49]*([.Z49]-[.AI49])/([.AH49]-[.AI49])*0.64*EXP(1.92*([.Z49]-[.AI49])/([.AH49]-[.AI49]))" office:value-type="float" office:value="586.227444131908" calcext:value-type="float">
            <text:p>586,2</text:p>
          </table:table-cell>
          <table:table-cell table:style-name="ce313" table:formula="of:=SUM([.AC46:.AC49])/4" office:value-type="float" office:value="511.459043982087" calcext:value-type="float">
            <text:p>511,5</text:p>
          </table:table-cell>
          <table:table-cell table:style-name="ce313" table:formula="of:=SUM([.AC42:.AC49])/4" office:value-type="float" office:value="745.039846625796" calcext:value-type="float">
            <text:p>745,0</text:p>
          </table:table-cell>
          <table:table-cell table:style-name="ce183" table:formula="of:=([.AC49])/[.AD49]*10" office:value-type="float" office:value="11.4618648556431" calcext:value-type="float">
            <text:p>11,46</text:p>
          </table:table-cell>
          <table:table-cell table:style-name="ce190" table:formula="of:=([.AD49]-([.AC49]))/7" office:value-type="float" office:value="-10.681200021403" calcext:value-type="float">
            <text:p>-10,6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0" calcext:value-type="float">
            <text:p>60,0</text:p>
          </table:table-cell>
          <table:table-cell table:style-name="ce208" table:formula="of:=[.AJ48]+[.F49]+[.J49]+[.N49]+[.R49]+[.V49]" office:value-type="float" office:value="810.34" calcext:value-type="float">
            <text:p>810,3</text:p>
          </table:table-cell>
          <table:table-cell table:style-name="ce208" table:formula="of:=[.AK48]+([.H49]+[.L49]+[.P49]+[.T49]+[.X49]+[.AA49])/60" office:value-type="float" office:value="75.0913333333333" calcext:value-type="float">
            <text:p>75,1</text:p>
          </table:table-cell>
          <table:table-cell table:number-columns-repeated="987"/>
        </table:table-row>
        <table:table-row table:style-name="ro13">
          <table:covered-table-cell table:style-name="ce50"/>
          <table:table-cell table:style-name="ce71" office:value-type="date" office:date-value="2020-11-30" calcext:value-type="date">
            <text:p>30/11/2020</text:p>
          </table:table-cell>
          <table:table-cell table:style-name="ce71" office:value-type="date" office:date-value="2020-12-06" calcext:value-type="date">
            <text:p>06/12/2020</text:p>
          </table:table-cell>
          <table:table-cell table:style-name="ce89" office:value-type="string" calcext:value-type="string">
            <text:p>Week end choc</text:p>
          </table:table-cell>
          <table:table-cell table:style-name="ce114" office:value-type="string" calcext:value-type="string">
            <text:p>2*8*45/45 r=2’</text:p>
          </table:table-cell>
          <table:table-cell table:style-name="ce131" office:value-type="float" office:value="11.69" calcext:value-type="float">
            <text:p>11,7</text:p>
          </table:table-cell>
          <table:table-cell table:style-name="ce131" office:value-type="float" office:value="155" calcext:value-type="float">
            <text:p>155,0</text:p>
          </table:table-cell>
          <table:table-cell table:style-name="ce131" office:value-type="float" office:value="62" calcext:value-type="float">
            <text:p>62,0</text:p>
          </table:table-cell>
          <table:table-cell table:style-name="ce146"/>
          <table:table-cell table:style-name="ce140" table:number-columns-repeated="3"/>
          <table:table-cell table:style-name="ce161"/>
          <table:table-cell table:style-name="ce161" office:value-type="float" office:value="21.24" calcext:value-type="float">
            <text:p>21,2</text:p>
          </table:table-cell>
          <table:table-cell table:style-name="ce161" office:value-type="float" office:value="168" calcext:value-type="float">
            <text:p>168,0</text:p>
          </table:table-cell>
          <table:table-cell table:style-name="ce161" office:value-type="float" office:value="117" calcext:value-type="float">
            <text:p>117,0</text:p>
          </table:table-cell>
          <table:table-cell table:style-name="ce132" table:number-columns-repeated="11"/>
          <table:table-cell table:style-name="ce175" table:formula="of:=[.H50]+[.L50]+[.P50]+[.T50]+[.X50]+[.AA50]" office:value-type="float" office:value="179" calcext:value-type="float">
            <text:p>179,0</text:p>
          </table:table-cell>
          <table:table-cell table:style-name="ce113" table:formula="of:=1.3*[.H50]*([.G50]-[.AI50])/([.AH50]-[.AI50])*0.64*EXP(1.92*([.G50]-[.AI50])/([.AH50]-[.AI50]))+[.L50]*([.K50]-[.AI50])/([.AH50]-[.AI50])*0.64*EXP(1.92*([.K50]-[.AI50])/([.AH50]-[.AI50]))+[.P50]*([.O50]-[.AI50])/([.AH50]-[.AI50])*0.64*EXP(1.92*([.O50]-[.AI50])/([.AH50]-[.AI50]))+[.T50]*([.S50]-[.AI50])/([.AH50]-[.AI50])*0.64*EXP(1.92*([.S50]-[.AI50])/([.AH50]-[.AI50]))+[.X50]*([.W50]-[.AI50])/([.AH50]-[.AI50])*0.64*EXP(1.92*([.W50]-[.AI50])/([.AH50]-[.AI50]))+[.AA50]*([.Z50]-[.AI50])/([.AH50]-[.AI50])*0.64*EXP(1.92*([.Z50]-[.AI50])/([.AH50]-[.AI50]))" office:value-type="float" office:value="448.084211020635" calcext:value-type="float">
            <text:p>448,1</text:p>
          </table:table-cell>
          <table:table-cell table:style-name="ce313" table:formula="of:=SUM([.AC47:.AC50])/4" office:value-type="float" office:value="501.962254884485" calcext:value-type="float">
            <text:p>502,0</text:p>
          </table:table-cell>
          <table:table-cell table:style-name="ce313" table:formula="of:=SUM([.AC43:.AC50])/4" office:value-type="float" office:value="803.296485595403" calcext:value-type="float">
            <text:p>803,3</text:p>
          </table:table-cell>
          <table:table-cell table:style-name="ce183" table:formula="of:=([.AC50])/[.AD50]*10" office:value-type="float" office:value="8.9266514894382" calcext:value-type="float">
            <text:p>8,93</text:p>
          </table:table-cell>
          <table:table-cell table:style-name="ce190" table:formula="of:=([.AD50]-([.AC50]))/7" office:value-type="float" office:value="7.6968634091215" calcext:value-type="float">
            <text:p>7,70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49]+[.F50]+[.J50]+[.N50]+[.R50]+[.V50]" office:value-type="float" office:value="843.27" calcext:value-type="float">
            <text:p>843,3</text:p>
          </table:table-cell>
          <table:table-cell table:style-name="ce208" table:formula="of:=[.AK49]+([.H50]+[.L50]+[.P50]+[.T50]+[.X50]+[.AA50])/60" office:value-type="float" office:value="78.0746666666666" calcext:value-type="float">
            <text:p>78,1</text:p>
          </table:table-cell>
          <table:table-cell table:number-columns-repeated="987"/>
        </table:table-row>
        <table:table-row table:style-name="ro1">
          <table:table-cell table:style-name="ce51" office:value-type="string" calcext:value-type="string" table:number-columns-spanned="1" table:number-rows-spanned="4">
            <text:p>Développement</text:p>
          </table:table-cell>
          <table:table-cell table:style-name="ce58" office:value-type="date" office:date-value="2020-12-07" calcext:value-type="date">
            <text:p>07/12/2020</text:p>
          </table:table-cell>
          <table:table-cell table:style-name="ce58" office:value-type="date" office:date-value="2020-12-13" calcext:value-type="date">
            <text:p>13/12/2020</text:p>
          </table:table-cell>
          <table:table-cell table:style-name="ce99"/>
          <table:table-cell table:style-name="ce113"/>
          <table:table-cell table:style-name="ce140"/>
          <table:table-cell table:style-name="ce132" table:number-columns-repeated="2"/>
          <table:table-cell table:style-name="ce139"/>
          <table:table-cell table:style-name="ce154" table:number-columns-repeated="3"/>
          <table:table-cell table:style-name="ce132"/>
          <table:table-cell table:style-name="ce154" table:number-columns-repeated="3"/>
          <table:table-cell table:style-name="ce132" table:number-columns-repeated="11"/>
          <table:table-cell table:style-name="ce175" table:formula="of:=[.H51]+[.L51]+[.P51]+[.T51]+[.X51]+[.AA51]" office:value-type="float" office:value="0" calcext:value-type="float">
            <text:p>0,0</text:p>
          </table:table-cell>
          <table:table-cell table:style-name="ce113" table:formula="of:=1.3*[.H51]*([.G51]-[.AI51])/([.AH51]-[.AI51])*0.64*EXP(1.92*([.G51]-[.AI51])/([.AH51]-[.AI51]))+[.L51]*([.K51]-[.AI51])/([.AH51]-[.AI51])*0.64*EXP(1.92*([.K51]-[.AI51])/([.AH51]-[.AI51]))+[.P51]*([.O51]-[.AI51])/([.AH51]-[.AI51])*0.64*EXP(1.92*([.O51]-[.AI51])/([.AH51]-[.AI51]))+[.T51]*([.S51]-[.AI51])/([.AH51]-[.AI51])*0.64*EXP(1.92*([.S51]-[.AI51])/([.AH51]-[.AI51]))+[.X51]*([.W51]-[.AI51])/([.AH51]-[.AI51])*0.64*EXP(1.92*([.W51]-[.AI51])/([.AH51]-[.AI51]))+[.AA51]*([.Z51]-[.AI51])/([.AH51]-[.AI51])*0.64*EXP(1.92*([.Z51]-[.AI51])/([.AH51]-[.AI51]))" office:value-type="float" office:value="-0" calcext:value-type="float">
            <text:p>0,0</text:p>
          </table:table-cell>
          <table:table-cell table:style-name="ce313" table:formula="of:=SUM([.AC48:.AC51])/4" office:value-type="float" office:value="436.193199623335" calcext:value-type="float">
            <text:p>436,2</text:p>
          </table:table-cell>
          <table:table-cell table:style-name="ce313" table:formula="of:=SUM([.AC44:.AC51])/4" office:value-type="float" office:value="711.501043746751" calcext:value-type="float">
            <text:p>711,5</text:p>
          </table:table-cell>
          <table:table-cell table:style-name="ce185" table:formula="of:=([.AC51])/[.AD51]*10" office:value-type="float" office:value="-0" calcext:value-type="float">
            <text:p>0,00</text:p>
          </table:table-cell>
          <table:table-cell table:style-name="ce190" table:formula="of:=([.AD51]-([.AC51]))/7" office:value-type="float" office:value="62.313314231905" calcext:value-type="float">
            <text:p>62,31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50]+[.F51]+[.J51]+[.N51]+[.R51]+[.V51]" office:value-type="float" office:value="843.27" calcext:value-type="float">
            <text:p>843,3</text:p>
          </table:table-cell>
          <table:table-cell table:style-name="ce208" table:formula="of:=[.AK50]+([.H51]+[.L51]+[.P51]+[.T51]+[.X51]+[.AA51])/60" office:value-type="float" office:value="78.0746666666666" calcext:value-type="float">
            <text:p>78,1</text:p>
          </table:table-cell>
          <table:table-cell table:number-columns-repeated="987"/>
        </table:table-row>
        <table:table-row table:style-name="ro1">
          <table:covered-table-cell table:style-name="ce50"/>
          <table:table-cell table:style-name="ce58" office:value-type="date" office:date-value="2020-12-14" calcext:value-type="date">
            <text:p>14/12/2020</text:p>
          </table:table-cell>
          <table:table-cell table:style-name="ce58" office:value-type="date" office:date-value="2020-12-20" calcext:value-type="date">
            <text:p>20/12/2020</text:p>
          </table:table-cell>
          <table:table-cell table:style-name="ce92"/>
          <table:table-cell table:style-name="ce113"/>
          <table:table-cell table:style-name="ce140"/>
          <table:table-cell table:style-name="ce132" table:number-columns-repeated="2"/>
          <table:table-cell table:style-name="ce155"/>
          <table:table-cell table:style-name="ce158" office:value-type="float" office:value="12.89" calcext:value-type="float">
            <text:p>12,9</text:p>
          </table:table-cell>
          <table:table-cell table:style-name="ce158" office:value-type="float" office:value="154" calcext:value-type="float">
            <text:p>154,0</text:p>
          </table:table-cell>
          <table:table-cell table:style-name="ce158" office:value-type="float" office:value="70" calcext:value-type="float">
            <text:p>70,0</text:p>
          </table:table-cell>
          <table:table-cell table:style-name="ce132"/>
          <table:table-cell table:style-name="ce154" table:number-columns-repeated="3"/>
          <table:table-cell table:style-name="ce132" table:number-columns-repeated="11"/>
          <table:table-cell table:style-name="ce175" table:formula="of:=[.H52]+[.L52]+[.P52]+[.T52]+[.X52]+[.AA52]" office:value-type="float" office:value="70" calcext:value-type="float">
            <text:p>70,0</text:p>
          </table:table-cell>
          <table:table-cell table:style-name="ce113" table:formula="of:=1.3*[.H52]*([.G52]-[.AI52])/([.AH52]-[.AI52])*0.64*EXP(1.92*([.G52]-[.AI52])/([.AH52]-[.AI52]))+[.L52]*([.K52]-[.AI52])/([.AH52]-[.AI52])*0.64*EXP(1.92*([.K52]-[.AI52])/([.AH52]-[.AI52]))+[.P52]*([.O52]-[.AI52])/([.AH52]-[.AI52])*0.64*EXP(1.92*([.O52]-[.AI52])/([.AH52]-[.AI52]))+[.T52]*([.S52]-[.AI52])/([.AH52]-[.AI52])*0.64*EXP(1.92*([.S52]-[.AI52])/([.AH52]-[.AI52]))+[.X52]*([.W52]-[.AI52])/([.AH52]-[.AI52])*0.64*EXP(1.92*([.W52]-[.AI52])/([.AH52]-[.AI52]))+[.AA52]*([.Z52]-[.AI52])/([.AH52]-[.AI52])*0.64*EXP(1.92*([.Z52]-[.AI52])/([.AH52]-[.AI52]))" office:value-type="float" office:value="127.53391361223" calcext:value-type="float">
            <text:p>127,5</text:p>
          </table:table-cell>
          <table:table-cell table:style-name="ce313" table:formula="of:=SUM([.AC49:.AC52])/4" office:value-type="float" office:value="290.461392191193" calcext:value-type="float">
            <text:p>290,5</text:p>
          </table:table-cell>
          <table:table-cell table:style-name="ce313" table:formula="of:=SUM([.AC45:.AC52])/4" office:value-type="float" office:value="655.363575140303" calcext:value-type="float">
            <text:p>655,4</text:p>
          </table:table-cell>
          <table:table-cell table:style-name="ce185" table:formula="of:=([.AC52])/[.AD52]*10" office:value-type="float" office:value="4.39073546574073" calcext:value-type="float">
            <text:p>4,39</text:p>
          </table:table-cell>
          <table:table-cell table:style-name="ce190" table:formula="of:=([.AD52]-([.AC52]))/7" office:value-type="float" office:value="23.2753540827091" calcext:value-type="float">
            <text:p>23,2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51]+[.F52]+[.J52]+[.N52]+[.R52]+[.V52]" office:value-type="float" office:value="856.16" calcext:value-type="float">
            <text:p>856,2</text:p>
          </table:table-cell>
          <table:table-cell table:style-name="ce208" table:formula="of:=[.AK51]+([.H52]+[.L52]+[.P52]+[.T52]+[.X52]+[.AA52])/60" office:value-type="float" office:value="79.2413333333333" calcext:value-type="float">
            <text:p>79,2</text:p>
          </table:table-cell>
          <table:table-cell table:number-columns-repeated="987"/>
        </table:table-row>
        <table:table-row table:style-name="ro1">
          <table:covered-table-cell table:style-name="ce50"/>
          <table:table-cell table:style-name="ce58" office:value-type="date" office:date-value="2020-12-21" calcext:value-type="date">
            <text:p>21/12/2020</text:p>
          </table:table-cell>
          <table:table-cell table:style-name="ce58" office:value-type="date" office:date-value="2020-12-27" calcext:value-type="date">
            <text:p>27/12/2020</text:p>
          </table:table-cell>
          <table:table-cell table:style-name="ce92"/>
          <table:table-cell table:style-name="ce115"/>
          <table:table-cell table:style-name="ce140"/>
          <table:table-cell table:style-name="ce132" table:number-columns-repeated="2"/>
          <table:table-cell table:style-name="ce139" table:number-columns-repeated="4"/>
          <table:table-cell table:style-name="ce160"/>
          <table:table-cell table:style-name="ce160" office:value-type="float" office:value="18.01" calcext:value-type="float">
            <text:p>18,0</text:p>
          </table:table-cell>
          <table:table-cell table:style-name="ce160" office:value-type="float" office:value="161" calcext:value-type="float">
            <text:p>161,0</text:p>
          </table:table-cell>
          <table:table-cell table:style-name="ce160" office:value-type="float" office:value="106" calcext:value-type="float">
            <text:p>106,0</text:p>
          </table:table-cell>
          <table:table-cell table:style-name="ce132" table:number-columns-repeated="11"/>
          <table:table-cell table:style-name="ce175" table:formula="of:=[.H53]+[.L53]+[.P53]+[.T53]+[.X53]+[.AA53]" office:value-type="float" office:value="106" calcext:value-type="float">
            <text:p>106,0</text:p>
          </table:table-cell>
          <table:table-cell table:style-name="ce113" table:formula="of:=1.3*[.H53]*([.G53]-[.AI53])/([.AH53]-[.AI53])*0.64*EXP(1.92*([.G53]-[.AI53])/([.AH53]-[.AI53]))+[.L53]*([.K53]-[.AI53])/([.AH53]-[.AI53])*0.64*EXP(1.92*([.K53]-[.AI53])/([.AH53]-[.AI53]))+[.P53]*([.O53]-[.AI53])/([.AH53]-[.AI53])*0.64*EXP(1.92*([.O53]-[.AI53])/([.AH53]-[.AI53]))+[.T53]*([.S53]-[.AI53])/([.AH53]-[.AI53])*0.64*EXP(1.92*([.S53]-[.AI53])/([.AH53]-[.AI53]))+[.X53]*([.W53]-[.AI53])/([.AH53]-[.AI53])*0.64*EXP(1.92*([.W53]-[.AI53])/([.AH53]-[.AI53]))+[.AA53]*([.Z53]-[.AI53])/([.AH53]-[.AI53])*0.64*EXP(1.92*([.Z53]-[.AI53])/([.AH53]-[.AI53]))" office:value-type="float" office:value="228.707477121034" calcext:value-type="float">
            <text:p>228,7</text:p>
          </table:table-cell>
          <table:table-cell table:style-name="ce313" table:formula="of:=SUM([.AC50:.AC53])/4" office:value-type="float" office:value="201.081400438475" calcext:value-type="float">
            <text:p>201,1</text:p>
          </table:table-cell>
          <table:table-cell table:style-name="ce313" table:formula="of:=SUM([.AC46:.AC53])/4" office:value-type="float" office:value="712.540444420562" calcext:value-type="float">
            <text:p>712,5</text:p>
          </table:table-cell>
          <table:table-cell table:style-name="ce185" table:formula="of:=([.AC53])/[.AD53]*10" office:value-type="float" office:value="11.3738752874367" calcext:value-type="float">
            <text:p>11,37</text:p>
          </table:table-cell>
          <table:table-cell table:style-name="ce190" table:formula="of:=([.AD53]-([.AC53]))/7" office:value-type="float" office:value="-3.94658238322273" calcext:value-type="float">
            <text:p>-3,95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57" calcext:value-type="float">
            <text:p>57,0</text:p>
          </table:table-cell>
          <table:table-cell table:style-name="ce208" table:formula="of:=[.AJ52]+[.F53]+[.J53]+[.N53]+[.R53]+[.V53]" office:value-type="float" office:value="874.17" calcext:value-type="float">
            <text:p>874,2</text:p>
          </table:table-cell>
          <table:table-cell table:style-name="ce208" table:formula="of:=[.AK52]+([.H53]+[.L53]+[.P53]+[.T53]+[.X53]+[.AA53])/60" office:value-type="float" office:value="81.008" calcext:value-type="float">
            <text:p>81,0</text:p>
          </table:table-cell>
          <table:table-cell table:number-columns-repeated="987"/>
        </table:table-row>
        <table:table-row table:style-name="ro8">
          <table:covered-table-cell table:style-name="ce50"/>
          <table:table-cell table:style-name="ce58" office:value-type="date" office:date-value="2020-12-28" calcext:value-type="date">
            <text:p>28/12/2020</text:p>
          </table:table-cell>
          <table:table-cell table:style-name="ce58" office:value-type="date" office:date-value="2021-01-03" calcext:value-type="date">
            <text:p>03/01/2021</text:p>
          </table:table-cell>
          <table:table-cell table:style-name="ce58"/>
          <table:table-cell table:style-name="ce113"/>
          <table:table-cell table:style-name="ce140"/>
          <table:table-cell table:style-name="ce132" table:number-columns-repeated="2"/>
          <table:table-cell table:style-name="ce155"/>
          <table:table-cell table:style-name="ce155" office:value-type="float" office:value="12.3" calcext:value-type="float">
            <text:p>12,3</text:p>
          </table:table-cell>
          <table:table-cell table:style-name="ce155" office:value-type="float" office:value="158" calcext:value-type="float">
            <text:p>158,0</text:p>
          </table:table-cell>
          <table:table-cell table:style-name="ce155" office:value-type="float" office:value="72.5" calcext:value-type="float">
            <text:p>72,5</text:p>
          </table:table-cell>
          <table:table-cell table:style-name="ce132"/>
          <table:table-cell table:style-name="ce154"/>
          <table:table-cell table:style-name="ce132" table:number-columns-repeated="13"/>
          <table:table-cell table:style-name="ce175" table:formula="of:=[.H54]+[.L54]+[.P54]+[.T54]+[.X54]+[.AA54]" office:value-type="float" office:value="72.5" calcext:value-type="float">
            <text:p>72,5</text:p>
          </table:table-cell>
          <table:table-cell table:style-name="ce113" table:formula="of:=1.3*[.H54]*([.G54]-[.AI54])/([.AH54]-[.AI54])*0.64*EXP(1.92*([.G54]-[.AI54])/([.AH54]-[.AI54]))+[.L54]*([.K54]-[.AI54])/([.AH54]-[.AI54])*0.64*EXP(1.92*([.K54]-[.AI54])/([.AH54]-[.AI54]))+[.P54]*([.O54]-[.AI54])/([.AH54]-[.AI54])*0.64*EXP(1.92*([.O54]-[.AI54])/([.AH54]-[.AI54]))+[.T54]*([.S54]-[.AI54])/([.AH54]-[.AI54])*0.64*EXP(1.92*([.S54]-[.AI54])/([.AH54]-[.AI54]))+[.X54]*([.W54]-[.AI54])/([.AH54]-[.AI54])*0.64*EXP(1.92*([.W54]-[.AI54])/([.AH54]-[.AI54]))+[.AA54]*([.Z54]-[.AI54])/([.AH54]-[.AI54])*0.64*EXP(1.92*([.Z54]-[.AI54])/([.AH54]-[.AI54]))" office:value-type="float" office:value="137.230763882866" calcext:value-type="float">
            <text:p>137,2</text:p>
          </table:table-cell>
          <table:table-cell table:style-name="ce313" table:formula="of:=SUM([.AC51:.AC54])/4" office:value-type="float" office:value="123.368038654032" calcext:value-type="float">
            <text:p>123,4</text:p>
          </table:table-cell>
          <table:table-cell table:style-name="ce313" table:formula="of:=SUM([.AC47:.AC54])/4" office:value-type="float" office:value="625.330293538517" calcext:value-type="float">
            <text:p>625,3</text:p>
          </table:table-cell>
          <table:table-cell table:style-name="ce185" table:formula="of:=([.AC54])/[.AD54]*10" office:value-type="float" office:value="11.1236885485153" calcext:value-type="float">
            <text:p>11,12</text:p>
          </table:table-cell>
          <table:table-cell table:style-name="ce190" table:formula="of:=([.AD54]-([.AC54]))/7" office:value-type="float" office:value="-1.98038931840477" calcext:value-type="float">
            <text:p>-1,98</text:p>
          </table:table-cell>
          <table:table-cell table:style-name="ce218" table:formula="of:=206.9-0.67*22" office:value-type="float" office:value="192.16" calcext:value-type="float">
            <text:p>192,2</text:p>
          </table:table-cell>
          <table:table-cell table:style-name="ce221" office:value-type="float" office:value="66" calcext:value-type="float">
            <text:p>66,0</text:p>
          </table:table-cell>
          <table:table-cell table:style-name="ce208" table:formula="of:=[.AJ53]+[.F54]+[.J54]+[.N54]+[.R54]+[.V54]" office:value-type="float" office:value="886.47" calcext:value-type="float">
            <text:p>886,5</text:p>
          </table:table-cell>
          <table:table-cell table:style-name="ce208" table:formula="of:=[.AK53]+([.H54]+[.L54]+[.P54]+[.T54]+[.X54]+[.AA54])/60" office:value-type="float" office:value="82.2163333333333" calcext:value-type="float">
            <text:p>82,2</text:p>
          </table:table-cell>
          <table:table-cell table:style-name="ce269" office:value-type="string" calcext:value-type="string">
            <text:p>Objectif annuel </text:p>
          </table:table-cell>
          <table:table-cell table:style-name="ce270"/>
          <table:table-cell table:number-columns-repeated="985"/>
        </table:table-row>
        <table:table-row table:style-name="ro14">
          <table:table-cell/>
          <table:table-cell table:style-name="ce72"/>
          <table:table-cell table:style-name="ce79" table:number-columns-repeated="19"/>
          <table:table-cell table:style-name="ce90" table:number-columns-repeated="4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3"/>
          <table:table-cell table:style-name="ce296" table:formula="of:=[.AJ54]/[.AL55]" office:value-type="percentage" office:value="0.88647" calcext:value-type="percentage" table:number-columns-spanned="2" table:number-rows-spanned="1">
            <text:p>88,65 %</text:p>
          </table:table-cell>
          <table:covered-table-cell table:style-name="ce240"/>
          <table:table-cell table:style-name="ce270" office:value-type="float" office:value="1000" calcext:value-type="float">
            <text:p>1000,0</text:p>
          </table:table-cell>
          <table:table-cell table:style-name="ce272" office:value-type="string" calcext:value-type="string">
            <text:p>km</text:p>
          </table:table-cell>
          <table:table-cell table:number-columns-repeated="985"/>
        </table:table-row>
        <table:table-row table:style-name="ro1">
          <table:table-cell/>
          <table:table-cell table:style-name="ce90" table:number-columns-repeated="3"/>
          <table:table-cell table:style-name="ce119" table:number-columns-repeated="5"/>
          <table:table-cell table:style-name="ce90" table:number-columns-repeated="16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0" table:number-columns-repeated="21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0" table:number-columns-repeated="24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0" table:number-columns-repeated="21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0" table:number-columns-repeated="24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0" table:number-columns-repeated="21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0" table:number-columns-repeated="3"/>
          <table:table-cell table:style-name="ce119" table:number-columns-repeated="5"/>
          <table:table-cell table:style-name="ce90" table:number-columns-repeated="16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0" table:number-columns-repeated="21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0" table:number-columns-repeated="24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3">
          <table:table-cell/>
          <table:table-cell table:style-name="ce72" table:number-columns-repeated="3"/>
          <table:table-cell table:style-name="ce90" table:number-columns-repeated="21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90" table:number-columns-repeated="24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>
          <table:table-cell/>
          <table:table-cell table:style-name="ce72" table:number-columns-repeated="3"/>
          <table:table-cell table:style-name="ce90" table:number-columns-repeated="21"/>
          <table:table-cell table:number-columns-repeated="2"/>
          <table:table-cell table:style-name="ce90" table:number-columns-repeated="2"/>
          <table:table-cell table:number-columns-repeated="2"/>
          <table:table-cell table:style-name="ce205"/>
          <table:table-cell table:number-columns-repeated="992"/>
        </table:table-row>
        <table:table-row table:style-name="ro1" table:number-rows-repeated="2">
          <table:table-cell/>
          <table:table-cell table:style-name="ce72" table:number-columns-repeated="3"/>
          <table:table-cell table:style-name="ce90" table:number-columns-repeated="21"/>
          <table:table-cell table:number-columns-repeated="2"/>
          <table:table-cell table:style-name="ce90" table:number-columns-repeated="2"/>
          <table:table-cell table:number-columns-repeated="995"/>
        </table:table-row>
        <table:table-row table:style-name="ro1">
          <table:table-cell/>
          <table:table-cell table:style-name="ce90" table:number-columns-repeated="3"/>
          <table:table-cell table:style-name="ce119" table:number-columns-repeated="5"/>
          <table:table-cell table:style-name="ce90" table:number-columns-repeated="16"/>
          <table:table-cell table:number-columns-repeated="2"/>
          <table:table-cell table:style-name="ce90" table:number-columns-repeated="2"/>
          <table:table-cell table:number-columns-repeated="995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0'.A3:'2020'.D44 '2020'.AJ29:'2020'.AK54 '2020'.A49:'2020'.H54 '2020'.AC33:'2020'.AD54 '2020'.AG30:'2020'.AI54 '2020'.J51:'2020'.L52 '2020'.F42:'2020'.Y44 '2020'.A45:'2020'.Y48 '2020'.I49:'2020'.Y50 '2020'.M51:'2020'.Y54 '2020'.AG29:'2020'.AI29 '2020'.AF3:'2020'.AF54 '2020'.A29:'2020'.Y41 '2020'.Z29:'2020'.AB54 '2020'.AF1:'2020'.AK2 '2020'.E3:'2020'.AC3 '2020'.E4:'2020'.AB28 '2020'.AC4:'2020'.AC41 '2020'.AG3:'2020'.AK28 '2020'.AD3:'2020'.AD32 '2020'.A1:'2020'.AD2 '2020'.AE1:'2020'.AE54">
            <calcext:condition calcext:apply-style-name="sans chiffre" calcext:value="=0" calcext:base-cell-address="'2020'.A1"/>
          </calcext:conditional-format>
          <calcext:conditional-format calcext:target-range-address="'2020'.A3:'2020'.D44 '2020'.AJ29:'2020'.AK54 '2020'.A49:'2020'.H54 '2020'.AC33:'2020'.AD54 '2020'.AG30:'2020'.AI54 '2020'.J51:'2020'.L52 '2020'.F42:'2020'.Y44 '2020'.A45:'2020'.Y48 '2020'.I49:'2020'.Y50 '2020'.M51:'2020'.Y54 '2020'.AG29:'2020'.AI29 '2020'.AF3:'2020'.AF54 '2020'.A29:'2020'.Y41 '2020'.Z29:'2020'.AB54 '2020'.AF1:'2020'.AK2 '2020'.E3:'2020'.AC3 '2020'.E4:'2020'.AB28 '2020'.AC4:'2020'.AC41 '2020'.AG3:'2020'.AK28 '2020'.AD3:'2020'.AD32 '2020'.A1:'2020'.AD2 '2020'.AE1:'2020'.AE54">
            <calcext:condition calcext:apply-style-name="sans chiffre" calcext:value="=###" calcext:base-cell-address="'2020'.A1"/>
          </calcext:conditional-format>
          <calcext:conditional-format calcext:target-range-address="'2020'.AC31:'2020'.AC46 '2020'.AF3:'2020'.AF77">
            <calcext:condition calcext:apply-style-name="Error" calcext:value="&gt;700" calcext:base-cell-address="'2020'.AC3"/>
          </calcext:conditional-format>
          <calcext:conditional-format calcext:target-range-address="'2020'.AK22:'2020'.AK1048576 '2020'.AJ22:'2020'.AJ54 '2020'.AJ56:'2020'.AJ1048576 '2020'.AJ1:'2020'.AK21">
            <calcext:condition calcext:apply-style-name="total&gt;1000" calcext:value="&gt;1000" calcext:base-cell-address="'2020'.AJ1"/>
          </calcext:conditional-format>
          <calcext:conditional-format calcext:target-range-address="'2020'.AF3:'2020'.AF54 '2020'.AF1:'2020'.AF1">
            <calcext:condition calcext:apply-style-name="Bad" calcext:value="&gt;14" calcext:base-cell-address="'2020'.AF1"/>
            <calcext:condition calcext:apply-style-name="Neutral" calcext:value="between(-10,8)" calcext:base-cell-address="'2020'.AF1"/>
            <calcext:condition calcext:apply-style-name="Good" calcext:value="between(8,14)" calcext:base-cell-address="'2020'.AF1"/>
          </calcext:conditional-format>
          <calcext:conditional-format calcext:target-range-address="'2020'.AJ55:'2020'.AJ55">
            <calcext:data-bar calcext:gradient="false" calcext:max-length="100" calcext:negative-color="#ff0000" calcext:positive-color="#2a6099" calcext:axis-color="#000000">
              <calcext:formatting-entry calcext:value="0" calcext:type="auto-minimum"/>
              <calcext:formatting-entry calcext:value="1" calcext:type="number"/>
            </calcext:data-bar>
          </calcext:conditional-format>
        </calcext:conditional-formats>
      </table:table>
      <table:table table:name="2021" table:style-name="ta3">
        <office:forms form:automatic-focus="false" form:apply-design-mode="false"/>
        <table:shapes>
          <draw:frame draw:z-index="0" draw:style-name="gr2" draw:text-style-name="P3" svg:width="60.193cm" svg:height="9.236cm" svg:x="1.894cm" svg:y="54.633cm">
            <draw:object draw:notify-on-update-of-ranges="'2021'.B3:'2021'.B54 '2021'.AK2:'2021'.AK2 '2021'.AK3:'2021'.AK54 '2021'.AL2:'2021'.AL2 '2021'.AL3:'2021'.AL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2" svg:width="61.194cm" svg:height="13.606cm" svg:x="0.996cm" svg:y="41.296cm">
            <draw:object draw:notify-on-update-of-ranges="'2021'.B3:'2021'.B54 '2021'.E1:'2021'.E1 '2021'.H3:'2021'.H54 '2021'.Y1:'2021'.Y1 '2021'.AA3:'2021'.AA54 '2021'.I1:'2021'.I1 '2021'.L3:'2021'.L54 '2021'.M1:'2021'.M1 '2021'.P3:'2021'.P54 '2021'.Q1:'2021'.Q1 '2021'.T3:'2021'.T54 '2021'.U1:'2021'.U1 '2021'.X3:'2021'.X54 '2021'.AB1:'2021'.AB1 '2021'.AB3:'2021'.AB54 '2021'.AD1:'2021'.AD1 '2021'.AD3:'2021'.AD54 '2021'.AE1:'2021'.AE1 '2021'.AE3:'2021'.AE54 '2021'.AF1:'2021'.AF1 '2021'.AF3:'2021'.AF54" xlink:href="./Object 3" xlink:type="simple" xlink:show="embed" xlink:actuate="onLoad">
              <loext:p text:style-name="P1">=</loext:p>
            </draw:object>
            <draw:image xlink:href="./ObjectReplacements/Object 3" xlink:type="simple" xlink:show="embed" xlink:actuate="onLoad"/>
          </draw:frame>
        </table:shapes>
        <table:table-column table:style-name="co25" table:default-cell-style-name="ce52"/>
        <table:table-column table:style-name="co4" table:number-columns-repeated="2" table:default-cell-style-name="ce76"/>
        <table:table-column table:style-name="co26" table:default-cell-style-name="ce76"/>
        <table:table-column table:style-name="co13" table:default-cell-style-name="ce164"/>
        <table:table-column table:style-name="co27" table:number-columns-repeated="2" table:default-cell-style-name="ce164"/>
        <table:table-column table:style-name="co28" table:default-cell-style-name="ce164"/>
        <table:table-column table:style-name="co13" table:default-cell-style-name="ce164"/>
        <table:table-column table:style-name="co28" table:default-cell-style-name="ce164"/>
        <table:table-column table:style-name="co29" table:default-cell-style-name="ce164"/>
        <table:table-column table:style-name="co30" table:default-cell-style-name="ce164"/>
        <table:table-column table:style-name="co13" table:default-cell-style-name="ce164"/>
        <table:table-column table:style-name="co28" table:default-cell-style-name="ce164"/>
        <table:table-column table:style-name="co31" table:default-cell-style-name="ce164"/>
        <table:table-column table:style-name="co30" table:default-cell-style-name="ce164"/>
        <table:table-column table:style-name="co13" table:default-cell-style-name="ce164"/>
        <table:table-column table:style-name="co28" table:default-cell-style-name="ce164"/>
        <table:table-column table:style-name="co27" table:default-cell-style-name="ce164"/>
        <table:table-column table:style-name="co32" table:default-cell-style-name="ce164"/>
        <table:table-column table:style-name="co4" table:default-cell-style-name="ce164"/>
        <table:table-column table:style-name="co30" table:number-columns-repeated="3" table:default-cell-style-name="ce164"/>
        <table:table-column table:style-name="co4" table:default-cell-style-name="ce164"/>
        <table:table-column table:style-name="co27" table:default-cell-style-name="ce79"/>
        <table:table-column table:style-name="co33" table:default-cell-style-name="ce79"/>
        <table:table-column table:style-name="co30" table:default-cell-style-name="ce164"/>
        <table:table-column table:style-name="co34" table:number-columns-repeated="2" table:default-cell-style-name="ce164"/>
        <table:table-column table:style-name="co35" table:default-cell-style-name="ce188"/>
        <table:table-column table:style-name="co36" table:default-cell-style-name="ce191"/>
        <table:table-column table:style-name="co37" table:default-cell-style-name="ce191"/>
        <table:table-column table:style-name="co30" table:default-cell-style-name="ce197"/>
        <table:table-column table:style-name="co38" table:default-cell-style-name="ce164"/>
        <table:table-column table:style-name="co39" table:default-cell-style-name="ce164"/>
        <table:table-column table:style-name="co40" table:default-cell-style-name="ce164"/>
        <table:table-column table:style-name="co41" table:default-cell-style-name="ce164"/>
        <table:table-column table:style-name="co4" table:default-cell-style-name="ce164"/>
        <table:table-column table:style-name="co42" table:default-cell-style-name="ce164"/>
        <table:table-column table:style-name="co4" table:number-columns-repeated="30" table:default-cell-style-name="ce164"/>
        <table:table-column table:style-name="co4" table:number-columns-repeated="953" table:default-cell-style-name="ce79"/>
        <table:table-row table:style-name="ro12">
          <table:table-cell table:style-name="ce314"/>
          <table:table-cell table:style-name="ce16" office:value-type="string" calcext:value-type="string" table:number-columns-spanned="2" table:number-rows-spanned="1">
            <text:p>CALENDRIER</text:p>
          </table:table-cell>
          <table:covered-table-cell table:style-name="ce16"/>
          <table:table-cell table:style-name="ce16" office:value-type="string" calcext:value-type="string">
            <text:p>COMMENTAIRE</text:p>
          </table:table-cell>
          <table:table-cell table:style-name="ce16" office:value-type="string" calcext:value-type="string" table:number-columns-spanned="4" table:number-rows-spanned="1">
            <text:p>FRACTIONNE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FARTLEK/RECUP’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ENDURANCE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CONDITION COURSE</text:p>
          </table:table-cell>
          <table:covered-table-cell table:number-columns-repeated="3" table:style-name="ce16"/>
          <table:table-cell table:style-name="ce16" office:value-type="string" calcext:value-type="string" table:number-columns-spanned="4" table:number-rows-spanned="1">
            <text:p>VELO</text:p>
          </table:table-cell>
          <table:covered-table-cell table:number-columns-repeated="3" table:style-name="ce16"/>
          <table:table-cell table:style-name="ce16" office:value-type="string" calcext:value-type="string" table:number-columns-spanned="3" table:number-rows-spanned="1">
            <text:p>PPG</text:p>
          </table:table-cell>
          <table:covered-table-cell table:style-name="ce16" office:value-type="string" calcext:value-type="string">
            <text:p>PPG</text:p>
          </table:covered-table-cell>
          <table:covered-table-cell table:style-name="ce16" office:value-type="string" calcext:value-type="string">
            <text:p>VOLUME</text:p>
          </table:covered-table-cell>
          <table:table-cell table:style-name="ce16" office:value-type="string" calcext:value-type="string">
            <text:p>VOLUME</text:p>
          </table:table-cell>
          <table:table-cell table:style-name="ce16" office:value-type="string" calcext:value-type="string">
            <text:p>Charge aiguë</text:p>
          </table:table-cell>
          <table:table-cell table:style-name="ce16" office:value-type="string" calcext:value-type="string">
            <text:p>Charge chronique 4 sem.</text:p>
          </table:table-cell>
          <table:table-cell table:style-name="ce16" office:value-type="string" calcext:value-type="string">
            <text:p>Charge chronique 8 sem.</text:p>
          </table:table-cell>
          <table:table-cell table:number-columns-repeated="2" table:style-name="ce382" office:value-type="string" calcext:value-type="string">
            <text:p>Variation de charge</text:p>
          </table:table-cell>
          <table:table-cell table:style-name="ce382" office:value-type="string" calcext:value-type="string">
            <text:p>Indice de forme</text:p>
          </table:table-cell>
          <table:table-cell table:style-name="ce350" office:value-type="string" calcext:value-type="string">
            <text:p>FC max</text:p>
          </table:table-cell>
          <table:table-cell table:style-name="ce16" office:value-type="string" calcext:value-type="string">
            <text:p>FC repos</text:p>
          </table:table-cell>
          <table:table-cell table:style-name="ce356" office:value-type="string" calcext:value-type="string" table:number-columns-spanned="2" table:number-rows-spanned="1">
            <text:p>Total</text:p>
          </table:table-cell>
          <table:covered-table-cell table:style-name="ce402"/>
          <table:table-cell table:style-name="ce90" table:number-columns-spanned="1" table:number-rows-spanned="2"/>
          <table:table-cell table:style-name="ce90" table:number-columns-repeated="4"/>
          <table:table-cell table:number-columns-repeated="980"/>
        </table:table-row>
        <table:table-row table:style-name="ro15">
          <table:table-cell table:style-name="ce314"/>
          <table:table-cell table:style-name="ce278" table:number-columns-spanned="2" table:number-rows-spanned="1"/>
          <table:covered-table-cell table:style-name="ce278"/>
          <table:table-cell table:style-name="ce326"/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Dist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 office:value-type="string" calcext:value-type="string">
            <text:p>Séance</text:p>
          </table:table-cell>
          <table:table-cell table:style-name="ce326" office:value-type="string" calcext:value-type="string">
            <text:p>FC moy</text:p>
          </table:table-cell>
          <table:table-cell table:style-name="ce326" office:value-type="string" calcext:value-type="string">
            <text:p>Tps min</text:p>
          </table:table-cell>
          <table:table-cell table:style-name="ce326"/>
          <table:table-cell table:style-name="ce379" office:value-type="string" calcext:value-type="string">
            <text:p>Charge de la semaine</text:p>
          </table:table-cell>
          <table:table-cell table:style-name="ce379" office:value-type="string" calcext:value-type="string">
            <text:p>moyenne sur 4 semaines</text:p>
          </table:table-cell>
          <table:table-cell table:style-name="ce379" office:value-type="string" calcext:value-type="string">
            <text:p>moyenne sur 8 semaines</text:p>
          </table:table-cell>
          <table:table-cell table:style-name="ce379" office:value-type="string" calcext:value-type="string">
            <text:p>% de variation par rapport à la moyenne sur 4 semaines</text:p>
          </table:table-cell>
          <table:table-cell table:style-name="ce379" office:value-type="string" calcext:value-type="string">
            <text:p>% de variation par rapport à la moyenne sur 8 semaines</text:p>
          </table:table-cell>
          <table:table-cell table:style-name="ce388"/>
          <table:table-cell table:style-name="ce393"/>
          <table:table-cell table:style-name="ce326"/>
          <table:table-cell table:style-name="ce398" office:value-type="string" calcext:value-type="string">
            <text:p>Distance</text:p>
          </table:table-cell>
          <table:table-cell table:style-name="ce398" office:value-type="string" calcext:value-type="string">
            <text:p>Temps</text:p>
          </table:table-cell>
          <table:covered-table-cell table:style-name="ce90"/>
          <table:table-cell table:style-name="ce90" table:number-columns-repeated="4"/>
          <table:table-cell table:number-columns-repeated="980"/>
        </table:table-row>
        <table:table-row table:style-name="ro1">
          <table:table-cell table:style-name="ce274" office:value-type="string" calcext:value-type="string" table:number-columns-spanned="1" table:number-rows-spanned="5">
            <text:p>Spécifique</text:p>
          </table:table-cell>
          <table:table-cell table:style-name="ce323" office:value-type="date" office:date-value="2021-01-04" calcext:value-type="date">
            <text:p>04/01/2021</text:p>
          </table:table-cell>
          <table:table-cell table:style-name="ce323" office:value-type="date" office:date-value="2021-01-10" calcext:value-type="date">
            <text:p>10/01/2021</text:p>
          </table:table-cell>
          <table:table-cell table:style-name="ce282"/>
          <table:table-cell table:style-name="ce289" office:value-type="string" calcext:value-type="string">
            <text:p>2x10x30/30</text:p>
          </table:table-cell>
          <table:table-cell table:style-name="ce295" office:value-type="float" office:value="6.2" calcext:value-type="float">
            <text:p>6,2</text:p>
          </table:table-cell>
          <table:table-cell table:style-name="ce295" office:value-type="float" office:value="165" calcext:value-type="float">
            <text:p>165,0</text:p>
          </table:table-cell>
          <table:table-cell table:style-name="ce295" office:value-type="float" office:value="36" calcext:value-type="float">
            <text:p>36,0</text:p>
          </table:table-cell>
          <table:table-cell table:style-name="ce299"/>
          <table:table-cell table:style-name="ce299" office:value-type="float" office:value="7.68" calcext:value-type="float">
            <text:p>7,7</text:p>
          </table:table-cell>
          <table:table-cell table:style-name="ce299" office:value-type="float" office:value="165" calcext:value-type="float">
            <text:p>165,0</text:p>
          </table:table-cell>
          <table:table-cell table:style-name="ce299" office:value-type="float" office:value="40.5" calcext:value-type="float">
            <text:p>40,5</text:p>
          </table:table-cell>
          <table:table-cell table:style-name="ce298"/>
          <table:table-cell table:style-name="ce301"/>
          <table:table-cell table:style-name="ce298" table:number-columns-repeated="7"/>
          <table:table-cell table:style-name="ce375" table:number-columns-repeated="3"/>
          <table:table-cell table:style-name="ce308" office:value-type="string" calcext:value-type="string">
            <text:p>PPG2+PPG3</text:p>
          </table:table-cell>
          <table:table-cell table:style-name="ce308" office:value-type="float" office:value="100" calcext:value-type="float">
            <text:p>100,0</text:p>
          </table:table-cell>
          <table:table-cell table:style-name="ce308" office:value-type="float" office:value="22" calcext:value-type="float">
            <text:p>22,0</text:p>
          </table:table-cell>
          <table:table-cell table:style-name="ce309" table:formula="of:=[.H3]+[.L3]+[.P3]+[.T3]+[.X3]+[.AA3]" office:value-type="float" office:value="98.5" calcext:value-type="float">
            <text:p>98,5</text:p>
          </table:table-cell>
          <table:table-cell table:style-name="ce292" table:formula="of:=1.3*[.H3]*([.G3]-[.AJ3])/([.AI3]-[.AJ3])*0.64*EXP(1.92*([.G3]-[.AJ3])/([.AI3]-[.AJ3]))+[.L3]*([.K3]-[.AJ3])/([.AI3]-[.AJ3])*0.64*EXP(1.92*([.K3]-[.AJ3])/([.AI3]-[.AJ3]))+[.P3]*([.O3]-[.AJ3])/([.AI3]-[.AJ3])*0.64*EXP(1.92*([.O3]-[.AJ3])/([.AI3]-[.AJ3]))+[.T3]*([.S3]-[.AJ3])/([.AI3]-[.AJ3])*0.64*EXP(1.92*([.S3]-[.AJ3])/([.AI3]-[.AJ3]))+[.X3]*([.W3]-[.AJ3])/([.AI3]-[.AJ3])*0.64*EXP(1.92*([.W3]-[.AJ3])/([.AI3]-[.AJ3]))+[.AA3]*([.Z3]-[.AJ3])/([.AI3]-[.AJ3])*0.64*EXP(1.92*([.Z3]-[.AJ3])/([.AI3]-[.AJ3]))" office:value-type="float" office:value="217.986177732238" calcext:value-type="float">
            <text:p>218,0</text:p>
          </table:table-cell>
          <table:table-cell table:style-name="ce311" table:formula="of:=(SUM([$'2020'.AC52:$'2020'.AC54])+[.AC3])/4" office:value-type="float" office:value="177.864583087092" calcext:value-type="float">
            <text:p>177,9</text:p>
          </table:table-cell>
          <table:table-cell table:style-name="ce311" table:formula="of:=(SUM([$'2020'.AC48:$'2020'.AC54])+[.AC3])/8" office:value-type="float" office:value="307.028891355213" calcext:value-type="float">
            <text:p>307,0</text:p>
          </table:table-cell>
          <table:table-cell table:style-name="ce383" table:formula="of:=([.AC3])/[.AD3]*10" office:value-type="float" office:value="12.2557382672131" calcext:value-type="float">
            <text:p>12,26</text:p>
          </table:table-cell>
          <table:table-cell table:style-name="ce383" table:formula="of:=([.AC3])/[.AE3]*10" office:value-type="float" office:value="7.09985880384272" calcext:value-type="float">
            <text:p>7,10</text:p>
          </table:table-cell>
          <table:table-cell table:style-name="ce321" table:formula="of:=([.AD3]-([.AC3]))/7" office:value-type="float" office:value="-5.73165637787807" calcext:value-type="float">
            <text:p>-5,73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1" office:value-type="float" office:value="57" calcext:value-type="float">
            <text:p>57,0</text:p>
          </table:table-cell>
          <table:table-cell table:style-name="ce400" table:formula="of:=[.F3]+[.J3]+[.N3]+[.R3]+[.V3]" office:value-type="float" office:value="13.88" calcext:value-type="float">
            <text:p>13,9</text:p>
          </table:table-cell>
          <table:table-cell table:style-name="ce404" table:formula="of:=([.H3]+[.L3]+[.P3]+[.T3]+[.X3]+[.AA3])/60" office:value-type="float" office:value="1.64166666666667" calcext:value-type="float">
            <text:p>1,6</text:p>
          </table:table-cell>
          <table:table-cell table:style-name="ce79"/>
          <table:table-cell table:number-columns-repeated="984"/>
        </table:table-row>
        <table:table-row table:style-name="ro1">
          <table:covered-table-cell table:style-name="ce275"/>
          <table:table-cell table:style-name="ce323" office:value-type="date" office:date-value="2021-01-11" calcext:value-type="date">
            <text:p>11/01/2021</text:p>
          </table:table-cell>
          <table:table-cell table:style-name="ce323" office:value-type="date" office:date-value="2021-01-17" calcext:value-type="date">
            <text:p>17/01/2021</text:p>
          </table:table-cell>
          <table:table-cell table:style-name="ce283" office:value-type="string" calcext:value-type="string">
            <text:p>Week end choc</text:p>
          </table:table-cell>
          <table:table-cell table:style-name="ce342"/>
          <table:table-cell table:style-name="ce297" table:number-columns-repeated="3"/>
          <table:table-cell table:style-name="ce299"/>
          <table:table-cell table:style-name="ce299" office:value-type="float" office:value="11" calcext:value-type="float">
            <text:p>11,0</text:p>
          </table:table-cell>
          <table:table-cell table:style-name="ce299" office:value-type="float" office:value="171" calcext:value-type="float">
            <text:p>171,0</text:p>
          </table:table-cell>
          <table:table-cell table:style-name="ce299" office:value-type="float" office:value="60" calcext:value-type="float">
            <text:p>60,0</text:p>
          </table:table-cell>
          <table:table-cell table:style-name="ce300"/>
          <table:table-cell table:style-name="ce302" office:value-type="float" office:value="23.22" calcext:value-type="float">
            <text:p>23,2</text:p>
          </table:table-cell>
          <table:table-cell table:style-name="ce302" office:value-type="float" office:value="168" calcext:value-type="float">
            <text:p>168,0</text:p>
          </table:table-cell>
          <table:table-cell table:style-name="ce302" office:value-type="float" office:value="135" calcext:value-type="float">
            <text:p>135,0</text:p>
          </table:table-cell>
          <table:table-cell table:style-name="ce298" table:number-columns-repeated="4"/>
          <table:table-cell table:style-name="ce306" table:number-columns-repeated="4"/>
          <table:table-cell table:style-name="ce297" table:number-columns-repeated="3"/>
          <table:table-cell table:style-name="ce309" table:formula="of:=[.H4]+[.L4]+[.P4]+[.T4]+[.X4]+[.AA4]" office:value-type="float" office:value="195" calcext:value-type="float">
            <text:p>195,0</text:p>
          </table:table-cell>
          <table:table-cell table:style-name="ce292" table:formula="of:=1.3*[.H4]*([.G4]-[.AJ4])/([.AI4]-[.AJ4])*0.64*EXP(1.92*([.G4]-[.AJ4])/([.AI4]-[.AJ4]))+[.L4]*([.K4]-[.AJ4])/([.AI4]-[.AJ4])*0.64*EXP(1.92*([.K4]-[.AJ4])/([.AI4]-[.AJ4]))+[.P4]*([.O4]-[.AJ4])/([.AI4]-[.AJ4])*0.64*EXP(1.92*([.O4]-[.AJ4])/([.AI4]-[.AJ4]))+[.T4]*([.S4]-[.AJ4])/([.AI4]-[.AJ4])*0.64*EXP(1.92*([.S4]-[.AJ4])/([.AI4]-[.AJ4]))+[.X4]*([.W4]-[.AJ4])/([.AI4]-[.AJ4])*0.64*EXP(1.92*([.W4]-[.AJ4])/([.AI4]-[.AJ4]))+[.AA4]*([.Z4]-[.AJ4])/([.AI4]-[.AJ4])*0.64*EXP(1.92*([.Z4]-[.AJ4])/([.AI4]-[.AJ4]))" office:value-type="float" office:value="513.53001910447" calcext:value-type="float">
            <text:p>513,5</text:p>
          </table:table-cell>
          <table:table-cell table:style-name="ce311" table:formula="of:=(SUM([$'2020'.AC53:$'2020'.AC54])+[.AC3]+[.AC4])/4" office:value-type="float" office:value="274.363609460152" calcext:value-type="float">
            <text:p>274,4</text:p>
          </table:table-cell>
          <table:table-cell table:style-name="ce311" table:formula="of:=(SUM([$'2020'.AC49:$'2020'.AC54])+[.AC3]+[.AC4])/8" office:value-type="float" office:value="282.412500825673" calcext:value-type="float">
            <text:p>282,4</text:p>
          </table:table-cell>
          <table:table-cell table:style-name="ce383" table:formula="of:=([.AC4])/[.AD4]*10" office:value-type="float" office:value="18.7171330817126" calcext:value-type="float">
            <text:p>18,72</text:p>
          </table:table-cell>
          <table:table-cell table:style-name="ce383" table:formula="of:=([.AC4])/[.AE4]*10" office:value-type="float" office:value="18.1836858355452" calcext:value-type="float">
            <text:p>18,18</text:p>
          </table:table-cell>
          <table:table-cell table:style-name="ce321" table:formula="of:=([.AD4]-([.AC4]))/7" office:value-type="float" office:value="-34.1666299491883" calcext:value-type="float">
            <text:p>-34,17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3]+[.F4]+[.J4]+[.N4]+[.R4]+[.V4]" office:value-type="float" office:value="48.1" calcext:value-type="float">
            <text:p>48,1</text:p>
          </table:table-cell>
          <table:table-cell table:style-name="ce404" table:formula="of:=[.AL3]+([.H4]+[.L4]+[.P4]+[.T4]+[.X4]+[.AA4])/60" office:value-type="float" office:value="4.89166666666667" calcext:value-type="float">
            <text:p>4,9</text:p>
          </table:table-cell>
          <table:table-cell table:style-name="ce79" table:number-columns-repeated="2"/>
          <table:table-cell table:number-columns-repeated="983"/>
        </table:table-row>
        <table:table-row table:style-name="ro12">
          <table:covered-table-cell table:style-name="ce275"/>
          <table:table-cell table:style-name="ce323" office:value-type="date" office:date-value="2021-01-18" calcext:value-type="date">
            <text:p>18/01/2021</text:p>
          </table:table-cell>
          <table:table-cell table:style-name="ce323" office:value-type="date" office:date-value="2021-01-24" calcext:value-type="date">
            <text:p>24/01/2021</text:p>
          </table:table-cell>
          <table:table-cell table:style-name="ce282"/>
          <table:table-cell table:style-name="ce289" office:value-type="string" calcext:value-type="string">
            <text:p><text:span text:style-name="T2">« 3 »</text:span></text:p>
            <text:p>2x8x45’’/45’’</text:p>
          </table:table-cell>
          <table:table-cell table:style-name="ce295" office:value-type="float" office:value="7.88" calcext:value-type="float">
            <text:p>7,9</text:p>
          </table:table-cell>
          <table:table-cell table:style-name="ce295" office:value-type="float" office:value="155" calcext:value-type="float">
            <text:p>155,0</text:p>
          </table:table-cell>
          <table:table-cell table:style-name="ce295" office:value-type="float" office:value="46" calcext:value-type="float">
            <text:p>46,0</text:p>
          </table:table-cell>
          <table:table-cell table:style-name="ce299"/>
          <table:table-cell table:style-name="ce299" office:value-type="float" office:value="16.6" calcext:value-type="float">
            <text:p>16,6</text:p>
          </table:table-cell>
          <table:table-cell table:style-name="ce299" office:value-type="float" office:value="108" calcext:value-type="float">
            <text:p>108,0</text:p>
          </table:table-cell>
          <table:table-cell table:style-name="ce299" office:value-type="float" office:value="207" calcext:value-type="float">
            <text:p>207,0</text:p>
          </table:table-cell>
          <table:table-cell table:style-name="ce300"/>
          <table:table-cell table:style-name="ce300" office:value-type="float" office:value="21.68" calcext:value-type="float">
            <text:p>21,7</text:p>
          </table:table-cell>
          <table:table-cell table:style-name="ce300" office:value-type="float" office:value="161" calcext:value-type="float">
            <text:p>161,0</text:p>
          </table:table-cell>
          <table:table-cell table:style-name="ce300" office:value-type="float" office:value="121" calcext:value-type="float">
            <text:p>121,0</text:p>
          </table:table-cell>
          <table:table-cell table:style-name="ce304"/>
          <table:table-cell table:style-name="ce304" office:value-type="float" office:value="11.4" calcext:value-type="float">
            <text:p>11,4</text:p>
          </table:table-cell>
          <table:table-cell table:style-name="ce304" office:value-type="float" office:value="163" calcext:value-type="float">
            <text:p>163,0</text:p>
          </table:table-cell>
          <table:table-cell table:style-name="ce304" office:value-type="float" office:value="60" calcext:value-type="float">
            <text:p>60,0</text:p>
          </table:table-cell>
          <table:table-cell table:style-name="ce306" table:number-columns-repeated="4"/>
          <table:table-cell table:style-name="ce297" table:number-columns-repeated="3"/>
          <table:table-cell table:style-name="ce309" table:formula="of:=[.H5]+[.L5]+[.P5]+[.T5]+[.X5]+[.AA5]" office:value-type="float" office:value="434" calcext:value-type="float">
            <text:p>434,0</text:p>
          </table:table-cell>
          <table:table-cell table:style-name="ce292" table:formula="of:=1.3*[.H5]*([.G5]-[.AJ5])/([.AI5]-[.AJ5])*0.64*EXP(1.92*([.G5]-[.AJ5])/([.AI5]-[.AJ5]))+[.L5]*([.K5]-[.AJ5])/([.AI5]-[.AJ5])*0.64*EXP(1.92*([.K5]-[.AJ5])/([.AI5]-[.AJ5]))+[.P5]*([.O5]-[.AJ5])/([.AI5]-[.AJ5])*0.64*EXP(1.92*([.O5]-[.AJ5])/([.AI5]-[.AJ5]))+[.T5]*([.S5]-[.AJ5])/([.AI5]-[.AJ5])*0.64*EXP(1.92*([.S5]-[.AJ5])/([.AI5]-[.AJ5]))+[.X5]*([.W5]-[.AJ5])/([.AI5]-[.AJ5])*0.64*EXP(1.92*([.W5]-[.AJ5])/([.AI5]-[.AJ5]))+[.AA5]*([.Z5]-[.AJ5])/([.AI5]-[.AJ5])*0.64*EXP(1.92*([.Z5]-[.AJ5])/([.AI5]-[.AJ5]))" office:value-type="float" office:value="618.796469789544" calcext:value-type="float">
            <text:p>618,8</text:p>
          </table:table-cell>
          <table:table-cell table:style-name="ce311" table:formula="of:==([$'2020'.AC54]+SUM([.AC3:.AC5]))/4" office:value-type="float" office:value="371.88585762728" calcext:value-type="float">
            <text:p>371,9</text:p>
          </table:table-cell>
          <table:table-cell table:style-name="ce311" table:formula="of:=(SUM([$'2020'.AC50:$'2020'.AC54])+SUM([.AC3:.AC5]))/8" office:value-type="float" office:value="286.483629032877" calcext:value-type="float">
            <text:p>286,5</text:p>
          </table:table-cell>
          <table:table-cell table:style-name="ce383" table:formula="of:=([.AC5])/[.AD5]*10" office:value-type="float" office:value="16.6394192491646" calcext:value-type="float">
            <text:p>16,64</text:p>
          </table:table-cell>
          <table:table-cell table:style-name="ce383" table:formula="of:=([.AC5])/[.AE5]*10" office:value-type="float" office:value="21.5997148555574" calcext:value-type="float">
            <text:p>21,60</text:p>
          </table:table-cell>
          <table:table-cell table:style-name="ce321" table:formula="of:=([.AD5]-([.AC5]))/7" office:value-type="float" office:value="-35.2729445946092" calcext:value-type="float">
            <text:p>-35,27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4]+[.F5]+[.J5]+[.N5]+[.R5]+[.V5]" office:value-type="float" office:value="105.66" calcext:value-type="float">
            <text:p>105,7</text:p>
          </table:table-cell>
          <table:table-cell table:style-name="ce404" table:formula="of:=[.AL4]+([.H5]+[.L5]+[.P5]+[.T5]+[.X5]+[.AA5])/60" office:value-type="float" office:value="12.125" calcext:value-type="float">
            <text:p>12,1</text:p>
          </table:table-cell>
          <table:table-cell table:style-name="ce79" table:number-columns-repeated="2"/>
          <table:table-cell table:number-columns-repeated="983"/>
        </table:table-row>
        <table:table-row table:style-name="ro1">
          <table:covered-table-cell table:style-name="ce275"/>
          <table:table-cell table:style-name="ce323" office:value-type="date" office:date-value="2021-01-25" calcext:value-type="date">
            <text:p>25/01/2021</text:p>
          </table:table-cell>
          <table:table-cell table:style-name="ce323" office:value-type="date" office:date-value="2021-01-31" calcext:value-type="date">
            <text:p>31/01/2021</text:p>
          </table:table-cell>
          <table:table-cell table:style-name="ce282"/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300"/>
          <table:table-cell table:style-name="ce300" office:value-type="float" office:value="20.6" calcext:value-type="float">
            <text:p>20,6</text:p>
          </table:table-cell>
          <table:table-cell table:style-name="ce300" office:value-type="float" office:value="164" calcext:value-type="float">
            <text:p>164,0</text:p>
          </table:table-cell>
          <table:table-cell table:style-name="ce300" office:value-type="float" office:value="113" calcext:value-type="float">
            <text:p>113,0</text:p>
          </table:table-cell>
          <table:table-cell table:style-name="ce304"/>
          <table:table-cell table:style-name="ce304" office:value-type="float" office:value="8.9" calcext:value-type="float">
            <text:p>8,9</text:p>
          </table:table-cell>
          <table:table-cell table:style-name="ce304" office:value-type="float" office:value="157" calcext:value-type="float">
            <text:p>157,0</text:p>
          </table:table-cell>
          <table:table-cell table:style-name="ce304" office:value-type="float" office:value="47" calcext:value-type="float">
            <text:p>47,0</text:p>
          </table:table-cell>
          <table:table-cell table:style-name="ce303" table:number-columns-repeated="4"/>
          <table:table-cell table:style-name="ce297" table:number-columns-repeated="3"/>
          <table:table-cell table:style-name="ce309" table:formula="of:=[.H6]+[.L6]+[.P6]+[.T6]+[.X6]+[.AA6]" office:value-type="float" office:value="160" calcext:value-type="float">
            <text:p>160,0</text:p>
          </table:table-cell>
          <table:table-cell table:style-name="ce292" table:formula="of:=1.3*[.H6]*([.G6]-[.AJ6])/([.AI6]-[.AJ6])*0.64*EXP(1.92*([.G6]-[.AJ6])/([.AI6]-[.AJ6]))+[.L6]*([.K6]-[.AJ6])/([.AI6]-[.AJ6])*0.64*EXP(1.92*([.K6]-[.AJ6])/([.AI6]-[.AJ6]))+[.P6]*([.O6]-[.AJ6])/([.AI6]-[.AJ6])*0.64*EXP(1.92*([.O6]-[.AJ6])/([.AI6]-[.AJ6]))+[.T6]*([.S6]-[.AJ6])/([.AI6]-[.AJ6])*0.64*EXP(1.92*([.S6]-[.AJ6])/([.AI6]-[.AJ6]))+[.X6]*([.W6]-[.AJ6])/([.AI6]-[.AJ6])*0.64*EXP(1.92*([.W6]-[.AJ6])/([.AI6]-[.AJ6]))+[.AA6]*([.Z6]-[.AJ6])/([.AI6]-[.AJ6])*0.64*EXP(1.92*([.Z6]-[.AJ6])/([.AI6]-[.AJ6]))" office:value-type="float" office:value="358.30656823309" calcext:value-type="float">
            <text:p>358,3</text:p>
          </table:table-cell>
          <table:table-cell table:style-name="ce316" table:formula="of:=SUM([.AC3:.AC6])/4" office:value-type="float" office:value="427.154808714835" calcext:value-type="float">
            <text:p>427,2</text:p>
          </table:table-cell>
          <table:table-cell table:style-name="ce316" table:formula="of:=(SUM([$'2020'.AC51:$'2020'.AC54])+SUM([.AC3:.AC6]))/8" office:value-type="float" office:value="275.261423684434" calcext:value-type="float">
            <text:p>275,3</text:p>
          </table:table-cell>
          <table:table-cell table:style-name="ce383" table:formula="of:=([.AC6])/[.AD6]*10" office:value-type="float" office:value="8.38821338125898" calcext:value-type="float">
            <text:p>8,39</text:p>
          </table:table-cell>
          <table:table-cell table:style-name="ce383" table:formula="of:=([.AC6])/[.AE6]*10" office:value-type="float" office:value="13.0169554250312" calcext:value-type="float">
            <text:p>13,02</text:p>
          </table:table-cell>
          <table:table-cell table:style-name="ce349" table:formula="of:=([.AD6]-([.AC6]))/7" office:value-type="float" office:value="9.8354629259637" calcext:value-type="float">
            <text:p>9,84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5]+[.F6]+[.J6]+[.N6]+[.R6]+[.V6]" office:value-type="float" office:value="135.16" calcext:value-type="float">
            <text:p>135,2</text:p>
          </table:table-cell>
          <table:table-cell table:style-name="ce404" table:formula="of:=[.AL5]+([.H6]+[.L6]+[.P6]+[.T6]+[.X6]+[.AA6])/60" office:value-type="float" office:value="14.7916666666667" calcext:value-type="float">
            <text:p>14,8</text:p>
          </table:table-cell>
          <table:table-cell table:style-name="ce79" table:number-columns-repeated="2"/>
          <table:table-cell table:number-columns-repeated="983"/>
        </table:table-row>
        <table:table-row table:style-name="ro1">
          <table:covered-table-cell table:style-name="ce274"/>
          <table:table-cell table:style-name="ce324" office:value-type="date" office:date-value="2021-02-01" calcext:value-type="date">
            <text:p>01/02/2021</text:p>
          </table:table-cell>
          <table:table-cell table:style-name="ce324" office:value-type="date" office:date-value="2021-02-07" calcext:value-type="date">
            <text:p>07/02/2021</text:p>
          </table:table-cell>
          <table:table-cell table:style-name="ce329" office:value-type="string" calcext:value-type="string" table:number-columns-spanned="1" table:number-rows-spanned="3">
            <text:p>Challenge Virtual Ecotrail</text:p>
          </table:table-cell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298" table:number-columns-repeated="4"/>
          <table:table-cell table:style-name="ce304"/>
          <table:table-cell table:style-name="ce304" office:value-type="float" office:value="14.05" calcext:value-type="float">
            <text:p>14,1</text:p>
          </table:table-cell>
          <table:table-cell table:style-name="ce304" office:value-type="float" office:value="155" calcext:value-type="float">
            <text:p>155,0</text:p>
          </table:table-cell>
          <table:table-cell table:style-name="ce304" office:value-type="float" office:value="86" calcext:value-type="float">
            <text:p>86,0</text:p>
          </table:table-cell>
          <table:table-cell table:style-name="ce303" table:number-columns-repeated="4"/>
          <table:table-cell table:style-name="ce297" table:number-columns-repeated="3"/>
          <table:table-cell table:style-name="ce309" table:formula="of:=[.H7]+[.L7]+[.P7]+[.T7]+[.X7]+[.AA7]" office:value-type="float" office:value="86" calcext:value-type="float">
            <text:p>86,0</text:p>
          </table:table-cell>
          <table:table-cell table:style-name="ce292" table:formula="of:=1.3*[.H7]*([.G7]-[.AJ7])/([.AI7]-[.AJ7])*0.64*EXP(1.92*([.G7]-[.AJ7])/([.AI7]-[.AJ7]))+[.L7]*([.K7]-[.AJ7])/([.AI7]-[.AJ7])*0.64*EXP(1.92*([.K7]-[.AJ7])/([.AI7]-[.AJ7]))+[.P7]*([.O7]-[.AJ7])/([.AI7]-[.AJ7])*0.64*EXP(1.92*([.O7]-[.AJ7])/([.AI7]-[.AJ7]))+[.T7]*([.S7]-[.AJ7])/([.AI7]-[.AJ7])*0.64*EXP(1.92*([.S7]-[.AJ7])/([.AI7]-[.AJ7]))+[.X7]*([.W7]-[.AJ7])/([.AI7]-[.AJ7])*0.64*EXP(1.92*([.W7]-[.AJ7])/([.AI7]-[.AJ7]))+[.AA7]*([.Z7]-[.AJ7])/([.AI7]-[.AJ7])*0.64*EXP(1.92*([.Z7]-[.AJ7])/([.AI7]-[.AJ7]))" office:value-type="float" office:value="162.487480029659" calcext:value-type="float">
            <text:p>162,5</text:p>
          </table:table-cell>
          <table:table-cell table:style-name="ce316" table:formula="of:=SUM([.AC4:.AC7])/4" office:value-type="float" office:value="413.280134289191" calcext:value-type="float">
            <text:p>413,3</text:p>
          </table:table-cell>
          <table:table-cell table:style-name="ce316" table:formula="of:=(SUM([$'2020'.AC52:$'2020'.AC54])+SUM([.AC3:.AC7]))/8" office:value-type="float" office:value="295.572358688141" calcext:value-type="float">
            <text:p>295,6</text:p>
          </table:table-cell>
          <table:table-cell table:style-name="ce383" table:formula="of:=([.AC7])/[.AD7]*10" office:value-type="float" office:value="3.93165474331653" calcext:value-type="float">
            <text:p>3,93</text:p>
          </table:table-cell>
          <table:table-cell table:style-name="ce383" table:formula="of:=([.AC7])/[.AE7]*10" office:value-type="float" office:value="5.49738415157758" calcext:value-type="float">
            <text:p>5,50</text:p>
          </table:table-cell>
          <table:table-cell table:style-name="ce321" table:formula="of:=([.AD7]-([.AC7]))/7" office:value-type="float" office:value="35.827522037076" calcext:value-type="float">
            <text:p>35,83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6]+[.F7]+[.J7]+[.N7]+[.R7]+[.V7]" office:value-type="float" office:value="149.21" calcext:value-type="float">
            <text:p>149,2</text:p>
          </table:table-cell>
          <table:table-cell table:style-name="ce404" table:formula="of:=[.AL6]+([.H7]+[.L7]+[.P7]+[.T7]+[.X7]+[.AA7])/60" office:value-type="float" office:value="16.225" calcext:value-type="float">
            <text:p>16,2</text:p>
          </table:table-cell>
          <table:table-cell table:style-name="ce79" table:number-columns-repeated="2"/>
          <table:table-cell table:number-columns-repeated="983"/>
        </table:table-row>
        <table:table-row table:style-name="ro1">
          <table:table-cell table:style-name="ce275" office:value-type="string" calcext:value-type="string" table:number-columns-spanned="1" table:number-rows-spanned="2">
            <text:p>Affûtage</text:p>
          </table:table-cell>
          <table:table-cell table:style-name="ce323" office:value-type="date" office:date-value="2021-02-08" calcext:value-type="date">
            <text:p>08/02/2021</text:p>
          </table:table-cell>
          <table:table-cell table:style-name="ce323" office:value-type="date" office:date-value="2021-02-14" calcext:value-type="date">
            <text:p>14/02/2021</text:p>
          </table:table-cell>
          <table:covered-table-cell table:style-name="ce330"/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298" table:number-columns-repeated="8"/>
          <table:table-cell table:style-name="ce303" table:number-columns-repeated="4"/>
          <table:table-cell table:style-name="ce297" table:number-columns-repeated="3"/>
          <table:table-cell table:style-name="ce309" table:formula="of:=[.H8]+[.L8]+[.P8]+[.T8]+[.X8]+[.AA8]" office:value-type="float" office:value="0" calcext:value-type="float">
            <text:p>0,0</text:p>
          </table:table-cell>
          <table:table-cell table:style-name="ce292" table:formula="of:=1.3*[.H8]*([.G8]-[.AJ8])/([.AI8]-[.AJ8])*0.64*EXP(1.92*([.G8]-[.AJ8])/([.AI8]-[.AJ8]))+[.L8]*([.K8]-[.AJ8])/([.AI8]-[.AJ8])*0.64*EXP(1.92*([.K8]-[.AJ8])/([.AI8]-[.AJ8]))+[.P8]*([.O8]-[.AJ8])/([.AI8]-[.AJ8])*0.64*EXP(1.92*([.O8]-[.AJ8])/([.AI8]-[.AJ8]))+[.T8]*([.S8]-[.AJ8])/([.AI8]-[.AJ8])*0.64*EXP(1.92*([.S8]-[.AJ8])/([.AI8]-[.AJ8]))+[.X8]*([.W8]-[.AJ8])/([.AI8]-[.AJ8])*0.64*EXP(1.92*([.W8]-[.AJ8])/([.AI8]-[.AJ8]))+[.AA8]*([.Z8]-[.AJ8])/([.AI8]-[.AJ8])*0.64*EXP(1.92*([.Z8]-[.AJ8])/([.AI8]-[.AJ8]))" office:value-type="float" office:value="-0" calcext:value-type="float">
            <text:p>0,0</text:p>
          </table:table-cell>
          <table:table-cell table:style-name="ce316" table:formula="of:=SUM([.AC5:.AC8])/4" office:value-type="float" office:value="284.897629513073" calcext:value-type="float">
            <text:p>284,9</text:p>
          </table:table-cell>
          <table:table-cell table:style-name="ce316" table:formula="of:=(SUM([$'2020'.AC53:$'2020'.AC54])+SUM([.AC3:.AC8]))/8" office:value-type="float" office:value="279.630619486612" calcext:value-type="float">
            <text:p>279,6</text:p>
          </table:table-cell>
          <table:table-cell table:style-name="ce383" table:formula="of:=([.AC8])/[.AD8]*10" office:value-type="float" office:value="-0" calcext:value-type="float">
            <text:p>0,00</text:p>
          </table:table-cell>
          <table:table-cell table:style-name="ce383" table:formula="of:=([.AC8])/[.AE8]*10" office:value-type="float" office:value="-0" calcext:value-type="float">
            <text:p>0,00</text:p>
          </table:table-cell>
          <table:table-cell table:style-name="ce321" table:formula="of:=([.AD8]-([.AC8]))/7" office:value-type="float" office:value="40.6996613590104" calcext:value-type="float">
            <text:p>40,7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7]+[.F8]+[.J8]+[.N8]+[.R8]+[.V8]" office:value-type="float" office:value="149.21" calcext:value-type="float">
            <text:p>149,2</text:p>
          </table:table-cell>
          <table:table-cell table:style-name="ce404" table:formula="of:=[.AL7]+([.H8]+[.L8]+[.P8]+[.T8]+[.X8]+[.AA8])/60" office:value-type="float" office:value="16.225" calcext:value-type="float">
            <text:p>16,2</text:p>
          </table:table-cell>
          <table:table-cell table:style-name="ce79" table:number-columns-repeated="2"/>
          <table:table-cell table:number-columns-repeated="983"/>
        </table:table-row>
        <table:table-row table:style-name="ro1">
          <table:covered-table-cell table:style-name="ce275"/>
          <table:table-cell table:style-name="ce324" office:value-type="date" office:date-value="2021-02-15" calcext:value-type="date">
            <text:p>15/02/2021</text:p>
          </table:table-cell>
          <table:table-cell table:style-name="ce324" office:value-type="date" office:date-value="2021-02-21" calcext:value-type="date">
            <text:p>21/02/2021</text:p>
          </table:table-cell>
          <table:covered-table-cell table:style-name="ce333"/>
          <table:table-cell table:style-name="ce342"/>
          <table:table-cell table:style-name="ce297" table:number-columns-repeated="3"/>
          <table:table-cell table:style-name="ce342" table:number-columns-repeated="4"/>
          <table:table-cell table:style-name="ce300"/>
          <table:table-cell table:style-name="ce300" office:value-type="float" office:value="20.25" calcext:value-type="float">
            <text:p>20,3</text:p>
          </table:table-cell>
          <table:table-cell table:style-name="ce300" office:value-type="float" office:value="157" calcext:value-type="float">
            <text:p>157,0</text:p>
          </table:table-cell>
          <table:table-cell table:style-name="ce300" office:value-type="float" office:value="112" calcext:value-type="float">
            <text:p>112,0</text:p>
          </table:table-cell>
          <table:table-cell table:style-name="ce301" table:number-columns-repeated="4"/>
          <table:table-cell table:style-name="ce303" table:number-columns-repeated="4"/>
          <table:table-cell table:style-name="ce297" table:number-columns-repeated="3"/>
          <table:table-cell table:style-name="ce309" table:formula="of:=[.H9]+[.L9]+[.P9]+[.T9]+[.X9]+[.AA9]" office:value-type="float" office:value="112" calcext:value-type="float">
            <text:p>112,0</text:p>
          </table:table-cell>
          <table:table-cell table:style-name="ce292" table:formula="of:=1.3*[.H9]*([.G9]-[.AJ9])/([.AI9]-[.AJ9])*0.64*EXP(1.92*([.G9]-[.AJ9])/([.AI9]-[.AJ9]))+[.L9]*([.K9]-[.AJ9])/([.AI9]-[.AJ9])*0.64*EXP(1.92*([.K9]-[.AJ9])/([.AI9]-[.AJ9]))+[.P9]*([.O9]-[.AJ9])/([.AI9]-[.AJ9])*0.64*EXP(1.92*([.O9]-[.AJ9])/([.AI9]-[.AJ9]))+[.T9]*([.S9]-[.AJ9])/([.AI9]-[.AJ9])*0.64*EXP(1.92*([.S9]-[.AJ9])/([.AI9]-[.AJ9]))+[.X9]*([.W9]-[.AJ9])/([.AI9]-[.AJ9])*0.64*EXP(1.92*([.W9]-[.AJ9])/([.AI9]-[.AJ9]))+[.AA9]*([.Z9]-[.AJ9])/([.AI9]-[.AJ9])*0.64*EXP(1.92*([.Z9]-[.AJ9])/([.AI9]-[.AJ9]))" office:value-type="float" office:value="220.794396529158" calcext:value-type="float">
            <text:p>220,8</text:p>
          </table:table-cell>
          <table:table-cell table:style-name="ce316" table:formula="of:=SUM([.AC6:.AC9])/4" office:value-type="float" office:value="185.397111197977" calcext:value-type="float">
            <text:p>185,4</text:p>
          </table:table-cell>
          <table:table-cell table:style-name="ce316" table:formula="of:=([$'2020'.AC54]+SUM([.AC3:.AC9]))/8" office:value-type="float" office:value="278.641484412628" calcext:value-type="float">
            <text:p>278,6</text:p>
          </table:table-cell>
          <table:table-cell table:style-name="ce383" table:formula="of:=([.AC9])/[.AD9]*10" office:value-type="float" office:value="11.9092684401852" calcext:value-type="float">
            <text:p>11,91</text:p>
          </table:table-cell>
          <table:table-cell table:style-name="ce383" table:formula="of:=([.AC9])/[.AE9]*10" office:value-type="float" office:value="7.92395995860377" calcext:value-type="float">
            <text:p>7,92</text:p>
          </table:table-cell>
          <table:table-cell table:style-name="ce321" table:formula="of:=([.AD9]-([.AC9]))/7" office:value-type="float" office:value="-5.05675504731168" calcext:value-type="float">
            <text:p>-5,06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8" calcext:value-type="float">
            <text:p>58,0</text:p>
          </table:table-cell>
          <table:table-cell table:style-name="ce400" table:formula="of:=[.AK8]+[.F11]+[.J11]+[.N11]+[.R11]+[.V9]" office:value-type="float" office:value="187.49" calcext:value-type="float">
            <text:p>187,5</text:p>
          </table:table-cell>
          <table:table-cell table:style-name="ce404" table:formula="of:=[.AL8]+([.H11]+[.L11]+[.P11]+[.T11]+[.X9]+[.AA9])/60" office:value-type="float" office:value="19.9083333333333" calcext:value-type="float">
            <text:p>19,9</text:p>
          </table:table-cell>
          <table:table-cell table:style-name="ce79" table:number-columns-repeated="2"/>
          <table:table-cell table:number-columns-repeated="983"/>
        </table:table-row>
        <table:table-row table:style-name="ro1">
          <table:table-cell table:style-name="ce275" office:value-type="string" calcext:value-type="string" table:number-columns-spanned="1" table:number-rows-spanned="4">
            <text:p>Prépa. Générale</text:p>
          </table:table-cell>
          <table:table-cell table:style-name="ce323" office:value-type="date" office:date-value="2021-02-22" calcext:value-type="date">
            <text:p>22/02/2021</text:p>
          </table:table-cell>
          <table:table-cell table:style-name="ce323" office:value-type="date" office:date-value="2021-02-28" calcext:value-type="date">
            <text:p>28/02/2021</text:p>
          </table:table-cell>
          <table:table-cell table:style-name="ce282"/>
          <table:table-cell table:style-name="ce291" table:number-columns-repeated="4"/>
          <table:table-cell table:style-name="ce299"/>
          <table:table-cell table:style-name="ce299" office:value-type="float" office:value="11.4" calcext:value-type="float">
            <text:p>11,4</text:p>
          </table:table-cell>
          <table:table-cell table:style-name="ce299" office:value-type="float" office:value="148" calcext:value-type="float">
            <text:p>148,0</text:p>
          </table:table-cell>
          <table:table-cell table:style-name="ce299" office:value-type="float" office:value="60" calcext:value-type="float">
            <text:p>60,0</text:p>
          </table:table-cell>
          <table:table-cell table:style-name="ce300"/>
          <table:table-cell table:style-name="ce300" office:value-type="float" office:value="17.9" calcext:value-type="float">
            <text:p>17,9</text:p>
          </table:table-cell>
          <table:table-cell table:style-name="ce300" office:value-type="float" office:value="157" calcext:value-type="float">
            <text:p>157,0</text:p>
          </table:table-cell>
          <table:table-cell table:style-name="ce300" office:value-type="float" office:value="100" calcext:value-type="float">
            <text:p>100,0</text:p>
          </table:table-cell>
          <table:table-cell table:style-name="ce299"/>
          <table:table-cell table:style-name="ce299" office:value-type="float" office:value="5.3" calcext:value-type="float">
            <text:p>5,3</text:p>
          </table:table-cell>
          <table:table-cell table:style-name="ce299" office:value-type="float" office:value="150" calcext:value-type="float">
            <text:p>150,0</text:p>
          </table:table-cell>
          <table:table-cell table:style-name="ce299" office:value-type="float" office:value="34" calcext:value-type="float">
            <text:p>34,0</text:p>
          </table:table-cell>
          <table:table-cell table:style-name="ce298" table:number-columns-repeated="4"/>
          <table:table-cell table:style-name="ce292"/>
          <table:table-cell table:style-name="ce298" table:number-columns-repeated="2"/>
          <table:table-cell table:style-name="ce309" table:formula="of:=[.H10]+[.L10]+[.P10]+[.T10]+[.X10]+[.AA10]" office:value-type="float" office:value="194" calcext:value-type="float">
            <text:p>194,0</text:p>
          </table:table-cell>
          <table:table-cell table:style-name="ce292" table:formula="of:=1.3*[.H10]*([.G10]-[.AJ10])/([.AI10]-[.AJ10])*0.64*EXP(1.92*([.G10]-[.AJ10])/([.AI10]-[.AJ10]))+[.L10]*([.K10]-[.AJ10])/([.AI10]-[.AJ10])*0.64*EXP(1.92*([.K10]-[.AJ10])/([.AI10]-[.AJ10]))+[.P10]*([.O10]-[.AJ10])/([.AI10]-[.AJ10])*0.64*EXP(1.92*([.O10]-[.AJ10])/([.AI10]-[.AJ10]))+[.T10]*([.S10]-[.AJ10])/([.AI10]-[.AJ10])*0.64*EXP(1.92*([.S10]-[.AJ10])/([.AI10]-[.AJ10]))+[.X10]*([.W10]-[.AJ10])/([.AI10]-[.AJ10])*0.64*EXP(1.92*([.W10]-[.AJ10])/([.AI10]-[.AJ10]))+[.AA10]*([.Z10]-[.AJ10])/([.AI10]-[.AJ10])*0.64*EXP(1.92*([.Z10]-[.AJ10])/([.AI10]-[.AJ10]))" office:value-type="float" office:value="350.395777183348" calcext:value-type="float">
            <text:p>350,4</text:p>
          </table:table-cell>
          <table:table-cell table:style-name="ce316" table:formula="of:=SUM([.AC7:.AC10])/4" office:value-type="float" office:value="183.419413435541" calcext:value-type="float">
            <text:p>183,4</text:p>
          </table:table-cell>
          <table:table-cell table:style-name="ce316" table:formula="of:=SUM([.AC3:.AC10])/8" office:value-type="float" office:value="305.287111075188" calcext:value-type="float">
            <text:p>305,3</text:p>
          </table:table-cell>
          <table:table-cell table:style-name="ce383" table:formula="of:=([.AC10])/[.AD10]*10" office:value-type="float" office:value="19.103527299551" calcext:value-type="float">
            <text:p>19,10</text:p>
          </table:table-cell>
          <table:table-cell table:style-name="ce383" table:formula="of:=([.AC10])/[.AE10]*10" office:value-type="float" office:value="11.4775817409812" calcext:value-type="float">
            <text:p>11,48</text:p>
          </table:table-cell>
          <table:table-cell table:style-name="ce321" table:formula="of:=([.AD10]-([.AC10]))/7" office:value-type="float" office:value="-23.8537662496867" calcext:value-type="float">
            <text:p>-23,85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9]+[.F12]+[.J9]+[.N9]+[.R9]+[.V10]" office:value-type="float" office:value="215.74" calcext:value-type="float">
            <text:p>215,7</text:p>
          </table:table-cell>
          <table:table-cell table:style-name="ce404" table:formula="of:=[.AL9]+([.H12]+[.L9]+[.P9]+[.T9]+[.X10]+[.AA10])/60" office:value-type="float" office:value="22.5416666666667" calcext:value-type="float">
            <text:p>22,5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covered-table-cell table:style-name="ce274"/>
          <table:table-cell table:style-name="ce323" office:value-type="date" office:date-value="2021-03-01" calcext:value-type="date">
            <text:p>01/03/2021</text:p>
          </table:table-cell>
          <table:table-cell table:style-name="ce323" office:value-type="date" office:date-value="2021-03-07" calcext:value-type="date">
            <text:p>07/03/2021</text:p>
          </table:table-cell>
          <table:table-cell table:style-name="ce287"/>
          <table:table-cell table:style-name="ce289" office:value-type="string" calcext:value-type="string">
            <text:p>2*8*30/30 r=3’</text:p>
          </table:table-cell>
          <table:table-cell table:style-name="ce295" office:value-type="float" office:value="8.27" calcext:value-type="float">
            <text:p>8,3</text:p>
          </table:table-cell>
          <table:table-cell table:style-name="ce295" office:value-type="float" office:value="155" calcext:value-type="float">
            <text:p>155,0</text:p>
          </table:table-cell>
          <table:table-cell table:style-name="ce295" office:value-type="float" office:value="47" calcext:value-type="float">
            <text:p>47,0</text:p>
          </table:table-cell>
          <table:table-cell table:style-name="ce342" table:number-columns-repeated="4"/>
          <table:table-cell table:style-name="ce300"/>
          <table:table-cell table:style-name="ce300" office:value-type="float" office:value="30.01" calcext:value-type="float">
            <text:p>30,0</text:p>
          </table:table-cell>
          <table:table-cell table:style-name="ce300" office:value-type="float" office:value="158" calcext:value-type="float">
            <text:p>158,0</text:p>
          </table:table-cell>
          <table:table-cell table:style-name="ce300" office:value-type="float" office:value="174" calcext:value-type="float">
            <text:p>174,0</text:p>
          </table:table-cell>
          <table:table-cell table:style-name="ce298" table:number-columns-repeated="8"/>
          <table:table-cell table:style-name="ce308" office:value-type="string" calcext:value-type="string">
            <text:p>Abdos</text:p>
          </table:table-cell>
          <table:table-cell table:style-name="ce308" office:value-type="float" office:value="100" calcext:value-type="float">
            <text:p>100,0</text:p>
          </table:table-cell>
          <table:table-cell table:style-name="ce308" office:value-type="float" office:value="22" calcext:value-type="float">
            <text:p>22,0</text:p>
          </table:table-cell>
          <table:table-cell table:style-name="ce309" table:formula="of:=[.H11]+[.L11]+[.P11]+[.T11]+[.X11]+[.AA11]" office:value-type="float" office:value="243" calcext:value-type="float">
            <text:p>243,0</text:p>
          </table:table-cell>
          <table:table-cell table:style-name="ce292" table:formula="of:=1.3*[.H11]*([.G11]-[.AJ11])/([.AI11]-[.AJ11])*0.64*EXP(1.92*([.G11]-[.AJ11])/([.AI11]-[.AJ11]))+[.L11]*([.K11]-[.AJ11])/([.AI11]-[.AJ11])*0.64*EXP(1.92*([.K11]-[.AJ11])/([.AI11]-[.AJ11]))+[.P11]*([.O11]-[.AJ11])/([.AI11]-[.AJ11])*0.64*EXP(1.92*([.O11]-[.AJ11])/([.AI11]-[.AJ11]))+[.T11]*([.S11]-[.AJ11])/([.AI11]-[.AJ11])*0.64*EXP(1.92*([.S11]-[.AJ11])/([.AI11]-[.AJ11]))+[.X11]*([.W11]-[.AJ11])/([.AI11]-[.AJ11])*0.64*EXP(1.92*([.W11]-[.AJ11])/([.AI11]-[.AJ11]))+[.AA11]*([.Z11]-[.AJ11])/([.AI11]-[.AJ11])*0.64*EXP(1.92*([.Z11]-[.AJ11])/([.AI11]-[.AJ11]))" office:value-type="float" office:value="477.402901580538" calcext:value-type="float">
            <text:p>477,4</text:p>
          </table:table-cell>
          <table:table-cell table:style-name="ce316" table:formula="of:=SUM([.AC8:.AC11])/4" office:value-type="float" office:value="262.148268823261" calcext:value-type="float">
            <text:p>262,1</text:p>
          </table:table-cell>
          <table:table-cell table:style-name="ce316" table:formula="of:=SUM([.AC4:.AC11])/8" office:value-type="float" office:value="337.714201556226" calcext:value-type="float">
            <text:p>337,7</text:p>
          </table:table-cell>
          <table:table-cell table:style-name="ce383" table:formula="of:=([.AC11])/[.AD11]*10" office:value-type="float" office:value="18.2111788768821" calcext:value-type="float">
            <text:p>18,21</text:p>
          </table:table-cell>
          <table:table-cell table:style-name="ce383" table:formula="of:=([.AC11])/[.AE11]*10" office:value-type="float" office:value="14.1362992548318" calcext:value-type="float">
            <text:p>14,14</text:p>
          </table:table-cell>
          <table:table-cell table:style-name="ce321" table:formula="of:=([.AD11]-([.AC11]))/7" office:value-type="float" office:value="-30.7506618224681" calcext:value-type="float">
            <text:p>-30,75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0]+[.F11]+[.J11]+[.N11]+[.R11]+[.V11]" office:value-type="float" office:value="254.02" calcext:value-type="float">
            <text:p>254,0</text:p>
          </table:table-cell>
          <table:table-cell table:style-name="ce404" table:formula="of:=[.AL10]+([.H11]+[.L11]+[.P11]+[.T11]+[.X11]+[.AA11])/60" office:value-type="float" office:value="26.5916666666667" calcext:value-type="float">
            <text:p>26,6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covered-table-cell table:style-name="ce274" office:value-type="string" calcext:value-type="string">
            <text:p>Prépa. Générale</text:p>
          </table:covered-table-cell>
          <table:table-cell table:style-name="ce323" office:value-type="date" office:date-value="2021-03-08" calcext:value-type="date">
            <text:p>08/03/2021</text:p>
          </table:table-cell>
          <table:table-cell table:style-name="ce323" office:value-type="date" office:date-value="2021-03-14" calcext:value-type="date">
            <text:p>14/03/2021</text:p>
          </table:table-cell>
          <table:table-cell table:style-name="ce287"/>
          <table:table-cell table:style-name="ce289" office:value-type="string" calcext:value-type="string">
            <text:p>2*10*30/30 r=3’</text:p>
          </table:table-cell>
          <table:table-cell table:style-name="ce295" office:value-type="float" office:value="8" calcext:value-type="float">
            <text:p>8,0</text:p>
          </table:table-cell>
          <table:table-cell table:style-name="ce295" office:value-type="float" office:value="151" calcext:value-type="float">
            <text:p>151,0</text:p>
          </table:table-cell>
          <table:table-cell table:style-name="ce295" office:value-type="float" office:value="46" calcext:value-type="float">
            <text:p>46,0</text:p>
          </table:table-cell>
          <table:table-cell table:style-name="ce342" table:number-columns-repeated="4"/>
          <table:table-cell table:style-name="ce297" table:number-columns-repeated="4"/>
          <table:table-cell table:style-name="ce298" table:number-columns-repeated="8"/>
          <table:table-cell table:style-name="ce297" table:number-columns-repeated="3"/>
          <table:table-cell table:style-name="ce309" table:formula="of:=[.H12]+[.L12]+[.P12]+[.T12]+[.X12]+[.AA12]" office:value-type="float" office:value="46" calcext:value-type="float">
            <text:p>46,0</text:p>
          </table:table-cell>
          <table:table-cell table:style-name="ce292" table:formula="of:=1.3*[.H12]*([.G12]-[.AJ12])/([.AI12]-[.AJ12])*0.64*EXP(1.92*([.G12]-[.AJ12])/([.AI12]-[.AJ12]))+[.L12]*([.K12]-[.AJ12])/([.AI12]-[.AJ12])*0.64*EXP(1.92*([.K12]-[.AJ12])/([.AI12]-[.AJ12]))+[.P12]*([.O12]-[.AJ12])/([.AI12]-[.AJ12])*0.64*EXP(1.92*([.O12]-[.AJ12])/([.AI12]-[.AJ12]))+[.T12]*([.S12]-[.AJ12])/([.AI12]-[.AJ12])*0.64*EXP(1.92*([.S12]-[.AJ12])/([.AI12]-[.AJ12]))+[.X12]*([.W12]-[.AJ12])/([.AI12]-[.AJ12])*0.64*EXP(1.92*([.W12]-[.AJ12])/([.AI12]-[.AJ12]))+[.AA12]*([.Z12]-[.AJ12])/([.AI12]-[.AJ12])*0.64*EXP(1.92*([.Z12]-[.AJ12])/([.AI12]-[.AJ12]))" office:value-type="float" office:value="102.358566191852" calcext:value-type="float">
            <text:p>102,4</text:p>
          </table:table-cell>
          <table:table-cell table:style-name="ce316" table:formula="of:=SUM([.AC9:.AC12])/4" office:value-type="float" office:value="287.737910371224" calcext:value-type="float">
            <text:p>287,7</text:p>
          </table:table-cell>
          <table:table-cell table:style-name="ce316" table:formula="of:=SUM([.AC5:.AC12])/8" office:value-type="float" office:value="286.317769942148" calcext:value-type="float">
            <text:p>286,3</text:p>
          </table:table-cell>
          <table:table-cell table:style-name="ce383" table:formula="of:=([.AC12])/[.AD12]*10" office:value-type="float" office:value="3.55735419291099" calcext:value-type="float">
            <text:p>3,56</text:p>
          </table:table-cell>
          <table:table-cell table:style-name="ce383" table:formula="of:=([.AC12])/[.AE12]*10" office:value-type="float" office:value="3.57499872301094" calcext:value-type="float">
            <text:p>3,57</text:p>
          </table:table-cell>
          <table:table-cell table:style-name="ce321" table:formula="of:=([.AD12]-([.AC12]))/7" office:value-type="float" office:value="26.4827634541961" calcext:value-type="float">
            <text:p>26,48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1]+[.F12]+[.J9]+[.N9]+[.R9]+[.V12]" office:value-type="float" office:value="282.27" calcext:value-type="float">
            <text:p>282,3</text:p>
          </table:table-cell>
          <table:table-cell table:style-name="ce404" table:formula="of:=[.AL11]+([.H12]+[.L9]+[.P9]+[.T9]+[.X12]+[.AA12])/60" office:value-type="float" office:value="29.225" calcext:value-type="float">
            <text:p>29,2</text:p>
          </table:table-cell>
          <table:table-cell table:style-name="ce79" table:number-columns-repeated="2"/>
          <table:table-cell table:number-columns-repeated="983"/>
        </table:table-row>
        <table:table-row table:style-name="ro1">
          <table:covered-table-cell table:style-name="ce274" office:value-type="string" calcext:value-type="string">
            <text:p>Prépa. Générale</text:p>
          </table:covered-table-cell>
          <table:table-cell table:style-name="ce324" office:value-type="date" office:date-value="2021-03-15" calcext:value-type="date">
            <text:p>15/03/2021</text:p>
          </table:table-cell>
          <table:table-cell table:style-name="ce324" office:value-type="date" office:date-value="2021-03-21" calcext:value-type="date">
            <text:p>21/03/2021</text:p>
          </table:table-cell>
          <table:table-cell table:style-name="ce287"/>
          <table:table-cell table:style-name="ce292"/>
          <table:table-cell table:style-name="ce298" table:number-columns-repeated="22"/>
          <table:table-cell table:style-name="ce309" table:formula="of:=[.H13]+[.L13]+[.P13]+[.T13]+[.X13]+[.AA13]" office:value-type="float" office:value="0" calcext:value-type="float">
            <text:p>0,0</text:p>
          </table:table-cell>
          <table:table-cell table:style-name="ce292" table:formula="of:=1.3*[.H13]*([.G13]-[.AJ13])/([.AI13]-[.AJ13])*0.64*EXP(1.92*([.G13]-[.AJ13])/([.AI13]-[.AJ13]))+[.L13]*([.K13]-[.AJ13])/([.AI13]-[.AJ13])*0.64*EXP(1.92*([.K13]-[.AJ13])/([.AI13]-[.AJ13]))+[.P13]*([.O13]-[.AJ13])/([.AI13]-[.AJ13])*0.64*EXP(1.92*([.O13]-[.AJ13])/([.AI13]-[.AJ13]))+[.T13]*([.S13]-[.AJ13])/([.AI13]-[.AJ13])*0.64*EXP(1.92*([.S13]-[.AJ13])/([.AI13]-[.AJ13]))+[.X13]*([.W13]-[.AJ13])/([.AI13]-[.AJ13])*0.64*EXP(1.92*([.W13]-[.AJ13])/([.AI13]-[.AJ13]))+[.AA13]*([.Z13]-[.AJ13])/([.AI13]-[.AJ13])*0.64*EXP(1.92*([.Z13]-[.AJ13])/([.AI13]-[.AJ13]))" office:value-type="float" office:value="-0" calcext:value-type="float">
            <text:p>0,0</text:p>
          </table:table-cell>
          <table:table-cell table:style-name="ce316" table:formula="of:=SUM([.AC10:.AC13])/4" office:value-type="float" office:value="232.539311238934" calcext:value-type="float">
            <text:p>232,5</text:p>
          </table:table-cell>
          <table:table-cell table:style-name="ce316" table:formula="of:=SUM([.AC6:.AC13])/8" office:value-type="float" office:value="208.968211218456" calcext:value-type="float">
            <text:p>209,0</text:p>
          </table:table-cell>
          <table:table-cell table:style-name="ce383" table:formula="of:=([.AC13])/[.AD13]*10" office:value-type="float" office:value="-0" calcext:value-type="float">
            <text:p>0,00</text:p>
          </table:table-cell>
          <table:table-cell table:style-name="ce383" table:formula="of:=([.AC13])/[.AE13]*10" office:value-type="float" office:value="-0" calcext:value-type="float">
            <text:p>0,00</text:p>
          </table:table-cell>
          <table:table-cell table:style-name="ce321" table:formula="of:=([.AD13]-([.AC13]))/7" office:value-type="float" office:value="33.219901605562" calcext:value-type="float">
            <text:p>33,22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2]+[.F13]+[.J13]+[.N13]+[.R13]+[.V13]" office:value-type="float" office:value="282.27" calcext:value-type="float">
            <text:p>282,3</text:p>
          </table:table-cell>
          <table:table-cell table:style-name="ce404" table:formula="of:=[.AL12]+([.H13]+[.L13]+[.P13]+[.T13]+[.X13]+[.AA13])/60" office:value-type="float" office:value="29.225" calcext:value-type="float">
            <text:p>29,2</text:p>
          </table:table-cell>
          <table:table-cell table:style-name="ce79" table:number-columns-repeated="2"/>
          <table:table-cell table:number-columns-repeated="983"/>
        </table:table-row>
        <table:table-row table:style-name="ro16">
          <table:table-cell table:style-name="ce274" office:value-type="string" calcext:value-type="string" table:number-columns-spanned="1" table:number-rows-spanned="5">
            <text:p>Développement</text:p>
          </table:table-cell>
          <table:table-cell table:style-name="ce323" office:value-type="date" office:date-value="2021-03-22" calcext:value-type="date">
            <text:p>22/03/2021</text:p>
          </table:table-cell>
          <table:table-cell table:style-name="ce323" office:value-type="date" office:date-value="2021-03-28" calcext:value-type="date">
            <text:p>28/03/2021</text:p>
          </table:table-cell>
          <table:table-cell table:style-name="ce287"/>
          <table:table-cell table:style-name="ce289" office:value-type="string" calcext:value-type="string">
            <text:p>CÔTES 2*6*45’’ r=descente r=2’</text:p>
          </table:table-cell>
          <table:table-cell table:style-name="ce295" office:value-type="float" office:value="8.2" calcext:value-type="float">
            <text:p>8,2</text:p>
          </table:table-cell>
          <table:table-cell table:style-name="ce295" office:value-type="float" office:value="149" calcext:value-type="float">
            <text:p>149,0</text:p>
          </table:table-cell>
          <table:table-cell table:style-name="ce295" office:value-type="float" office:value="42" calcext:value-type="float">
            <text:p>42,0</text:p>
          </table:table-cell>
          <table:table-cell table:style-name="ce298" table:number-columns-repeated="4"/>
          <table:table-cell table:style-name="ce301"/>
          <table:table-cell table:style-name="ce303" table:number-columns-repeated="3"/>
          <table:table-cell table:style-name="ce304"/>
          <table:table-cell table:style-name="ce304" office:value-type="float" office:value="13.1" calcext:value-type="float">
            <text:p>13,1</text:p>
          </table:table-cell>
          <table:table-cell table:style-name="ce304" office:value-type="float" office:value="155" calcext:value-type="float">
            <text:p>155,0</text:p>
          </table:table-cell>
          <table:table-cell table:style-name="ce304" office:value-type="float" office:value="67" calcext:value-type="float">
            <text:p>67,0</text:p>
          </table:table-cell>
          <table:table-cell table:style-name="ce298" table:number-columns-repeated="7"/>
          <table:table-cell table:style-name="ce309" table:formula="of:=[.H14]+[.L14]+[.P14]+[.T14]+[.X14]+[.AA14]" office:value-type="float" office:value="109" calcext:value-type="float">
            <text:p>109,0</text:p>
          </table:table-cell>
          <table:table-cell table:style-name="ce292" table:formula="of:=1.3*[.H14]*([.G14]-[.AJ14])/([.AI14]-[.AJ14])*0.64*EXP(1.92*([.G14]-[.AJ14])/([.AI14]-[.AJ14]))+[.L14]*([.K14]-[.AJ14])/([.AI14]-[.AJ14])*0.64*EXP(1.92*([.K14]-[.AJ14])/([.AI14]-[.AJ14]))+[.P14]*([.O14]-[.AJ14])/([.AI14]-[.AJ14])*0.64*EXP(1.92*([.O14]-[.AJ14])/([.AI14]-[.AJ14]))+[.T14]*([.S14]-[.AJ14])/([.AI14]-[.AJ14])*0.64*EXP(1.92*([.S14]-[.AJ14])/([.AI14]-[.AJ14]))+[.X14]*([.W14]-[.AJ14])/([.AI14]-[.AJ14])*0.64*EXP(1.92*([.W14]-[.AJ14])/([.AI14]-[.AJ14]))+[.AA14]*([.Z14]-[.AJ14])/([.AI14]-[.AJ14])*0.64*EXP(1.92*([.Z14]-[.AJ14])/([.AI14]-[.AJ14]))" office:value-type="float" office:value="215.483711127185" calcext:value-type="float">
            <text:p>215,5</text:p>
          </table:table-cell>
          <table:table-cell table:style-name="ce316" table:formula="of:=SUM([.AC11:.AC14])/4" office:value-type="float" office:value="198.811294724894" calcext:value-type="float">
            <text:p>198,8</text:p>
          </table:table-cell>
          <table:table-cell table:style-name="ce316" table:formula="of:=SUM([.AC7:.AC14])/8" office:value-type="float" office:value="191.115354080218" calcext:value-type="float">
            <text:p>191,1</text:p>
          </table:table-cell>
          <table:table-cell table:style-name="ce383" table:formula="of:=([.AC14])/[.AD14]*10" office:value-type="float" office:value="10.8386050915951" calcext:value-type="float">
            <text:p>10,84</text:p>
          </table:table-cell>
          <table:table-cell table:style-name="ce383" table:formula="of:=([.AC14])/[.AE14]*10" office:value-type="float" office:value="11.275060141779" calcext:value-type="float">
            <text:p>11,28</text:p>
          </table:table-cell>
          <table:table-cell table:style-name="ce321" table:formula="of:=([.AD14]-([.AC14]))/7" office:value-type="float" office:value="-2.38177377175595" calcext:value-type="float">
            <text:p>-2,38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3]+[.F14]+[.J14]+[.N14]+[.R14]+[.V14]" office:value-type="float" office:value="303.57" calcext:value-type="float">
            <text:p>303,6</text:p>
          </table:table-cell>
          <table:table-cell table:style-name="ce404" table:formula="of:=[.AL13]+([.H14]+[.L14]+[.P14]+[.T14]+[.X14]+[.AA14])/60" office:value-type="float" office:value="31.0416666666667" calcext:value-type="float">
            <text:p>31,0</text:p>
          </table:table-cell>
          <table:table-cell table:style-name="ce79" table:number-columns-repeated="2"/>
          <table:table-cell table:number-columns-repeated="983"/>
        </table:table-row>
        <table:table-row table:style-name="ro12">
          <table:covered-table-cell table:style-name="ce274" office:value-type="string" calcext:value-type="string">
            <text:p>Prépa. Générale</text:p>
          </table:covered-table-cell>
          <table:table-cell table:style-name="ce323" office:value-type="date" office:date-value="2021-03-29" calcext:value-type="date">
            <text:p>29/03/2021</text:p>
          </table:table-cell>
          <table:table-cell table:style-name="ce323" office:value-type="date" office:date-value="2021-04-04" calcext:value-type="date">
            <text:p>04/04/2021</text:p>
          </table:table-cell>
          <table:table-cell table:style-name="ce288" office:value-type="string" calcext:value-type="string">
            <text:p>Week end choc</text:p>
          </table:table-cell>
          <table:table-cell table:style-name="ce289" office:value-type="string" calcext:value-type="string">
            <text:p>CÔTES 10*1’ r=descente</text:p>
          </table:table-cell>
          <table:table-cell table:style-name="ce295" office:value-type="float" office:value="6.67" calcext:value-type="float">
            <text:p>6,7</text:p>
          </table:table-cell>
          <table:table-cell table:style-name="ce295" office:value-type="float" office:value="151" calcext:value-type="float">
            <text:p>151,0</text:p>
          </table:table-cell>
          <table:table-cell table:style-name="ce295" office:value-type="float" office:value="44" calcext:value-type="float">
            <text:p>44,0</text:p>
          </table:table-cell>
          <table:table-cell table:style-name="ce299"/>
          <table:table-cell table:style-name="ce299" office:value-type="float" office:value="15.1" calcext:value-type="float">
            <text:p>15,1</text:p>
          </table:table-cell>
          <table:table-cell table:style-name="ce299" office:value-type="float" office:value="175" calcext:value-type="float">
            <text:p>175,0</text:p>
          </table:table-cell>
          <table:table-cell table:style-name="ce299" office:value-type="float" office:value="78" calcext:value-type="float">
            <text:p>78,0</text:p>
          </table:table-cell>
          <table:table-cell table:style-name="ce298" table:number-columns-repeated="4"/>
          <table:table-cell table:style-name="ce304"/>
          <table:table-cell table:style-name="ce304" office:value-type="float" office:value="11.3" calcext:value-type="float">
            <text:p>11,3</text:p>
          </table:table-cell>
          <table:table-cell table:style-name="ce304" office:value-type="float" office:value="154" calcext:value-type="float">
            <text:p>154,0</text:p>
          </table:table-cell>
          <table:table-cell table:style-name="ce304" office:value-type="float" office:value="60" calcext:value-type="float">
            <text:p>60,0</text:p>
          </table:table-cell>
          <table:table-cell table:style-name="ce298" table:number-columns-repeated="7"/>
          <table:table-cell table:style-name="ce309" table:formula="of:=[.H15]+[.L15]+[.P15]+[.T15]+[.X15]+[.AA15]" office:value-type="float" office:value="182" calcext:value-type="float">
            <text:p>182,0</text:p>
          </table:table-cell>
          <table:table-cell table:style-name="ce292" table:formula="of:=1.3*[.H15]*([.G15]-[.AJ15])/([.AI15]-[.AJ15])*0.64*EXP(1.92*([.G15]-[.AJ15])/([.AI15]-[.AJ15]))+[.L15]*([.K15]-[.AJ15])/([.AI15]-[.AJ15])*0.64*EXP(1.92*([.K15]-[.AJ15])/([.AI15]-[.AJ15]))+[.P15]*([.O15]-[.AJ15])/([.AI15]-[.AJ15])*0.64*EXP(1.92*([.O15]-[.AJ15])/([.AI15]-[.AJ15]))+[.T15]*([.S15]-[.AJ15])/([.AI15]-[.AJ15])*0.64*EXP(1.92*([.S15]-[.AJ15])/([.AI15]-[.AJ15]))+[.X15]*([.W15]-[.AJ15])/([.AI15]-[.AJ15])*0.64*EXP(1.92*([.W15]-[.AJ15])/([.AI15]-[.AJ15]))+[.AA15]*([.Z15]-[.AJ15])/([.AI15]-[.AJ15])*0.64*EXP(1.92*([.Z15]-[.AJ15])/([.AI15]-[.AJ15]))" office:value-type="float" office:value="444.611835766157" calcext:value-type="float">
            <text:p>444,6</text:p>
          </table:table-cell>
          <table:table-cell table:style-name="ce316" table:formula="of:=SUM([.AC12:.AC15])/4" office:value-type="float" office:value="190.613528271298" calcext:value-type="float">
            <text:p>190,6</text:p>
          </table:table-cell>
          <table:table-cell table:style-name="ce316" table:formula="of:=SUM([.AC8:.AC15])/8" office:value-type="float" office:value="226.38089854728" calcext:value-type="float">
            <text:p>226,4</text:p>
          </table:table-cell>
          <table:table-cell table:style-name="ce383" table:formula="of:=([.AC15])/[.AD15]*10" office:value-type="float" office:value="23.3253032876736" calcext:value-type="float">
            <text:p>23,33</text:p>
          </table:table-cell>
          <table:table-cell table:style-name="ce383" table:formula="of:=([.AC15])/[.AE15]*10" office:value-type="float" office:value="19.6399890016913" calcext:value-type="float">
            <text:p>19,64</text:p>
          </table:table-cell>
          <table:table-cell table:style-name="ce321" table:formula="of:=([.AD15]-([.AC15]))/7" office:value-type="float" office:value="-36.2854724992655" calcext:value-type="float">
            <text:p>-36,29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4]+[.F15]+[.J15]+[.N15]+[.R15]+[.V15]" office:value-type="float" office:value="336.64" calcext:value-type="float">
            <text:p>336,6</text:p>
          </table:table-cell>
          <table:table-cell table:style-name="ce404" table:formula="of:=[.AL14]+([.H15]+[.L15]+[.P15]+[.T15]+[.X15]+[.AA15])/60" office:value-type="float" office:value="34.075" calcext:value-type="float">
            <text:p>34,1</text:p>
          </table:table-cell>
          <table:table-cell table:style-name="ce79" table:number-columns-repeated="2"/>
          <table:table-cell table:number-columns-repeated="983"/>
        </table:table-row>
        <table:table-row table:style-name="ro16">
          <table:covered-table-cell table:style-name="ce274" office:value-type="string" calcext:value-type="string">
            <text:p>Développement</text:p>
          </table:covered-table-cell>
          <table:table-cell table:style-name="ce323" office:value-type="date" office:date-value="2021-04-05" calcext:value-type="date">
            <text:p>05/04/2021</text:p>
          </table:table-cell>
          <table:table-cell table:style-name="ce323" office:value-type="date" office:date-value="2021-04-11" calcext:value-type="date">
            <text:p>11/04/2021</text:p>
          </table:table-cell>
          <table:table-cell table:style-name="ce282"/>
          <table:table-cell table:style-name="ce289" office:value-type="string" calcext:value-type="string">
            <text:p>CÔTES 2*6*45’’ r=descente r=2’</text:p>
          </table:table-cell>
          <table:table-cell table:style-name="ce295" office:value-type="float" office:value="13.9" calcext:value-type="float">
            <text:p>13,9</text:p>
          </table:table-cell>
          <table:table-cell table:style-name="ce295" office:value-type="float" office:value="155" calcext:value-type="float">
            <text:p>155,0</text:p>
          </table:table-cell>
          <table:table-cell table:style-name="ce295" office:value-type="float" office:value="81" calcext:value-type="float">
            <text:p>81,0</text:p>
          </table:table-cell>
          <table:table-cell table:style-name="ce298" table:number-columns-repeated="4"/>
          <table:table-cell table:style-name="ce300"/>
          <table:table-cell table:style-name="ce300" office:value-type="float" office:value="20.2" calcext:value-type="float">
            <text:p>20,2</text:p>
          </table:table-cell>
          <table:table-cell table:style-name="ce300" office:value-type="float" office:value="161" calcext:value-type="float">
            <text:p>161,0</text:p>
          </table:table-cell>
          <table:table-cell table:style-name="ce300" office:value-type="float" office:value="110" calcext:value-type="float">
            <text:p>110,0</text:p>
          </table:table-cell>
          <table:table-cell table:style-name="ce298" table:number-columns-repeated="8"/>
          <table:table-cell table:style-name="ce308" office:value-type="string" calcext:value-type="string">
            <text:p>Jambes</text:p>
          </table:table-cell>
          <table:table-cell table:style-name="ce308" office:value-type="float" office:value="110" calcext:value-type="float">
            <text:p>110,0</text:p>
          </table:table-cell>
          <table:table-cell table:style-name="ce308" office:value-type="float" office:value="38" calcext:value-type="float">
            <text:p>38,0</text:p>
          </table:table-cell>
          <table:table-cell table:style-name="ce309" table:formula="of:=[.H16]+[.L16]+[.P16]+[.T16]+[.X16]+[.AA16]" office:value-type="float" office:value="229" calcext:value-type="float">
            <text:p>229,0</text:p>
          </table:table-cell>
          <table:table-cell table:style-name="ce292" table:formula="of:=1.3*[.H16]*([.G16]-[.AJ16])/([.AI16]-[.AJ16])*0.64*EXP(1.92*([.G16]-[.AJ16])/([.AI16]-[.AJ16]))+[.L16]*([.K16]-[.AJ16])/([.AI16]-[.AJ16])*0.64*EXP(1.92*([.K16]-[.AJ16])/([.AI16]-[.AJ16]))+[.P16]*([.O16]-[.AJ16])/([.AI16]-[.AJ16])*0.64*EXP(1.92*([.O16]-[.AJ16])/([.AI16]-[.AJ16]))+[.T16]*([.S16]-[.AJ16])/([.AI16]-[.AJ16])*0.64*EXP(1.92*([.S16]-[.AJ16])/([.AI16]-[.AJ16]))+[.X16]*([.W16]-[.AJ16])/([.AI16]-[.AJ16])*0.64*EXP(1.92*([.W16]-[.AJ16])/([.AI16]-[.AJ16]))+[.AA16]*([.Z16]-[.AJ16])/([.AI16]-[.AJ16])*0.64*EXP(1.92*([.Z16]-[.AJ16])/([.AI16]-[.AJ16]))" office:value-type="float" office:value="459.659510192445" calcext:value-type="float">
            <text:p>459,7</text:p>
          </table:table-cell>
          <table:table-cell table:style-name="ce316" table:formula="of:=SUM([.AC13:.AC16])/4" office:value-type="float" office:value="279.938764271447" calcext:value-type="float">
            <text:p>279,9</text:p>
          </table:table-cell>
          <table:table-cell table:style-name="ce316" table:formula="of:=SUM([.AC9:.AC16])/8" office:value-type="float" office:value="283.838337321335" calcext:value-type="float">
            <text:p>283,8</text:p>
          </table:table-cell>
          <table:table-cell table:style-name="ce383" table:formula="of:=([.AC16])/[.AD16]*10" office:value-type="float" office:value="16.4200021168462" calcext:value-type="float">
            <text:p>16,42</text:p>
          </table:table-cell>
          <table:table-cell table:style-name="ce383" table:formula="of:=([.AC16])/[.AE16]*10" office:value-type="float" office:value="16.1944124437307" calcext:value-type="float">
            <text:p>16,19</text:p>
          </table:table-cell>
          <table:table-cell table:style-name="ce321" table:formula="of:=([.AD16]-([.AC16]))/7" office:value-type="float" office:value="-25.6743922744284" calcext:value-type="float">
            <text:p>-25,67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5]+[.F16]+[.J16]+[.N16]+[.R16]+[.V16]" office:value-type="float" office:value="370.74" calcext:value-type="float">
            <text:p>370,7</text:p>
          </table:table-cell>
          <table:table-cell table:style-name="ce404" table:formula="of:=[.AL15]+([.H16]+[.L16]+[.P16]+[.T16]+[.X16]+[.AA16])/60" office:value-type="float" office:value="37.8916666666667" calcext:value-type="float">
            <text:p>37,9</text:p>
          </table:table-cell>
          <table:table-cell table:style-name="ce79" table:number-columns-repeated="2"/>
          <table:table-cell table:number-columns-repeated="983"/>
        </table:table-row>
        <table:table-row table:style-name="ro13">
          <table:covered-table-cell table:style-name="ce275"/>
          <table:table-cell table:style-name="ce323" office:value-type="date" office:date-value="2021-04-12" calcext:value-type="date">
            <text:p>12/04/2021</text:p>
          </table:table-cell>
          <table:table-cell table:style-name="ce323" office:value-type="date" office:date-value="2021-04-18" calcext:value-type="date">
            <text:p>18/04/2021</text:p>
          </table:table-cell>
          <table:table-cell table:style-name="ce282"/>
          <table:table-cell table:style-name="ce348" office:value-type="string" calcext:value-type="string">
            <text:p>CÔTES 10*1’ r=descente</text:p>
          </table:table-cell>
          <table:table-cell table:style-name="ce298" table:number-columns-repeated="22"/>
          <table:table-cell table:style-name="ce309" table:formula="of:=[.H17]+[.L17]+[.P17]+[.T17]+[.X17]+[.AA17]" office:value-type="float" office:value="0" calcext:value-type="float">
            <text:p>0,0</text:p>
          </table:table-cell>
          <table:table-cell table:style-name="ce292" table:formula="of:=1.3*[.H17]*([.G17]-[.AJ17])/([.AI17]-[.AJ17])*0.64*EXP(1.92*([.G17]-[.AJ17])/([.AI17]-[.AJ17]))+[.L17]*([.K17]-[.AJ17])/([.AI17]-[.AJ17])*0.64*EXP(1.92*([.K17]-[.AJ17])/([.AI17]-[.AJ17]))+[.P17]*([.O17]-[.AJ17])/([.AI17]-[.AJ17])*0.64*EXP(1.92*([.O17]-[.AJ17])/([.AI17]-[.AJ17]))+[.T17]*([.S17]-[.AJ17])/([.AI17]-[.AJ17])*0.64*EXP(1.92*([.S17]-[.AJ17])/([.AI17]-[.AJ17]))+[.X17]*([.W17]-[.AJ17])/([.AI17]-[.AJ17])*0.64*EXP(1.92*([.W17]-[.AJ17])/([.AI17]-[.AJ17]))+[.AA17]*([.Z17]-[.AJ17])/([.AI17]-[.AJ17])*0.64*EXP(1.92*([.Z17]-[.AJ17])/([.AI17]-[.AJ17]))" office:value-type="float" office:value="-0" calcext:value-type="float">
            <text:p>0,0</text:p>
          </table:table-cell>
          <table:table-cell table:style-name="ce316" table:formula="of:=SUM([.AC14:.AC17])/4" office:value-type="float" office:value="279.938764271447" calcext:value-type="float">
            <text:p>279,9</text:p>
          </table:table-cell>
          <table:table-cell table:style-name="ce316" table:formula="of:=SUM([.AC10:.AC17])/8" office:value-type="float" office:value="256.239037755191" calcext:value-type="float">
            <text:p>256,2</text:p>
          </table:table-cell>
          <table:table-cell table:style-name="ce383" table:formula="of:=([.AC17])/[.AD17]*10" office:value-type="float" office:value="-0" calcext:value-type="float">
            <text:p>0,00</text:p>
          </table:table-cell>
          <table:table-cell table:style-name="ce383" table:formula="of:=([.AC17])/[.AE17]*10" office:value-type="float" office:value="-0" calcext:value-type="float">
            <text:p>0,00</text:p>
          </table:table-cell>
          <table:table-cell table:style-name="ce321" table:formula="of:=([.AD17]-([.AC17]))/7" office:value-type="float" office:value="39.9912520387781" calcext:value-type="float">
            <text:p>39,99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6]+[.F17]+[.J17]+[.N17]+[.R17]+[.V17]" office:value-type="float" office:value="370.74" calcext:value-type="float">
            <text:p>370,7</text:p>
          </table:table-cell>
          <table:table-cell table:style-name="ce404" table:formula="of:=[.AL16]+([.H17]+[.L17]+[.P17]+[.T17]+[.X17]+[.AA17])/60" office:value-type="float" office:value="37.8916666666667" calcext:value-type="float">
            <text:p>37,9</text:p>
          </table:table-cell>
          <table:table-cell table:style-name="ce79" table:number-columns-repeated="2"/>
          <table:table-cell table:number-columns-repeated="983"/>
        </table:table-row>
        <table:table-row table:style-name="ro16">
          <table:covered-table-cell table:style-name="Default"/>
          <table:table-cell table:style-name="ce324" office:value-type="date" office:date-value="2021-04-19" calcext:value-type="date">
            <text:p>19/04/2021</text:p>
          </table:table-cell>
          <table:table-cell table:style-name="ce324" office:value-type="date" office:date-value="2021-04-25" calcext:value-type="date">
            <text:p>25/04/2021</text:p>
          </table:table-cell>
          <table:table-cell table:style-name="ce288" office:value-type="string" calcext:value-type="string">
            <text:p>Week end choc</text:p>
          </table:table-cell>
          <table:table-cell table:style-name="ce348" office:value-type="string" calcext:value-type="string">
            <text:p>CÔTES 2*6*45’’ r=descente r=2’</text:p>
          </table:table-cell>
          <table:table-cell table:style-name="ce298" table:number-columns-repeated="22"/>
          <table:table-cell table:style-name="ce309" table:formula="of:=[.H18]+[.L18]+[.P18]+[.T18]+[.X18]+[.AA18]" office:value-type="float" office:value="0" calcext:value-type="float">
            <text:p>0,0</text:p>
          </table:table-cell>
          <table:table-cell table:style-name="ce292" table:formula="of:=1.3*[.H18]*([.G18]-[.AJ18])/([.AI18]-[.AJ18])*0.64*EXP(1.92*([.G18]-[.AJ18])/([.AI18]-[.AJ18]))+[.L18]*([.K18]-[.AJ18])/([.AI18]-[.AJ18])*0.64*EXP(1.92*([.K18]-[.AJ18])/([.AI18]-[.AJ18]))+[.P18]*([.O18]-[.AJ18])/([.AI18]-[.AJ18])*0.64*EXP(1.92*([.O18]-[.AJ18])/([.AI18]-[.AJ18]))+[.T18]*([.S18]-[.AJ18])/([.AI18]-[.AJ18])*0.64*EXP(1.92*([.S18]-[.AJ18])/([.AI18]-[.AJ18]))+[.X18]*([.W18]-[.AJ18])/([.AI18]-[.AJ18])*0.64*EXP(1.92*([.W18]-[.AJ18])/([.AI18]-[.AJ18]))+[.AA18]*([.Z18]-[.AJ18])/([.AI18]-[.AJ18])*0.64*EXP(1.92*([.Z18]-[.AJ18])/([.AI18]-[.AJ18]))" office:value-type="float" office:value="-0" calcext:value-type="float">
            <text:p>0,0</text:p>
          </table:table-cell>
          <table:table-cell table:style-name="ce316" table:formula="of:=SUM([.AC15:.AC18])/4" office:value-type="float" office:value="226.067836489651" calcext:value-type="float">
            <text:p>226,1</text:p>
          </table:table-cell>
          <table:table-cell table:style-name="ce316" table:formula="of:=SUM([.AC11:.AC18])/8" office:value-type="float" office:value="212.439565607272" calcext:value-type="float">
            <text:p>212,4</text:p>
          </table:table-cell>
          <table:table-cell table:style-name="ce383" table:formula="of:=([.AC18])/[.AD18]*10" office:value-type="float" office:value="-0" calcext:value-type="float">
            <text:p>0,00</text:p>
          </table:table-cell>
          <table:table-cell table:style-name="ce383" table:formula="of:=([.AC18])/[.AE18]*10" office:value-type="float" office:value="-0" calcext:value-type="float">
            <text:p>0,00</text:p>
          </table:table-cell>
          <table:table-cell table:style-name="ce321" table:formula="of:=([.AD18]-([.AC18]))/7" office:value-type="float" office:value="32.2954052128072" calcext:value-type="float">
            <text:p>32,3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7]+[.F18]+[.J18]+[.N18]+[.R18]+[.V18]" office:value-type="float" office:value="370.74" calcext:value-type="float">
            <text:p>370,7</text:p>
          </table:table-cell>
          <table:table-cell table:style-name="ce404" table:formula="of:=[.AL17]+([.H18]+[.L18]+[.P18]+[.T18]+[.X18]+[.AA18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 table:style-name="ce275" office:value-type="string" calcext:value-type="string" table:number-columns-spanned="1" table:number-rows-spanned="5">
            <text:p>Spécifique</text:p>
          </table:table-cell>
          <table:table-cell table:style-name="ce323" office:value-type="date" office:date-value="2021-04-26" calcext:value-type="date">
            <text:p>26/04/2021</text:p>
          </table:table-cell>
          <table:table-cell table:style-name="ce323" office:value-type="date" office:date-value="2021-05-02" calcext:value-type="date">
            <text:p>02/05/2021</text:p>
          </table:table-cell>
          <table:table-cell table:style-name="ce282"/>
          <table:table-cell table:style-name="ce348" office:value-type="string" calcext:value-type="string">
            <text:p>10 avec 2*15’ all2</text:p>
          </table:table-cell>
          <table:table-cell table:style-name="ce298" table:number-columns-repeated="22"/>
          <table:table-cell table:style-name="ce309" table:formula="of:=[.H19]+[.L19]+[.P19]+[.T19]+[.X19]+[.AA19]" office:value-type="float" office:value="0" calcext:value-type="float">
            <text:p>0,0</text:p>
          </table:table-cell>
          <table:table-cell table:style-name="ce292" table:formula="of:=1.3*[.H19]*([.G19]-[.AJ19])/([.AI19]-[.AJ19])*0.64*EXP(1.92*([.G19]-[.AJ19])/([.AI19]-[.AJ19]))+[.L19]*([.K19]-[.AJ19])/([.AI19]-[.AJ19])*0.64*EXP(1.92*([.K19]-[.AJ19])/([.AI19]-[.AJ19]))+[.P19]*([.O19]-[.AJ19])/([.AI19]-[.AJ19])*0.64*EXP(1.92*([.O19]-[.AJ19])/([.AI19]-[.AJ19]))+[.T19]*([.S19]-[.AJ19])/([.AI19]-[.AJ19])*0.64*EXP(1.92*([.S19]-[.AJ19])/([.AI19]-[.AJ19]))+[.X19]*([.W19]-[.AJ19])/([.AI19]-[.AJ19])*0.64*EXP(1.92*([.W19]-[.AJ19])/([.AI19]-[.AJ19]))+[.AA19]*([.Z19]-[.AJ19])/([.AI19]-[.AJ19])*0.64*EXP(1.92*([.Z19]-[.AJ19])/([.AI19]-[.AJ19]))" office:value-type="float" office:value="-0" calcext:value-type="float">
            <text:p>0,0</text:p>
          </table:table-cell>
          <table:table-cell table:style-name="ce316" table:formula="of:=SUM([.AC16:.AC19])/4" office:value-type="float" office:value="114.914877548111" calcext:value-type="float">
            <text:p>114,9</text:p>
          </table:table-cell>
          <table:table-cell table:style-name="ce316" table:formula="of:=SUM([.AC12:.AC19])/8" office:value-type="float" office:value="152.764202909705" calcext:value-type="float">
            <text:p>152,8</text:p>
          </table:table-cell>
          <table:table-cell table:style-name="ce383" table:formula="of:=([.AC19])/[.AD19]*10" office:value-type="float" office:value="-0" calcext:value-type="float">
            <text:p>0,00</text:p>
          </table:table-cell>
          <table:table-cell table:style-name="ce383" table:formula="of:=([.AC19])/[.AE19]*10" office:value-type="float" office:value="-0" calcext:value-type="float">
            <text:p>0,00</text:p>
          </table:table-cell>
          <table:table-cell table:style-name="ce321" table:formula="of:=([.AD19]-([.AC19]))/7" office:value-type="float" office:value="16.4164110783016" calcext:value-type="float">
            <text:p>16,42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8]+[.F19]+[.J19]+[.N19]+[.R19]+[.V19]" office:value-type="float" office:value="370.74" calcext:value-type="float">
            <text:p>370,7</text:p>
          </table:table-cell>
          <table:table-cell table:style-name="ce404" table:formula="of:=[.AL18]+([.H19]+[.L19]+[.P19]+[.T19]+[.X19]+[.AA1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covered-table-cell table:style-name="ce274"/>
          <table:table-cell table:style-name="ce323" office:value-type="date" office:date-value="2021-05-03" calcext:value-type="date">
            <text:p>03/05/2021</text:p>
          </table:table-cell>
          <table:table-cell table:style-name="ce323" office:value-type="date" office:date-value="2021-05-09" calcext:value-type="date">
            <text:p>09/05/2021</text:p>
          </table:table-cell>
          <table:table-cell table:style-name="ce282"/>
          <table:table-cell table:style-name="ce352" office:value-type="string" calcext:value-type="string">
            <text:p>30’ + 3*14’ à 80 % r=2’</text:p>
          </table:table-cell>
          <table:table-cell table:style-name="ce298" table:number-columns-repeated="22"/>
          <table:table-cell table:style-name="ce309" table:formula="of:=[.H20]+[.L20]+[.P20]+[.T20]+[.X20]+[.AA20]" office:value-type="float" office:value="0" calcext:value-type="float">
            <text:p>0,0</text:p>
          </table:table-cell>
          <table:table-cell table:style-name="ce292" table:formula="of:=1.3*[.H20]*([.G20]-[.AJ20])/([.AI20]-[.AJ20])*0.64*EXP(1.92*([.G20]-[.AJ20])/([.AI20]-[.AJ20]))+[.L20]*([.K20]-[.AJ20])/([.AI20]-[.AJ20])*0.64*EXP(1.92*([.K20]-[.AJ20])/([.AI20]-[.AJ20]))+[.P20]*([.O20]-[.AJ20])/([.AI20]-[.AJ20])*0.64*EXP(1.92*([.O20]-[.AJ20])/([.AI20]-[.AJ20]))+[.T20]*([.S20]-[.AJ20])/([.AI20]-[.AJ20])*0.64*EXP(1.92*([.S20]-[.AJ20])/([.AI20]-[.AJ20]))+[.X20]*([.W20]-[.AJ20])/([.AI20]-[.AJ20])*0.64*EXP(1.92*([.W20]-[.AJ20])/([.AI20]-[.AJ20]))+[.AA20]*([.Z20]-[.AJ20])/([.AI20]-[.AJ20])*0.64*EXP(1.92*([.Z20]-[.AJ20])/([.AI20]-[.AJ20]))" office:value-type="float" office:value="-0" calcext:value-type="float">
            <text:p>0,0</text:p>
          </table:table-cell>
          <table:table-cell table:style-name="ce316" table:formula="of:=SUM([.AC17:.AC20])/4" office:value-type="float" office:value="0" calcext:value-type="float">
            <text:p>0,0</text:p>
          </table:table-cell>
          <table:table-cell table:style-name="ce316" table:formula="of:=SUM([.AC13:.AC20])/8" office:value-type="float" office:value="139.969382135723" calcext:value-type="float">
            <text:p>140,0</text:p>
          </table:table-cell>
          <table:table-cell table:style-name="ce383" table:formula="of:=([.AC20])/[.AD20]*10" office:value-type="string" office:string-value="" calcext:value-type="error">
            <text:p>#DIV/0 !</text:p>
          </table:table-cell>
          <table:table-cell table:style-name="ce383" table:formula="of:=([.AC20])/[.AE20]*10" office:value-type="float" office:value="-0" calcext:value-type="float">
            <text:p>0,00</text:p>
          </table:table-cell>
          <table:table-cell table:style-name="ce321" table:formula="of:=([.AD20]-([.AC2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19]+[.F20]+[.J20]+[.N20]+[.R20]+[.V20]" office:value-type="float" office:value="370.74" calcext:value-type="float">
            <text:p>370,7</text:p>
          </table:table-cell>
          <table:table-cell table:style-name="ce404" table:formula="of:=[.AL19]+([.H20]+[.L20]+[.P20]+[.T20]+[.X20]+[.AA2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covered-table-cell table:style-name="ce79"/>
          <table:table-cell table:style-name="ce323" office:value-type="date" office:date-value="2021-05-10" calcext:value-type="date">
            <text:p>10/05/2021</text:p>
          </table:table-cell>
          <table:table-cell table:style-name="ce323" office:value-type="date" office:date-value="2021-05-16" calcext:value-type="date">
            <text:p>16/05/2021</text:p>
          </table:table-cell>
          <table:table-cell table:style-name="ce282"/>
          <table:table-cell table:style-name="ce348" office:value-type="string" calcext:value-type="string">
            <text:p>10 avec 2*15’ all2</text:p>
          </table:table-cell>
          <table:table-cell table:style-name="ce298" table:number-columns-repeated="22"/>
          <table:table-cell table:style-name="ce309" table:formula="of:=[.H21]+[.L21]+[.P21]+[.T21]+[.X21]+[.AA21]" office:value-type="float" office:value="0" calcext:value-type="float">
            <text:p>0,0</text:p>
          </table:table-cell>
          <table:table-cell table:style-name="ce292" table:formula="of:=1.3*[.H21]*([.G21]-[.AJ21])/([.AI21]-[.AJ21])*0.64*EXP(1.92*([.G21]-[.AJ21])/([.AI21]-[.AJ21]))+[.L21]*([.K21]-[.AJ21])/([.AI21]-[.AJ21])*0.64*EXP(1.92*([.K21]-[.AJ21])/([.AI21]-[.AJ21]))+[.P21]*([.O21]-[.AJ21])/([.AI21]-[.AJ21])*0.64*EXP(1.92*([.O21]-[.AJ21])/([.AI21]-[.AJ21]))+[.T21]*([.S21]-[.AJ21])/([.AI21]-[.AJ21])*0.64*EXP(1.92*([.S21]-[.AJ21])/([.AI21]-[.AJ21]))+[.X21]*([.W21]-[.AJ21])/([.AI21]-[.AJ21])*0.64*EXP(1.92*([.W21]-[.AJ21])/([.AI21]-[.AJ21]))+[.AA21]*([.Z21]-[.AJ21])/([.AI21]-[.AJ21])*0.64*EXP(1.92*([.Z21]-[.AJ21])/([.AI21]-[.AJ21]))" office:value-type="float" office:value="-0" calcext:value-type="float">
            <text:p>0,0</text:p>
          </table:table-cell>
          <table:table-cell table:style-name="ce316" table:formula="of:=SUM([.AC18:.AC21])/4" office:value-type="float" office:value="0" calcext:value-type="float">
            <text:p>0,0</text:p>
          </table:table-cell>
          <table:table-cell table:style-name="ce316" table:formula="of:=SUM([.AC14:.AC21])/8" office:value-type="float" office:value="139.969382135723" calcext:value-type="float">
            <text:p>140,0</text:p>
          </table:table-cell>
          <table:table-cell table:style-name="ce383" table:formula="of:=([.AC21])/[.AD21]*10" office:value-type="string" office:string-value="" calcext:value-type="error">
            <text:p>#DIV/0 !</text:p>
          </table:table-cell>
          <table:table-cell table:style-name="ce383" table:formula="of:=([.AC21])/[.AE21]*10" office:value-type="float" office:value="-0" calcext:value-type="float">
            <text:p>0,00</text:p>
          </table:table-cell>
          <table:table-cell table:style-name="ce321" table:formula="of:=([.AD21]-([.AC2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0]+[.F21]+[.J21]+[.N21]+[.R21]+[.V21]" office:value-type="float" office:value="370.74" calcext:value-type="float">
            <text:p>370,7</text:p>
          </table:table-cell>
          <table:table-cell table:style-name="ce404" table:formula="of:=[.AL20]+([.H21]+[.L21]+[.P21]+[.T21]+[.X21]+[.AA2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covered-table-cell table:style-name="ce275"/>
          <table:table-cell table:style-name="ce323" office:value-type="date" office:date-value="2021-05-17" calcext:value-type="date">
            <text:p>17/05/2021</text:p>
          </table:table-cell>
          <table:table-cell table:style-name="ce323" office:value-type="date" office:date-value="2021-05-23" calcext:value-type="date">
            <text:p>23/05/2021</text:p>
          </table:table-cell>
          <table:table-cell table:style-name="ce282"/>
          <table:table-cell table:style-name="ce352" office:value-type="string" calcext:value-type="string">
            <text:p>30’ + 3*14’ à 80 % r=2’</text:p>
          </table:table-cell>
          <table:table-cell table:style-name="ce298" table:number-columns-repeated="22"/>
          <table:table-cell table:style-name="ce309" table:formula="of:=[.H22]+[.L22]+[.P22]+[.T22]+[.X22]+[.AA22]" office:value-type="float" office:value="0" calcext:value-type="float">
            <text:p>0,0</text:p>
          </table:table-cell>
          <table:table-cell table:style-name="ce292" table:formula="of:=1.3*[.H22]*([.G22]-[.AJ22])/([.AI22]-[.AJ22])*0.64*EXP(1.92*([.G22]-[.AJ22])/([.AI22]-[.AJ22]))+[.L22]*([.K22]-[.AJ22])/([.AI22]-[.AJ22])*0.64*EXP(1.92*([.K22]-[.AJ22])/([.AI22]-[.AJ22]))+[.P22]*([.O22]-[.AJ22])/([.AI22]-[.AJ22])*0.64*EXP(1.92*([.O22]-[.AJ22])/([.AI22]-[.AJ22]))+[.T22]*([.S22]-[.AJ22])/([.AI22]-[.AJ22])*0.64*EXP(1.92*([.S22]-[.AJ22])/([.AI22]-[.AJ22]))+[.X22]*([.W22]-[.AJ22])/([.AI22]-[.AJ22])*0.64*EXP(1.92*([.W22]-[.AJ22])/([.AI22]-[.AJ22]))+[.AA22]*([.Z22]-[.AJ22])/([.AI22]-[.AJ22])*0.64*EXP(1.92*([.Z22]-[.AJ22])/([.AI22]-[.AJ22]))" office:value-type="float" office:value="-0" calcext:value-type="float">
            <text:p>0,0</text:p>
          </table:table-cell>
          <table:table-cell table:style-name="ce316" table:formula="of:=SUM([.AC19:.AC22])/4" office:value-type="float" office:value="0" calcext:value-type="float">
            <text:p>0,0</text:p>
          </table:table-cell>
          <table:table-cell table:style-name="ce316" table:formula="of:=SUM([.AC15:.AC22])/8" office:value-type="float" office:value="113.033918244825" calcext:value-type="float">
            <text:p>113,0</text:p>
          </table:table-cell>
          <table:table-cell table:style-name="ce383" table:formula="of:=([.AC22])/[.AD22]*10" office:value-type="string" office:string-value="" calcext:value-type="error">
            <text:p>#DIV/0 !</text:p>
          </table:table-cell>
          <table:table-cell table:style-name="ce383" table:formula="of:=([.AC22])/[.AE22]*10" office:value-type="float" office:value="-0" calcext:value-type="float">
            <text:p>0,00</text:p>
          </table:table-cell>
          <table:table-cell table:style-name="ce321" table:formula="of:=([.AD22]-([.AC2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1]+[.F22]+[.J22]+[.N22]+[.R22]+[.V22]" office:value-type="float" office:value="370.74" calcext:value-type="float">
            <text:p>370,7</text:p>
          </table:table-cell>
          <table:table-cell table:style-name="ce404" table:formula="of:=[.AL21]+([.H22]+[.L22]+[.P22]+[.T22]+[.X22]+[.AA2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covered-table-cell table:style-name="ce79"/>
          <table:table-cell table:style-name="ce324" office:value-type="date" office:date-value="2021-05-24" calcext:value-type="date">
            <text:p>24/05/2021</text:p>
          </table:table-cell>
          <table:table-cell table:style-name="ce324" office:value-type="date" office:date-value="2021-05-30" calcext:value-type="date">
            <text:p>30/05/2021</text:p>
          </table:table-cell>
          <table:table-cell table:style-name="ce288" office:value-type="string" calcext:value-type="string">
            <text:p>Week end choc</text:p>
          </table:table-cell>
          <table:table-cell table:style-name="ce348" office:value-type="string" calcext:value-type="string">
            <text:p>10 avec 2*15’ all2</text:p>
          </table:table-cell>
          <table:table-cell table:style-name="ce298" table:number-columns-repeated="22"/>
          <table:table-cell table:style-name="ce309" table:formula="of:=[.H23]+[.L23]+[.P23]+[.T23]+[.X23]+[.AA23]" office:value-type="float" office:value="0" calcext:value-type="float">
            <text:p>0,0</text:p>
          </table:table-cell>
          <table:table-cell table:style-name="ce292" table:formula="of:=1.3*[.H23]*([.G23]-[.AJ23])/([.AI23]-[.AJ23])*0.64*EXP(1.92*([.G23]-[.AJ23])/([.AI23]-[.AJ23]))+[.L23]*([.K23]-[.AJ23])/([.AI23]-[.AJ23])*0.64*EXP(1.92*([.K23]-[.AJ23])/([.AI23]-[.AJ23]))+[.P23]*([.O23]-[.AJ23])/([.AI23]-[.AJ23])*0.64*EXP(1.92*([.O23]-[.AJ23])/([.AI23]-[.AJ23]))+[.T23]*([.S23]-[.AJ23])/([.AI23]-[.AJ23])*0.64*EXP(1.92*([.S23]-[.AJ23])/([.AI23]-[.AJ23]))+[.X23]*([.W23]-[.AJ23])/([.AI23]-[.AJ23])*0.64*EXP(1.92*([.W23]-[.AJ23])/([.AI23]-[.AJ23]))+[.AA23]*([.Z23]-[.AJ23])/([.AI23]-[.AJ23])*0.64*EXP(1.92*([.Z23]-[.AJ23])/([.AI23]-[.AJ23]))" office:value-type="float" office:value="-0" calcext:value-type="float">
            <text:p>0,0</text:p>
          </table:table-cell>
          <table:table-cell table:style-name="ce316" table:formula="of:=SUM([.AC20:.AC23])/4" office:value-type="float" office:value="0" calcext:value-type="float">
            <text:p>0,0</text:p>
          </table:table-cell>
          <table:table-cell table:style-name="ce316" table:formula="of:=SUM([.AC16:.AC23])/8" office:value-type="float" office:value="57.4574387740557" calcext:value-type="float">
            <text:p>57,5</text:p>
          </table:table-cell>
          <table:table-cell table:style-name="ce383" table:formula="of:=([.AC23])/[.AD23]*10" office:value-type="string" office:string-value="" calcext:value-type="error">
            <text:p>#DIV/0 !</text:p>
          </table:table-cell>
          <table:table-cell table:style-name="ce383" table:formula="of:=([.AC23])/[.AE23]*10" office:value-type="float" office:value="-0" calcext:value-type="float">
            <text:p>0,00</text:p>
          </table:table-cell>
          <table:table-cell table:style-name="ce321" table:formula="of:=([.AD23]-([.AC2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2]+[.F23]+[.J23]+[.N23]+[.R23]+[.V23]" office:value-type="float" office:value="370.74" calcext:value-type="float">
            <text:p>370,7</text:p>
          </table:table-cell>
          <table:table-cell table:style-name="ce404" table:formula="of:=[.AL22]+([.H23]+[.L23]+[.P23]+[.T23]+[.X23]+[.AA2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 table:style-name="ce275" office:value-type="string" calcext:value-type="string" table:number-columns-spanned="1" table:number-rows-spanned="2">
            <text:p>Affûtage</text:p>
          </table:table-cell>
          <table:table-cell table:style-name="ce323" office:value-type="date" office:date-value="2021-05-31" calcext:value-type="date">
            <text:p>31/05/2021</text:p>
          </table:table-cell>
          <table:table-cell table:style-name="ce323" office:value-type="date" office:date-value="2021-06-06" calcext:value-type="date">
            <text:p>06/06/2021</text:p>
          </table:table-cell>
          <table:table-cell table:style-name="ce282"/>
          <table:table-cell table:style-name="ce348" office:value-type="string" calcext:value-type="string">
            <text:p>2*8*30/30 r=3’</text:p>
          </table:table-cell>
          <table:table-cell table:style-name="ce298" table:number-columns-repeated="22"/>
          <table:table-cell table:style-name="ce309" table:formula="of:=[.H24]+[.L24]+[.P24]+[.T24]+[.X24]+[.AA24]" office:value-type="float" office:value="0" calcext:value-type="float">
            <text:p>0,0</text:p>
          </table:table-cell>
          <table:table-cell table:style-name="ce292" table:formula="of:=1.3*[.H24]*([.G24]-[.AJ24])/([.AI24]-[.AJ24])*0.64*EXP(1.92*([.G24]-[.AJ24])/([.AI24]-[.AJ24]))+[.L24]*([.K24]-[.AJ24])/([.AI24]-[.AJ24])*0.64*EXP(1.92*([.K24]-[.AJ24])/([.AI24]-[.AJ24]))+[.P24]*([.O24]-[.AJ24])/([.AI24]-[.AJ24])*0.64*EXP(1.92*([.O24]-[.AJ24])/([.AI24]-[.AJ24]))+[.T24]*([.S24]-[.AJ24])/([.AI24]-[.AJ24])*0.64*EXP(1.92*([.S24]-[.AJ24])/([.AI24]-[.AJ24]))+[.X24]*([.W24]-[.AJ24])/([.AI24]-[.AJ24])*0.64*EXP(1.92*([.W24]-[.AJ24])/([.AI24]-[.AJ24]))+[.AA24]*([.Z24]-[.AJ24])/([.AI24]-[.AJ24])*0.64*EXP(1.92*([.Z24]-[.AJ24])/([.AI24]-[.AJ24]))" office:value-type="float" office:value="-0" calcext:value-type="float">
            <text:p>0,0</text:p>
          </table:table-cell>
          <table:table-cell table:style-name="ce316" table:formula="of:=SUM([.AC21:.AC24])/4" office:value-type="float" office:value="0" calcext:value-type="float">
            <text:p>0,0</text:p>
          </table:table-cell>
          <table:table-cell table:style-name="ce316" table:formula="of:=SUM([.AC17:.AC24])/8" office:value-type="float" office:value="0" calcext:value-type="float">
            <text:p>0,0</text:p>
          </table:table-cell>
          <table:table-cell table:style-name="ce383" table:formula="of:=([.AC24])/[.AD24]*10" office:value-type="string" office:string-value="" calcext:value-type="error">
            <text:p>#DIV/0 !</text:p>
          </table:table-cell>
          <table:table-cell table:style-name="ce383" table:formula="of:=([.AC24])/[.AE24]*10" office:value-type="string" office:string-value="" calcext:value-type="error">
            <text:p>#DIV/0 !</text:p>
          </table:table-cell>
          <table:table-cell table:style-name="ce321" table:formula="of:=([.AD24]-([.AC2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3]+[.F24]+[.J24]+[.N24]+[.R24]+[.V24]" office:value-type="float" office:value="370.74" calcext:value-type="float">
            <text:p>370,7</text:p>
          </table:table-cell>
          <table:table-cell table:style-name="ce404" table:formula="of:=[.AL23]+([.H24]+[.L24]+[.P24]+[.T24]+[.X24]+[.AA24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2">
          <table:covered-table-cell table:style-name="ce318"/>
          <table:table-cell table:style-name="ce324" office:value-type="date" office:date-value="2021-06-07" calcext:value-type="date">
            <text:p>07/06/2021</text:p>
          </table:table-cell>
          <table:table-cell table:style-name="ce324" office:value-type="date" office:date-value="2021-06-13" calcext:value-type="date">
            <text:p>13/06/2021</text:p>
          </table:table-cell>
          <table:table-cell table:style-name="ce288" office:value-type="string" calcext:value-type="string">
            <text:p>ECOTRAIL STOCKHOLM</text:p>
            <text:p><text:a xlink:href="https://stockholm.ecotrail.com/en/race-ecotrail-stockholm/trail-80-km" xlink:type="simple">https://stockholm.ecotrail.com/en/race-ecotrail-stockholm/trail-80-km</text:a></text:p>
          </table:table-cell>
          <table:table-cell table:style-name="ce292"/>
          <table:table-cell table:style-name="ce298" table:number-columns-repeated="4"/>
          <table:table-cell table:style-name="ce297" table:number-columns-repeated="6"/>
          <table:table-cell table:style-name="ce301"/>
          <table:table-cell table:style-name="ce305" office:value-type="string" calcext:value-type="string">
            <text:p>80 km</text:p>
          </table:table-cell>
          <table:table-cell table:style-name="ce298" table:number-columns-repeated="3"/>
          <table:table-cell table:style-name="ce291" table:number-columns-repeated="4"/>
          <table:table-cell table:style-name="ce292"/>
          <table:table-cell table:style-name="ce298" table:number-columns-repeated="2"/>
          <table:table-cell table:style-name="ce309" table:formula="of:=[.H25]+[.L25]+[.P25]+[.T25]+[.X25]+[.AA25]" office:value-type="float" office:value="0" calcext:value-type="float">
            <text:p>0,0</text:p>
          </table:table-cell>
          <table:table-cell table:style-name="ce292" table:formula="of:=1.3*[.H25]*([.G25]-[.AJ25])/([.AI25]-[.AJ25])*0.64*EXP(1.92*([.G25]-[.AJ25])/([.AI25]-[.AJ25]))+[.L25]*([.K25]-[.AJ25])/([.AI25]-[.AJ25])*0.64*EXP(1.92*([.K25]-[.AJ25])/([.AI25]-[.AJ25]))+[.P25]*([.O25]-[.AJ25])/([.AI25]-[.AJ25])*0.64*EXP(1.92*([.O25]-[.AJ25])/([.AI25]-[.AJ25]))+[.T25]*([.S25]-[.AJ25])/([.AI25]-[.AJ25])*0.64*EXP(1.92*([.S25]-[.AJ25])/([.AI25]-[.AJ25]))+[.X25]*([.W25]-[.AJ25])/([.AI25]-[.AJ25])*0.64*EXP(1.92*([.W25]-[.AJ25])/([.AI25]-[.AJ25]))+[.AA25]*([.Z25]-[.AJ25])/([.AI25]-[.AJ25])*0.64*EXP(1.92*([.Z25]-[.AJ25])/([.AI25]-[.AJ25]))" office:value-type="float" office:value="-0" calcext:value-type="float">
            <text:p>0,0</text:p>
          </table:table-cell>
          <table:table-cell table:style-name="ce316" table:formula="of:=SUM([.AC22:.AC25])/4" office:value-type="float" office:value="0" calcext:value-type="float">
            <text:p>0,0</text:p>
          </table:table-cell>
          <table:table-cell table:style-name="ce316" table:formula="of:=SUM([.AC18:.AC25])/8" office:value-type="float" office:value="0" calcext:value-type="float">
            <text:p>0,0</text:p>
          </table:table-cell>
          <table:table-cell table:style-name="ce383" table:formula="of:=([.AC25])/[.AD25]*10" office:value-type="string" office:string-value="" calcext:value-type="error">
            <text:p>#DIV/0 !</text:p>
          </table:table-cell>
          <table:table-cell table:style-name="ce383" table:formula="of:=([.AC25])/[.AE25]*10" office:value-type="string" office:string-value="" calcext:value-type="error">
            <text:p>#DIV/0 !</text:p>
          </table:table-cell>
          <table:table-cell table:style-name="ce321" table:formula="of:=([.AD25]-([.AC25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4]+[.F25]+[.J25]+[.N25]+[.R25]+[.V25]" office:value-type="float" office:value="370.74" calcext:value-type="float">
            <text:p>370,7</text:p>
          </table:table-cell>
          <table:table-cell table:style-name="ce404" table:formula="of:=[.AL24]+([.H25]+[.L25]+[.P25]+[.T25]+[.X25]+[.AA25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">
          <table:table-cell table:style-name="ce274" office:value-type="string" calcext:value-type="string" table:number-columns-spanned="1" table:number-rows-spanned="2">
            <text:p>Repos</text:p>
          </table:table-cell>
          <table:table-cell table:style-name="ce323" office:value-type="date" office:date-value="2021-06-14" calcext:value-type="date">
            <text:p>14/06/2021</text:p>
          </table:table-cell>
          <table:table-cell table:style-name="ce323" office:value-type="date" office:date-value="2021-06-20" calcext:value-type="date">
            <text:p>20/06/2021</text:p>
          </table:table-cell>
          <table:table-cell table:style-name="ce282"/>
          <table:table-cell table:style-name="ce292"/>
          <table:table-cell table:style-name="ce298" table:number-columns-repeated="4"/>
          <table:table-cell table:style-name="ce297" table:number-columns-repeated="6"/>
          <table:table-cell table:style-name="ce301" table:number-columns-repeated="2"/>
          <table:table-cell table:style-name="ce298" table:number-columns-repeated="7"/>
          <table:table-cell table:style-name="ce292"/>
          <table:table-cell table:style-name="ce298" table:number-columns-repeated="2"/>
          <table:table-cell table:style-name="ce309" table:formula="of:=[.H26]+[.L26]+[.P26]+[.T26]+[.X26]+[.AA26]" office:value-type="float" office:value="0" calcext:value-type="float">
            <text:p>0,0</text:p>
          </table:table-cell>
          <table:table-cell table:style-name="ce292" table:formula="of:=1.3*[.H26]*([.G26]-[.AJ26])/([.AI26]-[.AJ26])*0.64*EXP(1.92*([.G26]-[.AJ26])/([.AI26]-[.AJ26]))+[.L26]*([.K26]-[.AJ26])/([.AI26]-[.AJ26])*0.64*EXP(1.92*([.K26]-[.AJ26])/([.AI26]-[.AJ26]))+[.P26]*([.O26]-[.AJ26])/([.AI26]-[.AJ26])*0.64*EXP(1.92*([.O26]-[.AJ26])/([.AI26]-[.AJ26]))+[.T26]*([.S26]-[.AJ26])/([.AI26]-[.AJ26])*0.64*EXP(1.92*([.S26]-[.AJ26])/([.AI26]-[.AJ26]))+[.X26]*([.W26]-[.AJ26])/([.AI26]-[.AJ26])*0.64*EXP(1.92*([.W26]-[.AJ26])/([.AI26]-[.AJ26]))+[.AA26]*([.Z26]-[.AJ26])/([.AI26]-[.AJ26])*0.64*EXP(1.92*([.Z26]-[.AJ26])/([.AI26]-[.AJ26]))" office:value-type="float" office:value="-0" calcext:value-type="float">
            <text:p>0,0</text:p>
          </table:table-cell>
          <table:table-cell table:style-name="ce316" table:formula="of:=SUM([.AC23:.AC26])/4" office:value-type="float" office:value="0" calcext:value-type="float">
            <text:p>0,0</text:p>
          </table:table-cell>
          <table:table-cell table:style-name="ce316" table:formula="of:=SUM([.AC19:.AC26])/8" office:value-type="float" office:value="0" calcext:value-type="float">
            <text:p>0,0</text:p>
          </table:table-cell>
          <table:table-cell table:style-name="ce383" table:formula="of:=([.AC26])/[.AD26]*10" office:value-type="string" office:string-value="" calcext:value-type="error">
            <text:p>#DIV/0 !</text:p>
          </table:table-cell>
          <table:table-cell table:style-name="ce383" table:formula="of:=([.AC26])/[.AE26]*10" office:value-type="string" office:string-value="" calcext:value-type="error">
            <text:p>#DIV/0 !</text:p>
          </table:table-cell>
          <table:table-cell table:style-name="ce321" table:formula="of:=([.AD26]-([.AC26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5]+[.F26]+[.J26]+[.N26]+[.R26]+[.V26]" office:value-type="float" office:value="370.74" calcext:value-type="float">
            <text:p>370,7</text:p>
          </table:table-cell>
          <table:table-cell table:style-name="ce404" table:formula="of:=[.AL25]+([.H26]+[.L26]+[.P26]+[.T26]+[.X26]+[.AA26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">
          <table:covered-table-cell table:style-name="ce320"/>
          <table:table-cell table:style-name="ce323" office:value-type="date" office:date-value="2021-06-21" calcext:value-type="date">
            <text:p>21/06/2021</text:p>
          </table:table-cell>
          <table:table-cell table:style-name="ce323" office:value-type="date" office:date-value="2021-06-27" calcext:value-type="date">
            <text:p>27/06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27]+[.L27]+[.P27]+[.T27]+[.X27]+[.AA27]" office:value-type="float" office:value="0" calcext:value-type="float">
            <text:p>0,0</text:p>
          </table:table-cell>
          <table:table-cell table:style-name="ce292" table:formula="of:=1.3*[.H27]*([.G27]-[.AJ27])/([.AI27]-[.AJ27])*0.64*EXP(1.92*([.G27]-[.AJ27])/([.AI27]-[.AJ27]))+[.L27]*([.K27]-[.AJ27])/([.AI27]-[.AJ27])*0.64*EXP(1.92*([.K27]-[.AJ27])/([.AI27]-[.AJ27]))+[.P27]*([.O27]-[.AJ27])/([.AI27]-[.AJ27])*0.64*EXP(1.92*([.O27]-[.AJ27])/([.AI27]-[.AJ27]))+[.T27]*([.S27]-[.AJ27])/([.AI27]-[.AJ27])*0.64*EXP(1.92*([.S27]-[.AJ27])/([.AI27]-[.AJ27]))+[.X27]*([.W27]-[.AJ27])/([.AI27]-[.AJ27])*0.64*EXP(1.92*([.W27]-[.AJ27])/([.AI27]-[.AJ27]))+[.AA27]*([.Z27]-[.AJ27])/([.AI27]-[.AJ27])*0.64*EXP(1.92*([.Z27]-[.AJ27])/([.AI27]-[.AJ27]))" office:value-type="float" office:value="-0" calcext:value-type="float">
            <text:p>0,0</text:p>
          </table:table-cell>
          <table:table-cell table:style-name="ce316" table:formula="of:=SUM([.AC24:.AC27])/4" office:value-type="float" office:value="0" calcext:value-type="float">
            <text:p>0,0</text:p>
          </table:table-cell>
          <table:table-cell table:style-name="ce316" table:formula="of:=SUM([.AC20:.AC27])/8" office:value-type="float" office:value="0" calcext:value-type="float">
            <text:p>0,0</text:p>
          </table:table-cell>
          <table:table-cell table:style-name="ce383" table:formula="of:=([.AC27])/[.AD27]*10" office:value-type="string" office:string-value="" calcext:value-type="error">
            <text:p>#DIV/0 !</text:p>
          </table:table-cell>
          <table:table-cell table:style-name="ce383" table:formula="of:=([.AC27])/[.AE27]*10" office:value-type="string" office:string-value="" calcext:value-type="error">
            <text:p>#DIV/0 !</text:p>
          </table:table-cell>
          <table:table-cell table:style-name="ce321" table:formula="of:=([.AD27]-([.AC27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6]+[.F27]+[.J27]+[.N27]+[.R27]+[.V27]" office:value-type="float" office:value="370.74" calcext:value-type="float">
            <text:p>370,7</text:p>
          </table:table-cell>
          <table:table-cell table:style-name="ce404" table:formula="of:=[.AL26]+([.H27]+[.L27]+[.P27]+[.T27]+[.X27]+[.AA27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">
          <table:table-cell/>
          <table:table-cell table:style-name="ce323" office:value-type="date" office:date-value="2021-06-28" calcext:value-type="date">
            <text:p>28/06/2021</text:p>
          </table:table-cell>
          <table:table-cell table:style-name="ce323" office:value-type="date" office:date-value="2021-07-04" calcext:value-type="date">
            <text:p>04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28]+[.L28]+[.P28]+[.T28]+[.X28]+[.AA28]" office:value-type="float" office:value="0" calcext:value-type="float">
            <text:p>0,0</text:p>
          </table:table-cell>
          <table:table-cell table:style-name="ce292" table:formula="of:=1.3*[.H28]*([.G28]-[.AJ28])/([.AI28]-[.AJ28])*0.64*EXP(1.92*([.G28]-[.AJ28])/([.AI28]-[.AJ28]))+[.L28]*([.K28]-[.AJ28])/([.AI28]-[.AJ28])*0.64*EXP(1.92*([.K28]-[.AJ28])/([.AI28]-[.AJ28]))+[.P28]*([.O28]-[.AJ28])/([.AI28]-[.AJ28])*0.64*EXP(1.92*([.O28]-[.AJ28])/([.AI28]-[.AJ28]))+[.T28]*([.S28]-[.AJ28])/([.AI28]-[.AJ28])*0.64*EXP(1.92*([.S28]-[.AJ28])/([.AI28]-[.AJ28]))+[.X28]*([.W28]-[.AJ28])/([.AI28]-[.AJ28])*0.64*EXP(1.92*([.W28]-[.AJ28])/([.AI28]-[.AJ28]))+[.AA28]*([.Z28]-[.AJ28])/([.AI28]-[.AJ28])*0.64*EXP(1.92*([.Z28]-[.AJ28])/([.AI28]-[.AJ28]))" office:value-type="float" office:value="-0" calcext:value-type="float">
            <text:p>0,0</text:p>
          </table:table-cell>
          <table:table-cell table:style-name="ce316" table:formula="of:=SUM([.AC25:.AC28])/4" office:value-type="float" office:value="0" calcext:value-type="float">
            <text:p>0,0</text:p>
          </table:table-cell>
          <table:table-cell table:style-name="ce316" table:formula="of:=SUM([.AC21:.AC28])/8" office:value-type="float" office:value="0" calcext:value-type="float">
            <text:p>0,0</text:p>
          </table:table-cell>
          <table:table-cell table:style-name="ce383" table:formula="of:=([.AC28])/[.AD28]*10" office:value-type="string" office:string-value="" calcext:value-type="error">
            <text:p>#DIV/0 !</text:p>
          </table:table-cell>
          <table:table-cell table:style-name="ce383" table:formula="of:=([.AC28])/[.AE28]*10" office:value-type="string" office:string-value="" calcext:value-type="error">
            <text:p>#DIV/0 !</text:p>
          </table:table-cell>
          <table:table-cell table:style-name="ce321" table:formula="of:=([.AD28]-([.AC28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7]+[.F28]+[.J28]+[.N28]+[.R28]+[.V28]" office:value-type="float" office:value="370.74" calcext:value-type="float">
            <text:p>370,7</text:p>
          </table:table-cell>
          <table:table-cell table:style-name="ce404" table:formula="of:=[.AL27]+([.H28]+[.L28]+[.P28]+[.T28]+[.X28]+[.AA28])/60" office:value-type="float" office:value="37.8916666666667" calcext:value-type="float">
            <text:p>37,9</text:p>
          </table:table-cell>
          <table:table-cell table:style-name="ce203"/>
          <table:table-cell table:number-columns-repeated="984"/>
        </table:table-row>
        <table:table-row table:style-name="ro1">
          <table:table-cell/>
          <table:table-cell table:style-name="ce323" office:value-type="date" office:date-value="2021-07-05" calcext:value-type="date">
            <text:p>05/07/2021</text:p>
          </table:table-cell>
          <table:table-cell table:style-name="ce323" office:value-type="date" office:date-value="2021-07-11" calcext:value-type="date">
            <text:p>11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29]+[.L29]+[.P29]+[.T29]+[.X29]+[.AA29]" office:value-type="float" office:value="0" calcext:value-type="float">
            <text:p>0,0</text:p>
          </table:table-cell>
          <table:table-cell table:style-name="ce292" table:formula="of:=1.3*[.H29]*([.G29]-[.AJ29])/([.AI29]-[.AJ29])*0.64*EXP(1.92*([.G29]-[.AJ29])/([.AI29]-[.AJ29]))+[.L29]*([.K29]-[.AJ29])/([.AI29]-[.AJ29])*0.64*EXP(1.92*([.K29]-[.AJ29])/([.AI29]-[.AJ29]))+[.P29]*([.O29]-[.AJ29])/([.AI29]-[.AJ29])*0.64*EXP(1.92*([.O29]-[.AJ29])/([.AI29]-[.AJ29]))+[.T29]*([.S29]-[.AJ29])/([.AI29]-[.AJ29])*0.64*EXP(1.92*([.S29]-[.AJ29])/([.AI29]-[.AJ29]))+[.X29]*([.W29]-[.AJ29])/([.AI29]-[.AJ29])*0.64*EXP(1.92*([.W29]-[.AJ29])/([.AI29]-[.AJ29]))+[.AA29]*([.Z29]-[.AJ29])/([.AI29]-[.AJ29])*0.64*EXP(1.92*([.Z29]-[.AJ29])/([.AI29]-[.AJ29]))" office:value-type="float" office:value="-0" calcext:value-type="float">
            <text:p>0,0</text:p>
          </table:table-cell>
          <table:table-cell table:style-name="ce316" table:formula="of:=SUM([.AC26:.AC29])/4" office:value-type="float" office:value="0" calcext:value-type="float">
            <text:p>0,0</text:p>
          </table:table-cell>
          <table:table-cell table:style-name="ce316" table:formula="of:=SUM([.AC22:.AC29])/8" office:value-type="float" office:value="0" calcext:value-type="float">
            <text:p>0,0</text:p>
          </table:table-cell>
          <table:table-cell table:style-name="ce383" table:formula="of:=([.AC29])/[.AD29]*10" office:value-type="string" office:string-value="" calcext:value-type="error">
            <text:p>#DIV/0 !</text:p>
          </table:table-cell>
          <table:table-cell table:style-name="ce383" table:formula="of:=([.AC29])/[.AE29]*10" office:value-type="string" office:string-value="" calcext:value-type="error">
            <text:p>#DIV/0 !</text:p>
          </table:table-cell>
          <table:table-cell table:style-name="ce321" table:formula="of:=([.AD29]-([.AC29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7" calcext:value-type="float">
            <text:p>57,0</text:p>
          </table:table-cell>
          <table:table-cell table:style-name="ce400" table:formula="of:=[.AK28]+[.F29]+[.J29]+[.N29]+[.R29]+[.V29]" office:value-type="float" office:value="370.74" calcext:value-type="float">
            <text:p>370,7</text:p>
          </table:table-cell>
          <table:table-cell table:style-name="ce404" table:formula="of:=[.AL28]+([.H29]+[.L29]+[.P29]+[.T29]+[.X29]+[.AA2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7-12" calcext:value-type="date">
            <text:p>12/07/2021</text:p>
          </table:table-cell>
          <table:table-cell table:style-name="ce323" office:value-type="date" office:date-value="2021-07-18" calcext:value-type="date">
            <text:p>18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0]+[.L30]+[.P30]+[.T30]+[.X30]+[.AA30]" office:value-type="float" office:value="0" calcext:value-type="float">
            <text:p>0,0</text:p>
          </table:table-cell>
          <table:table-cell table:style-name="ce292" table:formula="of:=1.3*[.H30]*([.G30]-[.AJ30])/([.AI30]-[.AJ30])*0.64*EXP(1.92*([.G30]-[.AJ30])/([.AI30]-[.AJ30]))+[.L30]*([.K30]-[.AJ30])/([.AI30]-[.AJ30])*0.64*EXP(1.92*([.K30]-[.AJ30])/([.AI30]-[.AJ30]))+[.P30]*([.O30]-[.AJ30])/([.AI30]-[.AJ30])*0.64*EXP(1.92*([.O30]-[.AJ30])/([.AI30]-[.AJ30]))+[.T30]*([.S30]-[.AJ30])/([.AI30]-[.AJ30])*0.64*EXP(1.92*([.S30]-[.AJ30])/([.AI30]-[.AJ30]))+[.X30]*([.W30]-[.AJ30])/([.AI30]-[.AJ30])*0.64*EXP(1.92*([.W30]-[.AJ30])/([.AI30]-[.AJ30]))+[.AA30]*([.Z30]-[.AJ30])/([.AI30]-[.AJ30])*0.64*EXP(1.92*([.Z30]-[.AJ30])/([.AI30]-[.AJ30]))" office:value-type="float" office:value="-0" calcext:value-type="float">
            <text:p>0,0</text:p>
          </table:table-cell>
          <table:table-cell table:style-name="ce316" table:formula="of:=SUM([.AC27:.AC30])/4" office:value-type="float" office:value="0" calcext:value-type="float">
            <text:p>0,0</text:p>
          </table:table-cell>
          <table:table-cell table:style-name="ce316" table:formula="of:=SUM([.AC23:.AC30])/8" office:value-type="float" office:value="0" calcext:value-type="float">
            <text:p>0,0</text:p>
          </table:table-cell>
          <table:table-cell table:style-name="ce383" table:formula="of:=([.AC30])/[.AD30]*10" office:value-type="string" office:string-value="" calcext:value-type="error">
            <text:p>#DIV/0 !</text:p>
          </table:table-cell>
          <table:table-cell table:style-name="ce383" table:formula="of:=([.AC30])/[.AE30]*10" office:value-type="string" office:string-value="" calcext:value-type="error">
            <text:p>#DIV/0 !</text:p>
          </table:table-cell>
          <table:table-cell table:style-name="ce321" table:formula="of:=([.AD30]-([.AC3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8" calcext:value-type="float">
            <text:p>58,0</text:p>
          </table:table-cell>
          <table:table-cell table:style-name="ce400" table:formula="of:=[.AK29]+[.F30]+[.J30]+[.N30]+[.R30]+[.V30]" office:value-type="float" office:value="370.74" calcext:value-type="float">
            <text:p>370,7</text:p>
          </table:table-cell>
          <table:table-cell table:style-name="ce404" table:formula="of:=[.AL29]+([.H30]+[.L30]+[.P30]+[.T30]+[.X30]+[.AA3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7-19" calcext:value-type="date">
            <text:p>19/07/2021</text:p>
          </table:table-cell>
          <table:table-cell table:style-name="ce323" office:value-type="date" office:date-value="2021-07-25" calcext:value-type="date">
            <text:p>25/07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1]+[.L31]+[.P31]+[.T31]+[.X31]+[.AA31]" office:value-type="float" office:value="0" calcext:value-type="float">
            <text:p>0,0</text:p>
          </table:table-cell>
          <table:table-cell table:style-name="ce292" table:formula="of:=1.3*[.H31]*([.G31]-[.AJ31])/([.AI31]-[.AJ31])*0.64*EXP(1.92*([.G31]-[.AJ31])/([.AI31]-[.AJ31]))+[.L31]*([.K31]-[.AJ31])/([.AI31]-[.AJ31])*0.64*EXP(1.92*([.K31]-[.AJ31])/([.AI31]-[.AJ31]))+[.P31]*([.O31]-[.AJ31])/([.AI31]-[.AJ31])*0.64*EXP(1.92*([.O31]-[.AJ31])/([.AI31]-[.AJ31]))+[.T31]*([.S31]-[.AJ31])/([.AI31]-[.AJ31])*0.64*EXP(1.92*([.S31]-[.AJ31])/([.AI31]-[.AJ31]))+[.X31]*([.W31]-[.AJ31])/([.AI31]-[.AJ31])*0.64*EXP(1.92*([.W31]-[.AJ31])/([.AI31]-[.AJ31]))+[.AA31]*([.Z31]-[.AJ31])/([.AI31]-[.AJ31])*0.64*EXP(1.92*([.Z31]-[.AJ31])/([.AI31]-[.AJ31]))" office:value-type="float" office:value="-0" calcext:value-type="float">
            <text:p>0,0</text:p>
          </table:table-cell>
          <table:table-cell table:style-name="ce316" table:formula="of:=SUM([.AC28:.AC31])/4" office:value-type="float" office:value="0" calcext:value-type="float">
            <text:p>0,0</text:p>
          </table:table-cell>
          <table:table-cell table:style-name="ce316" table:formula="of:=SUM([.AC24:.AC31])/8" office:value-type="float" office:value="0" calcext:value-type="float">
            <text:p>0,0</text:p>
          </table:table-cell>
          <table:table-cell table:style-name="ce383" table:formula="of:=([.AC31])/[.AD31]*10" office:value-type="string" office:string-value="" calcext:value-type="error">
            <text:p>#DIV/0 !</text:p>
          </table:table-cell>
          <table:table-cell table:style-name="ce383" table:formula="of:=([.AC31])/[.AE31]*10" office:value-type="string" office:string-value="" calcext:value-type="error">
            <text:p>#DIV/0 !</text:p>
          </table:table-cell>
          <table:table-cell table:style-name="ce321" table:formula="of:=([.AD31]-([.AC3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59" calcext:value-type="float">
            <text:p>59,0</text:p>
          </table:table-cell>
          <table:table-cell table:style-name="ce400" table:formula="of:=[.AK30]+[.F31]+[.J31]+[.N31]+[.R31]+[.V31]" office:value-type="float" office:value="370.74" calcext:value-type="float">
            <text:p>370,7</text:p>
          </table:table-cell>
          <table:table-cell table:style-name="ce404" table:formula="of:=[.AL30]+([.H31]+[.L31]+[.P31]+[.T31]+[.X31]+[.AA3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7-26" calcext:value-type="date">
            <text:p>26/07/2021</text:p>
          </table:table-cell>
          <table:table-cell table:style-name="ce323" office:value-type="date" office:date-value="2021-08-01" calcext:value-type="date">
            <text:p>01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2]+[.L32]+[.P32]+[.T32]+[.X32]+[.AA32]" office:value-type="float" office:value="0" calcext:value-type="float">
            <text:p>0,0</text:p>
          </table:table-cell>
          <table:table-cell table:style-name="ce292" table:formula="of:=1.3*[.H32]*([.G32]-[.AJ32])/([.AI32]-[.AJ32])*0.64*EXP(1.92*([.G32]-[.AJ32])/([.AI32]-[.AJ32]))+[.L32]*([.K32]-[.AJ32])/([.AI32]-[.AJ32])*0.64*EXP(1.92*([.K32]-[.AJ32])/([.AI32]-[.AJ32]))+[.P32]*([.O32]-[.AJ32])/([.AI32]-[.AJ32])*0.64*EXP(1.92*([.O32]-[.AJ32])/([.AI32]-[.AJ32]))+[.T32]*([.S32]-[.AJ32])/([.AI32]-[.AJ32])*0.64*EXP(1.92*([.S32]-[.AJ32])/([.AI32]-[.AJ32]))+[.X32]*([.W32]-[.AJ32])/([.AI32]-[.AJ32])*0.64*EXP(1.92*([.W32]-[.AJ32])/([.AI32]-[.AJ32]))+[.AA32]*([.Z32]-[.AJ32])/([.AI32]-[.AJ32])*0.64*EXP(1.92*([.Z32]-[.AJ32])/([.AI32]-[.AJ32]))" office:value-type="float" office:value="-0" calcext:value-type="float">
            <text:p>0,0</text:p>
          </table:table-cell>
          <table:table-cell table:style-name="ce316" table:formula="of:=SUM([.AC29:.AC32])/4" office:value-type="float" office:value="0" calcext:value-type="float">
            <text:p>0,0</text:p>
          </table:table-cell>
          <table:table-cell table:style-name="ce316" table:formula="of:=SUM([.AC25:.AC32])/8" office:value-type="float" office:value="0" calcext:value-type="float">
            <text:p>0,0</text:p>
          </table:table-cell>
          <table:table-cell table:style-name="ce383" table:formula="of:=([.AC32])/[.AD32]*10" office:value-type="string" office:string-value="" calcext:value-type="error">
            <text:p>#DIV/0 !</text:p>
          </table:table-cell>
          <table:table-cell table:style-name="ce383" table:formula="of:=([.AC32])/[.AE32]*10" office:value-type="string" office:string-value="" calcext:value-type="error">
            <text:p>#DIV/0 !</text:p>
          </table:table-cell>
          <table:table-cell table:style-name="ce321" table:formula="of:=([.AD32]-([.AC3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0" calcext:value-type="float">
            <text:p>60,0</text:p>
          </table:table-cell>
          <table:table-cell table:style-name="ce400" table:formula="of:=[.AK31]+[.F32]+[.J32]+[.N32]+[.R32]+[.V32]" office:value-type="float" office:value="370.74" calcext:value-type="float">
            <text:p>370,7</text:p>
          </table:table-cell>
          <table:table-cell table:style-name="ce404" table:formula="of:=[.AL31]+([.H32]+[.L32]+[.P32]+[.T32]+[.X32]+[.AA3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8-02" calcext:value-type="date">
            <text:p>02/08/2021</text:p>
          </table:table-cell>
          <table:table-cell table:style-name="ce323" office:value-type="date" office:date-value="2021-08-08" calcext:value-type="date">
            <text:p>08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3]+[.L33]+[.P33]+[.T33]+[.X33]+[.AA33]" office:value-type="float" office:value="0" calcext:value-type="float">
            <text:p>0,0</text:p>
          </table:table-cell>
          <table:table-cell table:style-name="ce292" table:formula="of:=1.3*[.H33]*([.G33]-[.AJ33])/([.AI33]-[.AJ33])*0.64*EXP(1.92*([.G33]-[.AJ33])/([.AI33]-[.AJ33]))+[.L33]*([.K33]-[.AJ33])/([.AI33]-[.AJ33])*0.64*EXP(1.92*([.K33]-[.AJ33])/([.AI33]-[.AJ33]))+[.P33]*([.O33]-[.AJ33])/([.AI33]-[.AJ33])*0.64*EXP(1.92*([.O33]-[.AJ33])/([.AI33]-[.AJ33]))+[.T33]*([.S33]-[.AJ33])/([.AI33]-[.AJ33])*0.64*EXP(1.92*([.S33]-[.AJ33])/([.AI33]-[.AJ33]))+[.X33]*([.W33]-[.AJ33])/([.AI33]-[.AJ33])*0.64*EXP(1.92*([.W33]-[.AJ33])/([.AI33]-[.AJ33]))+[.AA33]*([.Z33]-[.AJ33])/([.AI33]-[.AJ33])*0.64*EXP(1.92*([.Z33]-[.AJ33])/([.AI33]-[.AJ33]))" office:value-type="float" office:value="-0" calcext:value-type="float">
            <text:p>0,0</text:p>
          </table:table-cell>
          <table:table-cell table:style-name="ce316" table:formula="of:=SUM([.AC30:.AC33])/4" office:value-type="float" office:value="0" calcext:value-type="float">
            <text:p>0,0</text:p>
          </table:table-cell>
          <table:table-cell table:style-name="ce316" table:formula="of:=SUM([.AC26:.AC33])/8" office:value-type="float" office:value="0" calcext:value-type="float">
            <text:p>0,0</text:p>
          </table:table-cell>
          <table:table-cell table:style-name="ce383" table:formula="of:=([.AC33])/[.AD33]*10" office:value-type="string" office:string-value="" calcext:value-type="error">
            <text:p>#DIV/0 !</text:p>
          </table:table-cell>
          <table:table-cell table:style-name="ce383" table:formula="of:=([.AC33])/[.AE33]*10" office:value-type="string" office:string-value="" calcext:value-type="error">
            <text:p>#DIV/0 !</text:p>
          </table:table-cell>
          <table:table-cell table:style-name="ce321" table:formula="of:=([.AD33]-([.AC3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1" calcext:value-type="float">
            <text:p>61,0</text:p>
          </table:table-cell>
          <table:table-cell table:style-name="ce400" table:formula="of:=[.AK32]+[.F33]+[.J33]+[.N33]+[.R33]+[.V33]" office:value-type="float" office:value="370.74" calcext:value-type="float">
            <text:p>370,7</text:p>
          </table:table-cell>
          <table:table-cell table:style-name="ce404" table:formula="of:=[.AL32]+([.H33]+[.L33]+[.P33]+[.T33]+[.X33]+[.AA3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8-09" calcext:value-type="date">
            <text:p>09/08/2021</text:p>
          </table:table-cell>
          <table:table-cell table:style-name="ce323" office:value-type="date" office:date-value="2021-08-15" calcext:value-type="date">
            <text:p>15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4]+[.L34]+[.P34]+[.T34]+[.X34]+[.AA34]" office:value-type="float" office:value="0" calcext:value-type="float">
            <text:p>0,0</text:p>
          </table:table-cell>
          <table:table-cell table:style-name="ce292" table:formula="of:=1.3*[.H34]*([.G34]-[.AJ34])/([.AI34]-[.AJ34])*0.64*EXP(1.92*([.G34]-[.AJ34])/([.AI34]-[.AJ34]))+[.L34]*([.K34]-[.AJ34])/([.AI34]-[.AJ34])*0.64*EXP(1.92*([.K34]-[.AJ34])/([.AI34]-[.AJ34]))+[.P34]*([.O34]-[.AJ34])/([.AI34]-[.AJ34])*0.64*EXP(1.92*([.O34]-[.AJ34])/([.AI34]-[.AJ34]))+[.T34]*([.S34]-[.AJ34])/([.AI34]-[.AJ34])*0.64*EXP(1.92*([.S34]-[.AJ34])/([.AI34]-[.AJ34]))+[.X34]*([.W34]-[.AJ34])/([.AI34]-[.AJ34])*0.64*EXP(1.92*([.W34]-[.AJ34])/([.AI34]-[.AJ34]))+[.AA34]*([.Z34]-[.AJ34])/([.AI34]-[.AJ34])*0.64*EXP(1.92*([.Z34]-[.AJ34])/([.AI34]-[.AJ34]))" office:value-type="float" office:value="-0" calcext:value-type="float">
            <text:p>0,0</text:p>
          </table:table-cell>
          <table:table-cell table:style-name="ce316" table:formula="of:=SUM([.AC31:.AC34])/4" office:value-type="float" office:value="0" calcext:value-type="float">
            <text:p>0,0</text:p>
          </table:table-cell>
          <table:table-cell table:style-name="ce316" table:formula="of:=SUM([.AC27:.AC34])/8" office:value-type="float" office:value="0" calcext:value-type="float">
            <text:p>0,0</text:p>
          </table:table-cell>
          <table:table-cell table:style-name="ce383" table:formula="of:=([.AC34])/[.AD34]*10" office:value-type="string" office:string-value="" calcext:value-type="error">
            <text:p>#DIV/0 !</text:p>
          </table:table-cell>
          <table:table-cell table:style-name="ce383" table:formula="of:=([.AC34])/[.AE34]*10" office:value-type="string" office:string-value="" calcext:value-type="error">
            <text:p>#DIV/0 !</text:p>
          </table:table-cell>
          <table:table-cell table:style-name="ce321" table:formula="of:=([.AD34]-([.AC3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2" calcext:value-type="float">
            <text:p>62,0</text:p>
          </table:table-cell>
          <table:table-cell table:style-name="ce400" table:formula="of:=[.AK33]+[.F34]+[.J34]+[.N34]+[.R34]+[.V34]" office:value-type="float" office:value="370.74" calcext:value-type="float">
            <text:p>370,7</text:p>
          </table:table-cell>
          <table:table-cell table:style-name="ce404" table:formula="of:=[.AL33]+([.H34]+[.L34]+[.P34]+[.T34]+[.X34]+[.AA34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8-16" calcext:value-type="date">
            <text:p>16/08/2021</text:p>
          </table:table-cell>
          <table:table-cell table:style-name="ce323" office:value-type="date" office:date-value="2021-08-22" calcext:value-type="date">
            <text:p>22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5]+[.L35]+[.P35]+[.T35]+[.X35]+[.AA35]" office:value-type="float" office:value="0" calcext:value-type="float">
            <text:p>0,0</text:p>
          </table:table-cell>
          <table:table-cell table:style-name="ce292" table:formula="of:=1.3*[.H35]*([.G35]-[.AJ35])/([.AI35]-[.AJ35])*0.64*EXP(1.92*([.G35]-[.AJ35])/([.AI35]-[.AJ35]))+[.L35]*([.K35]-[.AJ35])/([.AI35]-[.AJ35])*0.64*EXP(1.92*([.K35]-[.AJ35])/([.AI35]-[.AJ35]))+[.P35]*([.O35]-[.AJ35])/([.AI35]-[.AJ35])*0.64*EXP(1.92*([.O35]-[.AJ35])/([.AI35]-[.AJ35]))+[.T35]*([.S35]-[.AJ35])/([.AI35]-[.AJ35])*0.64*EXP(1.92*([.S35]-[.AJ35])/([.AI35]-[.AJ35]))+[.X35]*([.W35]-[.AJ35])/([.AI35]-[.AJ35])*0.64*EXP(1.92*([.W35]-[.AJ35])/([.AI35]-[.AJ35]))+[.AA35]*([.Z35]-[.AJ35])/([.AI35]-[.AJ35])*0.64*EXP(1.92*([.Z35]-[.AJ35])/([.AI35]-[.AJ35]))" office:value-type="float" office:value="-0" calcext:value-type="float">
            <text:p>0,0</text:p>
          </table:table-cell>
          <table:table-cell table:style-name="ce316" table:formula="of:=SUM([.AC32:.AC35])/4" office:value-type="float" office:value="0" calcext:value-type="float">
            <text:p>0,0</text:p>
          </table:table-cell>
          <table:table-cell table:style-name="ce316" table:formula="of:=SUM([.AC28:.AC35])/8" office:value-type="float" office:value="0" calcext:value-type="float">
            <text:p>0,0</text:p>
          </table:table-cell>
          <table:table-cell table:style-name="ce383" table:formula="of:=([.AC35])/[.AD35]*10" office:value-type="string" office:string-value="" calcext:value-type="error">
            <text:p>#DIV/0 !</text:p>
          </table:table-cell>
          <table:table-cell table:style-name="ce383" table:formula="of:=([.AC35])/[.AE35]*10" office:value-type="string" office:string-value="" calcext:value-type="error">
            <text:p>#DIV/0 !</text:p>
          </table:table-cell>
          <table:table-cell table:style-name="ce321" table:formula="of:=([.AD35]-([.AC35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3" calcext:value-type="float">
            <text:p>63,0</text:p>
          </table:table-cell>
          <table:table-cell table:style-name="ce400" table:formula="of:=[.AK34]+[.F35]+[.J35]+[.N35]+[.R35]+[.V35]" office:value-type="float" office:value="370.74" calcext:value-type="float">
            <text:p>370,7</text:p>
          </table:table-cell>
          <table:table-cell table:style-name="ce404" table:formula="of:=[.AL34]+([.H35]+[.L35]+[.P35]+[.T35]+[.X35]+[.AA35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8-23" calcext:value-type="date">
            <text:p>23/08/2021</text:p>
          </table:table-cell>
          <table:table-cell table:style-name="ce323" office:value-type="date" office:date-value="2021-08-29" calcext:value-type="date">
            <text:p>29/08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6]+[.L36]+[.P36]+[.T36]+[.X36]+[.AA36]" office:value-type="float" office:value="0" calcext:value-type="float">
            <text:p>0,0</text:p>
          </table:table-cell>
          <table:table-cell table:style-name="ce292" table:formula="of:=1.3*[.H36]*([.G36]-[.AJ36])/([.AI36]-[.AJ36])*0.64*EXP(1.92*([.G36]-[.AJ36])/([.AI36]-[.AJ36]))+[.L36]*([.K36]-[.AJ36])/([.AI36]-[.AJ36])*0.64*EXP(1.92*([.K36]-[.AJ36])/([.AI36]-[.AJ36]))+[.P36]*([.O36]-[.AJ36])/([.AI36]-[.AJ36])*0.64*EXP(1.92*([.O36]-[.AJ36])/([.AI36]-[.AJ36]))+[.T36]*([.S36]-[.AJ36])/([.AI36]-[.AJ36])*0.64*EXP(1.92*([.S36]-[.AJ36])/([.AI36]-[.AJ36]))+[.X36]*([.W36]-[.AJ36])/([.AI36]-[.AJ36])*0.64*EXP(1.92*([.W36]-[.AJ36])/([.AI36]-[.AJ36]))+[.AA36]*([.Z36]-[.AJ36])/([.AI36]-[.AJ36])*0.64*EXP(1.92*([.Z36]-[.AJ36])/([.AI36]-[.AJ36]))" office:value-type="float" office:value="-0" calcext:value-type="float">
            <text:p>0,0</text:p>
          </table:table-cell>
          <table:table-cell table:style-name="ce316" table:formula="of:=SUM([.AC33:.AC36])/4" office:value-type="float" office:value="0" calcext:value-type="float">
            <text:p>0,0</text:p>
          </table:table-cell>
          <table:table-cell table:style-name="ce316" table:formula="of:=SUM([.AC29:.AC36])/8" office:value-type="float" office:value="0" calcext:value-type="float">
            <text:p>0,0</text:p>
          </table:table-cell>
          <table:table-cell table:style-name="ce383" table:formula="of:=([.AC36])/[.AD36]*10" office:value-type="string" office:string-value="" calcext:value-type="error">
            <text:p>#DIV/0 !</text:p>
          </table:table-cell>
          <table:table-cell table:style-name="ce383" table:formula="of:=([.AC36])/[.AE36]*10" office:value-type="string" office:string-value="" calcext:value-type="error">
            <text:p>#DIV/0 !</text:p>
          </table:table-cell>
          <table:table-cell table:style-name="ce321" table:formula="of:=([.AD36]-([.AC36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4" calcext:value-type="float">
            <text:p>64,0</text:p>
          </table:table-cell>
          <table:table-cell table:style-name="ce400" table:formula="of:=[.AK35]+[.F36]+[.J36]+[.N36]+[.R36]+[.V36]" office:value-type="float" office:value="370.74" calcext:value-type="float">
            <text:p>370,7</text:p>
          </table:table-cell>
          <table:table-cell table:style-name="ce404" table:formula="of:=[.AL35]+([.H36]+[.L36]+[.P36]+[.T36]+[.X36]+[.AA36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8-30" calcext:value-type="date">
            <text:p>30/08/2021</text:p>
          </table:table-cell>
          <table:table-cell table:style-name="ce323" office:value-type="date" office:date-value="2021-09-05" calcext:value-type="date">
            <text:p>05/09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7]+[.L37]+[.P37]+[.T37]+[.X37]+[.AA37]" office:value-type="float" office:value="0" calcext:value-type="float">
            <text:p>0,0</text:p>
          </table:table-cell>
          <table:table-cell table:style-name="ce292" table:formula="of:=1.3*[.H37]*([.G37]-[.AJ37])/([.AI37]-[.AJ37])*0.64*EXP(1.92*([.G37]-[.AJ37])/([.AI37]-[.AJ37]))+[.L37]*([.K37]-[.AJ37])/([.AI37]-[.AJ37])*0.64*EXP(1.92*([.K37]-[.AJ37])/([.AI37]-[.AJ37]))+[.P37]*([.O37]-[.AJ37])/([.AI37]-[.AJ37])*0.64*EXP(1.92*([.O37]-[.AJ37])/([.AI37]-[.AJ37]))+[.T37]*([.S37]-[.AJ37])/([.AI37]-[.AJ37])*0.64*EXP(1.92*([.S37]-[.AJ37])/([.AI37]-[.AJ37]))+[.X37]*([.W37]-[.AJ37])/([.AI37]-[.AJ37])*0.64*EXP(1.92*([.W37]-[.AJ37])/([.AI37]-[.AJ37]))+[.AA37]*([.Z37]-[.AJ37])/([.AI37]-[.AJ37])*0.64*EXP(1.92*([.Z37]-[.AJ37])/([.AI37]-[.AJ37]))" office:value-type="float" office:value="-0" calcext:value-type="float">
            <text:p>0,0</text:p>
          </table:table-cell>
          <table:table-cell table:style-name="ce316" table:formula="of:=SUM([.AC34:.AC37])/4" office:value-type="float" office:value="0" calcext:value-type="float">
            <text:p>0,0</text:p>
          </table:table-cell>
          <table:table-cell table:style-name="ce316" table:formula="of:=SUM([.AC30:.AC37])/8" office:value-type="float" office:value="0" calcext:value-type="float">
            <text:p>0,0</text:p>
          </table:table-cell>
          <table:table-cell table:style-name="ce383" table:formula="of:=([.AC37])/[.AD37]*10" office:value-type="string" office:string-value="" calcext:value-type="error">
            <text:p>#DIV/0 !</text:p>
          </table:table-cell>
          <table:table-cell table:style-name="ce383" table:formula="of:=([.AC37])/[.AE37]*10" office:value-type="string" office:string-value="" calcext:value-type="error">
            <text:p>#DIV/0 !</text:p>
          </table:table-cell>
          <table:table-cell table:style-name="ce321" table:formula="of:=([.AD37]-([.AC37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5" calcext:value-type="float">
            <text:p>65,0</text:p>
          </table:table-cell>
          <table:table-cell table:style-name="ce400" table:formula="of:=[.AK36]+[.F37]+[.J37]+[.N37]+[.R37]+[.V37]" office:value-type="float" office:value="370.74" calcext:value-type="float">
            <text:p>370,7</text:p>
          </table:table-cell>
          <table:table-cell table:style-name="ce404" table:formula="of:=[.AL36]+([.H37]+[.L37]+[.P37]+[.T37]+[.X37]+[.AA37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9-06" calcext:value-type="date">
            <text:p>06/09/2021</text:p>
          </table:table-cell>
          <table:table-cell table:style-name="ce323" office:value-type="date" office:date-value="2021-09-12" calcext:value-type="date">
            <text:p>12/09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38]+[.L38]+[.P38]+[.T38]+[.X38]+[.AA38]" office:value-type="float" office:value="0" calcext:value-type="float">
            <text:p>0,0</text:p>
          </table:table-cell>
          <table:table-cell table:style-name="ce292" table:formula="of:=1.3*[.H38]*([.G38]-[.AJ38])/([.AI38]-[.AJ38])*0.64*EXP(1.92*([.G38]-[.AJ38])/([.AI38]-[.AJ38]))+[.L38]*([.K38]-[.AJ38])/([.AI38]-[.AJ38])*0.64*EXP(1.92*([.K38]-[.AJ38])/([.AI38]-[.AJ38]))+[.P38]*([.O38]-[.AJ38])/([.AI38]-[.AJ38])*0.64*EXP(1.92*([.O38]-[.AJ38])/([.AI38]-[.AJ38]))+[.T38]*([.S38]-[.AJ38])/([.AI38]-[.AJ38])*0.64*EXP(1.92*([.S38]-[.AJ38])/([.AI38]-[.AJ38]))+[.X38]*([.W38]-[.AJ38])/([.AI38]-[.AJ38])*0.64*EXP(1.92*([.W38]-[.AJ38])/([.AI38]-[.AJ38]))+[.AA38]*([.Z38]-[.AJ38])/([.AI38]-[.AJ38])*0.64*EXP(1.92*([.Z38]-[.AJ38])/([.AI38]-[.AJ38]))" office:value-type="float" office:value="-0" calcext:value-type="float">
            <text:p>0,0</text:p>
          </table:table-cell>
          <table:table-cell table:style-name="ce316" table:formula="of:=SUM([.AC35:.AC38])/4" office:value-type="float" office:value="0" calcext:value-type="float">
            <text:p>0,0</text:p>
          </table:table-cell>
          <table:table-cell table:style-name="ce316" table:formula="of:=SUM([.AC31:.AC38])/8" office:value-type="float" office:value="0" calcext:value-type="float">
            <text:p>0,0</text:p>
          </table:table-cell>
          <table:table-cell table:style-name="ce383" table:formula="of:=([.AC38])/[.AD38]*10" office:value-type="string" office:string-value="" calcext:value-type="error">
            <text:p>#DIV/0 !</text:p>
          </table:table-cell>
          <table:table-cell table:style-name="ce383" table:formula="of:=([.AC38])/[.AE38]*10" office:value-type="string" office:string-value="" calcext:value-type="error">
            <text:p>#DIV/0 !</text:p>
          </table:table-cell>
          <table:table-cell table:style-name="ce321" table:formula="of:=([.AD38]-([.AC38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6" calcext:value-type="float">
            <text:p>66,0</text:p>
          </table:table-cell>
          <table:table-cell table:style-name="ce400" table:formula="of:=[.AK37]+[.F38]+[.J38]+[.N38]+[.R38]+[.V38]" office:value-type="float" office:value="370.74" calcext:value-type="float">
            <text:p>370,7</text:p>
          </table:table-cell>
          <table:table-cell table:style-name="ce404" table:formula="of:=[.AL37]+([.H38]+[.L38]+[.P38]+[.T38]+[.X38]+[.AA38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3">
          <table:table-cell/>
          <table:table-cell table:style-name="ce323" office:value-type="date" office:date-value="2021-09-13" calcext:value-type="date">
            <text:p>13/09/2021</text:p>
          </table:table-cell>
          <table:table-cell table:style-name="ce323" office:value-type="date" office:date-value="2021-09-19" calcext:value-type="date">
            <text:p>19/09/2021</text:p>
          </table:table-cell>
          <table:table-cell table:style-name="ce283" office:value-type="string" calcext:value-type="string">
            <text:p>TRAIL DE L’ESTRAN</text:p>
          </table:table-cell>
          <table:table-cell table:style-name="ce292"/>
          <table:table-cell table:style-name="ce298" table:number-columns-repeated="11"/>
          <table:table-cell table:style-name="ce305" office:value-type="string" calcext:value-type="string">
            <text:p>50 km</text:p>
          </table:table-cell>
          <table:table-cell table:style-name="ce298" table:number-columns-repeated="7"/>
          <table:table-cell table:style-name="ce292"/>
          <table:table-cell table:style-name="ce298" table:number-columns-repeated="2"/>
          <table:table-cell table:style-name="ce309" table:formula="of:=[.H39]+[.L39]+[.P39]+[.T39]+[.X39]+[.AA39]" office:value-type="float" office:value="0" calcext:value-type="float">
            <text:p>0,0</text:p>
          </table:table-cell>
          <table:table-cell table:style-name="ce292" table:formula="of:=1.3*[.H39]*([.G39]-[.AJ39])/([.AI39]-[.AJ39])*0.64*EXP(1.92*([.G39]-[.AJ39])/([.AI39]-[.AJ39]))+[.L39]*([.K39]-[.AJ39])/([.AI39]-[.AJ39])*0.64*EXP(1.92*([.K39]-[.AJ39])/([.AI39]-[.AJ39]))+[.P39]*([.O39]-[.AJ39])/([.AI39]-[.AJ39])*0.64*EXP(1.92*([.O39]-[.AJ39])/([.AI39]-[.AJ39]))+[.T39]*([.S39]-[.AJ39])/([.AI39]-[.AJ39])*0.64*EXP(1.92*([.S39]-[.AJ39])/([.AI39]-[.AJ39]))+[.X39]*([.W39]-[.AJ39])/([.AI39]-[.AJ39])*0.64*EXP(1.92*([.W39]-[.AJ39])/([.AI39]-[.AJ39]))+[.AA39]*([.Z39]-[.AJ39])/([.AI39]-[.AJ39])*0.64*EXP(1.92*([.Z39]-[.AJ39])/([.AI39]-[.AJ39]))" office:value-type="float" office:value="-0" calcext:value-type="float">
            <text:p>0,0</text:p>
          </table:table-cell>
          <table:table-cell table:style-name="ce316" table:formula="of:=SUM([.AC36:.AC39])/4" office:value-type="float" office:value="0" calcext:value-type="float">
            <text:p>0,0</text:p>
          </table:table-cell>
          <table:table-cell table:style-name="ce316" table:formula="of:=SUM([.AC32:.AC39])/8" office:value-type="float" office:value="0" calcext:value-type="float">
            <text:p>0,0</text:p>
          </table:table-cell>
          <table:table-cell table:style-name="ce383" table:formula="of:=([.AC39])/[.AD39]*10" office:value-type="string" office:string-value="" calcext:value-type="error">
            <text:p>#DIV/0 !</text:p>
          </table:table-cell>
          <table:table-cell table:style-name="ce383" table:formula="of:=([.AC39])/[.AE39]*10" office:value-type="string" office:string-value="" calcext:value-type="error">
            <text:p>#DIV/0 !</text:p>
          </table:table-cell>
          <table:table-cell table:style-name="ce321" table:formula="of:=([.AD39]-([.AC39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7" calcext:value-type="float">
            <text:p>67,0</text:p>
          </table:table-cell>
          <table:table-cell table:style-name="ce400" table:formula="of:=[.AK38]+[.F39]+[.J39]+[.N39]+[.R39]+[.V39]" office:value-type="float" office:value="370.74" calcext:value-type="float">
            <text:p>370,7</text:p>
          </table:table-cell>
          <table:table-cell table:style-name="ce404" table:formula="of:=[.AL38]+([.H39]+[.L39]+[.P39]+[.T39]+[.X39]+[.AA3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9-20" calcext:value-type="date">
            <text:p>20/09/2021</text:p>
          </table:table-cell>
          <table:table-cell table:style-name="ce323" office:value-type="date" office:date-value="2021-09-26" calcext:value-type="date">
            <text:p>26/09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0]+[.L40]+[.P40]+[.T40]+[.X40]+[.AA40]" office:value-type="float" office:value="0" calcext:value-type="float">
            <text:p>0,0</text:p>
          </table:table-cell>
          <table:table-cell table:style-name="ce292" table:formula="of:=1.3*[.H40]*([.G40]-[.AJ40])/([.AI40]-[.AJ40])*0.64*EXP(1.92*([.G40]-[.AJ40])/([.AI40]-[.AJ40]))+[.L40]*([.K40]-[.AJ40])/([.AI40]-[.AJ40])*0.64*EXP(1.92*([.K40]-[.AJ40])/([.AI40]-[.AJ40]))+[.P40]*([.O40]-[.AJ40])/([.AI40]-[.AJ40])*0.64*EXP(1.92*([.O40]-[.AJ40])/([.AI40]-[.AJ40]))+[.T40]*([.S40]-[.AJ40])/([.AI40]-[.AJ40])*0.64*EXP(1.92*([.S40]-[.AJ40])/([.AI40]-[.AJ40]))+[.X40]*([.W40]-[.AJ40])/([.AI40]-[.AJ40])*0.64*EXP(1.92*([.W40]-[.AJ40])/([.AI40]-[.AJ40]))+[.AA40]*([.Z40]-[.AJ40])/([.AI40]-[.AJ40])*0.64*EXP(1.92*([.Z40]-[.AJ40])/([.AI40]-[.AJ40]))" office:value-type="float" office:value="-0" calcext:value-type="float">
            <text:p>0,0</text:p>
          </table:table-cell>
          <table:table-cell table:style-name="ce316" table:formula="of:=SUM([.AC37:.AC40])/4" office:value-type="float" office:value="0" calcext:value-type="float">
            <text:p>0,0</text:p>
          </table:table-cell>
          <table:table-cell table:style-name="ce316" table:formula="of:=SUM([.AC33:.AC40])/8" office:value-type="float" office:value="0" calcext:value-type="float">
            <text:p>0,0</text:p>
          </table:table-cell>
          <table:table-cell table:style-name="ce383" table:formula="of:=([.AC40])/[.AD40]*10" office:value-type="string" office:string-value="" calcext:value-type="error">
            <text:p>#DIV/0 !</text:p>
          </table:table-cell>
          <table:table-cell table:style-name="ce383" table:formula="of:=([.AC40])/[.AE40]*10" office:value-type="string" office:string-value="" calcext:value-type="error">
            <text:p>#DIV/0 !</text:p>
          </table:table-cell>
          <table:table-cell table:style-name="ce321" table:formula="of:=([.AD40]-([.AC4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8" calcext:value-type="float">
            <text:p>68,0</text:p>
          </table:table-cell>
          <table:table-cell table:style-name="ce400" table:formula="of:=[.AK39]+[.F40]+[.J40]+[.N40]+[.R40]+[.V40]" office:value-type="float" office:value="370.74" calcext:value-type="float">
            <text:p>370,7</text:p>
          </table:table-cell>
          <table:table-cell table:style-name="ce404" table:formula="of:=[.AL39]+([.H40]+[.L40]+[.P40]+[.T40]+[.X40]+[.AA4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09-27" calcext:value-type="date">
            <text:p>27/09/2021</text:p>
          </table:table-cell>
          <table:table-cell table:style-name="ce323" office:value-type="date" office:date-value="2021-10-03" calcext:value-type="date">
            <text:p>03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1]+[.L41]+[.P41]+[.T41]+[.X41]+[.AA41]" office:value-type="float" office:value="0" calcext:value-type="float">
            <text:p>0,0</text:p>
          </table:table-cell>
          <table:table-cell table:style-name="ce292" table:formula="of:=1.3*[.H41]*([.G41]-[.AJ41])/([.AI41]-[.AJ41])*0.64*EXP(1.92*([.G41]-[.AJ41])/([.AI41]-[.AJ41]))+[.L41]*([.K41]-[.AJ41])/([.AI41]-[.AJ41])*0.64*EXP(1.92*([.K41]-[.AJ41])/([.AI41]-[.AJ41]))+[.P41]*([.O41]-[.AJ41])/([.AI41]-[.AJ41])*0.64*EXP(1.92*([.O41]-[.AJ41])/([.AI41]-[.AJ41]))+[.T41]*([.S41]-[.AJ41])/([.AI41]-[.AJ41])*0.64*EXP(1.92*([.S41]-[.AJ41])/([.AI41]-[.AJ41]))+[.X41]*([.W41]-[.AJ41])/([.AI41]-[.AJ41])*0.64*EXP(1.92*([.W41]-[.AJ41])/([.AI41]-[.AJ41]))+[.AA41]*([.Z41]-[.AJ41])/([.AI41]-[.AJ41])*0.64*EXP(1.92*([.Z41]-[.AJ41])/([.AI41]-[.AJ41]))" office:value-type="float" office:value="-0" calcext:value-type="float">
            <text:p>0,0</text:p>
          </table:table-cell>
          <table:table-cell table:style-name="ce316" table:formula="of:=SUM([.AC38:.AC41])/4" office:value-type="float" office:value="0" calcext:value-type="float">
            <text:p>0,0</text:p>
          </table:table-cell>
          <table:table-cell table:style-name="ce316" table:formula="of:=SUM([.AC34:.AC41])/8" office:value-type="float" office:value="0" calcext:value-type="float">
            <text:p>0,0</text:p>
          </table:table-cell>
          <table:table-cell table:style-name="ce383" table:formula="of:=([.AC41])/[.AD41]*10" office:value-type="string" office:string-value="" calcext:value-type="error">
            <text:p>#DIV/0 !</text:p>
          </table:table-cell>
          <table:table-cell table:style-name="ce383" table:formula="of:=([.AC41])/[.AE41]*10" office:value-type="string" office:string-value="" calcext:value-type="error">
            <text:p>#DIV/0 !</text:p>
          </table:table-cell>
          <table:table-cell table:style-name="ce321" table:formula="of:=([.AD41]-([.AC4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69" calcext:value-type="float">
            <text:p>69,0</text:p>
          </table:table-cell>
          <table:table-cell table:style-name="ce400" table:formula="of:=[.AK40]+[.F41]+[.J41]+[.N41]+[.R41]+[.V41]" office:value-type="float" office:value="370.74" calcext:value-type="float">
            <text:p>370,7</text:p>
          </table:table-cell>
          <table:table-cell table:style-name="ce404" table:formula="of:=[.AL40]+([.H41]+[.L41]+[.P41]+[.T41]+[.X41]+[.AA4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0-04" calcext:value-type="date">
            <text:p>04/10/2021</text:p>
          </table:table-cell>
          <table:table-cell table:style-name="ce323" office:value-type="date" office:date-value="2021-10-10" calcext:value-type="date">
            <text:p>10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2]+[.L42]+[.P42]+[.T42]+[.X42]+[.AA42]" office:value-type="float" office:value="0" calcext:value-type="float">
            <text:p>0,0</text:p>
          </table:table-cell>
          <table:table-cell table:style-name="ce292" table:formula="of:=1.3*[.H42]*([.G42]-[.AJ42])/([.AI42]-[.AJ42])*0.64*EXP(1.92*([.G42]-[.AJ42])/([.AI42]-[.AJ42]))+[.L42]*([.K42]-[.AJ42])/([.AI42]-[.AJ42])*0.64*EXP(1.92*([.K42]-[.AJ42])/([.AI42]-[.AJ42]))+[.P42]*([.O42]-[.AJ42])/([.AI42]-[.AJ42])*0.64*EXP(1.92*([.O42]-[.AJ42])/([.AI42]-[.AJ42]))+[.T42]*([.S42]-[.AJ42])/([.AI42]-[.AJ42])*0.64*EXP(1.92*([.S42]-[.AJ42])/([.AI42]-[.AJ42]))+[.X42]*([.W42]-[.AJ42])/([.AI42]-[.AJ42])*0.64*EXP(1.92*([.W42]-[.AJ42])/([.AI42]-[.AJ42]))+[.AA42]*([.Z42]-[.AJ42])/([.AI42]-[.AJ42])*0.64*EXP(1.92*([.Z42]-[.AJ42])/([.AI42]-[.AJ42]))" office:value-type="float" office:value="-0" calcext:value-type="float">
            <text:p>0,0</text:p>
          </table:table-cell>
          <table:table-cell table:style-name="ce316" table:formula="of:=SUM([.AC39:.AC42])/4" office:value-type="float" office:value="0" calcext:value-type="float">
            <text:p>0,0</text:p>
          </table:table-cell>
          <table:table-cell table:style-name="ce316" table:formula="of:=SUM([.AC35:.AC42])/8" office:value-type="float" office:value="0" calcext:value-type="float">
            <text:p>0,0</text:p>
          </table:table-cell>
          <table:table-cell table:style-name="ce383" table:formula="of:=([.AC42])/[.AD42]*10" office:value-type="string" office:string-value="" calcext:value-type="error">
            <text:p>#DIV/0 !</text:p>
          </table:table-cell>
          <table:table-cell table:style-name="ce383" table:formula="of:=([.AC42])/[.AE42]*10" office:value-type="string" office:string-value="" calcext:value-type="error">
            <text:p>#DIV/0 !</text:p>
          </table:table-cell>
          <table:table-cell table:style-name="ce321" table:formula="of:=([.AD42]-([.AC4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0" calcext:value-type="float">
            <text:p>70,0</text:p>
          </table:table-cell>
          <table:table-cell table:style-name="ce400" table:formula="of:=[.AK41]+[.F42]+[.J42]+[.N42]+[.R42]+[.V42]" office:value-type="float" office:value="370.74" calcext:value-type="float">
            <text:p>370,7</text:p>
          </table:table-cell>
          <table:table-cell table:style-name="ce404" table:formula="of:=[.AL41]+([.H42]+[.L42]+[.P42]+[.T42]+[.X42]+[.AA4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0-11" calcext:value-type="date">
            <text:p>11/10/2021</text:p>
          </table:table-cell>
          <table:table-cell table:style-name="ce323" office:value-type="date" office:date-value="2021-10-17" calcext:value-type="date">
            <text:p>17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3]+[.L43]+[.P43]+[.T43]+[.X43]+[.AA43]" office:value-type="float" office:value="0" calcext:value-type="float">
            <text:p>0,0</text:p>
          </table:table-cell>
          <table:table-cell table:style-name="ce292" table:formula="of:=1.3*[.H43]*([.G43]-[.AJ43])/([.AI43]-[.AJ43])*0.64*EXP(1.92*([.G43]-[.AJ43])/([.AI43]-[.AJ43]))+[.L43]*([.K43]-[.AJ43])/([.AI43]-[.AJ43])*0.64*EXP(1.92*([.K43]-[.AJ43])/([.AI43]-[.AJ43]))+[.P43]*([.O43]-[.AJ43])/([.AI43]-[.AJ43])*0.64*EXP(1.92*([.O43]-[.AJ43])/([.AI43]-[.AJ43]))+[.T43]*([.S43]-[.AJ43])/([.AI43]-[.AJ43])*0.64*EXP(1.92*([.S43]-[.AJ43])/([.AI43]-[.AJ43]))+[.X43]*([.W43]-[.AJ43])/([.AI43]-[.AJ43])*0.64*EXP(1.92*([.W43]-[.AJ43])/([.AI43]-[.AJ43]))+[.AA43]*([.Z43]-[.AJ43])/([.AI43]-[.AJ43])*0.64*EXP(1.92*([.Z43]-[.AJ43])/([.AI43]-[.AJ43]))" office:value-type="float" office:value="-0" calcext:value-type="float">
            <text:p>0,0</text:p>
          </table:table-cell>
          <table:table-cell table:style-name="ce316" table:formula="of:=SUM([.AC40:.AC43])/4" office:value-type="float" office:value="0" calcext:value-type="float">
            <text:p>0,0</text:p>
          </table:table-cell>
          <table:table-cell table:style-name="ce316" table:formula="of:=SUM([.AC36:.AC43])/8" office:value-type="float" office:value="0" calcext:value-type="float">
            <text:p>0,0</text:p>
          </table:table-cell>
          <table:table-cell table:style-name="ce383" table:formula="of:=([.AC43])/[.AD43]*10" office:value-type="string" office:string-value="" calcext:value-type="error">
            <text:p>#DIV/0 !</text:p>
          </table:table-cell>
          <table:table-cell table:style-name="ce383" table:formula="of:=([.AC43])/[.AE43]*10" office:value-type="string" office:string-value="" calcext:value-type="error">
            <text:p>#DIV/0 !</text:p>
          </table:table-cell>
          <table:table-cell table:style-name="ce321" table:formula="of:=([.AD43]-([.AC4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1" calcext:value-type="float">
            <text:p>71,0</text:p>
          </table:table-cell>
          <table:table-cell table:style-name="ce400" table:formula="of:=[.AK42]+[.F43]+[.J43]+[.N43]+[.R43]+[.V43]" office:value-type="float" office:value="370.74" calcext:value-type="float">
            <text:p>370,7</text:p>
          </table:table-cell>
          <table:table-cell table:style-name="ce404" table:formula="of:=[.AL42]+([.H43]+[.L43]+[.P43]+[.T43]+[.X43]+[.AA4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0-18" calcext:value-type="date">
            <text:p>18/10/2021</text:p>
          </table:table-cell>
          <table:table-cell table:style-name="ce323" office:value-type="date" office:date-value="2021-10-24" calcext:value-type="date">
            <text:p>24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4]+[.L44]+[.P44]+[.T44]+[.X44]+[.AA44]" office:value-type="float" office:value="0" calcext:value-type="float">
            <text:p>0,0</text:p>
          </table:table-cell>
          <table:table-cell table:style-name="ce292" table:formula="of:=1.3*[.H44]*([.G44]-[.AJ44])/([.AI44]-[.AJ44])*0.64*EXP(1.92*([.G44]-[.AJ44])/([.AI44]-[.AJ44]))+[.L44]*([.K44]-[.AJ44])/([.AI44]-[.AJ44])*0.64*EXP(1.92*([.K44]-[.AJ44])/([.AI44]-[.AJ44]))+[.P44]*([.O44]-[.AJ44])/([.AI44]-[.AJ44])*0.64*EXP(1.92*([.O44]-[.AJ44])/([.AI44]-[.AJ44]))+[.T44]*([.S44]-[.AJ44])/([.AI44]-[.AJ44])*0.64*EXP(1.92*([.S44]-[.AJ44])/([.AI44]-[.AJ44]))+[.X44]*([.W44]-[.AJ44])/([.AI44]-[.AJ44])*0.64*EXP(1.92*([.W44]-[.AJ44])/([.AI44]-[.AJ44]))+[.AA44]*([.Z44]-[.AJ44])/([.AI44]-[.AJ44])*0.64*EXP(1.92*([.Z44]-[.AJ44])/([.AI44]-[.AJ44]))" office:value-type="float" office:value="-0" calcext:value-type="float">
            <text:p>0,0</text:p>
          </table:table-cell>
          <table:table-cell table:style-name="ce316" table:formula="of:=SUM([.AC41:.AC44])/4" office:value-type="float" office:value="0" calcext:value-type="float">
            <text:p>0,0</text:p>
          </table:table-cell>
          <table:table-cell table:style-name="ce316" table:formula="of:=SUM([.AC37:.AC44])/8" office:value-type="float" office:value="0" calcext:value-type="float">
            <text:p>0,0</text:p>
          </table:table-cell>
          <table:table-cell table:style-name="ce383" table:formula="of:=([.AC44])/[.AD44]*10" office:value-type="string" office:string-value="" calcext:value-type="error">
            <text:p>#DIV/0 !</text:p>
          </table:table-cell>
          <table:table-cell table:style-name="ce383" table:formula="of:=([.AC44])/[.AE44]*10" office:value-type="string" office:string-value="" calcext:value-type="error">
            <text:p>#DIV/0 !</text:p>
          </table:table-cell>
          <table:table-cell table:style-name="ce321" table:formula="of:=([.AD44]-([.AC4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2" calcext:value-type="float">
            <text:p>72,0</text:p>
          </table:table-cell>
          <table:table-cell table:style-name="ce400" table:formula="of:=[.AK43]+[.F44]+[.J44]+[.N44]+[.R44]+[.V44]" office:value-type="float" office:value="370.74" calcext:value-type="float">
            <text:p>370,7</text:p>
          </table:table-cell>
          <table:table-cell table:style-name="ce404" table:formula="of:=[.AL43]+([.H44]+[.L44]+[.P44]+[.T44]+[.X44]+[.AA44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0-25" calcext:value-type="date">
            <text:p>25/10/2021</text:p>
          </table:table-cell>
          <table:table-cell table:style-name="ce323" office:value-type="date" office:date-value="2021-10-31" calcext:value-type="date">
            <text:p>31/10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5]+[.L45]+[.P45]+[.T45]+[.X45]+[.AA45]" office:value-type="float" office:value="0" calcext:value-type="float">
            <text:p>0,0</text:p>
          </table:table-cell>
          <table:table-cell table:style-name="ce292" table:formula="of:=1.3*[.H45]*([.G45]-[.AJ45])/([.AI45]-[.AJ45])*0.64*EXP(1.92*([.G45]-[.AJ45])/([.AI45]-[.AJ45]))+[.L45]*([.K45]-[.AJ45])/([.AI45]-[.AJ45])*0.64*EXP(1.92*([.K45]-[.AJ45])/([.AI45]-[.AJ45]))+[.P45]*([.O45]-[.AJ45])/([.AI45]-[.AJ45])*0.64*EXP(1.92*([.O45]-[.AJ45])/([.AI45]-[.AJ45]))+[.T45]*([.S45]-[.AJ45])/([.AI45]-[.AJ45])*0.64*EXP(1.92*([.S45]-[.AJ45])/([.AI45]-[.AJ45]))+[.X45]*([.W45]-[.AJ45])/([.AI45]-[.AJ45])*0.64*EXP(1.92*([.W45]-[.AJ45])/([.AI45]-[.AJ45]))+[.AA45]*([.Z45]-[.AJ45])/([.AI45]-[.AJ45])*0.64*EXP(1.92*([.Z45]-[.AJ45])/([.AI45]-[.AJ45]))" office:value-type="float" office:value="-0" calcext:value-type="float">
            <text:p>0,0</text:p>
          </table:table-cell>
          <table:table-cell table:style-name="ce316" table:formula="of:=SUM([.AC42:.AC45])/4" office:value-type="float" office:value="0" calcext:value-type="float">
            <text:p>0,0</text:p>
          </table:table-cell>
          <table:table-cell table:style-name="ce316" table:formula="of:=SUM([.AC38:.AC45])/8" office:value-type="float" office:value="0" calcext:value-type="float">
            <text:p>0,0</text:p>
          </table:table-cell>
          <table:table-cell table:style-name="ce383" table:formula="of:=([.AC45])/[.AD45]*10" office:value-type="string" office:string-value="" calcext:value-type="error">
            <text:p>#DIV/0 !</text:p>
          </table:table-cell>
          <table:table-cell table:style-name="ce383" table:formula="of:=([.AC45])/[.AE45]*10" office:value-type="string" office:string-value="" calcext:value-type="error">
            <text:p>#DIV/0 !</text:p>
          </table:table-cell>
          <table:table-cell table:style-name="ce321" table:formula="of:=([.AD45]-([.AC45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3" calcext:value-type="float">
            <text:p>73,0</text:p>
          </table:table-cell>
          <table:table-cell table:style-name="ce400" table:formula="of:=[.AK44]+[.F45]+[.J45]+[.N45]+[.R45]+[.V45]" office:value-type="float" office:value="370.74" calcext:value-type="float">
            <text:p>370,7</text:p>
          </table:table-cell>
          <table:table-cell table:style-name="ce404" table:formula="of:=[.AL44]+([.H45]+[.L45]+[.P45]+[.T45]+[.X45]+[.AA45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1-01" calcext:value-type="date">
            <text:p>01/11/2021</text:p>
          </table:table-cell>
          <table:table-cell table:style-name="ce323" office:value-type="date" office:date-value="2021-11-07" calcext:value-type="date">
            <text:p>07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6]+[.L46]+[.P46]+[.T46]+[.X46]+[.AA46]" office:value-type="float" office:value="0" calcext:value-type="float">
            <text:p>0,0</text:p>
          </table:table-cell>
          <table:table-cell table:style-name="ce292" table:formula="of:=1.3*[.H46]*([.G46]-[.AJ46])/([.AI46]-[.AJ46])*0.64*EXP(1.92*([.G46]-[.AJ46])/([.AI46]-[.AJ46]))+[.L46]*([.K46]-[.AJ46])/([.AI46]-[.AJ46])*0.64*EXP(1.92*([.K46]-[.AJ46])/([.AI46]-[.AJ46]))+[.P46]*([.O46]-[.AJ46])/([.AI46]-[.AJ46])*0.64*EXP(1.92*([.O46]-[.AJ46])/([.AI46]-[.AJ46]))+[.T46]*([.S46]-[.AJ46])/([.AI46]-[.AJ46])*0.64*EXP(1.92*([.S46]-[.AJ46])/([.AI46]-[.AJ46]))+[.X46]*([.W46]-[.AJ46])/([.AI46]-[.AJ46])*0.64*EXP(1.92*([.W46]-[.AJ46])/([.AI46]-[.AJ46]))+[.AA46]*([.Z46]-[.AJ46])/([.AI46]-[.AJ46])*0.64*EXP(1.92*([.Z46]-[.AJ46])/([.AI46]-[.AJ46]))" office:value-type="float" office:value="-0" calcext:value-type="float">
            <text:p>0,0</text:p>
          </table:table-cell>
          <table:table-cell table:style-name="ce316" table:formula="of:=SUM([.AC43:.AC46])/4" office:value-type="float" office:value="0" calcext:value-type="float">
            <text:p>0,0</text:p>
          </table:table-cell>
          <table:table-cell table:style-name="ce316" table:formula="of:=SUM([.AC39:.AC46])/8" office:value-type="float" office:value="0" calcext:value-type="float">
            <text:p>0,0</text:p>
          </table:table-cell>
          <table:table-cell table:style-name="ce383" table:formula="of:=([.AC46])/[.AD46]*10" office:value-type="string" office:string-value="" calcext:value-type="error">
            <text:p>#DIV/0 !</text:p>
          </table:table-cell>
          <table:table-cell table:style-name="ce383" table:formula="of:=([.AC46])/[.AE46]*10" office:value-type="string" office:string-value="" calcext:value-type="error">
            <text:p>#DIV/0 !</text:p>
          </table:table-cell>
          <table:table-cell table:style-name="ce321" table:formula="of:=([.AD46]-([.AC46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4" calcext:value-type="float">
            <text:p>74,0</text:p>
          </table:table-cell>
          <table:table-cell table:style-name="ce400" table:formula="of:=[.AK45]+[.F46]+[.J46]+[.N46]+[.R46]+[.V46]" office:value-type="float" office:value="370.74" calcext:value-type="float">
            <text:p>370,7</text:p>
          </table:table-cell>
          <table:table-cell table:style-name="ce404" table:formula="of:=[.AL45]+([.H46]+[.L46]+[.P46]+[.T46]+[.X46]+[.AA46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1-08" calcext:value-type="date">
            <text:p>08/11/2021</text:p>
          </table:table-cell>
          <table:table-cell table:style-name="ce323" office:value-type="date" office:date-value="2021-11-14" calcext:value-type="date">
            <text:p>14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7]+[.L47]+[.P47]+[.T47]+[.X47]+[.AA47]" office:value-type="float" office:value="0" calcext:value-type="float">
            <text:p>0,0</text:p>
          </table:table-cell>
          <table:table-cell table:style-name="ce292" table:formula="of:=1.3*[.H47]*([.G47]-[.AJ47])/([.AI47]-[.AJ47])*0.64*EXP(1.92*([.G47]-[.AJ47])/([.AI47]-[.AJ47]))+[.L47]*([.K47]-[.AJ47])/([.AI47]-[.AJ47])*0.64*EXP(1.92*([.K47]-[.AJ47])/([.AI47]-[.AJ47]))+[.P47]*([.O47]-[.AJ47])/([.AI47]-[.AJ47])*0.64*EXP(1.92*([.O47]-[.AJ47])/([.AI47]-[.AJ47]))+[.T47]*([.S47]-[.AJ47])/([.AI47]-[.AJ47])*0.64*EXP(1.92*([.S47]-[.AJ47])/([.AI47]-[.AJ47]))+[.X47]*([.W47]-[.AJ47])/([.AI47]-[.AJ47])*0.64*EXP(1.92*([.W47]-[.AJ47])/([.AI47]-[.AJ47]))+[.AA47]*([.Z47]-[.AJ47])/([.AI47]-[.AJ47])*0.64*EXP(1.92*([.Z47]-[.AJ47])/([.AI47]-[.AJ47]))" office:value-type="float" office:value="-0" calcext:value-type="float">
            <text:p>0,0</text:p>
          </table:table-cell>
          <table:table-cell table:style-name="ce316" table:formula="of:=SUM([.AC44:.AC47])/4" office:value-type="float" office:value="0" calcext:value-type="float">
            <text:p>0,0</text:p>
          </table:table-cell>
          <table:table-cell table:style-name="ce316" table:formula="of:=SUM([.AC40:.AC47])/8" office:value-type="float" office:value="0" calcext:value-type="float">
            <text:p>0,0</text:p>
          </table:table-cell>
          <table:table-cell table:style-name="ce383" table:formula="of:=([.AC47])/[.AD47]*10" office:value-type="string" office:string-value="" calcext:value-type="error">
            <text:p>#DIV/0 !</text:p>
          </table:table-cell>
          <table:table-cell table:style-name="ce383" table:formula="of:=([.AC47])/[.AE47]*10" office:value-type="string" office:string-value="" calcext:value-type="error">
            <text:p>#DIV/0 !</text:p>
          </table:table-cell>
          <table:table-cell table:style-name="ce321" table:formula="of:=([.AD47]-([.AC47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5" calcext:value-type="float">
            <text:p>75,0</text:p>
          </table:table-cell>
          <table:table-cell table:style-name="ce400" table:formula="of:=[.AK46]+[.F47]+[.J47]+[.N47]+[.R47]+[.V47]" office:value-type="float" office:value="370.74" calcext:value-type="float">
            <text:p>370,7</text:p>
          </table:table-cell>
          <table:table-cell table:style-name="ce404" table:formula="of:=[.AL46]+([.H47]+[.L47]+[.P47]+[.T47]+[.X47]+[.AA47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1-15" calcext:value-type="date">
            <text:p>15/11/2021</text:p>
          </table:table-cell>
          <table:table-cell table:style-name="ce323" office:value-type="date" office:date-value="2021-11-21" calcext:value-type="date">
            <text:p>21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8]+[.L48]+[.P48]+[.T48]+[.X48]+[.AA48]" office:value-type="float" office:value="0" calcext:value-type="float">
            <text:p>0,0</text:p>
          </table:table-cell>
          <table:table-cell table:style-name="ce292" table:formula="of:=1.3*[.H48]*([.G48]-[.AJ48])/([.AI48]-[.AJ48])*0.64*EXP(1.92*([.G48]-[.AJ48])/([.AI48]-[.AJ48]))+[.L48]*([.K48]-[.AJ48])/([.AI48]-[.AJ48])*0.64*EXP(1.92*([.K48]-[.AJ48])/([.AI48]-[.AJ48]))+[.P48]*([.O48]-[.AJ48])/([.AI48]-[.AJ48])*0.64*EXP(1.92*([.O48]-[.AJ48])/([.AI48]-[.AJ48]))+[.T48]*([.S48]-[.AJ48])/([.AI48]-[.AJ48])*0.64*EXP(1.92*([.S48]-[.AJ48])/([.AI48]-[.AJ48]))+[.X48]*([.W48]-[.AJ48])/([.AI48]-[.AJ48])*0.64*EXP(1.92*([.W48]-[.AJ48])/([.AI48]-[.AJ48]))+[.AA48]*([.Z48]-[.AJ48])/([.AI48]-[.AJ48])*0.64*EXP(1.92*([.Z48]-[.AJ48])/([.AI48]-[.AJ48]))" office:value-type="float" office:value="-0" calcext:value-type="float">
            <text:p>0,0</text:p>
          </table:table-cell>
          <table:table-cell table:style-name="ce316" table:formula="of:=SUM([.AC45:.AC48])/4" office:value-type="float" office:value="0" calcext:value-type="float">
            <text:p>0,0</text:p>
          </table:table-cell>
          <table:table-cell table:style-name="ce316" table:formula="of:=SUM([.AC41:.AC48])/8" office:value-type="float" office:value="0" calcext:value-type="float">
            <text:p>0,0</text:p>
          </table:table-cell>
          <table:table-cell table:style-name="ce383" table:formula="of:=([.AC48])/[.AD48]*10" office:value-type="string" office:string-value="" calcext:value-type="error">
            <text:p>#DIV/0 !</text:p>
          </table:table-cell>
          <table:table-cell table:style-name="ce383" table:formula="of:=([.AC48])/[.AE48]*10" office:value-type="string" office:string-value="" calcext:value-type="error">
            <text:p>#DIV/0 !</text:p>
          </table:table-cell>
          <table:table-cell table:style-name="ce321" table:formula="of:=([.AD48]-([.AC48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6" calcext:value-type="float">
            <text:p>76,0</text:p>
          </table:table-cell>
          <table:table-cell table:style-name="ce400" table:formula="of:=[.AK47]+[.F48]+[.J48]+[.N48]+[.R48]+[.V48]" office:value-type="float" office:value="370.74" calcext:value-type="float">
            <text:p>370,7</text:p>
          </table:table-cell>
          <table:table-cell table:style-name="ce404" table:formula="of:=[.AL47]+([.H48]+[.L48]+[.P48]+[.T48]+[.X48]+[.AA48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1-22" calcext:value-type="date">
            <text:p>22/11/2021</text:p>
          </table:table-cell>
          <table:table-cell table:style-name="ce323" office:value-type="date" office:date-value="2021-11-28" calcext:value-type="date">
            <text:p>28/11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49]+[.L49]+[.P49]+[.T49]+[.X49]+[.AA49]" office:value-type="float" office:value="0" calcext:value-type="float">
            <text:p>0,0</text:p>
          </table:table-cell>
          <table:table-cell table:style-name="ce292" table:formula="of:=1.3*[.H49]*([.G49]-[.AJ49])/([.AI49]-[.AJ49])*0.64*EXP(1.92*([.G49]-[.AJ49])/([.AI49]-[.AJ49]))+[.L49]*([.K49]-[.AJ49])/([.AI49]-[.AJ49])*0.64*EXP(1.92*([.K49]-[.AJ49])/([.AI49]-[.AJ49]))+[.P49]*([.O49]-[.AJ49])/([.AI49]-[.AJ49])*0.64*EXP(1.92*([.O49]-[.AJ49])/([.AI49]-[.AJ49]))+[.T49]*([.S49]-[.AJ49])/([.AI49]-[.AJ49])*0.64*EXP(1.92*([.S49]-[.AJ49])/([.AI49]-[.AJ49]))+[.X49]*([.W49]-[.AJ49])/([.AI49]-[.AJ49])*0.64*EXP(1.92*([.W49]-[.AJ49])/([.AI49]-[.AJ49]))+[.AA49]*([.Z49]-[.AJ49])/([.AI49]-[.AJ49])*0.64*EXP(1.92*([.Z49]-[.AJ49])/([.AI49]-[.AJ49]))" office:value-type="float" office:value="-0" calcext:value-type="float">
            <text:p>0,0</text:p>
          </table:table-cell>
          <table:table-cell table:style-name="ce316" table:formula="of:=SUM([.AC46:.AC49])/4" office:value-type="float" office:value="0" calcext:value-type="float">
            <text:p>0,0</text:p>
          </table:table-cell>
          <table:table-cell table:style-name="ce316" table:formula="of:=SUM([.AC42:.AC49])/8" office:value-type="float" office:value="0" calcext:value-type="float">
            <text:p>0,0</text:p>
          </table:table-cell>
          <table:table-cell table:style-name="ce383" table:formula="of:=([.AC49])/[.AD49]*10" office:value-type="string" office:string-value="" calcext:value-type="error">
            <text:p>#DIV/0 !</text:p>
          </table:table-cell>
          <table:table-cell table:style-name="ce383" table:formula="of:=([.AC49])/[.AE49]*10" office:value-type="string" office:string-value="" calcext:value-type="error">
            <text:p>#DIV/0 !</text:p>
          </table:table-cell>
          <table:table-cell table:style-name="ce321" table:formula="of:=([.AD49]-([.AC49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7" calcext:value-type="float">
            <text:p>77,0</text:p>
          </table:table-cell>
          <table:table-cell table:style-name="ce400" table:formula="of:=[.AK48]+[.F49]+[.J49]+[.N49]+[.R49]+[.V49]" office:value-type="float" office:value="370.74" calcext:value-type="float">
            <text:p>370,7</text:p>
          </table:table-cell>
          <table:table-cell table:style-name="ce404" table:formula="of:=[.AL48]+([.H49]+[.L49]+[.P49]+[.T49]+[.X49]+[.AA49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1-29" calcext:value-type="date">
            <text:p>29/11/2021</text:p>
          </table:table-cell>
          <table:table-cell table:style-name="ce323" office:value-type="date" office:date-value="2021-12-05" calcext:value-type="date">
            <text:p>05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0]+[.L50]+[.P50]+[.T50]+[.X50]+[.AA50]" office:value-type="float" office:value="0" calcext:value-type="float">
            <text:p>0,0</text:p>
          </table:table-cell>
          <table:table-cell table:style-name="ce292" table:formula="of:=1.3*[.H50]*([.G50]-[.AJ50])/([.AI50]-[.AJ50])*0.64*EXP(1.92*([.G50]-[.AJ50])/([.AI50]-[.AJ50]))+[.L50]*([.K50]-[.AJ50])/([.AI50]-[.AJ50])*0.64*EXP(1.92*([.K50]-[.AJ50])/([.AI50]-[.AJ50]))+[.P50]*([.O50]-[.AJ50])/([.AI50]-[.AJ50])*0.64*EXP(1.92*([.O50]-[.AJ50])/([.AI50]-[.AJ50]))+[.T50]*([.S50]-[.AJ50])/([.AI50]-[.AJ50])*0.64*EXP(1.92*([.S50]-[.AJ50])/([.AI50]-[.AJ50]))+[.X50]*([.W50]-[.AJ50])/([.AI50]-[.AJ50])*0.64*EXP(1.92*([.W50]-[.AJ50])/([.AI50]-[.AJ50]))+[.AA50]*([.Z50]-[.AJ50])/([.AI50]-[.AJ50])*0.64*EXP(1.92*([.Z50]-[.AJ50])/([.AI50]-[.AJ50]))" office:value-type="float" office:value="-0" calcext:value-type="float">
            <text:p>0,0</text:p>
          </table:table-cell>
          <table:table-cell table:style-name="ce316" table:formula="of:=SUM([.AC47:.AC50])/4" office:value-type="float" office:value="0" calcext:value-type="float">
            <text:p>0,0</text:p>
          </table:table-cell>
          <table:table-cell table:style-name="ce316" table:formula="of:=SUM([.AC43:.AC50])/8" office:value-type="float" office:value="0" calcext:value-type="float">
            <text:p>0,0</text:p>
          </table:table-cell>
          <table:table-cell table:style-name="ce383" table:formula="of:=([.AC50])/[.AD50]*10" office:value-type="string" office:string-value="" calcext:value-type="error">
            <text:p>#DIV/0 !</text:p>
          </table:table-cell>
          <table:table-cell table:style-name="ce383" table:formula="of:=([.AC50])/[.AE50]*10" office:value-type="string" office:string-value="" calcext:value-type="error">
            <text:p>#DIV/0 !</text:p>
          </table:table-cell>
          <table:table-cell table:style-name="ce321" table:formula="of:=([.AD50]-([.AC50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8" calcext:value-type="float">
            <text:p>78,0</text:p>
          </table:table-cell>
          <table:table-cell table:style-name="ce400" table:formula="of:=[.AK49]+[.F50]+[.J50]+[.N50]+[.R50]+[.V50]" office:value-type="float" office:value="370.74" calcext:value-type="float">
            <text:p>370,7</text:p>
          </table:table-cell>
          <table:table-cell table:style-name="ce404" table:formula="of:=[.AL49]+([.H50]+[.L50]+[.P50]+[.T50]+[.X50]+[.AA50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2-06" calcext:value-type="date">
            <text:p>06/12/2021</text:p>
          </table:table-cell>
          <table:table-cell table:style-name="ce323" office:value-type="date" office:date-value="2021-12-12" calcext:value-type="date">
            <text:p>12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1]+[.L51]+[.P51]+[.T51]+[.X51]+[.AA51]" office:value-type="float" office:value="0" calcext:value-type="float">
            <text:p>0,0</text:p>
          </table:table-cell>
          <table:table-cell table:style-name="ce292" table:formula="of:=1.3*[.H51]*([.G51]-[.AJ51])/([.AI51]-[.AJ51])*0.64*EXP(1.92*([.G51]-[.AJ51])/([.AI51]-[.AJ51]))+[.L51]*([.K51]-[.AJ51])/([.AI51]-[.AJ51])*0.64*EXP(1.92*([.K51]-[.AJ51])/([.AI51]-[.AJ51]))+[.P51]*([.O51]-[.AJ51])/([.AI51]-[.AJ51])*0.64*EXP(1.92*([.O51]-[.AJ51])/([.AI51]-[.AJ51]))+[.T51]*([.S51]-[.AJ51])/([.AI51]-[.AJ51])*0.64*EXP(1.92*([.S51]-[.AJ51])/([.AI51]-[.AJ51]))+[.X51]*([.W51]-[.AJ51])/([.AI51]-[.AJ51])*0.64*EXP(1.92*([.W51]-[.AJ51])/([.AI51]-[.AJ51]))+[.AA51]*([.Z51]-[.AJ51])/([.AI51]-[.AJ51])*0.64*EXP(1.92*([.Z51]-[.AJ51])/([.AI51]-[.AJ51]))" office:value-type="float" office:value="-0" calcext:value-type="float">
            <text:p>0,0</text:p>
          </table:table-cell>
          <table:table-cell table:style-name="ce316" table:formula="of:=SUM([.AC48:.AC51])/4" office:value-type="float" office:value="0" calcext:value-type="float">
            <text:p>0,0</text:p>
          </table:table-cell>
          <table:table-cell table:style-name="ce316" table:formula="of:=SUM([.AC44:.AC51])/8" office:value-type="float" office:value="0" calcext:value-type="float">
            <text:p>0,0</text:p>
          </table:table-cell>
          <table:table-cell table:style-name="ce383" table:formula="of:=([.AC51])/[.AD51]*10" office:value-type="string" office:string-value="" calcext:value-type="error">
            <text:p>#DIV/0 !</text:p>
          </table:table-cell>
          <table:table-cell table:style-name="ce383" table:formula="of:=([.AC51])/[.AE51]*10" office:value-type="string" office:string-value="" calcext:value-type="error">
            <text:p>#DIV/0 !</text:p>
          </table:table-cell>
          <table:table-cell table:style-name="ce321" table:formula="of:=([.AD51]-([.AC51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79" calcext:value-type="float">
            <text:p>79,0</text:p>
          </table:table-cell>
          <table:table-cell table:style-name="ce400" table:formula="of:=[.AK50]+[.F51]+[.J51]+[.N51]+[.R51]+[.V51]" office:value-type="float" office:value="370.74" calcext:value-type="float">
            <text:p>370,7</text:p>
          </table:table-cell>
          <table:table-cell table:style-name="ce404" table:formula="of:=[.AL50]+([.H51]+[.L51]+[.P51]+[.T51]+[.X51]+[.AA51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2-13" calcext:value-type="date">
            <text:p>13/12/2021</text:p>
          </table:table-cell>
          <table:table-cell table:style-name="ce323" office:value-type="date" office:date-value="2021-12-19" calcext:value-type="date">
            <text:p>19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2]+[.L52]+[.P52]+[.T52]+[.X52]+[.AA52]" office:value-type="float" office:value="0" calcext:value-type="float">
            <text:p>0,0</text:p>
          </table:table-cell>
          <table:table-cell table:style-name="ce292" table:formula="of:=1.3*[.H52]*([.G52]-[.AJ52])/([.AI52]-[.AJ52])*0.64*EXP(1.92*([.G52]-[.AJ52])/([.AI52]-[.AJ52]))+[.L52]*([.K52]-[.AJ52])/([.AI52]-[.AJ52])*0.64*EXP(1.92*([.K52]-[.AJ52])/([.AI52]-[.AJ52]))+[.P52]*([.O52]-[.AJ52])/([.AI52]-[.AJ52])*0.64*EXP(1.92*([.O52]-[.AJ52])/([.AI52]-[.AJ52]))+[.T52]*([.S52]-[.AJ52])/([.AI52]-[.AJ52])*0.64*EXP(1.92*([.S52]-[.AJ52])/([.AI52]-[.AJ52]))+[.X52]*([.W52]-[.AJ52])/([.AI52]-[.AJ52])*0.64*EXP(1.92*([.W52]-[.AJ52])/([.AI52]-[.AJ52]))+[.AA52]*([.Z52]-[.AJ52])/([.AI52]-[.AJ52])*0.64*EXP(1.92*([.Z52]-[.AJ52])/([.AI52]-[.AJ52]))" office:value-type="float" office:value="-0" calcext:value-type="float">
            <text:p>0,0</text:p>
          </table:table-cell>
          <table:table-cell table:style-name="ce316" table:formula="of:=SUM([.AC49:.AC52])/4" office:value-type="float" office:value="0" calcext:value-type="float">
            <text:p>0,0</text:p>
          </table:table-cell>
          <table:table-cell table:style-name="ce316" table:formula="of:=SUM([.AC45:.AC52])/8" office:value-type="float" office:value="0" calcext:value-type="float">
            <text:p>0,0</text:p>
          </table:table-cell>
          <table:table-cell table:style-name="ce383" table:formula="of:=([.AC52])/[.AD52]*10" office:value-type="string" office:string-value="" calcext:value-type="error">
            <text:p>#DIV/0 !</text:p>
          </table:table-cell>
          <table:table-cell table:style-name="ce383" table:formula="of:=([.AC52])/[.AE52]*10" office:value-type="string" office:string-value="" calcext:value-type="error">
            <text:p>#DIV/0 !</text:p>
          </table:table-cell>
          <table:table-cell table:style-name="ce321" table:formula="of:=([.AD52]-([.AC52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80" calcext:value-type="float">
            <text:p>80,0</text:p>
          </table:table-cell>
          <table:table-cell table:style-name="ce400" table:formula="of:=[.AK51]+[.F52]+[.J52]+[.N52]+[.R52]+[.V52]" office:value-type="float" office:value="370.74" calcext:value-type="float">
            <text:p>370,7</text:p>
          </table:table-cell>
          <table:table-cell table:style-name="ce404" table:formula="of:=[.AL51]+([.H52]+[.L52]+[.P52]+[.T52]+[.X52]+[.AA52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1">
          <table:table-cell/>
          <table:table-cell table:style-name="ce323" office:value-type="date" office:date-value="2021-12-20" calcext:value-type="date">
            <text:p>20/12/2021</text:p>
          </table:table-cell>
          <table:table-cell table:style-name="ce323" office:value-type="date" office:date-value="2021-12-26" calcext:value-type="date">
            <text:p>26/12/2021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3]+[.L53]+[.P53]+[.T53]+[.X53]+[.AA53]" office:value-type="float" office:value="0" calcext:value-type="float">
            <text:p>0,0</text:p>
          </table:table-cell>
          <table:table-cell table:style-name="ce292" table:formula="of:=1.3*[.H53]*([.G53]-[.AJ53])/([.AI53]-[.AJ53])*0.64*EXP(1.92*([.G53]-[.AJ53])/([.AI53]-[.AJ53]))+[.L53]*([.K53]-[.AJ53])/([.AI53]-[.AJ53])*0.64*EXP(1.92*([.K53]-[.AJ53])/([.AI53]-[.AJ53]))+[.P53]*([.O53]-[.AJ53])/([.AI53]-[.AJ53])*0.64*EXP(1.92*([.O53]-[.AJ53])/([.AI53]-[.AJ53]))+[.T53]*([.S53]-[.AJ53])/([.AI53]-[.AJ53])*0.64*EXP(1.92*([.S53]-[.AJ53])/([.AI53]-[.AJ53]))+[.X53]*([.W53]-[.AJ53])/([.AI53]-[.AJ53])*0.64*EXP(1.92*([.W53]-[.AJ53])/([.AI53]-[.AJ53]))+[.AA53]*([.Z53]-[.AJ53])/([.AI53]-[.AJ53])*0.64*EXP(1.92*([.Z53]-[.AJ53])/([.AI53]-[.AJ53]))" office:value-type="float" office:value="-0" calcext:value-type="float">
            <text:p>0,0</text:p>
          </table:table-cell>
          <table:table-cell table:style-name="ce316" table:formula="of:=SUM([.AC50:.AC53])/4" office:value-type="float" office:value="0" calcext:value-type="float">
            <text:p>0,0</text:p>
          </table:table-cell>
          <table:table-cell table:style-name="ce316" table:formula="of:=SUM([.AC46:.AC53])/8" office:value-type="float" office:value="0" calcext:value-type="float">
            <text:p>0,0</text:p>
          </table:table-cell>
          <table:table-cell table:style-name="ce383" table:formula="of:=([.AC53])/[.AD53]*10" office:value-type="string" office:string-value="" calcext:value-type="error">
            <text:p>#DIV/0 !</text:p>
          </table:table-cell>
          <table:table-cell table:style-name="ce383" table:formula="of:=([.AC53])/[.AE53]*10" office:value-type="string" office:string-value="" calcext:value-type="error">
            <text:p>#DIV/0 !</text:p>
          </table:table-cell>
          <table:table-cell table:style-name="ce321" table:formula="of:=([.AD53]-([.AC53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81" calcext:value-type="float">
            <text:p>81,0</text:p>
          </table:table-cell>
          <table:table-cell table:style-name="ce400" table:formula="of:=[.AK52]+[.F53]+[.J53]+[.N53]+[.R53]+[.V53]" office:value-type="float" office:value="370.74" calcext:value-type="float">
            <text:p>370,7</text:p>
          </table:table-cell>
          <table:table-cell table:style-name="ce404" table:formula="of:=[.AL52]+([.H53]+[.L53]+[.P53]+[.T53]+[.X53]+[.AA53])/60" office:value-type="float" office:value="37.8916666666667" calcext:value-type="float">
            <text:p>37,9</text:p>
          </table:table-cell>
          <table:table-cell table:number-columns-repeated="985"/>
        </table:table-row>
        <table:table-row table:style-name="ro8">
          <table:table-cell/>
          <table:table-cell table:style-name="ce323" office:value-type="date" office:date-value="2021-12-27" calcext:value-type="date">
            <text:p>27/12/2021</text:p>
          </table:table-cell>
          <table:table-cell table:style-name="ce323" office:value-type="date" office:date-value="2022-01-02" calcext:value-type="date">
            <text:p>02/01/2022</text:p>
          </table:table-cell>
          <table:table-cell table:style-name="ce282"/>
          <table:table-cell table:style-name="ce292"/>
          <table:table-cell table:style-name="ce298" table:number-columns-repeated="19"/>
          <table:table-cell table:style-name="ce292"/>
          <table:table-cell table:style-name="ce298" table:number-columns-repeated="2"/>
          <table:table-cell table:style-name="ce309" table:formula="of:=[.H54]+[.L54]+[.P54]+[.T54]+[.X54]+[.AA54]" office:value-type="float" office:value="0" calcext:value-type="float">
            <text:p>0,0</text:p>
          </table:table-cell>
          <table:table-cell table:style-name="ce292" table:formula="of:=1.3*[.H54]*([.G54]-[.AJ54])/([.AI54]-[.AJ54])*0.64*EXP(1.92*([.G54]-[.AJ54])/([.AI54]-[.AJ54]))+[.L54]*([.K54]-[.AJ54])/([.AI54]-[.AJ54])*0.64*EXP(1.92*([.K54]-[.AJ54])/([.AI54]-[.AJ54]))+[.P54]*([.O54]-[.AJ54])/([.AI54]-[.AJ54])*0.64*EXP(1.92*([.O54]-[.AJ54])/([.AI54]-[.AJ54]))+[.T54]*([.S54]-[.AJ54])/([.AI54]-[.AJ54])*0.64*EXP(1.92*([.S54]-[.AJ54])/([.AI54]-[.AJ54]))+[.X54]*([.W54]-[.AJ54])/([.AI54]-[.AJ54])*0.64*EXP(1.92*([.W54]-[.AJ54])/([.AI54]-[.AJ54]))+[.AA54]*([.Z54]-[.AJ54])/([.AI54]-[.AJ54])*0.64*EXP(1.92*([.Z54]-[.AJ54])/([.AI54]-[.AJ54]))" office:value-type="float" office:value="-0" calcext:value-type="float">
            <text:p>0,0</text:p>
          </table:table-cell>
          <table:table-cell table:style-name="ce316" table:formula="of:=SUM([.AC51:.AC54])/4" office:value-type="float" office:value="0" calcext:value-type="float">
            <text:p>0,0</text:p>
          </table:table-cell>
          <table:table-cell table:style-name="ce316" table:formula="of:=SUM([.AC47:.AC54])/8" office:value-type="float" office:value="0" calcext:value-type="float">
            <text:p>0,0</text:p>
          </table:table-cell>
          <table:table-cell table:style-name="ce383" table:formula="of:=([.AC54])/[.AD54]*10" office:value-type="string" office:string-value="" calcext:value-type="error">
            <text:p>#DIV/0 !</text:p>
          </table:table-cell>
          <table:table-cell table:style-name="ce383" table:formula="of:=([.AC54])/[.AE54]*10" office:value-type="string" office:string-value="" calcext:value-type="error">
            <text:p>#DIV/0 !</text:p>
          </table:table-cell>
          <table:table-cell table:style-name="ce321" table:formula="of:=([.AD54]-([.AC54]))/7" office:value-type="float" office:value="0" calcext:value-type="float">
            <text:p>0,00</text:p>
          </table:table-cell>
          <table:table-cell table:style-name="ce328" table:formula="of:=206.9-0.67*23" office:value-type="float" office:value="191.49" calcext:value-type="float">
            <text:p>191,5</text:p>
          </table:table-cell>
          <table:table-cell table:style-name="ce332" office:value-type="float" office:value="82" calcext:value-type="float">
            <text:p>82,0</text:p>
          </table:table-cell>
          <table:table-cell table:style-name="ce400" table:formula="of:=[.AK53]+[.F54]+[.J54]+[.N54]+[.R54]+[.V54]" office:value-type="float" office:value="370.74" calcext:value-type="float">
            <text:p>370,7</text:p>
          </table:table-cell>
          <table:table-cell table:style-name="ce404" table:formula="of:=[.AL53]+([.H54]+[.L54]+[.P54]+[.T54]+[.X54]+[.AA54])/60" office:value-type="float" office:value="37.8916666666667" calcext:value-type="float">
            <text:p>37,9</text:p>
          </table:table-cell>
          <table:table-cell table:style-name="ce269" office:value-type="string" calcext:value-type="string">
            <text:p>Objectif annuel </text:p>
          </table:table-cell>
          <table:table-cell table:style-name="ce270"/>
          <table:table-cell table:number-columns-repeated="983"/>
        </table:table-row>
        <table:table-row table:style-name="ro14">
          <table:table-cell/>
          <table:table-cell table:style-name="Default"/>
          <table:table-cell table:style-name="ce90" table:number-columns-repeated="2"/>
          <table:table-cell table:style-name="ce119" table:number-columns-repeated="5"/>
          <table:table-cell table:style-name="ce90" table:number-columns-repeated="16"/>
          <table:table-cell table:number-columns-repeated="2"/>
          <table:table-cell table:style-name="ce90" table:number-columns-repeated="2"/>
          <table:table-cell/>
          <table:table-cell table:style-name="Default"/>
          <table:table-cell table:style-name="ce188" table:number-columns-repeated="2"/>
          <table:table-cell table:style-name="ce191"/>
          <table:table-cell table:style-name="ce197"/>
          <table:table-cell/>
          <table:table-cell table:style-name="ce336" table:formula="of:=[.AK54]/[.AM55]" office:value-type="percentage" office:value="0.24716" calcext:value-type="percentage" table:number-columns-spanned="2" table:number-rows-spanned="1">
            <text:p>24,72 %</text:p>
          </table:table-cell>
          <table:covered-table-cell/>
          <table:table-cell table:style-name="ce270" office:value-type="float" office:value="1500" calcext:value-type="float">
            <text:p>1500,0</text:p>
          </table:table-cell>
          <table:table-cell table:style-name="ce272" office:value-type="string" calcext:value-type="string">
            <text:p>km</text:p>
          </table:table-cell>
          <table:table-cell table:number-columns-repeated="983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'2021'.D2:'2021'.AL54">
            <calcext:condition calcext:apply-style-name="sans chiffre" calcext:value="=0" calcext:base-cell-address="'2021'.D2"/>
          </calcext:conditional-format>
          <calcext:conditional-format calcext:target-range-address="'2021'.D2:'2021'.AL54">
            <calcext:condition calcext:apply-style-name="sans chiffre" calcext:value="=###" calcext:base-cell-address="'2021'.D2"/>
          </calcext:conditional-format>
          <calcext:conditional-format calcext:target-range-address="'2021'.AK3:'2021'.AK54">
            <calcext:condition calcext:apply-style-name="total&gt;1000" calcext:value="&gt;1000" calcext:base-cell-address="'2021'.AK3"/>
          </calcext:conditional-format>
          <calcext:conditional-format calcext:target-range-address="'2021'.AF3:'2021'.AG54">
            <calcext:condition calcext:apply-style-name="Bad" calcext:value="&gt;13" calcext:base-cell-address="'2021'.AF3"/>
            <calcext:condition calcext:apply-style-name="Neutral" calcext:value="between(-10,8)" calcext:base-cell-address="'2021'.AF3"/>
            <calcext:condition calcext:apply-style-name="Good" calcext:value="between(8,13)" calcext:base-cell-address="'2021'.AF3"/>
          </calcext:conditional-format>
          <calcext:conditional-format calcext:target-range-address="'2021'.AK55:'2021'.AK55">
            <calcext:data-bar calcext:gradient="false" calcext:max-length="100" calcext:negative-color="#ff0000" calcext:positive-color="#2a6099" calcext:axis-color="#000000">
              <calcext:formatting-entry calcext:value="0" calcext:type="auto-minimum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0" number:grouping="true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chiffre" style:display-name="sans chiffre" style:family="table-cell" style:parent-style-name="Default">
      <style:text-properties fo:color="#ffffff"/>
    </style:style>
    <style:style style:name="sans_20_chiffre_20_total" style:display-name="sans chiffre total" style:family="table-cell" style:parent-style-name="sans_20_chiffre">
      <style:text-properties fo:color="#757575"/>
    </style:style>
    <style:style style:name="total_3e_1000" style:display-name="total&gt;1000" style:family="table-cell" style:parent-style-name="Default" style:data-style-name="N107">
      <style:table-cell-properties fo:background-color="#757575" style:diagonal-bl-tr="none" style:diagonal-tl-br="none" style:text-align-source="fix" style:repeat-content="false" fo:wrap-option="wrap" style:vertical-align="middle"/>
      <style:paragraph-properties fo:text-align="center" fo:margin-left="0cm"/>
      <style:text-properties fo:color="#ffff00" style:font-name="Ubuntu" fo:font-family="Ubuntu" style:font-pitch="variable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8:53:56.004299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3T08:40:42.381773928</meta:creation-date>
    <dc:date>2021-04-12T18:58:18.630807818</dc:date>
    <meta:editing-duration>P1DT19H49M12S</meta:editing-duration>
    <meta:editing-cycles>297</meta:editing-cycles>
    <meta:generator>LibreOffice/7.1.2.2$Linux_X86_64 LibreOffice_project/10$Build-2</meta:generator>
    <dc:creator>Corentin Michel</dc:creator>
    <meta:document-statistic meta:table-count="4" meta:cell-count="169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107">
      <style:chart-properties chart:display-label="true" chart:logarithmic="false" chart:maximum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004586" draw:fill-color="#004586" dr3d:edge-rounding="5%"/>
      <style:text-properties fo:color="#2a6099" fo:font-size="10pt" fo:font-weight="bold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ce93d8" draw:fill-color="#ce93d8" dr3d:edge-rounding="5%"/>
      <style:text-properties fo:color="#bf819e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5.467cm" svg:height="9.237cm" xlink:href=".." xlink:type="simple" chart:class="chart:line" chart:style-name="ch1">
        <chart:legend chart:legend-position="end" svg:x="42.774cm" svg:y="4.07cm" style:legend-expansion="high" chart:style-name="ch2"/>
        <chart:plot-area chart:style-name="ch3" table:cell-range-address="'2020'.B29:'2020'.B54 '2020'.AJ2:'2020'.AK2 '2020'.AJ29:'2020'.AK54" chart:data-source-has-labels="both" svg:x="1.92cm" svg:y="0.184cm" svg:width="39.945cm" svg:height="8.869cm">
          <chart:coordinate-region svg:x="3.259cm" svg:y="0.383cm" svg:width="37.507cm" svg:height="6.942cm"/>
          <chart:axis chart:dimension="x" chart:name="primary-x" chart:style-name="ch4" chartooo:axis-type="text">
            <chart:categories table:cell-range-address="'2020'.B29:'2020'.B54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1.518cm" svg:y="5.52cm" chart:style-name="ch8">
              <text:p>Distance (km)</text:p>
            </chart:title>
            <chart:grid chart:style-name="ch5" chart:class="major"/>
          </chart:axis>
          <chart:axis chart:dimension="y" chart:name="secondary-y" chart:style-name="ch9"/>
          <chart:series chart:attached-axis="primary-y" chart:style-name="ch10" chart:values-cell-range-address="'2020'.AJ29:'2020'.AJ54" chart:label-cell-address="'2020'.AJ2:'2020'.AJ2" chart:class="chart:line">
            <chart:data-point chart:repeated="26"/>
          </chart:series>
          <chart:series chart:attached-axis="secondary-y" chart:style-name="ch11" chart:values-cell-range-address="'2020'.AK29:'2020'.AK54" chart:label-cell-address="'2020'.AK2:'2020'.AK2" chart:class="chart:line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'2020'.AJ2:'2020'.AJ2</svg:desc>
                </draw:g>
              </table:table-cell>
              <table:table-cell office:value-type="string">
                <text:p>Temps</text:p>
                <draw:g>
                  <svg:desc>'2020'.AK2:'2020'.AK2</svg:desc>
                </draw:g>
              </table:table-cell>
            </table:table-row>
          </table:table-header-rows>
          <table:table-rows>
            <table:table-row>
              <table:table-cell office:value-type="float" office:value="44018">
                <text:p>44018</text:p>
                <draw:g>
                  <svg:desc>'2020'.B29:'2020'.B54</svg:desc>
                </draw:g>
              </table:table-cell>
              <table:table-cell office:value-type="float" office:value="224.43">
                <text:p>224.43</text:p>
                <draw:g>
                  <svg:desc>'2020'.AJ29:'2020'.AJ54</svg:desc>
                </draw:g>
              </table:table-cell>
              <table:table-cell office:value-type="float" office:value="25.2358333333333">
                <text:p>25.2358333333333</text:p>
                <draw:g>
                  <svg:desc>'2020'.AK29:'2020'.AK54</svg:desc>
                </draw:g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31.94">
                <text:p>231.94</text:p>
              </table:table-cell>
              <table:table-cell office:value-type="float" office:value="26.0541666666666">
                <text:p>26.054166666666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54.47">
                <text:p>254.47</text:p>
              </table:table-cell>
              <table:table-cell office:value-type="float" office:value="28.1788333333333">
                <text:p>28.178833333333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69.11">
                <text:p>269.11</text:p>
              </table:table-cell>
              <table:table-cell office:value-type="float" office:value="32.0413333333333">
                <text:p>32.041333333333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56.77">
                <text:p>356.77</text:p>
              </table:table-cell>
              <table:table-cell office:value-type="float" office:value="36.5163333333333">
                <text:p>36.51633333333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16.93">
                <text:p>416.93</text:p>
              </table:table-cell>
              <table:table-cell office:value-type="float" office:value="40.3496666666666">
                <text:p>40.349666666666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98.85">
                <text:p>498.85</text:p>
              </table:table-cell>
              <table:table-cell office:value-type="float" office:value="46.0121666666666">
                <text:p>46.012166666666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33.05">
                <text:p>533.05</text:p>
              </table:table-cell>
              <table:table-cell office:value-type="float" office:value="49.1121666666666">
                <text:p>49.112166666666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55.15">
                <text:p>555.15</text:p>
              </table:table-cell>
              <table:table-cell office:value-type="float" office:value="51.0288333333333">
                <text:p>51.02883333333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55.15">
                <text:p>555.15</text:p>
              </table:table-cell>
              <table:table-cell office:value-type="float" office:value="51.0288333333333">
                <text:p>51.028833333333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65.55">
                <text:p>565.55</text:p>
              </table:table-cell>
              <table:table-cell office:value-type="float" office:value="51.9621666666666">
                <text:p>51.962166666666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65.55">
                <text:p>565.55</text:p>
              </table:table-cell>
              <table:table-cell office:value-type="float" office:value="51.9621666666666">
                <text:p>51.96216666666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65.55">
                <text:p>565.55</text:p>
              </table:table-cell>
              <table:table-cell office:value-type="float" office:value="51.9621666666666">
                <text:p>51.962166666666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80.46">
                <text:p>580.46</text:p>
              </table:table-cell>
              <table:table-cell office:value-type="float" office:value="53.6205">
                <text:p>53.620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11.76">
                <text:p>611.76</text:p>
              </table:table-cell>
              <table:table-cell office:value-type="float" office:value="57.0996666666666">
                <text:p>57.099666666666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46.86">
                <text:p>646.86</text:p>
              </table:table-cell>
              <table:table-cell office:value-type="float" office:value="60.2163333333333">
                <text:p>60.216333333333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46.86">
                <text:p>646.86</text:p>
              </table:table-cell>
              <table:table-cell office:value-type="float" office:value="60.2163333333333">
                <text:p>60.216333333333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82.05">
                <text:p>682.05</text:p>
              </table:table-cell>
              <table:table-cell office:value-type="float" office:value="63.3246666666666">
                <text:p>63.324666666666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01.36">
                <text:p>701.36</text:p>
              </table:table-cell>
              <table:table-cell office:value-type="float" office:value="65.208">
                <text:p>65.20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57.54">
                <text:p>757.54</text:p>
              </table:table-cell>
              <table:table-cell office:value-type="float" office:value="70.308">
                <text:p>70.30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810.34">
                <text:p>810.34</text:p>
              </table:table-cell>
              <table:table-cell office:value-type="float" office:value="75.0913333333333">
                <text:p>75.091333333333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843.27">
                <text:p>843.27</text:p>
              </table:table-cell>
              <table:table-cell office:value-type="float" office:value="78.0746666666666">
                <text:p>78.074666666666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843.27">
                <text:p>843.27</text:p>
              </table:table-cell>
              <table:table-cell office:value-type="float" office:value="78.0746666666666">
                <text:p>78.074666666666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56.16">
                <text:p>856.16</text:p>
              </table:table-cell>
              <table:table-cell office:value-type="float" office:value="79.2413333333333">
                <text:p>79.241333333333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874.17">
                <text:p>874.17</text:p>
              </table:table-cell>
              <table:table-cell office:value-type="float" office:value="81.008">
                <text:p>81.00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886.47">
                <text:p>886.47</text:p>
              </table:table-cell>
              <table:table-cell office:value-type="float" office:value="82.2163333333333">
                <text:p>82.216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07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aecf00" fo:font-size="10pt" fo:font-weight="bold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71cc24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a1887f"/>
      <style:text-properties fo:font-size="10pt" style:font-size-asian="10pt" style:font-size-complex="10pt"/>
    </style:style>
    <style:style style:name="ch17" style:family="chart" style:data-style-name="N107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8" style:family="chart" style:data-style-name="N107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20" style:family="chart" style:data-style-name="N1">
      <style:chart-properties chart:symbol-type="none" chart:link-data-style-to-source="false" chart:data-label-number="value" chart:data-label-text="false" chart:data-label-symbol="false" chart:label-position="top" style:rotation-angle="45"/>
      <style:graphic-properties svg:stroke-width="0.08cm" svg:stroke-color="#c62828" draw:fill-color="#c62828"/>
      <style:text-properties fo:color="#c62828" fo:font-size="10pt" fo:font-weight="bold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7.775cm" svg:height="16.753cm" xlink:href=".." xlink:type="simple" chart:class="chart:bar" chart:style-name="ch1">
        <chart:legend chart:legend-position="end" svg:x="41.822cm" svg:y="3.687cm" style:legend-expansion="custom" svg:width="5.95cm" svg:height="10.789cm" style:legend-expansion-aspect-ratio="0.551487626286032" chart:style-name="ch2"/>
        <chart:plot-area chart:style-name="ch3" table:cell-range-address="'2020'.B3:'2020'.B54 '2020'.E1:'2020'.E1 '2020'.H3:'2020'.H54 '2020'.I1:'2020'.I1 '2020'.L3:'2020'.L54 '2020'.M1:'2020'.M1 '2020'.P3:'2020'.P54 '2020'.Q1:'2020'.Q1 '2020'.T3:'2020'.T54 '2020'.U1:'2020'.U1 '2020'.X3:'2020'.X54 '2020'.Y1:'2020'.Y1 '2020'.AA3:'2020'.AB54 '2020'.AB1:'2020'.AB1 '2020'.AD1:'2020'.AF1 '2020'.AD3:'2020'.AF54" chart:data-source-has-labels="both" svg:x="0.955cm" svg:y="0.335cm" svg:width="39.169cm" svg:height="15.102cm">
          <chart:coordinate-region svg:x="2.053cm" svg:y="0.534cm" svg:width="36.972cm" svg:height="13.175cm"/>
          <chart:axis chart:dimension="x" chart:name="primary-x" chart:style-name="ch4" chartooo:axis-type="text">
            <chart:title svg:x="19.754cm" svg:y="15.772cm" chart:style-name="ch5">
              <text:p>Semaines</text:p>
            </chart:title>
            <chart:categories table:cell-range-address="'2020'.B3:'2020'.B54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40.835cm" svg:y="9.108cm" chart:style-name="ch10">
              <text:p>Trimps (training impulses)</text:p>
            </chart:title>
          </chart:axis>
          <chart:series chart:attached-axis="primary-y" chart:style-name="ch11" chart:values-cell-range-address="'2020'.H3:'2020'.H54" chart:label-cell-address="'2020'.E1:'2020'.E1" chart:class="chart:bar">
            <chart:data-point chart:repeated="52"/>
          </chart:series>
          <chart:series chart:attached-axis="primary-y" chart:style-name="ch12" chart:values-cell-range-address="'2020'.L3:'2020'.L54" chart:label-cell-address="'2020'.I1:'2020'.I1" chart:class="chart:bar">
            <chart:data-point chart:repeated="52"/>
          </chart:series>
          <chart:series chart:attached-axis="primary-y" chart:style-name="ch13" chart:values-cell-range-address="'2020'.P3:'2020'.P54" chart:label-cell-address="'2020'.M1:'2020'.M1" chart:class="chart:bar">
            <chart:data-point chart:repeated="52"/>
          </chart:series>
          <chart:series chart:attached-axis="primary-y" chart:style-name="ch14" chart:values-cell-range-address="'2020'.T3:'2020'.T54" chart:label-cell-address="'2020'.Q1:'2020'.Q1" chart:class="chart:bar">
            <chart:data-point chart:repeated="52"/>
          </chart:series>
          <chart:series chart:attached-axis="primary-y" chart:style-name="ch15" chart:values-cell-range-address="'2020'.X3:'2020'.X54" chart:label-cell-address="'2020'.U1:'2020'.U1" chart:class="chart:bar">
            <chart:data-point chart:repeated="52"/>
          </chart:series>
          <chart:series chart:attached-axis="primary-y" chart:style-name="ch16" chart:values-cell-range-address="'2020'.AA3:'2020'.AA54" chart:label-cell-address="'2020'.Y1:'2020'.Y1" chart:class="chart:bar">
            <chart:data-point chart:repeated="52"/>
          </chart:series>
          <chart:series chart:attached-axis="primary-y" chart:style-name="ch17" chart:values-cell-range-address="'2020'.AB3:'2020'.AB54" chart:label-cell-address="'2020'.AB1:'2020'.AB1" chart:class="chart:line">
            <chart:data-point chart:repeated="52"/>
          </chart:series>
          <chart:series chart:attached-axis="secondary-y" chart:style-name="ch18" chart:values-cell-range-address="'2020'.AD3:'2020'.AD54" chart:label-cell-address="'2020'.AD1:'2020'.AD1" chart:class="chart:line">
            <chart:data-point chart:repeated="52"/>
          </chart:series>
          <chart:series chart:attached-axis="secondary-y" chart:style-name="ch19" chart:values-cell-range-address="'2020'.AE3:'2020'.AE54" chart:label-cell-address="'2020'.AE1:'2020'.AE1" chart:class="chart:line">
            <chart:data-point chart:repeated="52"/>
          </chart:series>
          <chart:series chart:attached-axis="primary-y" chart:style-name="ch20" chart:values-cell-range-address="'2020'.AF3:'2020'.AF54" chart:label-cell-address="'2020'.AF1:'2020'.AF1" chart:class="chart:line">
            <chart:data-point chart:repeated="5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NE</text:p>
                <draw:g>
                  <svg:desc>'2020'.E1:'2020'.E1</svg:desc>
                </draw:g>
              </table:table-cell>
              <table:table-cell office:value-type="string">
                <text:p>FARTLEK/RECUP’</text:p>
                <draw:g>
                  <svg:desc>'2020'.I1:'2020'.I1</svg:desc>
                </draw:g>
              </table:table-cell>
              <table:table-cell office:value-type="string">
                <text:p>ENDURANCE</text:p>
                <draw:g>
                  <svg:desc>'2020'.M1:'2020'.M1</svg:desc>
                </draw:g>
              </table:table-cell>
              <table:table-cell office:value-type="string">
                <text:p>CONDITION COURSE</text:p>
                <draw:g>
                  <svg:desc>'2020'.Q1:'2020'.Q1</svg:desc>
                </draw:g>
              </table:table-cell>
              <table:table-cell office:value-type="string">
                <text:p>VELO</text:p>
                <draw:g>
                  <svg:desc>'2020'.U1:'2020'.U1</svg:desc>
                </draw:g>
              </table:table-cell>
              <table:table-cell office:value-type="string">
                <text:p>PPG</text:p>
                <draw:g>
                  <svg:desc>'2020'.Y1:'2020'.Y1</svg:desc>
                </draw:g>
              </table:table-cell>
              <table:table-cell office:value-type="string">
                <text:p>VOLUME</text:p>
                <draw:g>
                  <svg:desc>'2020'.AB1:'2020'.AB1</svg:desc>
                </draw:g>
              </table:table-cell>
              <table:table-cell office:value-type="string">
                <text:p>Charge chronique 4 sem.</text:p>
                <draw:g>
                  <svg:desc>'2020'.AD1:'2020'.AD1</svg:desc>
                </draw:g>
              </table:table-cell>
              <table:table-cell office:value-type="string">
                <text:p>Charge chronique 8 sem.</text:p>
                <draw:g>
                  <svg:desc>'2020'.AE1:'2020'.AE1</svg:desc>
                </draw:g>
              </table:table-cell>
              <table:table-cell office:value-type="string">
                <text:p>Variation de charge</text:p>
                <draw:g>
                  <svg:desc>'2020'.AF1:'2020'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2020'.B3:'2020'.B54</svg:desc>
                </draw:g>
              </table:table-cell>
              <table:table-cell office:value-type="float" office:value="NaN">
                <text:p>NaN</text:p>
                <draw:g>
                  <svg:desc>'2020'.H3:'2020'.H54</svg:desc>
                </draw:g>
              </table:table-cell>
              <table:table-cell office:value-type="float" office:value="NaN">
                <text:p>NaN</text:p>
                <draw:g>
                  <svg:desc>'2020'.L3:'2020'.L54</svg:desc>
                </draw:g>
              </table:table-cell>
              <table:table-cell office:value-type="float" office:value="NaN">
                <text:p>NaN</text:p>
                <draw:g>
                  <svg:desc>'2020'.P3:'2020'.P54</svg:desc>
                </draw:g>
              </table:table-cell>
              <table:table-cell office:value-type="float" office:value="NaN">
                <text:p>NaN</text:p>
                <draw:g>
                  <svg:desc>'2020'.T3:'2020'.T54</svg:desc>
                </draw:g>
              </table:table-cell>
              <table:table-cell office:value-type="float" office:value="NaN">
                <text:p>NaN</text:p>
                <draw:g>
                  <svg:desc>'2020'.X3:'2020'.X54</svg:desc>
                </draw:g>
              </table:table-cell>
              <table:table-cell office:value-type="float" office:value="NaN">
                <text:p>NaN</text:p>
                <draw:g>
                  <svg:desc>'2020'.AA3:'2020'.AA54</svg:desc>
                </draw:g>
              </table:table-cell>
              <table:table-cell office:value-type="float" office:value="0">
                <text:p>0</text:p>
                <draw:g>
                  <svg:desc>'2020'.AB3:'2020'.AB54</svg:desc>
                </draw:g>
              </table:table-cell>
              <table:table-cell office:value-type="float" office:value="NaN">
                <text:p>NaN</text:p>
                <draw:g>
                  <svg:desc>'2020'.AD3:'2020'.AD54</svg:desc>
                </draw:g>
              </table:table-cell>
              <table:table-cell office:value-type="float" office:value="NaN">
                <text:p>NaN</text:p>
                <draw:g>
                  <svg:desc>'2020'.AE3:'2020'.AE54</svg:desc>
                </draw:g>
              </table:table-cell>
              <table:table-cell office:value-type="float" office:value="NaN">
                <text:p>NaN</text:p>
                <draw:g>
                  <svg:desc>'2020'.AF3:'2020'.AF5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NaN">
                <text:p>NaN</text:p>
              </table:table-cell>
              <table:table-cell office:value-type="float" office:value="44.15">
                <text:p>44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15">
                <text:p>44.15</text:p>
              </table:table-cell>
              <table:table-cell office:value-type="float" office:value="26.427068887223">
                <text:p>26.427068887223</text:p>
              </table:table-cell>
              <table:table-cell office:value-type="float" office:value="26.427068887223">
                <text:p>26.4270688872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NaN">
                <text:p>NaN</text:p>
              </table:table-cell>
              <table:table-cell office:value-type="float" office:value="49.1">
                <text:p>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1">
                <text:p>49.1</text:p>
              </table:table-cell>
              <table:table-cell office:value-type="float" office:value="48.8769749822604">
                <text:p>48.8769749822604</text:p>
              </table:table-cell>
              <table:table-cell office:value-type="float" office:value="48.8769749822604">
                <text:p>48.8769749822604</text:p>
              </table:table-cell>
              <table:table-cell office:value-type="float" office:value="18.3725822665461">
                <text:p>18.372582266546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  <table:table-cell office:value-type="float" office:value="43.48">
                <text:p>43.48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48">
                <text:p>127.48</text:p>
              </table:table-cell>
              <table:table-cell office:value-type="float" office:value="106.216603710533">
                <text:p>106.216603710533</text:p>
              </table:table-cell>
              <table:table-cell office:value-type="float" office:value="106.216603710533">
                <text:p>106.216603710533</text:p>
              </table:table-cell>
              <table:table-cell office:value-type="float" office:value="21.5934709735354">
                <text:p>21.593470973535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55.75">
                <text:p>5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75">
                <text:p>231.75</text:p>
              </table:table-cell>
              <table:table-cell office:value-type="float" office:value="145.698286753145">
                <text:p>145.698286753145</text:p>
              </table:table-cell>
              <table:table-cell office:value-type="float" office:value="145.698286753145">
                <text:p>145.698286753145</text:p>
              </table:table-cell>
              <table:table-cell office:value-type="float" office:value="10.8392991908012">
                <text:p>10.839299190801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68.5">
                <text:p>268.5</text:p>
              </table:table-cell>
              <table:table-cell office:value-type="float" office:value="197.206672337903">
                <text:p>197.206672337903</text:p>
              </table:table-cell>
              <table:table-cell office:value-type="float" office:value="223.633741225125">
                <text:p>223.633741225125</text:p>
              </table:table-cell>
              <table:table-cell office:value-type="float" office:value="15.8078737495133">
                <text:p>15.80787374951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260.963783298454">
                <text:p>260.963783298454</text:p>
              </table:table-cell>
              <table:table-cell office:value-type="float" office:value="309.840758280715">
                <text:p>309.840758280715</text:p>
              </table:table-cell>
              <table:table-cell office:value-type="float" office:value="13.2136369217176">
                <text:p>13.213636921717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02.75">
                <text:p>102.75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339.75">
                <text:p>339.75</text:p>
              </table:table-cell>
              <table:table-cell office:value-type="float" office:value="373.0471000562">
                <text:p>373.0471000562</text:p>
              </table:table-cell>
              <table:table-cell office:value-type="float" office:value="479.263703766733">
                <text:p>479.263703766733</text:p>
              </table:table-cell>
              <table:table-cell office:value-type="float" office:value="18.1663865458806">
                <text:p>18.166386545880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441.97712851824">
                <text:p>441.97712851824</text:p>
              </table:table-cell>
              <table:table-cell office:value-type="float" office:value="587.675415271385">
                <text:p>587.675415271385</text:p>
              </table:table-cell>
              <table:table-cell office:value-type="float" office:value="9.81152231728463">
                <text:p>9.8115223172846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421.770459283595">
                <text:p>421.770459283595</text:p>
              </table:table-cell>
              <table:table-cell office:value-type="float" office:value="618.977131621498">
                <text:p>618.977131621498</text:p>
              </table:table-cell>
              <table:table-cell office:value-type="float" office:value="5.47490076335757">
                <text:p>5.4749007633575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35.563442228006">
                <text:p>335.563442228006</text:p>
              </table:table-cell>
              <table:table-cell office:value-type="float" office:value="596.52722552646">
                <text:p>596.527225526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11.369931139582">
                <text:p>211.369931139582</text:p>
              </table:table-cell>
              <table:table-cell office:value-type="float" office:value="584.417031195781">
                <text:p>584.417031195781</text:p>
              </table:table-cell>
              <table:table-cell office:value-type="float" office:value="8.5592939646133">
                <text:p>8.55929396461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2.958219634929">
                <text:p>102.958219634929</text:p>
              </table:table-cell>
              <table:table-cell office:value-type="float" office:value="544.935348153169">
                <text:p>544.9353481531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.2294343975937">
                <text:p>45.2294343975937</text:p>
              </table:table-cell>
              <table:table-cell office:value-type="float" office:value="466.999893681189">
                <text:p>466.9998936811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99.5">
                <text:p>99.5</text:p>
              </table:table-cell>
              <table:table-cell office:value-type="float" office:value="98.9938481831453">
                <text:p>98.9938481831453</text:p>
              </table:table-cell>
              <table:table-cell office:value-type="float" office:value="434.557290411151">
                <text:p>434.557290411151</text:p>
              </table:table-cell>
              <table:table-cell office:value-type="float" office:value="21.7243454102658">
                <text:p>21.724345410265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NaN">
                <text:p>NaN</text:p>
              </table:table-cell>
              <table:table-cell office:value-type="float" office:value="40.75">
                <text:p>40.7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08.75">
                <text:p>208.75</text:p>
              </table:table-cell>
              <table:table-cell office:value-type="float" office:value="145.559855634204">
                <text:p>145.559855634204</text:p>
              </table:table-cell>
              <table:table-cell office:value-type="float" office:value="356.929786773785">
                <text:p>356.929786773785</text:p>
              </table:table-cell>
              <table:table-cell office:value-type="float" office:value="25.2254830698203">
                <text:p>25.225483069820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233.580802643709">
                <text:p>233.580802643709</text:p>
              </table:table-cell>
              <table:table-cell office:value-type="float" office:value="336.539022278639">
                <text:p>336.539022278639</text:p>
              </table:table-cell>
              <table:table-cell office:value-type="float" office:value="15.0733186996994">
                <text:p>15.073318699699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3.580802643709">
                <text:p>233.580802643709</text:p>
              </table:table-cell>
              <table:table-cell office:value-type="float" office:value="278.810237041303">
                <text:p>278.8102370413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56.5">
                <text:p>5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5">
                <text:p>186.5</text:p>
              </table:table-cell>
              <table:table-cell office:value-type="float" office:value="301.334230710918">
                <text:p>301.334230710918</text:p>
              </table:table-cell>
              <table:table-cell office:value-type="float" office:value="400.328078894064">
                <text:p>400.328078894064</text:p>
              </table:table-cell>
              <table:table-cell office:value-type="float" office:value="16.1306389341923">
                <text:p>16.130638934192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275.307844123417">
                <text:p>275.307844123417</text:p>
              </table:table-cell>
              <table:table-cell office:value-type="float" office:value="420.86769975762">
                <text:p>420.86769975762</text:p>
              </table:table-cell>
              <table:table-cell office:value-type="float" office:value="9.55571105800635">
                <text:p>9.5557110580063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">
                <text:p>306</text:p>
              </table:table-cell>
              <table:table-cell office:value-type="float" office:value="364.90218294911">
                <text:p>364.90218294911</text:p>
              </table:table-cell>
              <table:table-cell office:value-type="float" office:value="598.482985592819">
                <text:p>598.482985592819</text:p>
              </table:table-cell>
              <table:table-cell office:value-type="float" office:value="19.4699066363184">
                <text:p>19.46990663631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511.459043982087">
                <text:p>511.459043982087</text:p>
              </table:table-cell>
              <table:table-cell office:value-type="float" office:value="745.039846625796">
                <text:p>745.039846625796</text:p>
              </table:table-cell>
              <table:table-cell office:value-type="float" office:value="11.4618648556431">
                <text:p>11.461864855643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501.962254884485">
                <text:p>501.962254884485</text:p>
              </table:table-cell>
              <table:table-cell office:value-type="float" office:value="803.296485595403">
                <text:p>803.296485595403</text:p>
              </table:table-cell>
              <table:table-cell office:value-type="float" office:value="8.9266514894382">
                <text:p>8.926651489438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36.193199623335">
                <text:p>436.193199623335</text:p>
              </table:table-cell>
              <table:table-cell office:value-type="float" office:value="711.501043746751">
                <text:p>711.5010437467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90.461392191193">
                <text:p>290.461392191193</text:p>
              </table:table-cell>
              <table:table-cell office:value-type="float" office:value="655.363575140303">
                <text:p>655.363575140303</text:p>
              </table:table-cell>
              <table:table-cell office:value-type="float" office:value="4.39073546574073">
                <text:p>4.39073546574073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201.081400438475">
                <text:p>201.081400438475</text:p>
              </table:table-cell>
              <table:table-cell office:value-type="float" office:value="712.540444420562">
                <text:p>712.540444420562</text:p>
              </table:table-cell>
              <table:table-cell office:value-type="float" office:value="11.3738752874367">
                <text:p>11.3738752874367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123.368038654032">
                <text:p>123.368038654032</text:p>
              </table:table-cell>
              <table:table-cell office:value-type="float" office:value="625.330293538517">
                <text:p>625.330293538517</text:p>
              </table:table-cell>
              <table:table-cell office:value-type="float" office:value="11.1236885485153">
                <text:p>11.1236885485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107">
      <style:chart-properties chart:display-label="true" chart:logarithmic="false" chart:interval-major="5" chart:reverse-direction="false" text:line-break="false" loext:try-staggering-first="false" chart:link-data-style-to-source="true" chart:axis-position="end"/>
      <style:graphic-properties svg:stroke-color="#b3b3b3"/>
      <style:text-properties fo:color="#c62828"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a1887f"/>
      <style:text-properties fo:font-size="10pt" style:font-size-asian="10pt" style:font-size-complex="10pt"/>
    </style:style>
    <style:style style:name="ch13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71cc24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ff7e5a" dr3d:edge-rounding="5%"/>
      <style:text-properties fo:font-size="10pt" style:font-size-asian="10pt" style:font-size-complex="10pt"/>
    </style:style>
    <style:style style:name="ch16" style:family="chart" style:data-style-name="N107">
      <style:chart-properties chart:symbol-type="automatic" chart:symbol-width="0.175cm" chart:symbol-height="0.175cm" chart:link-data-style-to-source="true"/>
      <style:graphic-properties draw:stroke="none" draw:fill-color="#ce93d8" dr3d:edge-rounding="5%"/>
      <style:text-properties fo:font-size="10pt" style:font-size-asian="10pt" style:font-size-complex="10pt"/>
    </style:style>
    <style:style style:name="ch17" style:family="chart" style:data-style-name="N107">
      <style:chart-properties chart:symbol-type="none" chart:link-data-style-to-source="true"/>
      <style:graphic-properties svg:stroke-width="0.08cm" svg:stroke-color="#abdbff" draw:fill-color="#abdbff" dr3d:edge-rounding="5%"/>
      <style:text-properties fo:font-size="10pt" style:font-size-asian="10pt" style:font-size-complex="10pt"/>
    </style:style>
    <style:style style:name="ch18" style:family="chart" style:data-style-name="N107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158466" draw:fill-color="#158466"/>
      <style:text-properties fo:font-size="10pt" style:font-size-asian="10pt" style:font-size-complex="10pt"/>
    </style:style>
    <style:style style:name="ch20" style:family="chart" style:data-style-name="N107">
      <style:chart-properties chart:symbol-type="none" chart:link-data-style-to-source="false" chart:data-label-number="value" chart:data-label-text="false" chart:data-label-symbol="false" chart:label-position="top" style:rotation-angle="45"/>
      <style:graphic-properties svg:stroke-width="0.08cm" svg:stroke-color="#c62828" draw:fill-color="#c62828"/>
      <style:text-properties fo:color="#c62828" fo:font-size="14pt" fo:font-weight="bold" style:font-size-asian="10pt" style:font-size-complex="10pt" style:font-relief="embosse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61.195cm" svg:height="13.607cm" xlink:href=".." xlink:type="simple" chart:class="chart:bar" chart:style-name="ch1">
        <chart:legend chart:legend-position="end" svg:x="53.307cm" svg:y="2.994cm" style:legend-expansion="custom" svg:width="7.883cm" svg:height="8.763cm" style:legend-expansion-aspect-ratio="0.899577770170033" chart:style-name="ch2"/>
        <chart:plot-area chart:style-name="ch3" table:cell-range-address="'2021'.B3:'2021'.B54 '2021'.E1:'2021'.E1 '2021'.H3:'2021'.H54 '2021'.Y1:'2021'.Y1 '2021'.AA3:'2021'.AB54 '2021'.I1:'2021'.I1 '2021'.L3:'2021'.L54 '2021'.M1:'2021'.M1 '2021'.P3:'2021'.P54 '2021'.Q1:'2021'.Q1 '2021'.T3:'2021'.T54 '2021'.U1:'2021'.U1 '2021'.X3:'2021'.X54 '2021'.AB1:'2021'.AB1 '2021'.AD1:'2021'.AF1 '2021'.AD3:'2021'.AF54" chart:data-source-has-labels="both" svg:x="1.223cm" svg:y="0.272cm" svg:width="51.785cm" svg:height="12.082cm">
          <chart:coordinate-region svg:x="2.321cm" svg:y="0.472cm" svg:width="49.588cm" svg:height="10.154cm"/>
          <chart:axis chart:dimension="x" chart:name="primary-x" chart:style-name="ch4" chartooo:axis-type="text">
            <chart:title svg:x="26.33cm" svg:y="12.626cm" chart:style-name="ch5">
              <text:p>Semaines</text:p>
            </chart:title>
            <chart:categories table:cell-range-address="'2021'.B3:'2021'.B54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axis chart:dimension="y" chart:name="secondary-y" chart:style-name="ch9">
            <chart:title svg:x="52.068cm" svg:y="7.919cm" chart:style-name="ch10">
              <text:p>Trimps (training impulses)</text:p>
            </chart:title>
          </chart:axis>
          <chart:series chart:attached-axis="primary-y" chart:style-name="ch11" chart:values-cell-range-address="'2021'.H3:'2021'.H54" chart:label-cell-address="'2021'.E1:'2021'.E1" chart:class="chart:bar">
            <chart:data-point chart:repeated="52"/>
          </chart:series>
          <chart:series chart:attached-axis="primary-y" chart:style-name="ch12" chart:values-cell-range-address="'2021'.AA3:'2021'.AA54" chart:label-cell-address="'2021'.Y1:'2021'.Y1" chart:class="chart:bar">
            <chart:data-point chart:repeated="52"/>
          </chart:series>
          <chart:series chart:attached-axis="primary-y" chart:style-name="ch13" chart:values-cell-range-address="'2021'.L3:'2021'.L54" chart:label-cell-address="'2021'.I1:'2021'.I1" chart:class="chart:bar">
            <chart:data-point chart:repeated="52"/>
          </chart:series>
          <chart:series chart:attached-axis="primary-y" chart:style-name="ch14" chart:values-cell-range-address="'2021'.P3:'2021'.P54" chart:label-cell-address="'2021'.M1:'2021'.M1" chart:class="chart:bar">
            <chart:data-point chart:repeated="52"/>
          </chart:series>
          <chart:series chart:attached-axis="primary-y" chart:style-name="ch15" chart:values-cell-range-address="'2021'.T3:'2021'.T54" chart:label-cell-address="'2021'.Q1:'2021'.Q1" chart:class="chart:bar">
            <chart:data-point chart:repeated="52"/>
          </chart:series>
          <chart:series chart:attached-axis="primary-y" chart:style-name="ch16" chart:values-cell-range-address="'2021'.X3:'2021'.X54" chart:label-cell-address="'2021'.U1:'2021'.U1" chart:class="chart:bar">
            <chart:data-point chart:repeated="52"/>
          </chart:series>
          <chart:series chart:attached-axis="primary-y" chart:style-name="ch17" chart:values-cell-range-address="'2021'.AB3:'2021'.AB54" chart:label-cell-address="'2021'.AB1:'2021'.AB1" chart:class="chart:line">
            <chart:data-point chart:repeated="52"/>
          </chart:series>
          <chart:series chart:attached-axis="secondary-y" chart:style-name="ch18" chart:values-cell-range-address="'2021'.AD3:'2021'.AD54" chart:label-cell-address="'2021'.AD1:'2021'.AD1" chart:class="chart:line">
            <chart:data-point chart:repeated="52"/>
          </chart:series>
          <chart:series chart:attached-axis="primary-y" chart:style-name="ch19" chart:values-cell-range-address="'2021'.AE3:'2021'.AE54" chart:label-cell-address="'2021'.AE1:'2021'.AE1" chart:class="chart:line">
            <chart:data-point chart:repeated="52"/>
          </chart:series>
          <chart:series chart:attached-axis="primary-y" chart:style-name="ch20" chart:values-cell-range-address="'2021'.AF3:'2021'.AF54" chart:label-cell-address="'2021'.AF1:'2021'.AF1" chart:class="chart:line">
            <chart:data-point chart:repeated="5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TIONNE</text:p>
                <draw:g>
                  <svg:desc>'2021'.E1:'2021'.E1</svg:desc>
                </draw:g>
              </table:table-cell>
              <table:table-cell office:value-type="string">
                <text:p>PPG</text:p>
                <draw:g>
                  <svg:desc>'2021'.Y1:'2021'.Y1</svg:desc>
                </draw:g>
              </table:table-cell>
              <table:table-cell office:value-type="string">
                <text:p>FARTLEK/RECUP’</text:p>
                <draw:g>
                  <svg:desc>'2021'.I1:'2021'.I1</svg:desc>
                </draw:g>
              </table:table-cell>
              <table:table-cell office:value-type="string">
                <text:p>ENDURANCE</text:p>
                <draw:g>
                  <svg:desc>'2021'.M1:'2021'.M1</svg:desc>
                </draw:g>
              </table:table-cell>
              <table:table-cell office:value-type="string">
                <text:p>CONDITION COURSE</text:p>
                <draw:g>
                  <svg:desc>'2021'.Q1:'2021'.Q1</svg:desc>
                </draw:g>
              </table:table-cell>
              <table:table-cell office:value-type="string">
                <text:p>VELO</text:p>
                <draw:g>
                  <svg:desc>'2021'.U1:'2021'.U1</svg:desc>
                </draw:g>
              </table:table-cell>
              <table:table-cell office:value-type="string">
                <text:p>VOLUME</text:p>
                <draw:g>
                  <svg:desc>'2021'.AB1:'2021'.AB1</svg:desc>
                </draw:g>
              </table:table-cell>
              <table:table-cell office:value-type="string">
                <text:p>Charge chronique 4 sem.</text:p>
                <draw:g>
                  <svg:desc>'2021'.AD1:'2021'.AD1</svg:desc>
                </draw:g>
              </table:table-cell>
              <table:table-cell office:value-type="string">
                <text:p>Charge chronique 8 sem.</text:p>
                <draw:g>
                  <svg:desc>'2021'.AE1:'2021'.AE1</svg:desc>
                </draw:g>
              </table:table-cell>
              <table:table-cell office:value-type="string">
                <text:p>Variation de charge</text:p>
                <draw:g>
                  <svg:desc>'2021'.AF1:'2021'.AF1</svg:desc>
                </draw:g>
              </table:table-cell>
            </table:table-row>
          </table:table-header-rows>
          <table:table-rows>
            <table:table-row>
              <table:table-cell office:value-type="float" office:value="44200">
                <text:p>44200</text:p>
                <draw:g>
                  <svg:desc>'2021'.B3:'2021'.B54</svg:desc>
                </draw:g>
              </table:table-cell>
              <table:table-cell office:value-type="float" office:value="36">
                <text:p>36</text:p>
                <draw:g>
                  <svg:desc>'2021'.H3:'2021'.H54</svg:desc>
                </draw:g>
              </table:table-cell>
              <table:table-cell office:value-type="float" office:value="22">
                <text:p>22</text:p>
                <draw:g>
                  <svg:desc>'2021'.AA3:'2021'.AA54</svg:desc>
                </draw:g>
              </table:table-cell>
              <table:table-cell office:value-type="float" office:value="40.5">
                <text:p>40.5</text:p>
                <draw:g>
                  <svg:desc>'2021'.L3:'2021'.L54</svg:desc>
                </draw:g>
              </table:table-cell>
              <table:table-cell office:value-type="float" office:value="NaN">
                <text:p>NaN</text:p>
                <draw:g>
                  <svg:desc>'2021'.P3:'2021'.P54</svg:desc>
                </draw:g>
              </table:table-cell>
              <table:table-cell office:value-type="float" office:value="NaN">
                <text:p>NaN</text:p>
                <draw:g>
                  <svg:desc>'2021'.T3:'2021'.T54</svg:desc>
                </draw:g>
              </table:table-cell>
              <table:table-cell office:value-type="float" office:value="NaN">
                <text:p>NaN</text:p>
                <draw:g>
                  <svg:desc>'2021'.X3:'2021'.X54</svg:desc>
                </draw:g>
              </table:table-cell>
              <table:table-cell office:value-type="float" office:value="98.5">
                <text:p>98.5</text:p>
                <draw:g>
                  <svg:desc>'2021'.AB3:'2021'.AB54</svg:desc>
                </draw:g>
              </table:table-cell>
              <table:table-cell office:value-type="float" office:value="177.864583087092">
                <text:p>177.864583087092</text:p>
                <draw:g>
                  <svg:desc>'2021'.AD3:'2021'.AD54</svg:desc>
                </draw:g>
              </table:table-cell>
              <table:table-cell office:value-type="float" office:value="307.028891355213">
                <text:p>307.028891355213</text:p>
                <draw:g>
                  <svg:desc>'2021'.AE3:'2021'.AE54</svg:desc>
                </draw:g>
              </table:table-cell>
              <table:table-cell office:value-type="float" office:value="12.2557382672131">
                <text:p>12.2557382672131</text:p>
                <draw:g>
                  <svg:desc>'2021'.AF3:'2021'.AF54</svg:desc>
                </draw:g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274.363609460152">
                <text:p>274.363609460152</text:p>
              </table:table-cell>
              <table:table-cell office:value-type="float" office:value="282.412500825673">
                <text:p>282.412500825673</text:p>
              </table:table-cell>
              <table:table-cell office:value-type="float" office:value="18.7171330817126">
                <text:p>18.717133081712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121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371.88585762728">
                <text:p>371.88585762728</text:p>
              </table:table-cell>
              <table:table-cell office:value-type="float" office:value="286.483629032877">
                <text:p>286.483629032877</text:p>
              </table:table-cell>
              <table:table-cell office:value-type="float" office:value="16.6394192491646">
                <text:p>16.6394192491646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427.154808714835">
                <text:p>427.154808714835</text:p>
              </table:table-cell>
              <table:table-cell office:value-type="float" office:value="275.261423684434">
                <text:p>275.261423684434</text:p>
              </table:table-cell>
              <table:table-cell office:value-type="float" office:value="8.38821338125898">
                <text:p>8.3882133812589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413.280134289191">
                <text:p>413.280134289191</text:p>
              </table:table-cell>
              <table:table-cell office:value-type="float" office:value="295.572358688141">
                <text:p>295.572358688141</text:p>
              </table:table-cell>
              <table:table-cell office:value-type="float" office:value="3.93165474331653">
                <text:p>3.93165474331653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4.897629513073">
                <text:p>284.897629513073</text:p>
              </table:table-cell>
              <table:table-cell office:value-type="float" office:value="279.630619486612">
                <text:p>279.63061948661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185.397111197977">
                <text:p>185.397111197977</text:p>
              </table:table-cell>
              <table:table-cell office:value-type="float" office:value="278.641484412628">
                <text:p>278.641484412628</text:p>
              </table:table-cell>
              <table:table-cell office:value-type="float" office:value="11.9092684401852">
                <text:p>11.909268440185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83.419413435541">
                <text:p>183.419413435541</text:p>
              </table:table-cell>
              <table:table-cell office:value-type="float" office:value="305.287111075188">
                <text:p>305.287111075188</text:p>
              </table:table-cell>
              <table:table-cell office:value-type="float" office:value="19.103527299551">
                <text:p>19.10352729955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7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2.148268823261">
                <text:p>262.148268823261</text:p>
              </table:table-cell>
              <table:table-cell office:value-type="float" office:value="337.714201556226">
                <text:p>337.714201556226</text:p>
              </table:table-cell>
              <table:table-cell office:value-type="float" office:value="18.2111788768821">
                <text:p>18.211178876882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287.737910371224">
                <text:p>287.737910371224</text:p>
              </table:table-cell>
              <table:table-cell office:value-type="float" office:value="286.317769942148">
                <text:p>286.317769942148</text:p>
              </table:table-cell>
              <table:table-cell office:value-type="float" office:value="3.55735419291099">
                <text:p>3.5573541929109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2.539311238934">
                <text:p>232.539311238934</text:p>
              </table:table-cell>
              <table:table-cell office:value-type="float" office:value="208.968211218456">
                <text:p>208.96821121845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198.811294724894">
                <text:p>198.811294724894</text:p>
              </table:table-cell>
              <table:table-cell office:value-type="float" office:value="191.115354080218">
                <text:p>191.115354080218</text:p>
              </table:table-cell>
              <table:table-cell office:value-type="float" office:value="10.8386050915951">
                <text:p>10.838605091595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190.613528271298">
                <text:p>190.613528271298</text:p>
              </table:table-cell>
              <table:table-cell office:value-type="float" office:value="226.38089854728">
                <text:p>226.38089854728</text:p>
              </table:table-cell>
              <table:table-cell office:value-type="float" office:value="23.3253032876736">
                <text:p>23.3253032876736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279.938764271447">
                <text:p>279.938764271447</text:p>
              </table:table-cell>
              <table:table-cell office:value-type="float" office:value="283.838337321335">
                <text:p>283.838337321335</text:p>
              </table:table-cell>
              <table:table-cell office:value-type="float" office:value="16.4200021168462">
                <text:p>16.420002116846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9.938764271447">
                <text:p>279.938764271447</text:p>
              </table:table-cell>
              <table:table-cell office:value-type="float" office:value="256.239037755191">
                <text:p>256.2390377551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26.067836489651">
                <text:p>226.067836489651</text:p>
              </table:table-cell>
              <table:table-cell office:value-type="float" office:value="212.439565607272">
                <text:p>212.4395656072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4.914877548111">
                <text:p>114.914877548111</text:p>
              </table:table-cell>
              <table:table-cell office:value-type="float" office:value="152.764202909705">
                <text:p>152.7642029097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.969382135723">
                <text:p>139.969382135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9.969382135723">
                <text:p>139.969382135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.033918244825">
                <text:p>113.03391824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.4574387740557">
                <text:p>57.4574387740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7" number:title="Défini par l'utilisateur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6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107">
      <style:chart-properties chart:display-label="true" chart:logarithmic="false" chart:maximum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004586" draw:fill-color="#004586" dr3d:edge-rounding="5%"/>
      <style:text-properties fo:color="#2a6099" fo:font-size="10pt" fo:font-weight="bold" style:font-size-asian="10pt" style:font-size-complex="10pt"/>
    </style:style>
    <style:style style:name="ch11" style:family="chart" style:data-style-name="N0">
      <style:chart-properties chart:symbol-type="none" chart:link-data-style-to-source="true" chart:data-label-number="value" chart:data-label-text="false" chart:data-label-symbol="false" chart:label-position="top" style:rotation-angle="45"/>
      <style:graphic-properties svg:stroke-width="0.08cm" svg:stroke-color="#ce93d8" draw:fill-color="#ce93d8" dr3d:edge-rounding="5%"/>
      <style:text-properties fo:color="#bf819e" fo:font-size="10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0.194cm" svg:height="9.237cm" xlink:href=".." xlink:type="simple" chart:class="chart:line" chart:style-name="ch1">
        <chart:legend chart:legend-position="end" svg:x="57.501cm" svg:y="4.07cm" style:legend-expansion="high" chart:style-name="ch2"/>
        <chart:plot-area chart:style-name="ch3" table:cell-range-address="'2021'.B3:'2021'.B54 '2021'.AK2:'2021'.AL54" chart:data-source-has-labels="both" svg:x="2.214cm" svg:y="0.184cm" svg:width="54.084cm" svg:height="8.869cm">
          <chart:coordinate-region svg:x="3.553cm" svg:y="0.383cm" svg:width="51.646cm" svg:height="6.942cm"/>
          <chart:axis chart:dimension="x" chart:name="primary-x" chart:style-name="ch4" chartooo:axis-type="text">
            <chart:categories table:cell-range-address="'2021'.B3:'2021'.B54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2.011cm" svg:y="5.5cm" chart:style-name="ch8">
              <text:p>Distance (km)</text:p>
            </chart:title>
            <chart:grid chart:style-name="ch5" chart:class="major"/>
          </chart:axis>
          <chart:axis chart:dimension="y" chart:name="secondary-y" chart:style-name="ch9"/>
          <chart:series chart:attached-axis="primary-y" chart:style-name="ch10" chart:values-cell-range-address="'2021'.AK3:'2021'.AK54" chart:label-cell-address="'2021'.AK2:'2021'.AK2" chart:class="chart:line">
            <chart:data-point chart:repeated="52"/>
          </chart:series>
          <chart:series chart:attached-axis="secondary-y" chart:style-name="ch11" chart:values-cell-range-address="'2021'.AL3:'2021'.AL54" chart:label-cell-address="'2021'.AL2:'2021'.AL2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  <draw:g>
                  <svg:desc>'2021'.AK2:'2021'.AK2</svg:desc>
                </draw:g>
              </table:table-cell>
              <table:table-cell office:value-type="string">
                <text:p>Temps</text:p>
                <draw:g>
                  <svg:desc>'2021'.AL2:'2021'.AL2</svg:desc>
                </draw:g>
              </table:table-cell>
            </table:table-row>
          </table:table-header-rows>
          <table:table-rows>
            <table:table-row>
              <table:table-cell office:value-type="float" office:value="44200">
                <text:p>44200</text:p>
                <draw:g>
                  <svg:desc>'2021'.B3:'2021'.B54</svg:desc>
                </draw:g>
              </table:table-cell>
              <table:table-cell office:value-type="float" office:value="13.88">
                <text:p>13.88</text:p>
                <draw:g>
                  <svg:desc>'2021'.AK3:'2021'.AK54</svg:desc>
                </draw:g>
              </table:table-cell>
              <table:table-cell office:value-type="float" office:value="1.64166666666667">
                <text:p>1.64166666666667</text:p>
                <draw:g>
                  <svg:desc>'2021'.AL3:'2021'.AL54</svg:desc>
                </draw:g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8.1">
                <text:p>48.1</text:p>
              </table:table-cell>
              <table:table-cell office:value-type="float" office:value="4.89166666666667">
                <text:p>4.89166666666667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105.66">
                <text:p>105.66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135.16">
                <text:p>135.16</text:p>
              </table:table-cell>
              <table:table-cell office:value-type="float" office:value="14.7916666666667">
                <text:p>14.7916666666667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149.21">
                <text:p>149.21</text:p>
              </table:table-cell>
              <table:table-cell office:value-type="float" office:value="16.225">
                <text:p>16.225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149.21">
                <text:p>149.21</text:p>
              </table:table-cell>
              <table:table-cell office:value-type="float" office:value="16.225">
                <text:p>16.225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187.49">
                <text:p>187.49</text:p>
              </table:table-cell>
              <table:table-cell office:value-type="float" office:value="19.9083333333333">
                <text:p>19.9083333333333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15.74">
                <text:p>215.74</text:p>
              </table:table-cell>
              <table:table-cell office:value-type="float" office:value="22.5416666666667">
                <text:p>22.5416666666667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54.02">
                <text:p>254.02</text:p>
              </table:table-cell>
              <table:table-cell office:value-type="float" office:value="26.5916666666667">
                <text:p>26.5916666666667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282.27">
                <text:p>282.27</text:p>
              </table:table-cell>
              <table:table-cell office:value-type="float" office:value="29.225">
                <text:p>29.22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2.27">
                <text:p>282.27</text:p>
              </table:table-cell>
              <table:table-cell office:value-type="float" office:value="29.225">
                <text:p>29.225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303.57">
                <text:p>303.57</text:p>
              </table:table-cell>
              <table:table-cell office:value-type="float" office:value="31.0416666666667">
                <text:p>31.041666666666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336.64">
                <text:p>336.64</text:p>
              </table:table-cell>
              <table:table-cell office:value-type="float" office:value="34.075">
                <text:p>34.07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370.74">
                <text:p>370.74</text:p>
              </table:table-cell>
              <table:table-cell office:value-type="float" office:value="37.8916666666667">
                <text:p>37.89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2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